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3.294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1" style:family="table-cell">
      <style:table-cell-properties fo:padding="0.0201in" fo:border="0.25pt solid #000000"/>
    </style:style>
    <style:style style:name="Dictionary.A2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2" style:family="table-cell">
      <style:table-cell-properties fo:padding="0.0201in" fo:border-left="0.25pt solid #000000" fo:border-right="none" fo:border-top="none" fo:border-bottom="0.25pt solid #000000"/>
    </style:style>
    <style:style style:name="Dictionary.C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C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C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C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C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C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none" fo:border-top="none" fo:border-bottom="0.25pt solid #000000"/>
    </style:style>
    <style:style style:name="Dictionary.C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C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C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C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C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C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14" style:family="table-cell">
      <style:table-cell-properties fo:padding="0.0201in" fo:border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C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C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C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C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C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C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C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C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C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C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C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C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C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none" fo:border-top="none" fo:border-bottom="0.25pt solid #000000"/>
    </style:style>
    <style:style style:name="Dictionary.C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C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C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C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C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C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C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C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C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C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C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C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C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C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C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C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C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C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C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C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C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C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50" style:family="table-cell">
      <style:table-cell-properties fo:padding="0.0201in" fo:border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C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C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53" style:family="table-cell">
      <style:table-cell-properties fo:padding="0.0201in" fo:border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C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C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56" style:family="table-cell">
      <style:table-cell-properties fo:padding="0.0201in" fo:border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C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C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C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C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C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C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C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C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C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C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C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C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C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70" style:family="table-cell">
      <style:table-cell-properties fo:padding="0.0201in" fo:border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C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72" style:family="table-cell">
      <style:table-cell-properties fo:padding="0.0201in" fo:border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C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74" style:family="table-cell">
      <style:table-cell-properties fo:padding="0.0201in" fo:border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C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C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C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C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C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C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C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C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C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C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C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C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C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C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C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C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C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none" fo:border-top="none" fo:border-bottom="0.25pt solid #000000"/>
    </style:style>
    <style:style style:name="Dictionary.C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C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C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C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C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C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C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C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C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101" style:family="table-cell">
      <style:table-cell-properties fo:padding="0.0201in" fo:border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C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C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C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C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C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C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none" fo:border-top="none" fo:border-bottom="0.25pt solid #000000"/>
    </style:style>
    <style:style style:name="Dictionary.C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C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none" fo:border-top="none" fo:border-bottom="0.25pt solid #000000"/>
    </style:style>
    <style:style style:name="Dictionary.C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111" style:family="table-cell">
      <style:table-cell-properties fo:padding="0.0201in" fo:border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C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C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C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C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C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C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C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C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C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C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none" fo:border-top="none" fo:border-bottom="0.25pt solid #000000"/>
    </style:style>
    <style:style style:name="Dictionary.C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C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none" fo:border-top="none" fo:border-bottom="0.25pt solid #000000"/>
    </style:style>
    <style:style style:name="Dictionary.C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C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C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C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C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C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C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C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C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C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C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C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C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C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none" fo:border-top="none" fo:border-bottom="0.25pt solid #000000"/>
    </style:style>
    <style:style style:name="Dictionary.C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C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C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C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C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C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C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C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none" fo:border-top="none" fo:border-bottom="0.25pt solid #000000"/>
    </style:style>
    <style:style style:name="Dictionary.C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C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C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C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C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C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C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C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C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C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C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C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C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C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none" fo:border-top="none" fo:border-bottom="0.25pt solid #000000"/>
    </style:style>
    <style:style style:name="Dictionary.C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C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C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C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C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C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C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C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C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C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C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C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C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C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C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C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C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C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none" fo:border-top="none" fo:border-bottom="0.25pt solid #000000"/>
    </style:style>
    <style:style style:name="Dictionary.C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C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none" fo:border-top="none" fo:border-bottom="0.25pt solid #000000"/>
    </style:style>
    <style:style style:name="Dictionary.C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C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C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C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C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C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none" fo:border-top="none" fo:border-bottom="0.25pt solid #000000"/>
    </style:style>
    <style:style style:name="Dictionary.C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C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C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C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C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C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none" fo:border-top="none" fo:border-bottom="0.25pt solid #000000"/>
    </style:style>
    <style:style style:name="Dictionary.C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C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none" fo:border-top="none" fo:border-bottom="0.25pt solid #000000"/>
    </style:style>
    <style:style style:name="Dictionary.C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C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none" fo:border-top="none" fo:border-bottom="0.25pt solid #000000"/>
    </style:style>
    <style:style style:name="Dictionary.C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C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none" fo:border-top="none" fo:border-bottom="0.25pt solid #000000"/>
    </style:style>
    <style:style style:name="Dictionary.C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C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C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C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none" fo:border-top="none" fo:border-bottom="0.25pt solid #000000"/>
    </style:style>
    <style:style style:name="Dictionary.C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C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none" fo:border-top="none" fo:border-bottom="0.25pt solid #000000"/>
    </style:style>
    <style:style style:name="Dictionary.C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C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none" fo:border-top="none" fo:border-bottom="0.25pt solid #000000"/>
    </style:style>
    <style:style style:name="Dictionary.C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C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none" fo:border-top="none" fo:border-bottom="0.25pt solid #000000"/>
    </style:style>
    <style:style style:name="Dictionary.C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C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C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C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C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C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C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C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C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C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C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C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C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C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C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C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C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C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C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C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C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C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C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C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C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C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C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C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C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C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C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C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C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C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C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C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none" fo:border-top="none" fo:border-bottom="0.25pt solid #000000"/>
    </style:style>
    <style:style style:name="Dictionary.C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C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C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C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C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C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C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C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C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C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none" fo:border-top="none" fo:border-bottom="0.25pt solid #000000"/>
    </style:style>
    <style:style style:name="Dictionary.C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C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none" fo:border-top="none" fo:border-bottom="0.25pt solid #000000"/>
    </style:style>
    <style:style style:name="Dictionary.C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C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C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C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C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C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C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C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C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C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C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C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C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C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C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C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C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C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C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C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C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C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C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C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C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C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C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C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C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C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C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C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C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C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C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C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C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C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C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C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C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C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C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C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C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C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C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C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C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C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C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C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C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C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C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C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C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C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C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C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C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C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C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C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C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C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C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C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none" fo:border-top="none" fo:border-bottom="0.25pt solid #000000"/>
    </style:style>
    <style:style style:name="Dictionary.C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C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C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C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C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C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C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C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C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C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none" fo:border-top="none" fo:border-bottom="0.25pt solid #000000"/>
    </style:style>
    <style:style style:name="Dictionary.C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C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C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C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338" style:family="table-cell">
      <style:table-cell-properties fo:padding="0.0201in" fo:border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C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C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C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C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C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C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C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C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C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C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C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C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C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C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C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C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C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C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C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C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C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C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C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C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C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C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C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C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C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C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C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C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C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C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C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C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C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C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C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C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C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C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C381" style:family="table-cell">
      <style:table-cell-properties fo:padding="0.0201in" fo:border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C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C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C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C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C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C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C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C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none" fo:border-top="none" fo:border-bottom="0.25pt solid #000000"/>
    </style:style>
    <style:style style:name="Dictionary.C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C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C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C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C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C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none" fo:border-top="none" fo:border-bottom="0.25pt solid #000000"/>
    </style:style>
    <style:style style:name="Dictionary.C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C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C400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line-height="150%" fo:text-align="start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text-transform="uppercase"/>
    </style:style>
    <style:style style:name="T2" style:family="text">
      <style:text-properties fo:text-transform="uppercase" fo:letter-spacing="normal" fo:font-style="normal" fo:font-weight="bold" style:font-weight-asian="bold" style:font-style-complex="italic" style:font-weight-complex="bold"/>
    </style:style>
    <style:style style:name="T3" style:family="text">
      <style:text-properties fo:text-transform="uppercase" fo:letter-spacing="normal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fo:text-transform="uppercase" fo:letter-spacing="normal" fo:font-weight="normal"/>
    </style:style>
    <style:style style:name="T5" style:family="text">
      <style:text-properties fo:text-transform="uppercase" style:use-window-font-color="true" fo:letter-spacing="normal" fo:font-style="normal" fo:font-weight="bold" style:font-weight-asian="bold" style:font-style-complex="italic" style:font-weight-complex="bold"/>
    </style:style>
    <style:style style:name="T6" style:family="text">
      <style:text-properties fo:text-transform="uppercase" style:use-window-font-color="true" fo:letter-spacing="normal" fo:font-style="normal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text-transform="uppercase" fo:font-style="normal" fo:font-weight="bold"/>
    </style:style>
    <style:style style:name="T8" style:family="text">
      <style:text-properties fo:text-transform="uppercase" fo:font-style="normal" fo:font-weight="bold" style:font-weight-asian="bold" style:font-weight-complex="bold"/>
    </style:style>
    <style:style style:name="T9" style:family="text">
      <style:text-properties fo:text-transform="uppercase" fo:font-style="normal" fo:font-weight="bold" style:font-weight-asian="bold" style:font-style-complex="italic" style:font-weight-complex="bold"/>
    </style:style>
    <style:style style:name="T10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11" style:family="text">
      <style:text-properties fo:text-transform="uppercase" fo:font-weight="bold"/>
    </style:style>
    <style:style style:name="T12" style:family="text">
      <style:text-properties fo:text-transform="uppercase" fo:font-weight="bold" style:font-weight-asian="bold"/>
    </style:style>
    <style:style style:name="T13" style:family="text">
      <style:text-properties fo:text-transform="uppercase" fo:font-weight="bold" style:font-weight-asian="bold" style:font-style-complex="italic" style:font-weight-complex="bold"/>
    </style:style>
    <style:style style:name="T14" style:family="text">
      <style:text-properties fo:text-transform="uppercase" fo:font-weight="bold" style:font-weight-asian="bold" style:font-weight-complex="bold"/>
    </style:style>
    <style:style style:name="T15" style:family="text">
      <style:text-properties fo:text-transform="uppercase" fo:font-weight="bold" style:font-style-asian="normal" style:font-weight-asian="bold" style:font-style-complex="normal" style:font-weight-complex="bold"/>
    </style:style>
    <style:style style:name="T16" style:family="text">
      <style:text-properties fo:text-transform="uppercase" style:font-style-complex="italic"/>
    </style:style>
    <style:style style:name="T17" style:family="text">
      <style:text-properties fo:text-transform="uppercase" style:font-weight-asian="bold" style:font-style-complex="italic" style:font-weight-complex="bold"/>
    </style:style>
    <style:style style:name="T18" style:family="text">
      <style:text-properties fo:text-transform="uppercase" style:font-style-asian="normal" style:font-style-complex="normal" style:text-overline-style="none" style:text-overline-color="font-color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letter-spacing="normal" fo:font-style="normal" fo:font-weight="bold"/>
    </style:style>
    <style:style style:name="T2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24" style:family="text">
      <style:text-properties fo:font-variant="normal" fo:text-transform="none" fo:letter-spacing="normal" fo:font-style="normal" fo:font-weight="bold" style:font-style-asian="normal" style:font-weight-asian="bold" style:font-style-complex="italic" style:font-weight-complex="bold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7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normal" style:font-style-complex="italic"/>
    </style:style>
    <style:style style:name="T30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31" style:family="text">
      <style:text-properties fo:font-variant="normal" fo:text-transform="none" fo:letter-spacing="normal" fo:font-style="normal" fo:font-weight="normal" style:font-style-asian="italic"/>
    </style:style>
    <style:style style:name="T32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33" style:family="text">
      <style:text-properties fo:font-variant="normal" fo:text-transform="none" fo:letter-spacing="normal" fo:font-style="normal" style:font-style-asian="normal" style:font-style-complex="normal"/>
    </style:style>
    <style:style style:name="T34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etter-spacing="normal" fo:font-style="normal" style:font-weight-asian="bold" style:font-weight-complex="bold"/>
    </style:style>
    <style:style style:name="T36" style:family="text">
      <style:text-properties fo:font-variant="normal" fo:text-transform="none" fo:letter-spacing="normal" fo:font-style="italic"/>
    </style:style>
    <style:style style:name="T37" style:family="text">
      <style:text-properties fo:font-variant="normal" fo:text-transform="none" fo:letter-spacing="normal" fo:font-style="italic" fo:font-weight="normal"/>
    </style:style>
    <style:style style:name="T38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39" style:family="text">
      <style:text-properties fo:font-variant="normal" fo:text-transform="none" fo:letter-spacing="normal" style:font-weight-asian="bold" style:font-weight-complex="bold"/>
    </style:style>
    <style:style style:name="T40" style:family="text">
      <style:text-properties fo:font-variant="normal" fo:text-transform="none" style:use-window-font-color="true" fo:letter-spacing="normal" fo:font-style="normal" fo:font-weight="bold"/>
    </style:style>
    <style:style style:name="T41" style:family="text">
      <style:text-properties fo:font-variant="normal" fo:text-transform="none" style:use-window-font-color="true" fo:letter-spacing="normal" fo:font-style="normal" fo:font-weight="bold" style:font-weight-asian="bold" style:font-style-complex="italic" style:font-weight-complex="bold"/>
    </style:style>
    <style:style style:name="T42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style:use-window-font-color="true" fo:letter-spacing="normal" fo:font-style="normal" fo:font-weight="bold" style:font-style-asian="normal" style:font-weight-asian="bold" style:font-weight-complex="bold"/>
    </style:style>
    <style:style style:name="T44" style:family="text">
      <style:text-properties fo:font-variant="normal" fo:text-transform="none" style:use-window-font-color="true" fo:letter-spacing="normal" fo:font-style="normal" fo:font-weight="normal"/>
    </style:style>
    <style:style style:name="T45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47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48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49" style:family="text">
      <style:text-properties fo:font-variant="normal" fo:text-transform="none" style:use-window-font-color="true" fo:letter-spacing="normal" fo:font-style="italic" fo:font-weight="normal"/>
    </style:style>
    <style:style style:name="T50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style:use-window-font-color="true" fo:letter-spacing="normal" fo:font-style="italic" fo:font-weight="bold"/>
    </style:style>
    <style:style style:name="T52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53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54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56" style:family="text">
      <style:text-properties fo:font-variant="normal" fo:text-transform="none" style:use-window-font-color="true" fo:font-size="14pt" fo:letter-spacing="normal" fo:font-style="normal" fo:font-weight="normal" style:font-size-asian="14pt" style:font-size-complex="14pt"/>
    </style:style>
    <style:style style:name="T57" style:family="text">
      <style:text-properties fo:font-variant="normal" fo:text-transform="none" style:use-window-font-color="true" fo:font-size="14pt" fo:letter-spacing="normal" fo:font-style="normal" fo:font-weight="normal" style:font-size-asian="14pt" style:font-style-asian="normal" style:font-size-complex="14pt" style:font-style-complex="normal"/>
    </style:style>
    <style:style style:name="T58" style:family="text">
      <style:text-properties fo:font-variant="normal" fo:text-transform="none" style:use-window-font-color="true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style:use-window-font-color="true" fo:font-size="14pt" fo:letter-spacing="normal" fo:font-style="italic" fo:font-weight="normal" style:font-size-asian="14pt" style:font-size-complex="14pt"/>
    </style:style>
    <style:style style:name="T60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61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62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64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65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style-complex="normal"/>
    </style:style>
    <style:style style:name="T66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style:use-window-font-color="true" style:font-name="Times New Roman" fo:letter-spacing="normal" fo:font-style="italic" fo:font-weight="normal"/>
    </style:style>
    <style:style style:name="T68" style:family="text">
      <style:text-properties fo:font-weight="bold"/>
    </style:style>
    <style:style style:name="T69" style:family="text">
      <style:text-properties fo:font-weight="bold" style:font-weight-asian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style-complex="italic" style:font-weight-complex="bold"/>
    </style:style>
    <style:style style:name="T72" style:family="text">
      <style:text-properties fo:font-weight="bold" style:font-weight-asian="normal" style:font-weight-complex="normal"/>
    </style:style>
    <style:style style:name="T73" style:family="text">
      <style:text-properties fo:font-weight="bold" style:font-style-asian="normal" style:font-weight-asian="bold" style:font-style-complex="italic" style:font-weight-complex="bold"/>
    </style:style>
    <style:style style:name="T74" style:family="text">
      <style:text-properties fo:font-weight="bold" style:font-style-asian="normal" style:font-weight-asian="bold" style:font-style-complex="normal" style:font-weight-complex="bold"/>
    </style:style>
    <style:style style:name="T75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76" style:family="text">
      <style:text-properties fo:font-weight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style:font-weight-asian="normal" style:font-style-complex="italic" style:font-weight-complex="normal"/>
    </style:style>
    <style:style style:name="T79" style:family="text">
      <style:text-properties fo:font-weight="normal" style:font-style-asian="normal" style:font-style-complex="normal"/>
    </style:style>
    <style:style style:name="T80" style:family="text">
      <style:text-properties fo:font-weight="normal" style:font-style-asian="normal" style:font-weight-asian="bold" style:font-style-complex="normal" style:font-weight-complex="bold"/>
    </style:style>
    <style:style style:name="T81" style:family="text">
      <style:text-properties fo:font-weight="normal" style:font-style-complex="italic"/>
    </style:style>
    <style:style style:name="T82" style:family="text">
      <style:text-properties fo:font-weight="normal" style:font-weight-complex="normal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fo:font-weight="normal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style:font-style-asian="italic" style:font-weight-asian="normal" style:font-weight-complex="normal"/>
    </style:style>
    <style:style style:name="T89" style:family="text">
      <style:text-properties fo:font-style="italic" fo:font-weight="bold" style:font-style-asian="italic" style:font-weight-asian="bold"/>
    </style:style>
    <style:style style:name="T90" style:family="text">
      <style:text-properties fo:font-style="italic" fo:font-weight="bold" style:font-style-asian="italic" style:font-weight-asian="bold" style:font-style-complex="italic"/>
    </style:style>
    <style:style style:name="T91" style:family="text">
      <style:text-properties fo:font-style="italic" fo:font-weight="bold" style:font-style-asian="italic" style:font-weight-asian="bold" style:font-style-complex="italic" style:font-weight-complex="bold"/>
    </style:style>
    <style:style style:name="T92" style:family="text">
      <style:text-properties fo:font-style="italic" fo:font-weight="bold" style:font-style-asian="italic" style:font-weight-asian="bold" style:font-weight-complex="bold"/>
    </style:style>
    <style:style style:name="T93" style:family="text">
      <style:text-properties style:font-weight-asian="bold" style:font-weight-complex="bold"/>
    </style:style>
    <style:style style:name="T94" style:family="text">
      <style:text-properties style:font-weight-asian="normal" style:font-weight-complex="normal"/>
    </style:style>
    <style:style style:name="T95" style:family="text">
      <style:text-properties fo:font-style="normal"/>
    </style:style>
    <style:style style:name="T96" style:family="text">
      <style:text-properties fo:font-style="normal" fo:font-weight="normal"/>
    </style:style>
    <style:style style:name="T97" style:family="text">
      <style:text-properties fo:font-style="normal" fo:font-weight="normal" style:font-style-asian="italic"/>
    </style:style>
    <style:style style:name="T98" style:family="text">
      <style:text-properties fo:font-style="normal" fo:font-weight="normal" style:font-style-asian="italic" style:font-style-complex="italic"/>
    </style:style>
    <style:style style:name="T99" style:family="text">
      <style:text-properties fo:font-style="normal" fo:font-weight="normal" style:font-style-complex="italic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103" style:family="text">
      <style:text-properties fo:font-style="normal" style:font-style-asian="italic"/>
    </style:style>
    <style:style style:name="T104" style:family="text">
      <style:text-properties fo:font-style="normal" style:font-style-asian="italic" style:font-style-complex="italic"/>
    </style:style>
    <style:style style:name="T10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style:font-style-asian="normal" style:font-weight-asian="bold" style:font-style-complex="italic" style:font-weight-complex="bold"/>
    </style:style>
    <style:style style:name="T107" style:family="text">
      <style:text-properties style:use-window-font-color="true" style:font-style-asian="normal"/>
    </style:style>
    <style:style style:name="T108" style:family="text">
      <style:text-properties style:use-window-font-color="true" style:font-name="Times New Roman" fo:font-size="14pt" style:font-size-asian="14pt" style:font-size-complex="14pt"/>
    </style:style>
    <style:style style:name="T109" style:family="text">
      <style:text-properties style:use-window-font-color="true" fo:font-size="14pt" style:font-size-asian="14pt" style:font-size-complex="14pt"/>
    </style:style>
    <style:style style:name="T110" style:family="text">
      <style:text-properties style:use-window-font-color="true" style:font-name="Times New Roman"/>
    </style:style>
    <style:style style:name="T111" style:family="text">
      <style:text-properties style:use-window-font-color="true" style:font-name="Times New Roman" fo:font-size="14pt" style:font-size-asian="14pt" style:font-size-complex="14pt"/>
    </style:style>
    <style:style style:name="T112" style:family="text">
      <style:text-properties style:font-style-asian="normal" style:font-style-complex="normal"/>
    </style:style>
    <style:style style:name="T113" style:family="text">
      <style:text-properties style:font-style-asian="normal" style:font-weight-asian="bold" style:font-style-complex="normal" style:font-weight-complex="bold"/>
    </style:style>
    <style:style style:name="T114" style:family="text">
      <style:text-properties style:font-style-asian="normal" style:font-weight-asian="bold" style:font-weight-complex="bold"/>
    </style:style>
    <style:style style:name="T115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style:font-weight-complex="normal"/>
    </style:style>
    <style:style style:name="T117" style:family="text">
      <style:text-properties style:font-style-asian="italic"/>
    </style:style>
    <style:style style:name="T118" style:family="text">
      <style:text-properties style:font-style-asian="italic" style:font-style-complex="italic" style:text-overline-style="none" style:text-overline-color="font-color"/>
    </style:style>
    <style:style style:name="T119" style:family="text">
      <style:text-properties style:font-style-complex="italic"/>
    </style:style>
    <style:style style:name="T120" style:family="text">
      <style:text-properties style:font-weight-complex="bold"/>
    </style:style>
    <style:style style:name="T121" style:family="text">
      <style:text-properties style:font-name="Times New Roman"/>
    </style:style>
    <style:style style:name="T122" style:family="text">
      <style:text-properties fo:font-size="14pt"/>
    </style:style>
    <style:style style:name="T123" style:family="text">
      <style:text-properties fo:language="uk" fo:country="UA"/>
    </style:style>
    <style:style style:name="T124" style:family="text">
      <style:text-properties fo:language="uk" fo:country="UA" fo:font-style="italic" style:font-style-asian="italic" style:font-style-complex="italic"/>
    </style:style>
    <style:style style:name="T125" style:family="text">
      <style:text-properties fo:language="uk" fo:country="UA" fo:font-style="italic" fo:font-weight="bold" style:font-style-asian="italic" style:font-weight-asian="bold" style:font-style-complex="italic"/>
    </style:style>
    <style:style style:name="T126" style:family="text">
      <style:text-properties fo:language="uk" fo:country="UA" fo:font-style="normal"/>
    </style:style>
    <style:style style:name="T127" style:family="text">
      <style:text-properties style:font-size-asian="14pt"/>
    </style:style>
    <style:style style:name="T128" style:family="text">
      <style:text-properties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 table:number-columns-repeated="2"/>
        <table:table-row>
          <table:table-cell table:style-name="Dictionary.A1" office:value-type="string">
            <text:p text:style-name="P10">1</text:p>
          </table:table-cell>
          <table:table-cell table:style-name="Dictionary.B1" office:value-type="string">
            <text:p text:style-name="P11">БАСАМАНИТИ</text:p>
            <text:p text:style-name="P10"><text:span text:style-name="T101">-ню, -ниш,</text:span> дієсл., недок., перех., інд.-авт.</text:p>
            <text:p text:style-name="P10"><text:span text:style-name="T96">утворене суфіксальним способом, похідне від слова </text:span><text:span text:style-name="T68">басаман.</text:span></text:p>
            <text:p text:style-name="P12">Гойдається вечора зламана віть,</text:p>
            <text:p text:style-name="P12">і синню тяжкою в осінній пожежі</text:p>
            <text:p text:style-name="P10"><text:span text:style-name="T85">мій дух </text:span><text:span text:style-name="T91">басаманить</text:span><text:span text:style-name="T85">.</text:span> <text:span text:style-name="T101">(П, І, 27)</text:span></text:p>
          </table:table-cell>
          <table:table-cell table:style-name="Dictionary.C1" office:value-type="string">
            <text:p text:style-name="P10"><text:span text:style-name="T21">басама</text:span><text:span text:style-name="T22"></text:span><text:span text:style-name="T21">н</text:span></text:p>
            <text:p text:style-name="P10"><text:span text:style-name="T25">-у, </text:span><text:span text:style-name="T37">ч.</text:span><text:span text:style-name="T25">, </text:span><text:span text:style-name="T37">розм.</text:span></text:p>
            <text:p text:style-name="P10">Смуга на тілі від удару. || Смуга на тканині і т. ін. <text:span text:style-name="T113">(С, 63)</text:span></text:p>
          </table:table-cell>
        </table:table-row>
        <table:table-row>
          <table:table-cell table:style-name="Dictionary.A2" table:number-rows-spanned="2" office:value-type="string">
            <text:p text:style-name="P10">2</text:p>
          </table:table-cell>
          <table:table-cell table:style-name="Dictionary.B3" table:number-rows-spanned="2" office:value-type="string">
            <text:p text:style-name="P11">БІЛЬ-ЖАДА</text:p>
            <text:p text:style-name="P10"><text:span text:style-name="T95">-и</text:span><text:span text:style-name="T8"></text:span><text:span text:style-name="T95">,</text:span><text:span text:style-name="T84"> ім., ж., інд.-авт.</text:span></text:p>
            <text:p text:style-name="P10"><text:span text:style-name="T95">утворене способом словоскладання, похідне від слів:</text:span><text:span text:style-name="T119"> </text:span><text:span text:style-name="T71">бі</text:span><text:span text:style-name="T13"></text:span><text:span text:style-name="T71">ль</text:span><text:span text:style-name="T119"> і </text:span><text:span text:style-name="T71">жада</text:span><text:span text:style-name="T13">.</text:span></text:p>
            <text:p text:style-name="P12"><text:span text:style-name="T19">Рі</text:span><text:span text:style-name="T4"></text:span>чки тепла ковбаня,</text:p>
            <text:p text:style-name="P12">літеплена вода.</text:p>
            <text:p text:style-name="P12">Ось тобі, сну – смеркання,</text:p>
            <text:p text:style-name="P10"><text:span text:style-name="T85">спогад твій – </text:span><text:span text:style-name="T90">біль-жада</text:span><text:span text:style-name="T85">.</text:span> (П, ІІ, 28)</text:p>
          </table:table-cell>
          <table:table-cell table:style-name="Dictionary.C3" office:value-type="string">
            <text:p text:style-name="P11">біль</text:p>
            <text:p text:style-name="P10"><text:span text:style-name="T40">I </text:span><text:span text:style-name="T44">болю, </text:span><text:span text:style-name="T49">ч.</text:span></text:p>
            <text:p text:style-name="P10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93">(С, 81)</text:span></text:p>
          </table:table-cell>
        </table:table-row>
        <table:table-row>
          <table:covered-table-cell/>
          <table:covered-table-cell/>
          <table:table-cell table:style-name="Dictionary.C3" office:value-type="string">
            <text:p text:style-name="P10"><text:span text:style-name="T21">жага</text:span><text:span text:style-name="T22"></text:span><text:span text:style-name="T21"> (жада</text:span><text:span text:style-name="T22"></text:span><text:span text:style-name="T21">)</text:span></text:p>
            <text:p text:style-name="P10"><text:span text:style-name="T44">-и, </text:span><text:span text:style-name="T49">ч.</text:span></text:p>
            <text:p text:style-name="P10">1) Велике бажання пити; спрага.</text:p>
            <text:p text:style-name="P10"><text:span text:style-name="T76">2) </text:span><text:span text:style-name="T86">перен.</text:span><text:span text:style-name="T76"> Велике, нестримне бажання чого-небудь. || </text:span><text:span text:style-name="T86">до чого</text:span><text:span text:style-name="T76">, </text:span><text:span text:style-name="T86">чого</text:span><text:span text:style-name="T76">. Прагнення до чого-небудь, до володіння чим-небудь, до досягнення якоїсь мети.</text:span><text:span text:style-name="T79"> </text:span><text:span text:style-name="T80">(С, 363)</text:span></text:p>
          </table:table-cell>
        </table:table-row>
        <table:table-row>
          <table:table-cell table:style-name="Dictionary.A2" table:number-rows-spanned="2" office:value-type="string">
            <text:p text:style-name="P10">3</text:p>
          </table:table-cell>
          <table:table-cell table:style-name="Dictionary.B5" table:number-rows-spanned="2" office:value-type="string">
            <text:p text:style-name="P11">БІЛЬ-САМОТА</text:p>
            <text:p text:style-name="P10"><text:soft-page-break/>-и<text:span text:style-name="T12"></text:span>, <text:span text:style-name="T84">ім., ж., інд.-авт.</text:span></text:p>
            <text:p text:style-name="P10">утворене способом словоскладання, похідне від слів: <text:span text:style-name="T70">бі</text:span><text:span text:style-name="T14"></text:span><text:span text:style-name="T70">ль</text:span> і <text:span text:style-name="T70">самота</text:span><text:span text:style-name="T14">.</text:span></text:p>
            <text:p text:style-name="P12">…і вже ти, як цятка, і вже над пітьмою</text:p>
            <text:p text:style-name="P10"><text:span text:style-name="T85">спалахуєш зойками </text:span><text:span text:style-name="T90">біль-самоти</text:span><text:span text:style-name="T85">.</text:span> (П, ІІ, 18).</text:p>
          </table:table-cell>
          <table:table-cell table:style-name="Dictionary.C5" office:value-type="string">
            <text:p text:style-name="P10"><text:span text:style-name="T70">бі</text:span><text:span text:style-name="T14"></text:span><text:span text:style-name="T70">ль </text:span><text:span text:style-name="T77">(див. </text:span><text:span text:style-name="T70">БІЛЬ-ЖАДА</text:span><text:span text:style-name="T77">)</text:span></text:p>
          </table:table-cell>
        </table:table-row>
        <table:table-row>
          <table:covered-table-cell/>
          <table:covered-table-cell/>
          <table:table-cell table:style-name="Dictionary.C5" office:value-type="string">
            <text:p text:style-name="P10"><text:span text:style-name="T68">самота</text:span><text:span text:style-name="T70"></text:span></text:p>
            <text:p text:style-name="P10"><text:span text:style-name="T44">-и, </text:span><text:span text:style-name="T49">ж.</text:span></text:p>
            <text:p text:style-name="P10">1) Стан за знач. самітний, самотній; самотність. || Гостре відчуття відокремленості, ізольованості від кого-, чого-небудь.</text:p>
            <text:p text:style-name="P10"><text:span text:style-name="T25">2) </text:span><text:span text:style-name="T37">у знач.</text:span><text:span text:style-name="T25"> </text:span><text:span text:style-name="T37">присл.</text:span><text:span text:style-name="T25"> самотою. Без нікого; наодинці. || Без сім'ї, рідних, близьких, друзів; сам. || Окремо від інших; осібно.</text:span><text:span text:style-name="T26"> </text:span><text:span text:style-name="T27">(С, 1291)</text:span></text:p>
          </table:table-cell>
        </table:table-row>
        <table:table-row>
          <table:table-cell table:style-name="Dictionary.A2" office:value-type="string">
            <text:p text:style-name="P10">4</text:p>
          </table:table-cell>
          <table:table-cell table:style-name="Dictionary.B6" office:value-type="string">
            <text:p text:style-name="P11">ВИЧАМРІЛИЙ</text:p>
            <text:p text:style-name="P10">-а, -е, <text:span text:style-name="T85">дієпр. пас. мин. ч., інд.-авт.</text:span></text:p>
            <text:p text:style-name="P10"><text:span text:style-name="T97">утворене суфіксальним способом, похідне від слова </text:span><text:span text:style-name="T70">ви</text:span><text:span text:style-name="T13"></text:span><text:span text:style-name="T70">чамріти.</text:span></text:p>
            <text:p text:style-name="P12">…оце Дніпро, це жайвірна – Софія,</text:p>
            <text:p text:style-name="P10"><text:span text:style-name="T85">а це Ярила </text:span><text:span text:style-name="T90">вичамрілий</text:span><text:span text:style-name="T85"> яр.</text:span> (П, ІІ, 195)</text:p>
          </table:table-cell>
          <table:table-cell table:style-name="Dictionary.C6" office:value-type="string">
            <text:p text:style-name="P10"><text:span text:style-name="T70">ви</text:span><text:span text:style-name="T13"></text:span><text:span text:style-name="T70">чамріти </text:span><text:span text:style-name="T77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10">5</text:p>
          </table:table-cell>
          <table:table-cell table:style-name="Dictionary.B8" table:number-rows-spanned="2" office:value-type="string">
            <text:p text:style-name="P11">ВІДТОНКОГОЛÓСИТИ</text:p>
            <text:p text:style-name="P10"><text:span text:style-name="T84">-шу, -сиш, дієсл., </text:span><text:span text:style-name="T85">недок., перех., інд.-авт.</text:span></text:p>
            <text:p text:style-name="P10"><text:span text:style-name="T104">утворене способом зрощення і префіксальним, похідне від слів:</text:span> <text:span text:style-name="T70">тóнко</text:span> і <text:span text:style-name="T70">голóсити.</text:span></text:p>
            <text:p text:style-name="P12">Нехай-но і помру - </text:p>
            <text:p text:style-name="P12">та він за мене <text:span text:style-name="T69">відтонкоголосить</text:span></text:p>
            <text:p text:style-name="P10"><text:soft-page-break/><text:span text:style-name="T85">три тисячі пропащих вечорів… </text:span><text:span text:style-name="T95">(П, І, 47)</text:span></text:p>
          </table:table-cell>
          <table:table-cell table:style-name="Dictionary.C8" office:value-type="string">
            <text:p text:style-name="P10"><text:span text:style-name="T68">то</text:span><text:span text:style-name="T70"></text:span><text:span text:style-name="T68">нко</text:span></text:p>
            <text:p text:style-name="P10">Присл. до тонкий. <text:span text:style-name="T93">(С, 1460)</text:span></text:p>
          </table:table-cell>
        </table:table-row>
        <table:table-row>
          <table:covered-table-cell/>
          <table:covered-table-cell/>
          <table:table-cell table:style-name="Dictionary.C8" office:value-type="string">
            <text:p text:style-name="P10"><text:span text:style-name="T68">голоси</text:span><text:span text:style-name="T70"></text:span><text:span text:style-name="T68">ти</text:span></text:p>
            <text:p text:style-name="P10"><text:span text:style-name="T40">I </text:span><text:span text:style-name="T44">-ошу, -осиш, </text:span><text:span text:style-name="T49">недок.</text:span></text:p>
            <text:p text:style-name="P10">1) Голосно плакати.</text:p>
            <text:p text:style-name="P10"><text:span text:style-name="T25">3) Кричати, вигукувати що-небудь. </text:span><text:span text:style-name="T37">Ґвалтом голосити</text:span><text:span text:style-name="T25">.</text:span><text:span text:style-name="T26"> </text:span><text:span text:style-name="T27">(С, 251)</text:span></text:p>
          </table:table-cell>
        </table:table-row>
        <table:table-row>
          <table:table-cell table:style-name="Dictionary.A2" table:number-rows-spanned="2" office:value-type="string">
            <text:p text:style-name="P10">6</text:p>
          </table:table-cell>
          <table:table-cell table:style-name="Dictionary.B10" table:number-rows-spanned="2" office:value-type="string">
            <text:p text:style-name="P4">ВСЕБЕЗОДНЯ</text:p>
            <text:p text:style-name="P10">-і, <text:span text:style-name="T84">ім., ж., інд.-авт.</text:span></text:p>
            <text:p text:style-name="P10"><text:span text:style-name="T97">утворене способом основословоскладання, похідне від слів:</text:span> <text:span text:style-name="T70">все</text:span><text:span text:style-name="T77"> і</text:span><text:span text:style-name="T70"> безо</text:span><text:span text:style-name="T13"></text:span><text:span text:style-name="T70">дня.</text:span></text:p>
            <text:p text:style-name="P12">Земля посовгнулась. Пливе</text:p>
            <text:p text:style-name="P10"><text:span text:style-name="T85">розщілиною </text:span><text:span text:style-name="T90">всебезодні</text:span><text:span text:style-name="T85">.</text:span> (П, І, 185)</text:p>
          </table:table-cell>
          <table:table-cell table:style-name="Dictionary.C10" office:value-type="string">
            <text:p text:style-name="P11">весь (все)</text:p>
            <text:p text:style-name="P10"><text:span text:style-name="T40">I </text:span><text:span text:style-name="T44">(ввесь, увесь), всього (усього), </text:span><text:span text:style-name="T49">ч.</text:span><text:span text:style-name="T44">, вся (уся), всієї (усієї), </text:span><text:span text:style-name="T49">ж.</text:span><text:span text:style-name="T44">, все (усе), всього (усього), </text:span><text:span text:style-name="T49">с.</text:span><text:span text:style-name="T44">, </text:span><text:span text:style-name="T49">займ.</text:span><text:span text:style-name="T44"> </text:span><text:span text:style-name="T49">означ.</text:span><text:span text:style-name="T44">,</text:span></text:p>
            <text:p text:style-name="P10">1) Означає щось як ціле, неподільне, взяте повністю. || Означає цілковите охоплення чим-небудь якоїсь особи, предмета, явища. || всі, всіх, <text:span text:style-name="T83">мн.</text:span> Означає цілковите охоплення окремих однорідних осіб, предметів, явищ – кожного у нерозривному зв'язку з іншим. || <text:span text:style-name="T83">у сполуч.</text:span> <text:span text:style-name="T83">з абстр.</text:span> <text:span text:style-name="T83">ім.</text:span> Означає вищий ступінь виявлення якості, стану і т. ін.</text:p>
            <text:p text:style-name="P10">2) <text:span text:style-name="T83">у знач.</text:span> <text:span text:style-name="T83">ім.</text:span> все, всього, <text:span text:style-name="T83">с.</text:span> Вичерпне охоплення, сукупність предметів, явищ, дій, понять; те, що є, без винятку. || всі, всіх, <text:span text:style-name="T83">мн.</text:span> У повному складі, без винятку. || все, <text:span text:style-name="T83">мн.</text:span> всі. Уживається як узагальнююче слово в переліку.</text:p>
            <text:p text:style-name="P10">3) <text:span text:style-name="T83">при ім.</text:span> <text:span text:style-name="T83">з прийм.</text:span> з (зо), на. Утворює сполуки способу дії, що означають повноту, посилений перебіг дії. <text:span text:style-name="T93">(С, 124)</text:span></text:p>
          </table:table-cell>
        </table:table-row>
        <table:table-row>
          <table:covered-table-cell/>
          <table:covered-table-cell/>
          <table:table-cell table:style-name="Dictionary.C10" office:value-type="string">
            <text:p text:style-name="P10"><text:span text:style-name="T68">безо</text:span><text:span text:style-name="T70"></text:span><text:span text:style-name="T68">дня</text:span></text:p>
            <text:p text:style-name="P10"><text:span text:style-name="T44">-і, </text:span><text:span text:style-name="T49">ж.</text:span></text:p>
            <text:p text:style-name="P10">1) Глибоке провалля; прірва.</text:p>
            <text:p text:style-name="P10">2) <text:span text:style-name="T83">чого</text:span>, <text:span text:style-name="T83">перен.</text:span> Про дуже велику кількість, найвищий ступінь вияву чого-небудь.<text:span text:style-name="T112"> </text:span><text:span text:style-name="T113">(С, 70)</text:span></text:p>
          </table:table-cell>
        </table:table-row>
        <table:table-row>
          <table:table-cell table:style-name="Dictionary.A2" table:number-rows-spanned="3" office:value-type="string">
            <text:p text:style-name="P10">7</text:p>
          </table:table-cell>
          <table:table-cell table:style-name="Dictionary.B13" table:number-rows-spanned="3" office:value-type="string">
            <text:p text:style-name="P4">ВСЕБЕЗРУХ</text:p>
            <text:p text:style-name="P10">-у, <text:span text:style-name="T84">ім., ч., інд.-авт.</text:span></text:p>
            <text:p text:style-name="P10"><text:span text:style-name="T97">утворене способом основоскладання, </text:span><text:span text:style-name="T97">похідне від слів:</text:span> <text:span text:style-name="T70">все</text:span><text:span text:style-name="T77">,</text:span><text:span text:style-name="T70"> без </text:span><text:span text:style-name="T77">і</text:span><text:span text:style-name="T70"> рух.</text:span></text:p>
            <text:p text:style-name="P12">У штольнях ночей вертикальних</text:p>
            <text:p text:style-name="P12">іде схарапуджене дляння</text:p>
            <text:p text:style-name="P10"><text:span text:style-name="T90">всебезруху</text:span><text:span text:style-name="T85">…</text:span> (П, І, 87)</text:p>
          </table:table-cell>
          <table:table-cell table:style-name="Dictionary.C13" office:value-type="string">
            <text:p text:style-name="P10"><text:span text:style-name="T70">все</text:span> <text:span text:style-name="T76">(див. </text:span><text:span text:style-name="T70">ВСЕБЕЗОДНЯ</text:span><text:span text:style-name="T76">)</text:span></text:p>
          </table:table-cell>
        </table:table-row>
        <table:table-row>
          <table:covered-table-cell/>
          <table:covered-table-cell/>
          <table:table-cell table:style-name="Dictionary.C13" office:value-type="string">
            <text:p text:style-name="P11">без</text:p>
            <text:p text:style-name="P10"><text:span text:style-name="T40">I </text:span><text:span text:style-name="T49">прийм.</text:span><text:span text:style-name="T44">, </text:span><text:span text:style-name="T49">з род. в.</text:span></text:p>
            <text:p text:style-name="P10"><text:span text:style-name="T20">1) Вказує на відсутність кого-, чого-небудь. || </text:span><text:span text:style-name="T36">у сполуч.</text:span><text:span text:style-name="T20"> </text:span><text:span text:style-name="T36">з ім.</text:span><text:span text:style-name="T20"> </text:span><text:span text:style-name="T36">у род. в.</text:span><text:span text:style-name="T20">Уживається як означення (предмета або особи). || </text:span><text:span text:style-name="T36">у сполуч.</text:span><text:span text:style-name="T20"> </text:span><text:span text:style-name="T36">з деякимиім.</text:span><text:span text:style-name="T20"> Уживається у значенні прислівника від відповідного іменника з префіксом без або не. || </text:span><text:span text:style-name="T36">у сполуч.</text:span><text:span text:style-name="T20"> </text:span><text:span text:style-name="T36">з абстр.</text:span><text:span text:style-name="T20"> </text:span><text:span text:style-name="T36">ім.</text:span><text:span text:style-name="T20"> </text:span><text:span text:style-name="T36">перев.</text:span><text:span text:style-name="T20"> </text:span><text:span text:style-name="T36">із знач.</text:span><text:span text:style-name="T20"> </text:span><text:span text:style-name="T36">дії або стану</text:span><text:span text:style-name="T20">. Передає заперечення дії. </text:span><text:span text:style-name="T35">(С, 65)</text:span></text:p>
          </table:table-cell>
        </table:table-row>
        <table:table-row>
          <table:covered-table-cell/>
          <table:covered-table-cell/>
          <table:table-cell table:style-name="Dictionary.C13" office:value-type="string">
            <text:p text:style-name="P11">рух</text:p>
            <text:p text:style-name="P10"><text:span text:style-name="T44">-у, </text:span><text:span text:style-name="T49">ч.</text:span></text:p>
            <text:p text:style-name="P10">1) <text:span text:style-name="T83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10"><text:soft-page-break/>6) Зміна в душевному стані, викликана яким-небудь почуттям, переживанням і т. ін. || Розвиток процесу мислення в людини.<text:span text:style-name="T112"> </text:span><text:span text:style-name="T113">(С, 1280)</text:span></text:p>
          </table:table-cell>
        </table:table-row>
        <table:table-row>
          <table:table-cell table:style-name="Dictionary.A2" table:number-rows-spanned="2" office:value-type="string">
            <text:p text:style-name="P10">8</text:p>
          </table:table-cell>
          <table:table-cell table:style-name="Dictionary.B14" table:number-rows-spanned="2" office:value-type="string">
            <text:p text:style-name="P4">ВСЕБІДИЙ</text:p>
            <text:p text:style-name="P10">-а, -е, <text:span text:style-name="T85">прикм., інд.-авт.</text:span></text:p>
            <text:p text:style-name="P10">утворене складнофлективним способом, похідне від слів: <text:span text:style-name="T70">все </text:span><text:span text:style-name="T77">і</text:span><text:span text:style-name="T70"> бі</text:span><text:span text:style-name="T14"></text:span><text:span text:style-name="T70">дний.</text:span></text:p>
            <text:p text:style-name="P12">Тож – в неба провалля в бездоння, бездолий</text:p>
            <text:p text:style-name="P12">нагірний, невірний, западистий рай,</text:p>
            <text:p text:style-name="P12"><text:span text:style-name="T69">всебідий</text:span>, всегнівний, всещедрий, всекволий.</text:p>
            <text:p text:style-name="P10"><text:span text:style-name="T85">А що під крилом твоїм? Кара – карай.</text:span> (П, І, 98)</text:p>
          </table:table-cell>
          <table:table-cell table:style-name="Dictionary.C14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15" office:value-type="string">
            <text:p text:style-name="P10"><text:span text:style-name="T68">бі</text:span><text:span text:style-name="T13"></text:span><text:span text:style-name="T68">дний</text:span></text:p>
            <text:p text:style-name="P10">-а, -е.</text:p>
            <text:p text:style-name="P10">1) Який живе в нужді, нестатках; убогий; <text:span text:style-name="T83">прот.</text:span> багатий. || Недостатньо забезпечений матеріально; небагатий, незаможний. || <text:span text:style-name="T83">у знач.</text:span> <text:span text:style-name="T83">ім.</text:span> бідний, -ного, <text:span text:style-name="T83">ч.</text:span> Убога людина, бідняк.</text:p>
            <text:p text:style-name="P10">2) Такий, як у бідняка, <text:span text:style-name="T83">власт.</text:span> біднякові; недорогий, непишний.</text:p>
            <text:p text:style-name="P10">3) Невеликий кількістю, недостатній.</text:p>
            <text:p text:style-name="P10">4) Який має в незначній кількості потрібні риси, ознаки.</text:p>
            <text:p text:style-name="P10">5) <text:span text:style-name="T83">на що</text:span>, <text:span text:style-name="T83">чим</text:span>. Який має, містить мало, недостатньо чого-небудь.</text:p>
            <text:p text:style-name="P10">6) Який викликає співчуття; нещасний, бідолашний.<text:span text:style-name="T112"> </text:span><text:span text:style-name="T113">(С, 79)</text:span></text:p>
          </table:table-cell>
        </table:table-row>
        <table:table-row>
          <table:table-cell table:style-name="Dictionary.A2" table:number-rows-spanned="2" office:value-type="string">
            <text:p text:style-name="P10">9</text:p>
          </table:table-cell>
          <table:table-cell table:style-name="Dictionary.B17" table:number-rows-spanned="2" office:value-type="string">
            <text:p text:style-name="P11">ВСЕВЕЛЬМОЖНИЙ (УСЕВЕЛЬМОЖНИЙ)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основоскладання, </text:span><text:soft-page-break/><text:span text:style-name="T97">похідне від слів:</text:span> <text:span text:style-name="T70">все</text:span> і <text:span text:style-name="T70">вельмо</text:span><text:span text:style-name="T13"></text:span><text:span text:style-name="T70">жний.</text:span></text:p>
            <text:p text:style-name="P12">Розкоше світу, йми мене в полон,</text:p>
            <text:p text:style-name="P12">адже і ти така, як я, порожня.</text:p>
            <text:p text:style-name="P12">Тож полони мене, <text:span text:style-name="T69">усевельможна</text:span>,</text:p>
            <text:p text:style-name="P10"><text:span text:style-name="T85">дай перейти з тобою Рубікон.</text:span> (П, І, 88)</text:p>
          </table:table-cell>
          <table:table-cell table:style-name="Dictionary.C17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17" office:value-type="string">
            <text:p text:style-name="P10"><text:span text:style-name="T68">вельмо</text:span><text:span text:style-name="T13"></text:span><text:span text:style-name="T68">жний</text:span></text:p>
            <text:p text:style-name="P10"><text:span text:style-name="T44">-а, -е, </text:span><text:span text:style-name="T49">заст.</text:span></text:p>
            <text:p text:style-name="P10">1) Родовитий, знатний, багатий, який <text:soft-page-break/>має значну владу. || <text:span text:style-name="T83">у знач.</text:span> <text:span text:style-name="T83">ім. </text:span>вельможний, -ного, <text:span text:style-name="T83">ч.</text:span>; вельможна, -ної, <text:span text:style-name="T83">ж.</text:span></text:p>
            <text:p text:style-name="P10"><text:span text:style-name="T25">2) </text:span><text:span text:style-name="T37">у сполуч.</text:span><text:span text:style-name="T25"> </text:span><text:span text:style-name="T37">зі сл.</text:span><text:span text:style-name="T25"> пан, пані. Вживалось у звертанні до особи (або в розмові про неї), яка посідала високе суспільне становище, мала значну владу.</text:span><text:span text:style-name="T26"> </text:span><text:span text:style-name="T27">(С, 120)</text:span></text:p>
          </table:table-cell>
        </table:table-row>
        <table:table-row>
          <table:table-cell table:style-name="Dictionary.A2" table:number-rows-spanned="2" office:value-type="string">
            <text:p text:style-name="P10">10</text:p>
          </table:table-cell>
          <table:table-cell table:style-name="Dictionary.B19" table:number-rows-spanned="2" office:value-type="string">
            <text:p text:style-name="P11">ВСЕВІДРАДА</text:p>
            <text:p text:style-name="P10">-и, <text:span text:style-name="T84">ім., інд.-авт.</text:span></text:p>
            <text:p text:style-name="P10"><text:span text:style-name="T95">утворене способом основословоскладання, похідне від слів:</text:span> <text:span text:style-name="T70">все</text:span> і <text:span text:style-name="T70">відра</text:span><text:span text:style-name="T13"></text:span><text:span text:style-name="T70">да.</text:span></text:p>
            <text:p text:style-name="P12">Треба щедро – серцем одним, устами</text:p>
            <text:p text:style-name="P12">ледь розпуклими – розпелюстити втіхи гін,</text:p>
            <text:p text:style-name="P12"><text:span text:style-name="T69">всевідради</text:span>! Сонце бо йде – за нами. <text:span text:style-name="T101">(П, І, 106);</text:span></text:p>
            <text:p text:style-name="P12">Снують думок рої,</text:p>
            <text:p text:style-name="P12">котрим немає ради</text:p>
            <text:p text:style-name="P12">(смертельні перепади!),</text:p>
            <text:p text:style-name="P12">а сонце <text:span text:style-name="T69">всевідради</text:span></text:p>
            <text:p text:style-name="P10"><text:span text:style-name="T85">всеглядно постає.</text:span> (П, І, 179)</text:p>
          </table:table-cell>
          <table:table-cell table:style-name="Dictionary.C19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19" office:value-type="string">
            <text:p text:style-name="P10"><text:span text:style-name="T68">відра</text:span><text:span text:style-name="T13"></text:span><text:span text:style-name="T68">да</text:span></text:p>
            <text:p text:style-name="P10"><text:span text:style-name="T44">-и, </text:span><text:span text:style-name="T49">ж.</text:span></text:p>
            <text:p text:style-name="P10">Те, що заспокоює, сповнює радістю; втіха, задоволення.<text:span text:style-name="T112"> </text:span><text:span text:style-name="T113">(С, 178)</text:span></text:p>
          </table:table-cell>
        </table:table-row>
        <table:table-row>
          <table:table-cell table:style-name="Dictionary.A2" table:number-rows-spanned="2" office:value-type="string">
            <text:p text:style-name="P10">11</text:p>
          </table:table-cell>
          <table:table-cell table:style-name="Dictionary.B21" table:number-rows-spanned="2" office:value-type="string">
            <text:p text:style-name="P11">ВСЕВІКИ (ВСЕВІК)</text:p>
            <text:p text:style-name="P10">присл., інд.-авт.</text:p>
            <text:p text:style-name="P10"><text:soft-page-break/><text:span text:style-name="T95">утворене способом основоскладання, похідне від слів:</text:span> <text:span text:style-name="T70">все</text:span> і <text:span text:style-name="T70">віки</text:span><text:span text:style-name="T13">.</text:span></text:p>
            <text:p text:style-name="P12">Задосить. Приостань. Упився гроз?</text:p>
            <text:p text:style-name="P12">Від правіків на <text:span text:style-name="T69">всевіки</text:span> упився? (П, І, 165);</text:p>
            <text:p text:style-name="P12">Забарні слова,</text:p>
            <text:p text:style-name="P12">що з тіла мертвого летіли</text:p>
            <text:p text:style-name="P12">і споминами душу гріли,</text:p>
            <text:p text:style-name="P12">що, наче дошка гробова,</text:p>
            <text:p text:style-name="P10"><text:span text:style-name="T85">позаклякала на </text:span><text:span text:style-name="T90">всевік</text:span><text:span text:style-name="T85">.</text:span> (П, ІІ, 19)</text:p>
          </table:table-cell>
          <table:table-cell table:style-name="Dictionary.C21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21" office:value-type="string">
            <text:p text:style-name="P11">вік</text:p>
            <text:p text:style-name="P10"><text:soft-page-break/><text:span text:style-name="T44">-у, </text:span><text:span text:style-name="T49">ч.</text:span></text:p>
            <text:p text:style-name="P10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10">2) Те саме, що сторіччя.</text:p>
            <text:p text:style-name="P10">3) <text:span text:style-name="T83">з означ.</text:span> Період часу, виокремлений за певними ознаками; епоха.<text:span text:style-name="T83">Середні віки</text:span>. || Відрізок часу, який відповідає геологічному ярусові Землі.</text:p>
            <text:p text:style-name="P10">4) <text:span text:style-name="T83">розм.</text:span> Надзвичайно довгий час; вічність.</text:p>
            <text:p text:style-name="P11"><text:span text:style-name="T25">5) </text:span><text:span text:style-name="T37">у знач.</text:span><text:span text:style-name="T25"> </text:span><text:span text:style-name="T37">присл.</text:span><text:span text:style-name="T25"> Надзвичайно довго; завжди.</text:span><text:span text:style-name="T26"> (С, 187)</text:span></text:p>
          </table:table-cell>
        </table:table-row>
        <table:table-row>
          <table:table-cell table:style-name="Dictionary.A2" table:number-rows-spanned="2" office:value-type="string">
            <text:p text:style-name="P10">12</text:p>
          </table:table-cell>
          <table:table-cell table:style-name="Dictionary.B23" table:number-rows-spanned="2" office:value-type="string">
            <text:p text:style-name="P11">ВСЕВІКНА</text:p>
            <text:p text:style-name="P10">всеві<text:span text:style-name="T13"></text:span>кон, <text:span text:style-name="T84">ім., мн., інд.-авт.</text:span></text:p>
            <text:p text:style-name="P10"><text:span text:style-name="T95">утворене способом основоскладання, похідне від слів:</text:span> <text:span text:style-name="T70">все</text:span> і <text:span text:style-name="T70">вікно</text:span><text:span text:style-name="T13">.</text:span></text:p>
            <text:p text:style-name="P12">Заплакані вікна. <text:span text:style-name="T69">Всевікна</text:span> твої.</text:p>
            <text:p text:style-name="P10"><text:span text:style-name="T85">Готуйся до злету. Кінець животінню.</text:span><text:span text:style-name="T84"> </text:span><text:span text:style-name="T95">(П, І, 98)</text:span></text:p>
          </table:table-cell>
          <table:table-cell table:style-name="Dictionary.C23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23" office:value-type="string">
            <text:p text:style-name="P10"><text:span text:style-name="T68">вікно</text:span><text:span text:style-name="T13"></text:span></text:p>
            <text:p text:style-name="P10"><text:span text:style-name="T44">-а, </text:span><text:span text:style-name="T49">с.</text:span></text:p>
            <text:p text:style-name="P10">1) Отвір для світла й повітря в стіні приміщення (будинку, вагона тощо), куди вставлено раму з шибками. || Шибки. || Підвіконня.<text:span text:style-name="T112"> </text:span><text:span text:style-name="T113">(С, 187)</text:span></text:p>
          </table:table-cell>
        </table:table-row>
        <table:table-row>
          <table:table-cell table:style-name="Dictionary.A2" table:number-rows-spanned="2" office:value-type="string">
            <text:p text:style-name="P10">13</text:p>
          </table:table-cell>
          <table:table-cell table:style-name="Dictionary.B25" table:number-rows-spanned="2" office:value-type="string">
            <text:p text:style-name="P11">ВСЕГÍН</text:p>
            <text:p text:style-name="P10">-гóну, <text:span text:style-name="T84">ім., ч., інд.-авт.</text:span></text:p>
            <text:p text:style-name="P10"><text:span text:style-name="T97">утворене способом основоскладання, </text:span><text:soft-page-break/><text:span text:style-name="T97">похідне від слів:</text:span> <text:span text:style-name="T70">все</text:span> і <text:span text:style-name="T70">гін.</text:span></text:p>
            <text:p text:style-name="P12">Ця дорога вседороги</text:p>
            <text:p text:style-name="P12">всенезустрічі – <text:span text:style-name="T69">всегону</text:span>.</text:p>
            <text:p text:style-name="P12">Позирай із заквагону</text:p>
            <text:p text:style-name="P10"><text:span text:style-name="T85">за сузір’ям Козерога.</text:span><text:span text:style-name="T84"> </text:span><text:span text:style-name="T95">(П, І, 67)</text:span></text:p>
          </table:table-cell>
          <table:table-cell table:style-name="Dictionary.C25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25" office:value-type="string">
            <text:p text:style-name="P11">гін</text:p>
            <text:p text:style-name="P10"><text:span text:style-name="T44">го</text:span><text:span text:style-name="T5"></text:span><text:span text:style-name="T44">ну, </text:span><text:span text:style-name="T49">ч.</text:span></text:p>
            <text:p text:style-name="P10"><text:soft-page-break/>1) Дія за знач. гнати і гнатися. <text:span text:style-name="T93">(С, 239)</text:span></text:p>
          </table:table-cell>
        </table:table-row>
        <table:table-row>
          <table:table-cell table:style-name="Dictionary.A2" office:value-type="string">
            <text:p text:style-name="P10">14</text:p>
          </table:table-cell>
          <table:table-cell table:style-name="Dictionary.B26" office:value-type="string">
            <text:p text:style-name="P11">ВСЕГЛЯДНО</text:p>
            <text:p text:style-name="P12">присл., інд.-авт.</text:p>
            <text:p text:style-name="P10"><text:span text:style-name="T96">утворене суфіксальним способом, похідне від слова</text:span><text:span text:style-name="T99"> </text:span><text:span text:style-name="T71">всегля</text:span><text:span text:style-name="T13"></text:span><text:span text:style-name="T71">дний.</text:span></text:p>
            <text:p text:style-name="P12">Снують думок рої,</text:p>
            <text:p text:style-name="P12">котрим немає ради</text:p>
            <text:p text:style-name="P12">(смертельні перепади!),</text:p>
            <text:p text:style-name="P12">а сонце всевідради</text:p>
            <text:p text:style-name="P10"><text:span text:style-name="T90">всеглядно</text:span><text:span text:style-name="T85"> постає.</text:span><text:span text:style-name="T84"> </text:span><text:span text:style-name="T95">(П, І, 179)</text:span></text:p>
          </table:table-cell>
          <table:table-cell table:style-name="Dictionary.C26" office:value-type="string">
            <text:p text:style-name="P10"><text:span text:style-name="T71">всегля</text:span><text:span text:style-name="T13"></text:span><text:span text:style-name="T71">дний </text:span><text:span text:style-name="T78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10">15</text:p>
          </table:table-cell>
          <table:table-cell table:style-name="Dictionary.B28" table:number-rows-spanned="2" office:value-type="string">
            <text:p text:style-name="P11">ВСЕГНІВНИЙ</text:p>
            <text:p text:style-name="P10">-а, -е, <text:span text:style-name="T85">прикм., </text:span><text:span text:style-name="T84">інд.-авт.</text:span></text:p>
            <text:p text:style-name="P10"><text:span text:style-name="T96">утворене складносуфіксальним способом або способом основословоскладання, похідне від слів:</text:span> <text:span text:style-name="T70">все</text:span> і <text:span text:style-name="T70">гні</text:span><text:span text:style-name="T14"></text:span><text:span text:style-name="T70">вний.</text:span></text:p>
            <text:p text:style-name="P3"><text:span text:style-name="T124">Тож – в неба провалля в бездоння, бездолий</text:span></text:p>
            <text:p text:style-name="P3"><text:span text:style-name="T124">нагірний, невірний, западистий рай,</text:span></text:p>
            <text:p text:style-name="P3"><text:span text:style-name="T124">всебідий, </text:span><text:span text:style-name="T125">всегнівний</text:span><text:span text:style-name="T124">, всещедрий, </text:span><text:soft-page-break/><text:span text:style-name="T124">всекволий.</text:span></text:p>
            <text:p text:style-name="P3"><text:span text:style-name="T124">А що під крилом твоїм? Кара – карай.</text:span><text:span text:style-name="T123"> </text:span><text:span text:style-name="T126">(П, І, 98)</text:span></text:p>
          </table:table-cell>
          <table:table-cell table:style-name="Dictionary.C28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28" office:value-type="string">
            <text:p text:style-name="P10"><text:span text:style-name="T68">гні</text:span><text:span text:style-name="T13"></text:span><text:span text:style-name="T68">вний</text:span></text:p>
            <text:p text:style-name="P10">-а, -е.</text:p>
            <text:p text:style-name="P10">Який перебуває в стані нервового збудження, гніву. || Який виражає гнів, перейнятий гнівом.<text:span text:style-name="T112"> </text:span><text:span text:style-name="T113">(С, 248)</text:span></text:p>
          </table:table-cell>
        </table:table-row>
        <table:table-row>
          <table:table-cell table:style-name="Dictionary.A2" table:number-rows-spanned="2" office:value-type="string">
            <text:p text:style-name="P10">16</text:p>
          </table:table-cell>
          <table:table-cell table:style-name="Dictionary.B30" table:number-rows-spanned="2" office:value-type="string">
            <text:p text:style-name="P11">ВСЕГОЛОДНИЙ</text:p>
            <text:p text:style-name="P10">-а, -е, <text:span text:style-name="T85">прикм., </text:span><text:span text:style-name="T84">інд.-авт.</text:span></text:p>
            <text:p text:style-name="P10"><text:span text:style-name="T96">утворене складносуфіксальни</text:span><text:span text:style-name="T96">м способом або способом основословоскладання, похідне від слів:</text:span> <text:span text:style-name="T70">все </text:span>і <text:span text:style-name="T70">голо</text:span><text:span text:style-name="T14"></text:span><text:span text:style-name="T70">дний</text:span></text:p>
            <text:p text:style-name="P12">Народжені мої бажання,</text:p>
            <text:p text:style-name="P12">усенестерпні, <text:span text:style-name="T69">всеголодні</text:span>,</text:p>
            <text:p text:style-name="P12">такі вітри зняли довкола,</text:p>
            <text:p text:style-name="P10"><text:span text:style-name="T85">що все несеться шкереберть.</text:span><text:span text:style-name="T84"> </text:span><text:span text:style-name="T95">(П, ІІ, 195)</text:span></text:p>
          </table:table-cell>
          <table:table-cell table:style-name="Dictionary.C30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30" office:value-type="string">
            <text:p text:style-name="P10"><text:span text:style-name="T68">голо</text:span><text:span text:style-name="T13"></text:span><text:span text:style-name="T68">дний</text:span></text:p>
            <text:p text:style-name="P10">-а, -е.</text:p>
            <text:p text:style-name="P10">1) Який відчуває голод (у 1 <text:span text:style-name="T83">знач.</text:span>). || Який виражає голод. || <text:span text:style-name="T83">у знач.ім.</text:span> голодний, -ного, <text:span text:style-name="T83">ч.</text:span> Той, хто відчуває голод, постійно голодує.</text:p>
            <text:p text:style-name="P10">2) Який настає від голоду; викликаний голодом.<text:span text:style-name="T112"> </text:span><text:span text:style-name="T113">(С, 251)</text:span></text:p>
          </table:table-cell>
        </table:table-row>
        <table:table-row>
          <table:table-cell table:style-name="Dictionary.A2" table:number-rows-spanned="2" office:value-type="string">
            <text:p text:style-name="P10">17</text:p>
          </table:table-cell>
          <table:table-cell table:style-name="Dictionary.B32" table:number-rows-spanned="2" office:value-type="string">
            <text:p text:style-name="P11">ВСЕДОБРО</text:p>
            <text:p text:style-name="P10">-а<text:span text:style-name="T13"></text:span>, <text:span text:style-name="T84">ім., с., інд.-авт.</text:span></text:p>
            <text:p text:style-name="P10"><text:span text:style-name="T95">утворене способом основословоскладання, похідне від слів:</text:span> <text:span text:style-name="T70">все</text:span> і <text:span text:style-name="T70">добро</text:span><text:span text:style-name="T13">.</text:span></text:p>
            <text:p text:style-name="P12">Спасенної тримайся криги,</text:p>
            <text:p text:style-name="P12">пречистої тримайся туги,</text:p>
            <text:p text:style-name="P12">шаленої тримайся муки</text:p>
            <text:p text:style-name="P10"><text:span text:style-name="T85">і так існуй – на </text:span><text:span text:style-name="T90">вседобро</text:span><text:span text:style-name="T85">.</text:span><text:span text:style-name="T84"> </text:span><text:span text:style-name="T95">(П, ІІ, 83)</text:span></text:p>
          </table:table-cell>
          <table:table-cell table:style-name="Dictionary.C32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32" office:value-type="string">
            <text:p text:style-name="P10"><text:span text:style-name="T68">добро</text:span><text:span text:style-name="T13"></text:span></text:p>
            <text:p text:style-name="P10"><text:span text:style-name="T44">-а, </text:span><text:span text:style-name="T49">с.</text:span></text:p>
            <text:p text:style-name="P10"><text:span text:style-name="T25">1) Усе позитивне в житті людей, що відповідає їхнім інтересам, бажанням, мріям; благо; </text:span><text:span text:style-name="T37">прот.</text:span><text:span text:style-name="T25"> лихо, зло. || Добра, корисна справа, вчинок і т. ін.</text:span><text:span text:style-name="T26"> </text:span><text:span text:style-name="T27">(С, 307)</text:span></text:p>
          </table:table-cell>
        </table:table-row>
        <table:table-row>
          <table:table-cell table:style-name="Dictionary.A2" table:number-rows-spanned="2" office:value-type="string">
            <text:p text:style-name="P10">18</text:p>
          </table:table-cell>
          <table:table-cell table:style-name="Dictionary.B34" table:number-rows-spanned="2" office:value-type="string">
            <text:p text:style-name="P11">ВСЕДОРОГА</text:p>
            <text:p text:style-name="P10"><text:soft-page-break/>-и, <text:span text:style-name="T84">ім., ж., інд.-авт.</text:span></text:p>
            <text:p text:style-name="P10"><text:span text:style-name="T97">утворене способом основоскладання, </text:span><text:span text:style-name="T97">похідне від слів:</text:span> <text:span text:style-name="T70">все</text:span> і <text:span text:style-name="T70">доро</text:span><text:span text:style-name="T13"></text:span><text:span text:style-name="T70">га.</text:span></text:p>
            <text:p text:style-name="P12">Ця дорога <text:span text:style-name="T69">вседороги</text:span></text:p>
            <text:p text:style-name="P12">всенезустрічі – всегону.</text:p>
            <text:p text:style-name="P12">Позирай із заквагону</text:p>
            <text:p text:style-name="P12">за сузір’ям Козерога. (П, І, 67); Ламка і витка всеспадна <text:span text:style-name="T69">вседорога</text:span>.</text:p>
            <text:p text:style-name="P10"><text:span text:style-name="T85">Дорога до Бога – ламка і витка.</text:span><text:span text:style-name="T84"> </text:span><text:span text:style-name="T95">(П, І, 98)</text:span></text:p>
          </table:table-cell>
          <table:table-cell table:style-name="Dictionary.C34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34" office:value-type="string">
            <text:p text:style-name="P10"><text:span text:style-name="T68">доро</text:span><text:span text:style-name="T13"></text:span><text:span text:style-name="T68">га</text:span></text:p>
            <text:p text:style-name="P10"><text:soft-page-break/><text:span text:style-name="T44">-и, </text:span><text:span text:style-name="T49">ж.</text:span></text:p>
            <text:p text:style-name="P10">1) Смуга землі, по якій їздять і ходять. || Смуга, що лишається як слід після руху кого-, чого-небудь.</text:p>
            <text:p text:style-name="P10">2) Місце для проходу, проїзду. || <text:span text:style-name="T83">перен.</text:span> Доступ куди-небудь, можливість потрапити куди-небудь.</text:p>
            <text:p text:style-name="P10">3) Перебування в русі (йдучи або їдучи куди-небудь).</text:p>
            <text:p text:style-name="P13">4) <text:span text:style-name="T83">у знач.</text:span> <text:span text:style-name="T83">присл.</text:span> дорогою. Під час руху, подорожування куди-небудь.</text:p>
            <text:p text:style-name="P13"><text:span text:style-name="T20">5) </text:span><text:span text:style-name="T20">Правильний напрямок для руху кого-небудь. || </text:span><text:span text:style-name="T36">перен.</text:span><text:span text:style-name="T20"> Напрямок діяльності, шлях розвитку.</text:span><text:span text:style-name="T33"> (С, 320)</text:span></text:p>
          </table:table-cell>
        </table:table-row>
        <table:table-row>
          <table:table-cell table:style-name="Dictionary.A2" table:number-rows-spanned="2" office:value-type="string">
            <text:p text:style-name="P10">19</text:p>
          </table:table-cell>
          <table:table-cell table:style-name="Dictionary.B36" table:number-rows-spanned="2" office:value-type="string">
            <text:p text:style-name="P11">ВСЕДОРОГИЙ</text:p>
            <text:p text:style-name="P10">-а, -е, <text:span text:style-name="T85">прикм., </text:span><text:span text:style-name="T84">інд.-авт.</text:span></text:p>
            <text:p text:style-name="P10"><text:span text:style-name="T97">утворене способом основоскладання, похідне від слів:</text:span> <text:span text:style-name="T70">все</text:span> і <text:span text:style-name="T70">дороги</text:span><text:span text:style-name="T14"></text:span><text:span text:style-name="T70">й.</text:span></text:p>
            <text:p text:style-name="P12">Земля – хитлива і плавка – <text:span text:style-name="T69">вседорога</text:span> і всепрощальна - </text:p>
            <text:p text:style-name="P12">здоліла стати, щоб благальна помічена була рука. (П, ІІ, 147);</text:p>
            <text:p text:style-name="P12">Який бо холод довкруги!</text:p>
            <text:p text:style-name="P12">Самотності! Ніде нікого.</text:p>
            <text:p text:style-name="P12">Одна підтримка – голос Бога</text:p>
            <text:p text:style-name="P10"><text:soft-page-break/><text:span text:style-name="T90">вседорогий, вседорогий</text:span><text:span text:style-name="T85">.</text:span><text:span text:style-name="T84"> </text:span><text:span text:style-name="T95">(П, ІІ, 184)</text:span></text:p>
          </table:table-cell>
          <table:table-cell table:style-name="Dictionary.C36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36" office:value-type="string">
            <text:p text:style-name="P10"><text:span text:style-name="T68">дороги</text:span><text:span text:style-name="T13"></text:span><text:span text:style-name="T68">й</text:span></text:p>
            <text:p text:style-name="P10">-а, -е.</text:p>
            <text:p text:style-name="P10">1) Який коштує великі гроші; <text:span text:style-name="T83">прот.</text:span> дешевий. || Високий (про ціну).</text:p>
            <text:p text:style-name="P10">2) <text:span text:style-name="T83">перен.</text:span> Який високо ціниться, оберігається, яким дорожать.</text:p>
            <text:p text:style-name="P10">3) Близький, милий серцю. || Бажаний, жданий (про гостей). || У звертанні – для вираження любові, приязні.<text:span text:style-name="T112"> </text:span><text:span text:style-name="T113">(С, 320)</text:span></text:p>
          </table:table-cell>
        </table:table-row>
        <table:table-row>
          <table:table-cell table:style-name="Dictionary.A2" table:number-rows-spanned="2" office:value-type="string">
            <text:p text:style-name="P10">20</text:p>
          </table:table-cell>
          <table:table-cell table:style-name="Dictionary.B38" table:number-rows-spanned="2" office:value-type="string">
            <text:p text:style-name="P11">ВСЕЗАДУМА</text:p>
            <text:p text:style-name="P10">-и, <text:span text:style-name="T84">ім., ж., інд.-авт.</text:span></text:p>
            <text:p text:style-name="P10"><text:span text:style-name="T97">утворене способом основоскладання, похідне від слів:</text:span> <text:span text:style-name="T70">все</text:span> і <text:span text:style-name="T70">заду</text:span><text:span text:style-name="T14"></text:span><text:span text:style-name="T70">ма.</text:span></text:p>
            <text:p text:style-name="P12">Пірни</text:p>
            <text:p text:style-name="P10"><text:span text:style-name="T85">у </text:span><text:span text:style-name="T90">всезадуму</text:span><text:span text:style-name="T85"> і збавляй безчасся.</text:span><text:span text:style-name="T84"> </text:span><text:span text:style-name="T95">(П, І, 178)</text:span></text:p>
          </table:table-cell>
          <table:table-cell table:style-name="Dictionary.C38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38" office:value-type="string">
            <text:p text:style-name="P10"><text:span text:style-name="T68">заду</text:span><text:span text:style-name="T13"></text:span><text:span text:style-name="T68">ма</text:span></text:p>
            <text:p text:style-name="P10"><text:span text:style-name="T44">-и, </text:span><text:span text:style-name="T49">ж.</text:span></text:p>
            <text:p text:style-name="P10">Стан того, хто заглибився в думки, роздуми.<text:span text:style-name="T112"> </text:span><text:span text:style-name="T113">(С, 390)</text:span></text:p>
          </table:table-cell>
        </table:table-row>
        <table:table-row>
          <table:table-cell table:style-name="Dictionary.A2" table:number-rows-spanned="2" office:value-type="string">
            <text:p text:style-name="P10">21</text:p>
          </table:table-cell>
          <table:table-cell table:style-name="Dictionary.B40" table:number-rows-spanned="2" office:value-type="string">
            <text:p text:style-name="P11">ВСЕКВОЛ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основословоскладання, похідне від слів:</text:span> <text:span text:style-name="T70">все </text:span>і <text:span text:style-name="T70">кво</text:span><text:span text:style-name="T10"></text:span><text:span text:style-name="T70">лий.</text:span></text:p>
            <text:p text:style-name="P12">Тож – в неба провалля в бездоння, бездолий</text:p>
            <text:p text:style-name="P12">нагірний, невірний, западистий рай,</text:p>
            <text:p text:style-name="P12">всебідий, всегнівний, всещедрий, <text:span text:style-name="T69">всекволий</text:span>.</text:p>
            <text:p text:style-name="P10"><text:span text:style-name="T85">А що під крилом твоїм? Кара – </text:span><text:span text:style-name="T85">карай</text:span><text:span text:style-name="T101">. (П, І, 98)</text:span></text:p>
          </table:table-cell>
          <table:table-cell table:style-name="Dictionary.C40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40" office:value-type="string">
            <text:p text:style-name="P10"><text:span text:style-name="T68">кво</text:span><text:span text:style-name="T13"></text:span><text:span text:style-name="T68">лий</text:span></text:p>
            <text:p text:style-name="P10">-а, -е.</text:p>
            <text:p text:style-name="P10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10"><text:span text:style-name="T20">2) </text:span><text:span text:style-name="T36">перен.</text:span><text:span text:style-name="T20"> Позбавлений душевної стійкості, твердості, сили волі. || Небадьорий, млявий.</text:span><text:span text:style-name="T33"> </text:span><text:span text:style-name="T34">(С, 534)</text:span></text:p>
          </table:table-cell>
        </table:table-row>
        <table:table-row>
          <table:table-cell table:style-name="Dictionary.A2" table:number-rows-spanned="2" office:value-type="string">
            <text:p text:style-name="P10">22</text:p>
          </table:table-cell>
          <table:table-cell table:style-name="Dictionary.B42" table:number-rows-spanned="2" office:value-type="string">
            <text:p text:style-name="P11">ВСЕМЕЖА</text:p>
            <text:p text:style-name="P10">-и, <text:span text:style-name="T84">ім., ж., інд.-авт.</text:span></text:p>
            <text:p text:style-name="P10"><text:soft-page-break/><text:span text:style-name="T97">утворене способом основоскладання, похідне від слів:</text:span> <text:span text:style-name="T70">все</text:span> і <text:span text:style-name="T70">межа</text:span><text:span text:style-name="T10">.</text:span></text:p>
            <text:p text:style-name="P12">Ти ще – ось-ось. Допіру-но ступив</text:p>
            <text:p text:style-name="P10"><text:span text:style-name="T85">за </text:span><text:span text:style-name="T90">всемежу</text:span><text:span text:style-name="T85">.</text:span><text:span text:style-name="T84"> </text:span><text:span text:style-name="T95">(П, І, 182)</text:span></text:p>
          </table:table-cell>
          <table:table-cell table:style-name="Dictionary.C42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42" office:value-type="string">
            <text:p text:style-name="P10"><text:span text:style-name="T68">межа</text:span><text:span text:style-name="T13"></text:span></text:p>
            <text:p text:style-name="P10"><text:soft-page-break/><text:span text:style-name="T44">-і, </text:span><text:span text:style-name="T49">ж.</text:span></text:p>
            <text:p text:style-name="P10"><text:span text:style-name="T20">1) Лінія поділу якої-небудь території; границя (у 1 </text:span><text:span text:style-name="T36">знач.</text:span><text:span text:style-name="T20"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 </text:span><text:span text:style-name="T36">перен.</text:span><text:span text:style-name="T20"> Уявна точка на сонячній орбіті, що поділяє лінію орбіти на відрізки, відповідні до ранку, дня або вечора. ||</text:span><text:span text:style-name="T36">між чим і чим</text:span><text:span text:style-name="T20">, </text:span><text:span text:style-name="T36">чого і чого</text:span><text:span text:style-name="T20">, </text:span><text:span text:style-name="T36">перен.</text:span><text:span text:style-name="T20"> Границя поділу, розрізнення яких-небудь явищ, предметів тощо.</text:span><text:span text:style-name="T33"> </text:span><text:span text:style-name="T34">(С, 656)</text:span></text:p>
          </table:table-cell>
        </table:table-row>
        <table:table-row>
          <table:table-cell table:style-name="Dictionary.A2" table:number-rows-spanned="2" office:value-type="string">
            <text:p text:style-name="P10">23</text:p>
          </table:table-cell>
          <table:table-cell table:style-name="Dictionary.B44" table:number-rows-spanned="2" office:value-type="string">
            <text:p text:style-name="P11">ВСЕМОЛОДИЙ</text:p>
            <text:p text:style-name="P10">-а<text:span text:style-name="T10"></text:span>, -е<text:span text:style-name="T10"></text:span>, <text:span text:style-name="T85">прикм., </text:span><text:span text:style-name="T84">інд.-авт.</text:span></text:p>
            <text:p text:style-name="P10"><text:span text:style-name="T95">утворене способом основоскладання, похідне від слів:</text:span> <text:span text:style-name="T70">все</text:span> і <text:span text:style-name="T70">молоди</text:span><text:span text:style-name="T14"></text:span><text:span text:style-name="T70">й.</text:span></text:p>
            <text:p text:style-name="P12">Усесвіту пустеля</text:p>
            <text:p text:style-name="P12">небавом нас огорне,</text:p>
            <text:p text:style-name="P12">і мертва не воскресне</text:p>
            <text:p text:style-name="P12"><text:span text:style-name="T69">всемолода</text:span> біда. (П, І, 212);</text:p>
            <text:p text:style-name="P12">І, хилячи <text:span text:style-name="T69">всемолоде</text:span> чоло,</text:p>
            <text:p text:style-name="P10"><text:span text:style-name="T85">пройти під поглядом, немов під градом…</text:span><text:span text:style-name="T84"> </text:span><text:span text:style-name="T95">(П, ІІ, 83)</text:span></text:p>
          </table:table-cell>
          <table:table-cell table:style-name="Dictionary.C44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44" office:value-type="string">
            <text:p text:style-name="P10"><text:span text:style-name="T68">молоди</text:span><text:span text:style-name="T13"></text:span><text:span text:style-name="T68">й</text:span></text:p>
            <text:p text:style-name="P10"><text:span text:style-name="T44">-а, -е, </text:span><text:span text:style-name="T49">нар.-поет.</text:span></text:p>
            <text:p text:style-name="P10"><text:span text:style-name="T45">1) Який має небагато років, не досяг зрілого віку; юний. || Не старий. || </text:span><text:span text:style-name="T50">у знач.</text:span><text:span text:style-name="T45"> </text:span><text:span text:style-name="T50">ім.</text:span><text:span text:style-name="T45"> молодий, -дого, </text:span><text:span text:style-name="T50">ч.</text:span><text:span text:style-name="T45">; молода, -дої, </text:span><text:span text:style-name="T50">ж.</text:span><text:span text:style-name="T45">; молоде, -дого, </text:span><text:span text:style-name="T50">с.</text:span><text:span text:style-name="T45"> Той, хто має небагато років, ще не старий. || З прізвищем, прізвиськом і т. ін. – означає дітей (на відміну від батьків). || </text:span><text:span text:style-name="T50">у знач.</text:span><text:span text:style-name="T45"> </text:span><text:span text:style-name="T50">ім.</text:span><text:span text:style-name="T45"> молоді, -дих,</text:span><text:span text:style-name="T50">мн.</text:span><text:span text:style-name="T45"> Діти (</text:span><text:span text:style-name="T50">див.</text:span><text:span text:style-name="T45"> діти I 2)). || Стос. до молодості, належний, </text:span><text:span text:style-name="T50">власт.</text:span><text:span text:style-name="T45"> їй.</text:span><text:span text:style-name="T46"> </text:span><text:span text:style-name="T47">(С, 685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10">24</text:p>
          </table:table-cell>
          <table:table-cell table:style-name="Dictionary.B46" table:number-rows-spanned="2" office:value-type="string">
            <text:p text:style-name="P11">ВСЕНАЧУВАННИЙ</text:p>
            <text:p text:style-name="P10"><text:span text:style-name="T77">-а, -е, </text:span><text:span text:style-name="T87">прикм., </text:span><text:span text:style-name="T88">інд.-авт.</text:span></text:p>
            <text:p text:style-name="P10"><text:span text:style-name="T97">утворене </text:span><text:span text:style-name="T97">складносуфіксальним способом, похідне </text:span><text:span text:style-name="T97">від слів:</text:span> <text:span text:style-name="T70">все </text:span>і <text:span text:style-name="T70">начува</text:span><text:span text:style-name="T10"></text:span><text:span text:style-name="T70">тися.</text:span></text:p>
            <text:p text:style-name="P12">І торопкі <text:span text:style-name="T69">всеначуванні</text:span> кроки,</text:p>
            <text:p text:style-name="P10"><text:span text:style-name="T85">то лис блукає – із хвостом рудим.</text:span><text:span text:style-name="T84"> </text:span><text:span text:style-name="T95">(П, ІІ, 156)</text:span></text:p>
          </table:table-cell>
          <table:table-cell table:style-name="Dictionary.C46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46" office:value-type="string">
            <text:p text:style-name="P10"><text:span text:style-name="T68">начува</text:span><text:span text:style-name="T13"></text:span><text:span text:style-name="T68">тися</text:span></text:p>
            <text:p text:style-name="P10"><text:span text:style-name="T44">-аюся, -аєшся, </text:span><text:span text:style-name="T49">недок.</text:span></text:p>
            <text:p text:style-name="P10"><text:span text:style-name="T25">Чекати розплати, помсти. || </text:span><text:span text:style-name="T37">чого</text:span><text:span text:style-name="T25">. Чекати чого-небудь неприємного.</text:span><text:span text:style-name="T26"> </text:span><text:span text:style-name="T27">(С, 745)</text:span></text:p>
          </table:table-cell>
        </table:table-row>
        <table:table-row>
          <table:table-cell table:style-name="Dictionary.A2" table:number-rows-spanned="3" office:value-type="string">
            <text:p text:style-name="P10">25</text:p>
          </table:table-cell>
          <table:table-cell table:style-name="Dictionary.B49" table:number-rows-spanned="3" office:value-type="string">
            <text:p text:style-name="P11">ВСЕНЕДОЧЕКАВШИСЯ</text:p>
            <text:p text:style-name="P10">дієприсл., док., інд.-авт.</text:p>
            <text:p text:style-name="P10"><text:span text:style-name="T96">утворене способом основоскладання і суфіксально-префіксальним, похідне від слів:</text:span> <text:span text:style-name="T70">все</text:span> і <text:span text:style-name="T70">не дочека</text:span><text:span text:style-name="T9"></text:span><text:span text:style-name="T70">тися.</text:span></text:p>
            <text:p text:style-name="P12">Ну й долечка! Прождати на життя -</text:p>
            <text:p text:style-name="P10"><text:span text:style-name="T85">і </text:span><text:span text:style-name="T90">всенедочекавшися</text:span><text:span text:style-name="T85"> – померти!</text:span><text:span text:style-name="T84"> </text:span><text:span text:style-name="T95">(П, І, 188)</text:span></text:p>
          </table:table-cell>
          <table:table-cell table:style-name="Dictionary.C49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49" office:value-type="string">
            <text:p text:style-name="P11">не</text:p>
            <text:p text:style-name="P10"><text:span text:style-name="T49">запереч.</text:span><text:span text:style-name="T44"> </text:span><text:span text:style-name="T49">част.</text:span></text:p>
            <text:p text:style-name="P10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 <text:span text:style-name="T93">(С, 746)</text:span></text:p>
          </table:table-cell>
        </table:table-row>
        <table:table-row>
          <table:covered-table-cell/>
          <table:covered-table-cell/>
          <table:table-cell table:style-name="Dictionary.C49" office:value-type="string">
            <text:p text:style-name="P10"><text:span text:style-name="T68">дочека</text:span><text:span text:style-name="T13"></text:span><text:span text:style-name="T68">тися</text:span></text:p>
            <text:p text:style-name="P10"><text:span text:style-name="T44">-аюся, -аєшся, </text:span><text:span text:style-name="T49">док.</text:span><text:span text:style-name="T44">, дочікуватися, -уюся, -уєшся, </text:span><text:span text:style-name="T49">недок.</text:span></text:p>
            <text:p text:style-name="P10">Пробути, прожити до того часу, поки настане, з'явиться очікуване; діждатися.<text:span text:style-name="T112"> </text:span><text:span text:style-name="T113">(С, )</text:span></text:p>
          </table:table-cell>
        </table:table-row>
        <table:table-row>
          <table:table-cell table:style-name="Dictionary.A2" table:number-rows-spanned="3" office:value-type="string">
            <text:p text:style-name="P10">26</text:p>
          </table:table-cell>
          <table:table-cell table:style-name="Dictionary.B50" table:number-rows-spanned="3" office:value-type="string">
            <text:p text:style-name="P11">ВСЕНЕНАЖДАННИЙ</text:p>
            <text:p text:style-name="P10"><text:span text:style-name="T77">-а, -е, </text:span><text:span text:style-name="T87">прикм., </text:span><text:span text:style-name="T88">інд.-авт.</text:span></text:p>
            <text:p text:style-name="P10"><text:span text:style-name="T76">утворене способом основоскладання і суфіксально-префіксальним, похідне від слів:</text:span><text:span text:style-name="T77"> </text:span><text:span text:style-name="T70">все</text:span><text:span text:style-name="T77"> і </text:span><text:span text:style-name="T70">не</text:span> <text:span text:style-name="T70">жда</text:span><text:span text:style-name="T14"></text:span><text:span text:style-name="T70">ти.</text:span></text:p>
            <text:p text:style-name="P12">я забуваюся, коли цнота</text:p>
            <text:p text:style-name="P12">пречистого пребілого паперу</text:p>
            <text:p text:style-name="P12">почне мене, відкривши добру еру</text:p>
            <text:p text:style-name="P12">натхнення в тиші, і коли мета</text:p>
            <text:p text:style-name="P10"><text:span text:style-name="T85">мене в полон імкне, </text:span><text:span text:style-name="T90">всененажданна</text:span><text:span text:style-name="T85">.</text:span><text:span text:style-name="T84"> </text:span><text:span text:style-name="T95">(П, ІІ, 169)</text:span></text:p>
          </table:table-cell>
          <table:table-cell table:style-name="Dictionary.C50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51" office:value-type="string">
            <text:p text:style-name="P10"><text:span text:style-name="T70">не</text:span> <text:span text:style-name="T76">(див. </text:span><text:span text:style-name="T70">ВСЕНЕДОЧЕКАВШИСЯ</text:span><text:span text:style-name="T76">)</text:span></text:p>
          </table:table-cell>
        </table:table-row>
        <table:table-row>
          <table:covered-table-cell/>
          <table:covered-table-cell/>
          <table:table-cell table:style-name="Dictionary.C52" office:value-type="string">
            <text:p text:style-name="P10"><text:span text:style-name="T68">жда</text:span><text:span text:style-name="T13"></text:span><text:span text:style-name="T68">ти</text:span></text:p>
            <text:p text:style-name="P10"><text:span text:style-name="T44">жду, ждеш, </text:span><text:span text:style-name="T49">недок.</text:span></text:p>
            <text:p text:style-name="P10">1) <text:span text:style-name="T83">перех.</text:span> Перебувати де-небудь, щоб побачити когось, зустрітися з кимось; чекати, очікувати. || <text:span text:style-name="T83">перех.</text:span> <text:span text:style-name="T83">і неперех.</text:span>, <text:span text:style-name="T83">кого</text:span>, <text:span text:style-name="T83">чого</text:span>, <text:span text:style-name="T83">на кого </text:span>–<text:span text:style-name="T83">що</text:span>, <text:span text:style-name="T83">зі спол.</text:span> Розраховувати на чиє-небудь повернення, на прихід, появу когось, чогось, на здійснення чогось.</text:p>
            <text:p text:style-name="P10"><text:span text:style-name="T25">2) </text:span><text:span text:style-name="T37">перех.</text:span><text:span text:style-name="T25"> </text:span><text:span text:style-name="T37">і неперех.</text:span><text:span text:style-name="T25"> Надіятися на що-небудь, сподіватися чогось; чекати.</text:span><text:span text:style-name="T26"> </text:span><text:span text:style-name="T27">(С, 365)</text:span></text:p>
          </table:table-cell>
        </table:table-row>
        <table:table-row>
          <table:table-cell table:style-name="Dictionary.A2" table:number-rows-spanned="3" office:value-type="string">
            <text:p text:style-name="P10">27</text:p>
          </table:table-cell>
          <table:table-cell table:style-name="Dictionary.B53" table:number-rows-spanned="3" office:value-type="string">
            <text:p text:style-name="P11">ВСЕНЕЗУСТРІЧ</text:p>
            <text:p text:style-name="P10">-і, <text:span text:style-name="T84">ім., ж., інд.-авт.</text:span></text:p>
            <text:p text:style-name="P10"><text:span text:style-name="T97">утворене способом зрощення, похідне від слів:</text:span> <text:span text:style-name="T70">все</text:span> і <text:span text:style-name="T70">незу</text:span><text:span text:style-name="T14"></text:span><text:span text:style-name="T70">стріч.</text:span></text:p>
            <text:p text:style-name="P12">Ця дорога вседороги</text:p>
            <text:p text:style-name="P12"><text:soft-page-break/><text:span text:style-name="T69">всенезустрічі</text:span> – всегону.</text:p>
            <text:p text:style-name="P12">Позирай із заквагону</text:p>
            <text:p text:style-name="P12">за сузір’ям Козерога. (П, І, 67);</text:p>
            <text:p text:style-name="P12">Що мав – привиділось, причулося,</text:p>
            <text:p text:style-name="P10"><text:span text:style-name="T85">на </text:span><text:span text:style-name="T90">всенезустріч</text:span><text:span text:style-name="T85">, всепрощання.</text:span><text:span text:style-name="T84"> </text:span><text:span text:style-name="T95">(П, І, 199)</text:span></text:p>
          </table:table-cell>
          <table:table-cell table:style-name="Dictionary.C53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54" office:value-type="string">
            <text:p text:style-name="P11">не <text:span text:style-name="T76">(див. </text:span>ВСЕНЕДОЧЕКАВШИСЯ<text:span text:style-name="T76">)</text:span></text:p>
          </table:table-cell>
        </table:table-row>
        <table:table-row>
          <table:covered-table-cell/>
          <table:covered-table-cell/>
          <table:table-cell table:style-name="Dictionary.C55" office:value-type="string">
            <text:p text:style-name="P10"><text:span text:style-name="T68">зу</text:span><text:span text:style-name="T13"></text:span><text:span text:style-name="T68">стріч</text:span></text:p>
            <text:p text:style-name="P10"><text:span text:style-name="T44">-і, </text:span><text:span text:style-name="T49">ж.</text:span><text:span text:style-name="T44">, </text:span><text:span text:style-name="T49">кого</text:span><text:span text:style-name="T44">, </text:span><text:span text:style-name="T49">чого</text:span><text:span text:style-name="T44">, </text:span><text:span text:style-name="T49">з ким </text:span><text:span text:style-name="T44">– </text:span><text:span text:style-name="T49">чим і без додатка</text:span><text:span text:style-name="T44">.</text:span></text:p>
            <text:p text:style-name="P10">1) Зближення з ким-, чим-небудь, хто <text:soft-page-break/>(що) рухається навпроти.</text:p>
            <text:p text:style-name="P10"><text:span text:style-name="T20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36">рідко</text:span><text:span text:style-name="T20">. Знайомство.</text:span><text:span text:style-name="T33"> </text:span><text:span text:style-name="T34">(С, 483)</text:span></text:p>
          </table:table-cell>
        </table:table-row>
        <table:table-row>
          <table:table-cell table:style-name="Dictionary.A2" table:number-rows-spanned="2" office:value-type="string">
            <text:p text:style-name="P10">28</text:p>
          </table:table-cell>
          <table:table-cell table:style-name="Dictionary.B56" table:number-rows-spanned="2" office:value-type="string">
            <text:p text:style-name="P11">ВСЕНЕЗУСТРІЧ-ВСЕГÍН</text:p>
            <text:p text:style-name="P10">-гону, <text:span text:style-name="T84">ім., ж., інд.-авт.</text:span></text:p>
            <text:p text:style-name="P10"><text:span text:style-name="T97">утворене способом словоскладання, похідне від слів:</text:span><text:span text:style-name="T119"> </text:span><text:span text:style-name="T71">всенезу</text:span><text:span text:style-name="T13"></text:span><text:span text:style-name="T71">стріч</text:span><text:span text:style-name="T119"> і </text:span><text:span text:style-name="T71">всегі</text:span><text:span text:style-name="T13"></text:span><text:span text:style-name="T71">н.</text:span></text:p>
            <text:p text:style-name="P12">Ця дорога вседороги,</text:p>
            <text:p text:style-name="P12"><text:span text:style-name="T69">всенезустрічі-всегону</text:span>,</text:p>
            <text:p text:style-name="P12">позирай із зак-вагону</text:p>
            <text:p text:style-name="P10"><text:span text:style-name="T85">за сузір’ям Козерога.</text:span><text:span text:style-name="T84"> </text:span><text:span text:style-name="T95">(П, І, 118)</text:span></text:p>
          </table:table-cell>
          <table:table-cell table:style-name="Dictionary.C56" office:value-type="string">
            <text:p text:style-name="P10"><text:span text:style-name="T71">всенезу</text:span><text:span text:style-name="T13"></text:span><text:span text:style-name="T71">стріч </text:span><text:span text:style-name="T78">(див. </text:span><text:span text:style-name="T71">ВСЕНЕЗУСТРІЧ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57" office:value-type="string">
            <text:p text:style-name="P10"><text:span text:style-name="T71">всегі</text:span><text:span text:style-name="T13"></text:span><text:span text:style-name="T71">н </text:span><text:span text:style-name="T78">(див. </text:span><text:span text:style-name="T71">ВСЕГÍН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29</text:p>
          </table:table-cell>
          <table:table-cell table:style-name="Dictionary.B59" table:number-rows-spanned="2" office:value-type="string">
            <text:p text:style-name="P11">ВСЕНЕПІЗНАН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основоскладання, похідне від слів:</text:span> <text:span text:style-name="T70">все</text:span> і <text:span text:style-name="T70">непі</text:span><text:span text:style-name="T14"></text:span><text:span text:style-name="T70">знаний.</text:span></text:p>
            <text:p text:style-name="P12">…попелясті зозулі</text:p>
            <text:p text:style-name="P12">вістили роки: жий однині</text:p>
            <text:p text:style-name="P10"><text:span text:style-name="T85">на </text:span><text:span text:style-name="T90">всенепізнаній</text:span><text:span text:style-name="T85"> землі.</text:span><text:span text:style-name="T84"> </text:span><text:span text:style-name="T95">(П, І, 128)</text:span></text:p>
          </table:table-cell>
          <table:table-cell table:style-name="Dictionary.C59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59" office:value-type="string">
            <text:p text:style-name="P10"><text:span text:style-name="T68">непі</text:span><text:span text:style-name="T13"></text:span><text:span text:style-name="T68">знаний</text:span></text:p>
            <text:p text:style-name="P10">-а, -е.</text:p>
            <text:p text:style-name="P10">Якого ще не пізнали, не вивчили. <text:span text:style-name="T113">(С, 772)</text:span></text:p>
          </table:table-cell>
        </table:table-row>
        <table:table-row>
          <table:table-cell table:style-name="Dictionary.A2" table:number-rows-spanned="2" office:value-type="string">
            <text:p text:style-name="P10">30<text:soft-page-break/></text:p>
          </table:table-cell>
          <table:table-cell table:style-name="Dictionary.B61" table:number-rows-spanned="2" office:value-type="string">
            <text:p text:style-name="P11">ВСЕНЕПОГАСНИЙ</text:p>
            <text:p text:style-name="P10"><text:soft-page-break/>-а, -е, <text:span text:style-name="T85">прикм., </text:span><text:span text:style-name="T84">інд.-авт.</text:span></text:p>
            <text:p text:style-name="P10"><text:span text:style-name="T97">утворене способом основоскладання, похідне від слів:</text:span> <text:span text:style-name="T70">все</text:span> і <text:span text:style-name="T70">непога</text:span><text:span text:style-name="T14"></text:span><text:span text:style-name="T70">сний</text:span></text:p>
            <text:p text:style-name="P12">оце світіння полохких світань</text:p>
            <text:p text:style-name="P12">світів жертовних, що мене запалює</text:p>
            <text:p text:style-name="P12"><text:span text:style-name="T69">всенепогасним</text:span> і ламким, як крига,</text:p>
            <text:p text:style-name="P10"><text:span text:style-name="T85">огнем співучих надторосів – криг.</text:span><text:span text:style-name="T84"> </text:span><text:span text:style-name="T95">(П, І, 80)</text:span></text:p>
          </table:table-cell>
          <table:table-cell table:style-name="Dictionary.C61" office:value-type="string">
            <text:p text:style-name="P11">все <text:span text:style-name="T76">(див. </text:span>ВСЕБЕЗОДНЯ<text:span text:style-name="T76">)</text:span><text:soft-page-break/></text:p>
          </table:table-cell>
        </table:table-row>
        <table:table-row>
          <table:covered-table-cell/>
          <table:covered-table-cell/>
          <table:table-cell table:style-name="Dictionary.C61" office:value-type="string">
            <text:p text:style-name="P10"><text:span text:style-name="T68">непога</text:span><text:span text:style-name="T13"></text:span><text:span text:style-name="T68">сний</text:span></text:p>
            <text:p text:style-name="P10">-а, -е.</text:p>
            <text:p text:style-name="P10">1) Який не гасне, якого не можна погасити; невгасимий.</text:p>
            <text:p text:style-name="P10"><text:span text:style-name="T25">2) </text:span><text:span text:style-name="T37">перен.</text:span><text:span text:style-name="T25"> Який з часом не втрачає своєї сили; неослабний. || Якого не можна стримати, угамувати.</text:span><text:span text:style-name="T26"> </text:span><text:span text:style-name="T27">(С, 773)</text:span></text:p>
          </table:table-cell>
        </table:table-row>
        <table:table-row>
          <table:table-cell table:style-name="Dictionary.A2" table:number-rows-spanned="2" office:value-type="string">
            <text:p text:style-name="P10">31</text:p>
          </table:table-cell>
          <table:table-cell table:style-name="Dictionary.B63" table:number-rows-spanned="2" office:value-type="string">
            <text:p text:style-name="P11">ВСЕНЕПОКОРА</text:p>
            <text:p text:style-name="P10">-и, <text:span text:style-name="T84">ім., ж., інд.-авт.</text:span></text:p>
            <text:p text:style-name="P10"><text:span text:style-name="T97">утворене способом основоскладання, похідне від слів:</text:span> <text:span text:style-name="T70">все</text:span> і <text:span text:style-name="T70">непоко</text:span><text:span text:style-name="T11"></text:span><text:span text:style-name="T70">ра.</text:span></text:p>
            <text:p text:style-name="P12">Страшна ковбаня – чорна і масна.</text:p>
            <text:p text:style-name="P12">І дух тяжкий повзе, немов потвора,</text:p>
            <text:p text:style-name="P12">в лещатах дум твоя <text:span text:style-name="T69">всенепокора</text:span>,</text:p>
            <text:p text:style-name="P10"><text:span text:style-name="T85">стою на кладці. Дозираю дна.</text:span><text:span text:style-name="T84"> </text:span><text:span text:style-name="T95">(П, І, 151)</text:span></text:p>
          </table:table-cell>
          <table:table-cell table:style-name="Dictionary.C63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63" office:value-type="string">
            <text:p text:style-name="P10"><text:span text:style-name="T68">непоко</text:span><text:span text:style-name="T13"></text:span><text:span text:style-name="T68">ра</text:span></text:p>
            <text:p text:style-name="P10"><text:span text:style-name="T44">-и, </text:span><text:span text:style-name="T49">ж.</text:span></text:p>
            <text:p text:style-name="P10">Небажання або відмова підкорятися кому-небудь, слухатися когось і т. ін.<text:span text:style-name="T112"> </text:span><text:span text:style-name="T113">(С, 774)</text:span></text:p>
          </table:table-cell>
        </table:table-row>
        <table:table-row>
          <table:table-cell table:style-name="Dictionary.A2" table:number-rows-spanned="2" office:value-type="string">
            <text:p text:style-name="P10">32</text:p>
          </table:table-cell>
          <table:table-cell table:style-name="Dictionary.B65" table:number-rows-spanned="2" office:value-type="string">
            <text:p text:style-name="P11">ВСЕНИЩІВНІСТЬ</text:p>
            <text:p text:style-name="P10">-ності, <text:span text:style-name="T84">ім., ж., інд.-авт.</text:span></text:p>
            <text:p text:style-name="P10"><text:span text:style-name="T97">утворене складносуфіксальним способом, похідне від слів:</text:span><text:span text:style-name="T119"> </text:span><text:span text:style-name="T71">все </text:span><text:span text:style-name="T78">і </text:span><text:span text:style-name="T71">нищівний.</text:span></text:p>
            <text:p text:style-name="P12">І ти збагнеш</text:p>
            <text:p text:style-name="P10"><text:span text:style-name="T85">обнавіснілу </text:span><text:span text:style-name="T90">всенищівність</text:span><text:span text:style-name="T85"> роду.</text:span><text:span text:style-name="T84"> </text:span><text:soft-page-break/><text:span text:style-name="T95">(П, І, 144)</text:span></text:p>
          </table:table-cell>
          <table:table-cell table:style-name="Dictionary.C65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65" office:value-type="string">
            <text:p text:style-name="P10"><text:span text:style-name="T68">нищівни</text:span><text:span text:style-name="T13"></text:span><text:span text:style-name="T68">й</text:span></text:p>
            <text:p text:style-name="P10">-а, -е.</text:p>
            <text:p text:style-name="P10">Який має велику руйнівну, знищувальну силу. || Дуже великий, сильний. || Різкий, нещадний, непримиренний. || Сповнений зневаги, <text:soft-page-break/>осуду, презирства.<text:span text:style-name="T112"> </text:span><text:span text:style-name="T113">(С, 786)</text:span></text:p>
          </table:table-cell>
        </table:table-row>
        <table:table-row>
          <table:table-cell table:style-name="Dictionary.A2" table:number-rows-spanned="2" office:value-type="string">
            <text:p text:style-name="P10">33</text:p>
          </table:table-cell>
          <table:table-cell table:style-name="Dictionary.B67" table:number-rows-spanned="2" office:value-type="string">
            <text:p text:style-name="P11">ВСЕОБРІЙ</text:p>
            <text:p text:style-name="P10">-ю, <text:span text:style-name="T84">ім., ч., інд.-авт.</text:span></text:p>
            <text:p text:style-name="P10"><text:span text:style-name="T97">утворене способом основоскладання, похідне від слів:</text:span> <text:span text:style-name="T70">все </text:span>і <text:span text:style-name="T70">о</text:span><text:span text:style-name="T13"></text:span><text:span text:style-name="T70">брій.</text:span></text:p>
            <text:p text:style-name="P12">Старечою ходою</text:p>
            <text:p text:style-name="P12">із костуром – іще бриниш мені</text:p>
            <text:p text:style-name="P10"><text:span text:style-name="T90">всеобрієм</text:span><text:span text:style-name="T85">.</text:span><text:span text:style-name="T84"> </text:span><text:span text:style-name="T95">(П, І, 182)</text:span></text:p>
          </table:table-cell>
          <table:table-cell table:style-name="Dictionary.C67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67" office:value-type="string">
            <text:p text:style-name="P10"><text:span text:style-name="T68">о</text:span><text:span text:style-name="T13"></text:span><text:span text:style-name="T68">брій</text:span></text:p>
            <text:p text:style-name="P10"><text:span text:style-name="T44">-ю, </text:span><text:span text:style-name="T49">ч.</text:span></text:p>
            <text:p text:style-name="P10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10">2) Простір, який постає перед очима на відкритій місцевості; видноколо.<text:span text:style-name="T112"> </text:span><text:span text:style-name="T113">(С, 816)</text:span></text:p>
          </table:table-cell>
        </table:table-row>
        <table:table-row>
          <table:table-cell table:style-name="Dictionary.A2" table:number-rows-spanned="2" office:value-type="string">
            <text:p text:style-name="P10">34</text:p>
          </table:table-cell>
          <table:table-cell table:style-name="Dictionary.B69" table:number-rows-spanned="2" office:value-type="string">
            <text:p text:style-name="P11">ВСЕОБРУШАТИ</text:p>
            <text:p text:style-name="P10">-а<text:span text:style-name="T13"></text:span>ю, -єш, дієсл., <text:span text:style-name="T85">недок., перех., інд.-авт.</text:span></text:p>
            <text:p text:style-name="P10"><text:span text:style-name="T95">утворене способом основоскладання, похідне від слів:</text:span> <text:span text:style-name="T70">все</text:span> і <text:span text:style-name="T70">обруша</text:span><text:span text:style-name="T13"></text:span><text:span text:style-name="T70">ти.</text:span></text:p>
            <text:p text:style-name="P12">Та <text:span text:style-name="T69">всеобрушає</text:span> нестерпно</text:p>
            <text:p text:style-name="P12">двопогляд. У ньому ти сущий,</text:p>
            <text:p text:style-name="P12">померлий, пантруєш живого,</text:p>
            <text:p text:style-name="P10"><text:span text:style-name="T85">зориш за померлим – живий.</text:span><text:span text:style-name="T84"> </text:span><text:span text:style-name="T95">(П, І, 87)</text:span></text:p>
          </table:table-cell>
          <table:table-cell table:style-name="Dictionary.C69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69" office:value-type="string">
            <text:p text:style-name="P10"><text:span text:style-name="T22">обру</text:span><text:span text:style-name="T2"></text:span><text:span text:style-name="T22">шувати</text:span></text:p>
            <text:p text:style-name="P10"><text:span text:style-name="T44">-ую, -уєш </text:span><text:span text:style-name="T49">і рідко </text:span><text:span text:style-name="T44">обрушати, -аю, -аєш, </text:span><text:span text:style-name="T49">недок.</text:span><text:span text:style-name="T44">, обрушити, -шу, -шиш,</text:span><text:span text:style-name="T49">док.</text:span><text:span text:style-name="T44">, </text:span><text:span text:style-name="T49">перех.</text:span></text:p>
            <text:p text:style-name="P10"><text:span text:style-name="T20">3) </text:span><text:span text:style-name="T36">перен.</text:span><text:span text:style-name="T20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33"> </text:span><text:span text:style-name="T34">(С, 817)</text:span></text:p>
          </table:table-cell>
        </table:table-row>
        <table:table-row>
          <table:table-cell table:style-name="Dictionary.A2" table:number-rows-spanned="2" office:value-type="string">
            <text:p text:style-name="P10">35</text:p>
          </table:table-cell>
          <table:table-cell table:style-name="Dictionary.B70" table:number-rows-spanned="2" office:value-type="string">
            <text:p text:style-name="P11">ВСЕОЧІ</text:p>
            <text:p text:style-name="P10">-чéй, <text:span text:style-name="T84">ім., мн., інд.-авт.</text:span></text:p>
            <text:p text:style-name="P10"><text:span text:style-name="T97">утворене способом основоскладання, </text:span><text:soft-page-break/><text:span text:style-name="T97">похідне від слів:</text:span> <text:span text:style-name="T70">все</text:span> і <text:span text:style-name="T70">о</text:span><text:span text:style-name="T13"></text:span><text:span text:style-name="T70">чі.</text:span></text:p>
            <text:p text:style-name="P12">Узорені, роздумані, прозорі - </text:p>
            <text:p text:style-name="P12">вони – одне високе чудування - </text:p>
            <text:p text:style-name="P12">недоторканна є оця зчужілість</text:p>
            <text:p text:style-name="P10"><text:span text:style-name="T85">і всепрозріння добрих </text:span><text:span text:style-name="T90">всеочей</text:span><text:span text:style-name="T85">.</text:span><text:span text:style-name="T84"> </text:span><text:span text:style-name="T95">(П, ІІ, 198)</text:span></text:p>
          </table:table-cell>
          <table:table-cell table:style-name="Dictionary.C70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71" office:value-type="string">
            <text:p text:style-name="P10"><text:span text:style-name="T21">О</text:span><text:span text:style-name="T2"></text:span><text:span text:style-name="T21">ко (о</text:span><text:span text:style-name="T2"></text:span><text:span text:style-name="T21">чі)</text:span></text:p>
            <text:p text:style-name="P10"><text:span text:style-name="T40">I </text:span><text:span text:style-name="T44">-а, </text:span><text:span text:style-name="T49">с.</text:span><text:span text:style-name="T44"> (</text:span><text:span text:style-name="T49">мн.</text:span><text:span text:style-name="T44"> очі, </text:span><text:span text:style-name="T49">рідко </text:span><text:span text:style-name="T44">вічі, очей – </text:span><text:span text:style-name="T49">перев.</text:span><text:span text:style-name="T44"> </text:span><text:soft-page-break/><text:span text:style-name="T49">з прийм.</text:span><text:span text:style-name="T44"> у).</text:span></text:p>
            <text:p text:style-name="P10">1) Орган зору у людини, всіх хребетних та деяких безхребетних тварин. || Те саме, що погляд.</text:p>
            <text:p text:style-name="P10">2) <text:span text:style-name="T83">розм.</text:span> Здатність бачити; зір. || <text:span text:style-name="T83">тільки одн.</text:span> Особлива здатність бачення, властива людині завдяки певній професії, досвіду і т. ін.</text:p>
            <text:p text:style-name="P10"><text:span text:style-name="T25">3) </text:span><text:span text:style-name="T37">перен.</text:span><text:span text:style-name="T25">, </text:span><text:span text:style-name="T37">розм.</text:span><text:span text:style-name="T25"> Піклування, догляд.</text:span><text:span text:style-name="T26"> </text:span><text:span text:style-name="T27">(С, 837)</text:span></text:p>
          </table:table-cell>
        </table:table-row>
        <table:table-row>
          <table:table-cell table:style-name="Dictionary.A2" table:number-rows-spanned="2" office:value-type="string">
            <text:p text:style-name="P10">36</text:p>
          </table:table-cell>
          <table:table-cell table:style-name="Dictionary.B72" table:number-rows-spanned="2" office:value-type="string">
            <text:p text:style-name="P11">ВСЕПАМ’ЯТКИЙ</text:p>
            <text:p text:style-name="P10">-á, -é, <text:span text:style-name="T85">прикм., </text:span><text:span text:style-name="T84">інд.-авт.</text:span></text:p>
            <text:p text:style-name="P10"><text:span text:style-name="T97">утворене способом основоскладання, похідне від слів:</text:span> <text:span text:style-name="T70">все</text:span> і <text:span text:style-name="T71">пам’яткий.</text:span></text:p>
            <text:p text:style-name="P12">Володарю своєї смерті, доля - </text:p>
            <text:p text:style-name="P12"><text:span text:style-name="T69">всепам’ятка</text:span>, всечула, всевидюща - </text:p>
            <text:p text:style-name="P10"><text:span text:style-name="T85">нічого не забуде, не простить.</text:span><text:span text:style-name="T84"> </text:span><text:span text:style-name="T95">(П, І, 144)</text:span></text:p>
          </table:table-cell>
          <table:table-cell table:style-name="Dictionary.C72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73" office:value-type="string">
            <text:p text:style-name="P10"><text:span text:style-name="T22">Пам’ятли</text:span><text:span text:style-name="T2"></text:span><text:span text:style-name="T22">вий (пам’ятки</text:span><text:span text:style-name="T2"></text:span><text:span text:style-name="T22">й)</text:span></text:p>
            <text:p text:style-name="P10">-а, -е.</text:p>
            <text:p text:style-name="P10">1) Який має добру пам'ять, здатний легко запам'ятовувати.<text:span text:style-name="T112"> </text:span><text:span text:style-name="T113">(С, 879)</text:span></text:p>
          </table:table-cell>
        </table:table-row>
        <table:table-row>
          <table:table-cell table:style-name="Dictionary.A2" table:number-rows-spanned="2" office:value-type="string">
            <text:p text:style-name="P10">37</text:p>
          </table:table-cell>
          <table:table-cell table:style-name="Dictionary.B74" table:number-rows-spanned="2" office:value-type="string">
            <text:p text:style-name="P11">ВСЕПЕКЕЛЬНИЙ</text:p>
            <text:p text:style-name="P10">-а, -е, <text:span text:style-name="T85">прикм., </text:span><text:span text:style-name="T84">інд.-авт.</text:span></text:p>
            <text:p text:style-name="P10"><text:span text:style-name="T76">утворене способом основоскладання, похідне від слів:</text:span> <text:span text:style-name="T70">все</text:span> і <text:span text:style-name="T70">пекéльний.</text:span></text:p>
            <text:p text:style-name="P12">Сяє срібне серце землі</text:p>
            <text:p text:style-name="P10"><text:span text:style-name="T90">всепекельними </text:span><text:span text:style-name="T85">калюжами.</text:span><text:span text:style-name="T84"> </text:span><text:span text:style-name="T95">(П, І, 173)</text:span></text:p>
          </table:table-cell>
          <table:table-cell table:style-name="Dictionary.C74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75" office:value-type="string">
            <text:p text:style-name="P10"><text:span text:style-name="T68">пеке</text:span><text:span text:style-name="T13"></text:span><text:span text:style-name="T68">льний</text:span></text:p>
            <text:p text:style-name="P10">-а, -е.</text:p>
            <text:p text:style-name="P10">1) Прикм. до пекло 1). || Який уявно спостерігається в пеклі.</text:p>
            <text:p text:style-name="P10">2) <text:span text:style-name="T83">перен.</text:span> Важкий, жахливий, нестерпний; такий, як у пеклі. || <text:soft-page-break/>Надзвичайний за ступенем прояву; дуже великий.</text:p>
            <text:p text:style-name="P10"><text:span text:style-name="T25">3) </text:span><text:span text:style-name="T37">перен.</text:span><text:span text:style-name="T25"> Злий, підступний. || </text:span><text:span text:style-name="T37">розм.</text:span><text:span text:style-name="T25"> Уживається як лайливе слово.</text:span><text:span text:style-name="T26"> </text:span><text:span text:style-name="T27">(С, 896-897)</text:span></text:p>
          </table:table-cell>
        </table:table-row>
        <table:table-row>
          <table:table-cell table:style-name="Dictionary.A2" table:number-rows-spanned="2" office:value-type="string">
            <text:p text:style-name="P10">38</text:p>
          </table:table-cell>
          <table:table-cell table:style-name="Dictionary.B77" table:number-rows-spanned="2" office:value-type="string">
            <text:p text:style-name="P11">ВСЕПЕРЕЛЕТ</text:p>
            <text:p text:style-name="P10">-у, <text:span text:style-name="T84">ім., ч., інд.-авт.</text:span></text:p>
            <text:p text:style-name="P10"><text:span text:style-name="T97">утворене способом </text:span><text:span text:style-name="T97">основоскладання, похідне від слів:</text:span><text:span text:style-name="T119"> </text:span><text:span text:style-name="T71">все</text:span><text:span text:style-name="T119"> і </text:span><text:span text:style-name="T71">перелі</text:span><text:span text:style-name="T13"></text:span><text:span text:style-name="T71">т.</text:span></text:p>
            <text:p text:style-name="P12">Це божевілля пориву, ця рвань</text:p>
            <text:p text:style-name="P12"><text:span text:style-name="T69">всеперелетів</text:span> – з пекла і до раю,</text:p>
            <text:p text:style-name="P10"><text:span text:style-name="T85">це надвисання в смерть…</text:span><text:span text:style-name="T84"> </text:span><text:span text:style-name="T95">(П, І, 144)</text:span></text:p>
          </table:table-cell>
          <table:table-cell table:style-name="Dictionary.C77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77" office:value-type="string">
            <text:p text:style-name="P10"><text:span text:style-name="T68">перелі</text:span><text:span text:style-name="T13"></text:span><text:span text:style-name="T68">т</text:span></text:p>
            <text:p text:style-name="P10"><text:span text:style-name="T44">-льоту, </text:span><text:span text:style-name="T49">ч.</text:span></text:p>
            <text:p text:style-name="P10">1) Дія і стан за знач. перелетіти 1), перелітати. <text:span text:style-name="T93">(С, 916)</text:span></text:p>
          </table:table-cell>
        </table:table-row>
        <table:table-row>
          <table:table-cell table:style-name="Dictionary.A2" table:number-rows-spanned="2" office:value-type="string">
            <text:p text:style-name="P10">39</text:p>
          </table:table-cell>
          <table:table-cell table:style-name="Dictionary.B79" table:number-rows-spanned="2" office:value-type="string">
            <text:p text:style-name="P11">ВСЕПЕРЕЛЯК</text:p>
            <text:p text:style-name="P10">-у, <text:span text:style-name="T84">ім., ч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все</text:span><text:span text:style-name="T119"> і </text:span><text:span text:style-name="T71">переляк.</text:span></text:p>
            <text:p text:style-name="P12">Куди сховатись,</text:p>
            <text:p text:style-name="P12">аби втекти глухонімого болю</text:p>
            <text:p text:style-name="P12">і таємничого <text:span text:style-name="T69">Всепереляку</text:span></text:p>
            <text:p text:style-name="P10"><text:span text:style-name="T85">і ницого рятунку Порожнеч?</text:span><text:span text:style-name="T84"> </text:span><text:span text:style-name="T95">(П, І, 136)</text:span></text:p>
          </table:table-cell>
          <table:table-cell table:style-name="Dictionary.C79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79" office:value-type="string">
            <text:p text:style-name="P10"><text:span text:style-name="T68">переля</text:span><text:span text:style-name="T13"></text:span><text:span text:style-name="T68">к</text:span></text:p>
            <text:p text:style-name="P10"><text:span text:style-name="T44">-у, </text:span><text:span text:style-name="T49">ч.</text:span></text:p>
            <text:p text:style-name="P10">Почуття страху, боязні. || Стан, викликаний таким почуттям; зовнішні ознаки такого почуття.<text:span text:style-name="T112"> </text:span><text:span text:style-name="T113">(С, 916)</text:span></text:p>
          </table:table-cell>
        </table:table-row>
        <table:table-row>
          <table:table-cell table:style-name="Dictionary.A2" table:number-rows-spanned="2" office:value-type="string">
            <text:p text:style-name="P10">40</text:p>
          </table:table-cell>
          <table:table-cell table:style-name="Dictionary.B81" table:number-rows-spanned="2" office:value-type="string">
            <text:p text:style-name="P11">ВСЕПОПÉРЕДУ</text:p>
            <text:p text:style-name="P10">присл., інд.-авт.</text:p>
            <text:p text:style-name="P10"><text:span text:style-name="T96">утворене способом </text:span><text:span text:style-name="T96">зрощення, похідне </text:span><text:soft-page-break/><text:span text:style-name="T96">від слів:</text:span><text:span text:style-name="T119"> </text:span><text:span text:style-name="T71">все</text:span><text:span text:style-name="T119"> і </text:span><text:span text:style-name="T71">попéреду</text:span></text:p>
            <text:p text:style-name="P12">Іду до вас – ви <text:span text:style-name="T69">всепопереду</text:span>,</text:p>
            <text:p text:style-name="P10"><text:span text:style-name="T85">за заримим обрієм моїм.</text:span><text:span text:style-name="T84"> </text:span><text:span text:style-name="T95">(П, ІІ, 78)</text:span></text:p>
          </table:table-cell>
          <table:table-cell table:style-name="Dictionary.C81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81" office:value-type="string">
            <text:p text:style-name="P10"><text:span text:style-name="T68">попе</text:span><text:span text:style-name="T13"></text:span><text:span text:style-name="T68">реду</text:span></text:p>
            <text:p text:style-name="P10"><text:span text:style-name="T40">I </text:span><text:span text:style-name="T49">присл.</text:span></text:p>
            <text:p text:style-name="P10"><text:soft-page-break/>1) Перед ким-, чим-небудь, на чолі когось, чогось; <text:span text:style-name="T83">прот.</text:span> позаду. || У передній частині чого-небудь. || У числі перших, передових, в авангарді.</text:p>
            <text:p text:style-name="P10">2) Раніше від кого-, чого-небудь; спершу. || За якийсь час до чого-небудь; заздалегідь, наперед. || У минулому, раніше.</text:p>
            <text:p text:style-name="P10">3) На деякій відстані перед ким-, чим-небудь. || На значній віддалі на шляху під час пересування.</text:p>
            <text:p text:style-name="P10">4) У майбутньому.<text:span text:style-name="T112"> </text:span><text:span text:style-name="T113">(С, 1054)</text:span></text:p>
          </table:table-cell>
        </table:table-row>
        <table:table-row>
          <table:table-cell table:style-name="Dictionary.A2" table:number-rows-spanned="2" office:value-type="string">
            <text:p text:style-name="P10">41</text:p>
          </table:table-cell>
          <table:table-cell table:style-name="Dictionary.B83" table:number-rows-spanned="2" office:value-type="string">
            <text:p text:style-name="P11">ВСЕПРОЗРÍННЯ</text:p>
            <text:p text:style-name="P10">ім., с., інд.-авт.</text:p>
            <text:p text:style-name="P10"><text:span text:style-name="T96">утворене способом основоскладання, похідне від слів:</text:span><text:span text:style-name="T119"> </text:span><text:span text:style-name="T71">все</text:span><text:span text:style-name="T119"> </text:span><text:span text:style-name="T119">і </text:span><text:span text:style-name="T71">прозрíння.</text:span></text:p>
            <text:p text:style-name="P12">На всерозхресті люті і жаху,</text:p>
            <text:p text:style-name="P12">на <text:span text:style-name="T69">всепрозрінні</text:span> смертного скрику</text:p>
            <text:p text:style-name="P12">дай мені, Боже, чесного шляху,</text:p>
            <text:p text:style-name="P10"><text:span text:style-name="T85">дай мені, Боже, гордого лику!</text:span><text:span text:style-name="T84"> </text:span><text:span text:style-name="T95">(П, І, 153);</text:span></text:p>
            <text:p text:style-name="P12">Узорені, роздумані, прозорі - </text:p>
            <text:p text:style-name="P12">вони – одне високе чудування - </text:p>
            <text:p text:style-name="P12">недоторканна є оця зчужілість</text:p>
            <text:p text:style-name="P10"><text:soft-page-break/><text:span text:style-name="T85">і </text:span><text:span text:style-name="T90">всепрозріння</text:span><text:span text:style-name="T85"> добрих всеочей.</text:span><text:span text:style-name="T84"> </text:span><text:span text:style-name="T95">(П, ІІ, 198)</text:span></text:p>
          </table:table-cell>
          <table:table-cell table:style-name="Dictionary.C83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83" office:value-type="string">
            <text:p text:style-name="P10"><text:span text:style-name="T68">прозрі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1) Дія і стан за знач. прозріти. <text:span text:style-name="T93">(С, 1153)</text:span></text:p>
          </table:table-cell>
        </table:table-row>
        <table:table-row>
          <table:table-cell table:style-name="Dictionary.A2" table:number-rows-spanned="2" office:value-type="string">
            <text:p text:style-name="P10">42</text:p>
          </table:table-cell>
          <table:table-cell table:style-name="Dictionary.B85" table:number-rows-spanned="2" office:value-type="string">
            <text:p text:style-name="P11">ВСЕПРОЩÁЛЬН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все</text:span><text:span text:style-name="T119"> і </text:span><text:span text:style-name="T71">прощáльний.</text:span></text:p>
            <text:p text:style-name="P12">Земля – хитлива і плавка – вседорога і <text:span text:style-name="T69">всепрощальна</text:span> - </text:p>
            <text:p text:style-name="P10"><text:span text:style-name="T85">здоліла стати, щоб благальна помічена була рука.</text:span><text:span text:style-name="T84"> </text:span><text:span text:style-name="T95">(П, ІІ, 147)</text:span></text:p>
          </table:table-cell>
          <table:table-cell table:style-name="Dictionary.C85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85" office:value-type="string">
            <text:p text:style-name="P10"><text:span text:style-name="T68">проща</text:span><text:span text:style-name="T13"></text:span><text:span text:style-name="T68">льний</text:span></text:p>
            <text:p text:style-name="P10">-а, -е.</text:p>
            <text:p text:style-name="P10">1) 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10"><text:span text:style-name="T20">2) </text:span><text:span text:style-name="T36">перен.</text:span><text:span text:style-name="T20"> Останній.</text:span><text:span text:style-name="T33"> </text:span><text:span text:style-name="T34">(С, 1181)</text:span></text:p>
          </table:table-cell>
        </table:table-row>
        <table:table-row>
          <table:table-cell table:style-name="Dictionary.A2" table:number-rows-spanned="2" office:value-type="string">
            <text:p text:style-name="P10">43</text:p>
          </table:table-cell>
          <table:table-cell table:style-name="Dictionary.B87" table:number-rows-spanned="2" office:value-type="string">
            <text:p text:style-name="P11">ВСЕПРОЩÁННЯ</text:p>
            <text:p text:style-name="P10">-я, <text:span text:style-name="T84">ім., с., інд.-авт.</text:span></text:p>
            <text:p text:style-name="P10"><text:span text:style-name="T97">утворене способом </text:span><text:span text:style-name="T97">основословоскладання, похідне від слів:</text:span><text:span text:style-name="T119"> </text:span><text:span text:style-name="T71">все</text:span><text:span text:style-name="T119"> і </text:span><text:span text:style-name="T71">прощáння.</text:span></text:p>
            <text:p text:style-name="P12">Що мав – привиділось, причулося,</text:p>
            <text:p text:style-name="P10"><text:span text:style-name="T85">на всенезустріч, </text:span><text:span text:style-name="T90">всепрощання</text:span><text:span text:style-name="T85">.</text:span><text:span text:style-name="T84"> </text:span><text:span text:style-name="T95">(П, І, 199)</text:span></text:p>
          </table:table-cell>
          <table:table-cell table:style-name="Dictionary.C87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87" office:value-type="string">
            <text:p text:style-name="P10"><text:span text:style-name="T68">прощ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<text:span text:style-name="T45">1) Дія за знач. прощатися 1). || Слова, які вимовляються перед розлукою, розставанням. </text:span><text:span text:style-name="T50">Час прощання</text:span><text:span text:style-name="T45">.</text:span></text:p>
            <text:p text:style-name="P10"><text:span text:style-name="T25">2) </text:span><text:span text:style-name="T37">перен.</text:span><text:span text:style-name="T25"> Розставання з чим-небудь.</text:span><text:span text:style-name="T26"> </text:span><text:span text:style-name="T27">(С, 1181)</text:span></text:p>
          </table:table-cell>
        </table:table-row>
        <table:table-row>
          <table:table-cell table:style-name="Dictionary.A2" table:number-rows-spanned="2" office:value-type="string">
            <text:p text:style-name="P10">44</text:p>
          </table:table-cell>
          <table:table-cell table:style-name="Dictionary.B89" table:number-rows-spanned="2" office:value-type="string">
            <text:p text:style-name="P11">ВСЕРОЗЛУКА</text:p>
            <text:p text:style-name="P10">-и, <text:span text:style-name="T84">ім., ж., інд.-авт.</text:span></text:p>
            <text:p text:style-name="P10"><text:span text:style-name="T97">утворене способом </text:span><text:span text:style-name="T97">основоскладання, похідне від слів:</text:span><text:span text:style-name="T119"> </text:span><text:span text:style-name="T71">все</text:span><text:span text:style-name="T119"> і </text:span><text:span text:style-name="T71">розлука.</text:span></text:p>
            <text:p text:style-name="P10">Сягни рукою – і не досягнеш</text:p>
            <text:p text:style-name="P10"><text:span text:style-name="T84">ні краю </text:span><text:span text:style-name="T89">всерозлук</text:span><text:span text:style-name="T84">, ні муки краю. </text:span><text:soft-page-break/><text:span text:style-name="T95">(П, І, 149)</text:span></text:p>
          </table:table-cell>
          <table:table-cell table:style-name="Dictionary.C89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89" office:value-type="string">
            <text:p text:style-name="P10"><text:span text:style-name="T68">розлу</text:span><text:span text:style-name="T13"></text:span><text:span text:style-name="T68">ка</text:span></text:p>
            <text:p text:style-name="P10"><text:span text:style-name="T44">-и, </text:span><text:span text:style-name="T49">ж.</text:span></text:p>
            <text:p text:style-name="P10">1) Розставання, прощання з ким-, чим-небудь близьким, дорогим.</text:p>
            <text:p text:style-name="P10">2) Тимчасове перебування далеко від <text:soft-page-break/>кого-, чого-небудь близького, дорогого.<text:span text:style-name="T112"> </text:span><text:span text:style-name="T113">(С, 1250)</text:span></text:p>
          </table:table-cell>
        </table:table-row>
        <table:table-row>
          <table:table-cell table:style-name="Dictionary.A2" table:number-rows-spanned="2" office:value-type="string">
            <text:p text:style-name="P10">45</text:p>
          </table:table-cell>
          <table:table-cell table:style-name="Dictionary.B91" table:number-rows-spanned="2" office:value-type="string">
            <text:p text:style-name="P11">ВСЕРОЗХРÉСТЯ</text:p>
            <text:p text:style-name="P10">-я, <text:span text:style-name="T84">ім., с., інд.-авт.</text:span></text:p>
            <text:p text:style-name="P10"><text:span text:style-name="T97">утворене способом основоскладання, префіксальним і нульсуфіксальним, </text:span><text:span text:style-name="T97">похідне від слів:</text:span><text:span text:style-name="T119"> </text:span><text:span text:style-name="T71">все</text:span><text:span text:style-name="T119"> і </text:span><text:span text:style-name="T71">хрест.</text:span></text:p>
            <text:p text:style-name="P12">На <text:span text:style-name="T69">всерозхресті</text:span> люті і жаху,</text:p>
            <text:p text:style-name="P12">на всепрозрінні смертного скрику</text:p>
            <text:p text:style-name="P12">дай мені, Боже, чесного шляху,</text:p>
            <text:p text:style-name="P10"><text:span text:style-name="T85">дай мені, Боже, гордого лику!</text:span><text:span text:style-name="T84"> </text:span><text:span text:style-name="T95">(П, І, 153)</text:span></text:p>
          </table:table-cell>
          <table:table-cell table:style-name="Dictionary.C91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91" office:value-type="string">
            <text:p text:style-name="P11">хрест</text:p>
            <text:p text:style-name="P10"><text:span text:style-name="T44">-а</text:span><text:span text:style-name="T42"></text:span><text:span text:style-name="T44">, </text:span><text:span text:style-name="T49">ч.</text:span></text:p>
            <text:p text:style-name="P10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10"><text:span text:style-name="T25">5) </text:span><text:span text:style-name="T37">перен.</text:span><text:span text:style-name="T25"> Страждання, випробування, що випали на чиюсь долю.</text:span><text:span text:style-name="T26"> </text:span><text:span text:style-name="T27">(С, 1572)</text:span></text:p>
          </table:table-cell>
        </table:table-row>
        <table:table-row>
          <table:table-cell table:style-name="Dictionary.A2" office:value-type="string">
            <text:p text:style-name="P10">46</text:p>
          </table:table-cell>
          <table:table-cell table:style-name="Dictionary.B92" office:value-type="string">
            <text:p text:style-name="P11">ВСЕСÁДНО</text:p>
            <text:p text:style-name="P10">присл., інд.-авт.</text:p>
            <text:p text:style-name="P10"><text:span text:style-name="T96">утворене суфіксальним способом, похідне від слова</text:span><text:span text:style-name="T119"> </text:span><text:span text:style-name="T71">всесáдний.</text:span></text:p>
            <text:p text:style-name="P12">Меркавий<text:span text:style-name="T69"> </text:span>місяць був посів</text:p>
            <text:p text:style-name="P12">на всю околицю, <text:span text:style-name="T69">всесадно</text:span></text:p>
            <text:p text:style-name="P12">пишаючись і правив владно,</text:p>
            <text:p text:style-name="P10"><text:span text:style-name="T85">нічний мій сором чемно крив.</text:span><text:span text:style-name="T84"> </text:span><text:span text:style-name="T95">(П, ІІ, 296)</text:span></text:p>
          </table:table-cell>
          <table:table-cell table:style-name="Dictionary.C92" office:value-type="string">
            <text:p text:style-name="P10"><text:span text:style-name="T71">Всесáдний </text:span><text:span text:style-name="T78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10">47</text:p>
          </table:table-cell>
          <table:table-cell table:style-name="Dictionary.B94" table:number-rows-spanned="2" office:value-type="string">
            <text:p text:style-name="P11">ВСЕСПÁЛЕННЯ</text:p>
            <text:p text:style-name="P10"><text:soft-page-break/>-я, <text:span text:style-name="T84">ім., с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все</text:span><text:span text:style-name="T119"> і </text:span><text:span text:style-name="T71">спáлення.</text:span></text:p>
            <text:p text:style-name="P12"><text:span text:style-name="T69">Всеспалення</text:span> Твоє автодафе - </text:p>
            <text:p text:style-name="P12">перепочинок перед різнім святом,</text:p>
            <text:p text:style-name="P12">як ворогу назвешся рідним братом</text:p>
            <text:p text:style-name="P10"><text:span text:style-name="T85">і смерк розсуне лірою Орфей.</text:span><text:span text:style-name="T84"> </text:span><text:span text:style-name="T95">(П, І, 134)</text:span></text:p>
          </table:table-cell>
          <table:table-cell table:style-name="Dictionary.C94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94" office:value-type="string">
            <text:p text:style-name="P10"><text:span text:style-name="T68">спа</text:span><text:span text:style-name="T13"></text:span><text:span text:style-name="T68">лення</text:span></text:p>
            <text:p text:style-name="P10"><text:span text:style-name="T44">-я, </text:span><text:span text:style-name="T49">с.</text:span></text:p>
            <text:p text:style-name="P10">Дія за знач. спалити. <text:span text:style-name="T93">(С, 1361)</text:span></text:p>
          </table:table-cell>
        </table:table-row>
        <table:table-row>
          <table:table-cell table:style-name="Dictionary.A2" table:number-rows-spanned="2" office:value-type="string">
            <text:p text:style-name="P10">48</text:p>
          </table:table-cell>
          <table:table-cell table:style-name="Dictionary.B96" table:number-rows-spanned="2" office:value-type="string">
            <text:p text:style-name="P11">ВСЕСПОГÁДУВАТИ</text:p>
            <text:p text:style-name="P10">-ую, -єш, дієсл., <text:span text:style-name="T84">недок., перех., інд.-авт.</text:span></text:p>
            <text:p text:style-name="P10"><text:span text:style-name="T76">утворене способом основоскладання, похідне від слів:</text:span> <text:span text:style-name="T70">все</text:span> і <text:span text:style-name="T70">спогáдувати.</text:span></text:p>
            <text:p text:style-name="P12">Як лев, що причаївся в хащах обрію,</text:p>
            <text:p text:style-name="P12">заки й зблудив, отак і я валандаюсь,</text:p>
            <text:p text:style-name="P12">від тебе відмежований навіки,</text:p>
            <text:p text:style-name="P10"><text:span text:style-name="T85">і </text:span><text:span text:style-name="T90">всеспогадую</text:span><text:span text:style-name="T85"> – немов живу.</text:span><text:span text:style-name="T84"> </text:span><text:span text:style-name="T95">(П, І, 70)</text:span></text:p>
          </table:table-cell>
          <table:table-cell table:style-name="Dictionary.C96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96" office:value-type="string">
            <text:p text:style-name="P10"><text:span text:style-name="T68">спога</text:span><text:span text:style-name="T13"></text:span><text:span text:style-name="T68">дувати</text:span></text:p>
            <text:p text:style-name="P10"><text:span text:style-name="T44">-ую, -уєш, </text:span><text:span text:style-name="T49">недок.</text:span><text:span text:style-name="T44">, спогадати, -аю, -аєш, </text:span><text:span text:style-name="T49">док.</text:span><text:span text:style-name="T44">, </text:span><text:span text:style-name="T49">перех.</text:span><text:span text:style-name="T44">, </text:span><text:span text:style-name="T49">також із спол.</text:span><text:span text:style-name="T44">що, як, коли, </text:span><text:span text:style-name="T49">неперех.</text:span><text:span text:style-name="T44">, </text:span><text:span text:style-name="T49">про кого </text:span><text:span text:style-name="T44">– </text:span><text:span text:style-name="T49">що</text:span><text:span text:style-name="T44">, </text:span><text:span text:style-name="T49">розм.</text:span><text:span text:style-name="T44"> </text:span><text:span text:style-name="T49">за кого </text:span><text:span text:style-name="T44">– </text:span><text:span text:style-name="T49">що</text:span><text:span text:style-name="T44">, </text:span><text:span text:style-name="T49">розм.</text:span></text:p>
            <text:p text:style-name="P10"><text:span text:style-name="T45">1) Те саме, що згадувати. </text:span><text:span text:style-name="T50">Спогадувати добрим словом</text:span><text:span text:style-name="T45">.</text:span></text:p>
            <text:p text:style-name="P10">2) Думати, уявляти що-небудь.<text:span text:style-name="T112"> </text:span><text:span text:style-name="T113">(С, 1371)</text:span></text:p>
          </table:table-cell>
        </table:table-row>
        <table:table-row>
          <table:table-cell table:style-name="Dictionary.A2" table:number-rows-spanned="2" office:value-type="string">
            <text:p text:style-name="P10">49</text:p>
          </table:table-cell>
          <table:table-cell table:style-name="Dictionary.B98" table:number-rows-spanned="2" office:value-type="string">
            <text:p text:style-name="P11">ВСЕТРИВÓГА</text:p>
            <text:p text:style-name="P10">-и, <text:span text:style-name="T84">ім., ж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все</text:span><text:span text:style-name="T119"> і </text:span><text:span text:style-name="T71">тривóга.</text:span></text:p>
            <text:p text:style-name="P12">Надимляється дорога</text:p>
            <text:p text:style-name="P12"><text:soft-page-break/>від диявола до Бога,</text:p>
            <text:p text:style-name="P12">вслід ступає <text:span text:style-name="T69">всетривога</text:span>,</text:p>
            <text:p text:style-name="P10"><text:span text:style-name="T85">і спинилась біла смерть.</text:span><text:span text:style-name="T84"> </text:span><text:span text:style-name="T95">(П, ІІ, 127);</text:span></text:p>
            <text:p text:style-name="P12">О ця займанщина душі!</text:p>
            <text:p text:style-name="P12">Спіши – з дороги і в дорогу.</text:p>
            <text:p text:style-name="P12">Годуй голодну <text:span text:style-name="T69">всетривогу</text:span></text:p>
            <text:p text:style-name="P10"><text:span text:style-name="T85">і спогаду не воруши.</text:span><text:span text:style-name="T84"> </text:span><text:span text:style-name="T95">(П, ІІ, 289)</text:span></text:p>
          </table:table-cell>
          <table:table-cell table:style-name="Dictionary.C98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98" office:value-type="string">
            <text:p text:style-name="P10"><text:span text:style-name="T68">триво</text:span><text:span text:style-name="T13"></text:span><text:span text:style-name="T68">га</text:span></text:p>
            <text:p text:style-name="P10"><text:span text:style-name="T44">-и, </text:span><text:span text:style-name="T49">ж.</text:span></text:p>
            <text:p text:style-name="P10">1) Неспокій, збентеження, викликані якимсь побоюванням, страхом перед чимось, передчуттям неприємного, <text:soft-page-break/>небезпечного. || <text:span text:style-name="T83">перев.</text:span> <text:span text:style-name="T83">мн.</text:span>Хвилювання, переживання, що порушують душевний спокій.</text:p>
            <text:p text:style-name="P10">2) Метушня, шарпанина, переполох.</text:p>
            <text:p text:style-name="P10"><text:span text:style-name="T20">3) Стан, що вимагає активних дій; загроза, небезпека. || Умовний сигнал, що сповіщає про небезпеку, загрозу або про битву, бій. </text:span><text:span text:style-name="T36">Бойова тривога</text:span><text:span text:style-name="T20">.</text:span><text:span text:style-name="T33"> </text:span><text:span text:style-name="T34">(С, 1473)</text:span></text:p>
          </table:table-cell>
        </table:table-row>
        <table:table-row>
          <table:table-cell table:style-name="Dictionary.A2" table:number-rows-spanned="2" office:value-type="string">
            <text:p text:style-name="P10">50</text:p>
          </table:table-cell>
          <table:table-cell table:style-name="Dictionary.B100" table:number-rows-spanned="2" office:value-type="string">
            <text:p text:style-name="P11">ВСЕЦÁРСТВІЄ</text:p>
            <text:p text:style-name="P10">-я, <text:span text:style-name="T84">ім., с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все</text:span><text:span text:style-name="T119"> і </text:span><text:span text:style-name="T71">цáрствіє.</text:span></text:p>
            <text:p text:style-name="P12">Оце й бо він, твій люд. Оце й бо він, твій край.</text:p>
            <text:p text:style-name="P10"><text:span text:style-name="T90">Всецарствіє</text:span><text:span text:style-name="T85"> паскуд в сто горл реве: тримай.</text:span><text:span text:style-name="T84"> </text:span><text:span text:style-name="T95">(П, ІІ, 192)</text:span></text:p>
          </table:table-cell>
          <table:table-cell table:style-name="Dictionary.C100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100" office:value-type="string">
            <text:p text:style-name="P10"><text:span text:style-name="T22">Ца</text:span><text:span text:style-name="T2"></text:span><text:span text:style-name="T22">рство (ца</text:span><text:span text:style-name="T2"></text:span><text:span text:style-name="T22">рствіє)</text:span></text:p>
            <text:p text:style-name="P10"><text:span text:style-name="T44">-а, </text:span><text:span text:style-name="T49">с.</text:span></text:p>
            <text:p text:style-name="P10">1) Держава, якою править цар (у 1 <text:span text:style-name="T83">знач.</text:span>).</text:p>
            <text:p text:style-name="P10"><text:span text:style-name="T20">2) </text:span><text:span text:style-name="T36">рідко</text:span><text:span text:style-name="T20">. Правління царя (у 1 </text:span><text:span text:style-name="T36">знач.</text:span><text:span text:style-name="T20">); царювання. || </text:span><text:span text:style-name="T36">перен.</text:span><text:span text:style-name="T20"> Сфера, ділянка, в якій хто-небудь почуває себе повновладним господарем.</text:span><text:span text:style-name="T33"> </text:span><text:span text:style-name="T34">(С, 1578)</text:span></text:p>
          </table:table-cell>
        </table:table-row>
        <table:table-row>
          <table:table-cell table:style-name="Dictionary.A2" table:number-rows-spanned="2" office:value-type="string">
            <text:p text:style-name="P10">51</text:p>
          </table:table-cell>
          <table:table-cell table:style-name="Dictionary.B101" table:number-rows-spanned="2" office:value-type="string">
            <text:p text:style-name="P11">ВСЕЧЕКÁННЯ</text:p>
            <text:p text:style-name="P10">-я, <text:span text:style-name="T84">ім., с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все</text:span><text:span text:style-name="T119"> і </text:span><text:span text:style-name="T71">чекáння.</text:span></text:p>
            <text:p text:style-name="P12">Це все юрма. І ніч. І брат мій спить.</text:p>
            <text:p text:style-name="P10"><text:span text:style-name="T85">Росте під стелю </text:span><text:span text:style-name="T90">всечекання</text:span><text:span text:style-name="T85">.</text:span><text:span text:style-name="T84"> </text:span><text:span text:style-name="T95">(П, І, 164)</text:span></text:p>
          </table:table-cell>
          <table:table-cell table:style-name="Dictionary.C101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102" office:value-type="string">
            <text:p text:style-name="P10"><text:span text:style-name="T68">чек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Стан за знач. чекати. <text:span text:style-name="T93">(С, 1596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10">52</text:p>
          </table:table-cell>
          <table:table-cell table:style-name="Dictionary.B104" table:number-rows-spanned="2" office:value-type="string">
            <text:p text:style-name="P11">ВСЕЧУЛИЙ</text:p>
            <text:p text:style-name="P10">-а, -е, <text:span text:style-name="T85">дієпр., </text:span><text:span text:style-name="T84">інд.-авт.</text:span></text:p>
            <text:p text:style-name="P10"><text:span text:style-name="T97">утворене складносуфіксальни</text:span><text:span text:style-name="T97">м способом, похідне від слів:</text:span><text:span text:style-name="T119"> </text:span><text:span text:style-name="T71">все</text:span><text:span text:style-name="T119"> і </text:span><text:span text:style-name="T71">чýти.</text:span></text:p>
            <text:p text:style-name="P12">Володарю своєї смерті, доля - </text:p>
            <text:p text:style-name="P12">всепам’ятка, <text:span text:style-name="T69">всечула</text:span>, всевидюща - </text:p>
            <text:p text:style-name="P10"><text:span text:style-name="T85">нічого не забуде, не простить.</text:span><text:span text:style-name="T84"> </text:span><text:span text:style-name="T95">(П, І, 144)</text:span></text:p>
          </table:table-cell>
          <table:table-cell table:style-name="Dictionary.C104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104" office:value-type="string">
            <text:p text:style-name="P10"><text:span text:style-name="T68">чу</text:span><text:span text:style-name="T13"></text:span><text:span text:style-name="T68">ти</text:span></text:p>
            <text:p text:style-name="P10"><text:span text:style-name="T44">чую, чуєш, </text:span><text:span text:style-name="T49">недок.</text:span></text:p>
            <text:p text:style-name="P10">1) <text:span text:style-name="T83">перех.</text:span> Сприймати за допомогою органів слуху які-небудь звуки. ||<text:span text:style-name="T83">у знач.</text:span> <text:span text:style-name="T83">вставн. сл.</text:span> Чується.</text:p>
            <text:p text:style-name="P10">2) <text:span text:style-name="T83">неперех.</text:span> Мати слух.</text:p>
            <text:p text:style-name="P10"><text:span text:style-name="T25">3) </text:span><text:span text:style-name="T37">перех.</text:span><text:span text:style-name="T25"> Мати які-небудь дані, відомості про кого-, що-небудь, знати про кого-небудь із розмов, чуток і т. ін.</text:span><text:span text:style-name="T26"> </text:span><text:span text:style-name="T27">(С, 1609)</text:span></text:p>
          </table:table-cell>
        </table:table-row>
        <table:table-row>
          <table:table-cell table:style-name="Dictionary.A2" table:number-rows-spanned="2" office:value-type="string">
            <text:p text:style-name="P10">53</text:p>
          </table:table-cell>
          <table:table-cell table:style-name="Dictionary.B106" table:number-rows-spanned="2" office:value-type="string">
            <text:p text:style-name="P11">ВСЕЩÉДР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все</text:span><text:span text:style-name="T119"> і </text:span><text:span text:style-name="T71">щéдрий.</text:span></text:p>
            <text:p text:style-name="P12">Тож – в неба провалля в бездоння, бездолий</text:p>
            <text:p text:style-name="P12">нагірний, невірний, западистий рай,</text:p>
            <text:p text:style-name="P12">всебідий, всегнівний, <text:span text:style-name="T69">всещедрий</text:span>, всекволий.</text:p>
            <text:p text:style-name="P10"><text:span text:style-name="T85">А що під крилом твоїм? Кара – карай.</text:span><text:span text:style-name="T84"> </text:span><text:span text:style-name="T95">(П, І, 98)</text:span></text:p>
          </table:table-cell>
          <table:table-cell table:style-name="Dictionary.C106" office:value-type="string">
            <text:p text:style-name="P11">все <text:span text:style-name="T76">(див. </text:span>ВСЕБЕЗОДНЯ<text:span text:style-name="T76">)</text:span></text:p>
          </table:table-cell>
        </table:table-row>
        <table:table-row>
          <table:covered-table-cell/>
          <table:covered-table-cell/>
          <table:table-cell table:style-name="Dictionary.C106" office:value-type="string">
            <text:p text:style-name="P10"><text:span text:style-name="T68">ще</text:span><text:span text:style-name="T13"></text:span><text:span text:style-name="T68">дрий</text:span></text:p>
            <text:p text:style-name="P10">-а, -е.</text:p>
            <text:p text:style-name="P10"><text:span text:style-name="T25">1) Який охоче ділиться своїм майном, коштами і т. ін., не шкодує витрачати що-небудь. || </text:span><text:span text:style-name="T37">у знач.</text:span><text:span text:style-name="T25"> </text:span><text:span text:style-name="T37">ім.</text:span><text:span text:style-name="T25"> щедрий, -рого, </text:span><text:span text:style-name="T37">ч.</text:span><text:span text:style-name="T25"> Той, хто не шкодує витрачати що-небудь. || </text:span><text:span text:style-name="T37">перен.</text:span><text:span text:style-name="T25">, </text:span><text:span text:style-name="T37">на що</text:span><text:span text:style-name="T25">, </text:span><text:span text:style-name="T37">в чому</text:span><text:span text:style-name="T25">. Який легко, охоче роздає щось, наділяє чимсь.</text:span><text:span text:style-name="T26"> </text:span><text:span text:style-name="T27">(С, 1638)</text:span></text:p>
          </table:table-cell>
        </table:table-row>
        <table:table-row>
          <table:table-cell table:style-name="Dictionary.A2" office:value-type="string">
            <text:p text:style-name="P10">54</text:p>
          </table:table-cell>
          <table:table-cell table:style-name="Dictionary.B107" office:value-type="string">
            <text:p text:style-name="P11">ГЕТЬМÁНИТИСЯ</text:p>
            <text:p text:style-name="P10">-нюся, -нишся, дієсл., недок., перех., <text:soft-page-break/>інд.-авт.</text:p>
            <text:p text:style-name="P10"><text:span text:style-name="T97">утворене суфіксально-постфіксальним способом, похідне від слова</text:span> <text:span text:style-name="T70">ге</text:span><text:span text:style-name="T14"></text:span><text:span text:style-name="T70">тьман.</text:span><text:span text:style-name="T76"> Вивищуватися</text:span></text:p>
            <text:p text:style-name="P12">…той віщий пагорб, на котрому горді</text:p>
            <text:p text:style-name="P12"><text:span text:style-name="T69">гетьманяться</text:span> дуби – наснився з ночі,</text:p>
            <text:p text:style-name="P10"><text:span text:style-name="T85">аби розлуку близити мою.</text:span><text:span text:style-name="T84"> </text:span><text:span text:style-name="T95">(П, ІІ, 172)</text:span></text:p>
          </table:table-cell>
          <table:table-cell table:style-name="Dictionary.C107" office:value-type="string">
            <text:p text:style-name="P10"><text:span text:style-name="T68">ге</text:span><text:span text:style-name="T13"></text:span><text:span text:style-name="T68">тьман</text:span></text:p>
            <text:p text:style-name="P10">поет.</text:p>
            <text:p text:style-name="P10"><text:soft-page-break/><text:span text:style-name="T25">гетьма</text:span><text:span text:style-name="T2"></text:span><text:span text:style-name="T25">н, -а, </text:span><text:span text:style-name="T37">ч.</text:span><text:span text:style-name="T25"> У 16 ст. – виборний ватажок козацького війська Запорізької Січі, від 17 ст. до 1764 р. – начальник козацького війська та верховний правитель України.</text:span><text:span text:style-name="T26"> </text:span><text:span text:style-name="T27">(С, 235)</text:span></text:p>
          </table:table-cell>
        </table:table-row>
        <table:table-row>
          <table:table-cell table:style-name="Dictionary.A2" table:number-rows-spanned="3" office:value-type="string">
            <text:p text:style-name="P10">55</text:p>
          </table:table-cell>
          <table:table-cell table:style-name="Dictionary.B110" table:number-rows-spanned="3" office:value-type="string">
            <text:p text:style-name="P11">ГЛИБ-СИНЬ-СЕРЦЕ</text:p>
            <text:p text:style-name="P10">-я, <text:span text:style-name="T85">ім., с. інд.-авт.</text:span></text:p>
            <text:p text:style-name="P10"><text:span text:style-name="T98">утворене способом словоскладання, похідне від слів:</text:span> <text:span text:style-name="T70">глиб</text:span>, <text:span text:style-name="T70">синь</text:span> і <text:span text:style-name="T70">се</text:span><text:span text:style-name="T7"></text:span><text:span text:style-name="T70">рце.</text:span></text:p>
            <text:p text:style-name="P12"><text:span text:style-name="T76">Золотокінва</text:span> – пади-но,</text:p>
            <text:p text:style-name="P10"><text:span text:style-name="T85">спади з лиця в </text:span><text:span text:style-name="T91">глиб-синь-серця</text:span><text:span text:style-name="T85">.</text:span><text:span text:style-name="T84"> </text:span><text:span text:style-name="T95">(П, ІІ, 191)</text:span></text:p>
          </table:table-cell>
          <table:table-cell table:style-name="Dictionary.C110" office:value-type="string">
            <text:p text:style-name="P10"><text:span text:style-name="T68">глибина</text:span><text:span text:style-name="T13"></text:span><text:span text:style-name="T68"> (глиб)</text:span></text:p>
            <text:p text:style-name="P10"><text:span text:style-name="T44">-и, </text:span><text:span text:style-name="T49">ж.</text:span></text:p>
            <text:p text:style-name="P10">1) Відстань зверху вниз від поверхні, краю чого-небудь.</text:p>
            <text:p text:style-name="P10"><text:span text:style-name="T25">5) </text:span><text:span text:style-name="T37">тільки одн.</text:span><text:span text:style-name="T25">, </text:span><text:span text:style-name="T37">перен.</text:span><text:span text:style-name="T25"> Про значущість, змістовність чого-небудь. </text:span><text:span text:style-name="T28">(С, 244)</text:span></text:p>
          </table:table-cell>
        </table:table-row>
        <table:table-row>
          <table:covered-table-cell/>
          <table:covered-table-cell/>
          <table:table-cell table:style-name="Dictionary.C110" office:value-type="string">
            <text:p text:style-name="P10"><text:span text:style-name="T68">си</text:span><text:span text:style-name="T13"></text:span><text:span text:style-name="T68">нява (синь)</text:span></text:p>
            <text:p text:style-name="P10"><text:span text:style-name="T44">-и, </text:span><text:span text:style-name="T49">ж.</text:span></text:p>
            <text:p text:style-name="P10">1) Синій колір чого-небудь. || Ясне синє небо. || Серпанок. || <text:span text:style-name="T83">поет.</text:span>Сутінки.</text:p>
            <text:p text:style-name="P10">2) Синій простір, синя поверхня (про небо, море). <text:span text:style-name="T93">(С, 1319)</text:span></text:p>
          </table:table-cell>
        </table:table-row>
        <table:table-row>
          <table:covered-table-cell/>
          <table:covered-table-cell/>
          <table:table-cell table:style-name="Dictionary.C110" office:value-type="string">
            <text:p text:style-name="P10"><text:span text:style-name="T68">се</text:span><text:span text:style-name="T13"></text:span><text:span text:style-name="T68">рце</text:span></text:p>
            <text:p text:style-name="P10"><text:span text:style-name="T44">-я, </text:span><text:span text:style-name="T49">с.</text:span></text:p>
            <text:p text:style-name="P10">2) Цей орган людини як символ зосередження почуттів, настроїв, переживань і т. ін. || Здатність почувати й розуміти інших; чуйність, <text:soft-page-break/>сердечність. || Цей орган людини як символ любовних почуттів, любовної прив'язаності.<text:span text:style-name="T112"> </text:span><text:span text:style-name="T113">(С, 1310)</text:span></text:p>
          </table:table-cell>
        </table:table-row>
        <table:table-row>
          <table:table-cell table:style-name="Dictionary.A2" table:number-rows-spanned="2" office:value-type="string">
            <text:p text:style-name="P10">56</text:p>
          </table:table-cell>
          <table:table-cell table:style-name="Dictionary.B111" table:number-rows-spanned="2" office:value-type="string">
            <text:p text:style-name="P11">ГОРЛОЗГУК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флективним способом, похідне від слів:</text:span><text:span text:style-name="T119"> </text:span><text:span text:style-name="T71">гóрло </text:span><text:span text:style-name="T119">і </text:span><text:span text:style-name="T71">згýкий (</text:span><text:span text:style-name="T119">від </text:span><text:span text:style-name="T71">звук).</text:span></text:p>
            <text:p text:style-name="P12">А обрій утікав. Я надбігав</text:p>
            <text:p text:style-name="P12">щосил моїх. Та обрій <text:span text:style-name="T69">горлозгукий</text:span></text:p>
            <text:p text:style-name="P10"><text:span text:style-name="T85">пустився впрост.</text:span><text:span text:style-name="T84"> </text:span><text:span text:style-name="T95">(П, І, 183)</text:span></text:p>
          </table:table-cell>
          <table:table-cell table:style-name="Dictionary.C111" office:value-type="string">
            <text:p text:style-name="P10"><text:span text:style-name="T68">го</text:span><text:span text:style-name="T13"></text:span><text:span text:style-name="T68">рло</text:span></text:p>
            <text:p text:style-name="P10"><text:span text:style-name="T44">-а, </text:span><text:span text:style-name="T49">с.</text:span></text:p>
            <text:p text:style-name="P10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93">(С, )</text:span></text:p>
          </table:table-cell>
        </table:table-row>
        <table:table-row>
          <table:covered-table-cell/>
          <table:covered-table-cell/>
          <table:table-cell table:style-name="Dictionary.C112" office:value-type="string">
            <text:p text:style-name="P10">звук</text:p>
            <text:p text:style-name="P10">ч.</text:p>
            <text:p text:style-name="P10">1) <text:span text:style-name="T83">род.</text:span> -у.Слухове відчуття, що викликається механічними коливаннями; те, що людина чує, сприймає органом слуху. || Спів, музика. || <text:span text:style-name="T83">перев.</text:span> <text:span text:style-name="T83">мн.</text:span> Мелодія.</text:p>
            <text:p text:style-name="P10"><text:span text:style-name="T25">4) </text:span><text:span text:style-name="T37">род.</text:span><text:span text:style-name="T25"> -а, </text:span><text:span text:style-name="T37">лінгв.</text:span><text:span text:style-name="T25"> Членороздільний елемент людської мови, утворюваний за допомогою органів мовлення. </text:span><text:span text:style-name="T37">Голосні звуки</text:span><text:span text:style-name="T25">.</text:span><text:span text:style-name="T37">Альвеолярні звуки</text:span><text:span text:style-name="T25">.</text:span><text:span text:style-name="T26"> </text:span><text:span text:style-name="T27">(С, 449)</text:span></text:p>
          </table:table-cell>
        </table:table-row>
        <table:table-row>
          <table:table-cell table:style-name="Dictionary.A2" table:number-rows-spanned="2" office:value-type="string">
            <text:p text:style-name="P10">57</text:p>
          </table:table-cell>
          <table:table-cell table:style-name="Dictionary.B114" table:number-rows-spanned="2" office:value-type="string">
            <text:p text:style-name="P11">ДВОПÓГЛЯД</text:p>
            <text:p text:style-name="P10">-у, <text:span text:style-name="T84">ім., ч., інд.-авт.</text:span></text:p>
            <text:p text:style-name="P10"><text:span text:style-name="T97">утворене способом основоскладання, </text:span><text:soft-page-break/><text:span text:style-name="T97">похідне від слів:</text:span><text:span text:style-name="T119"> </text:span><text:span text:style-name="T71">два</text:span><text:span text:style-name="T119"> і </text:span><text:span text:style-name="T71">пóгляд.</text:span></text:p>
            <text:p text:style-name="P12">Та всеобрушає нестерпно</text:p>
            <text:p text:style-name="P12"><text:span text:style-name="T69">двопогляд</text:span>. У ньому ти сущий,</text:p>
            <text:p text:style-name="P12">померлий, пантруєш живого,</text:p>
            <text:p text:style-name="P10"><text:span text:style-name="T85">зориш за померлим – живий.</text:span><text:span text:style-name="T84"> </text:span><text:span text:style-name="T95">(П, І, 87)</text:span></text:p>
          </table:table-cell>
          <table:table-cell table:style-name="Dictionary.C114" office:value-type="string">
            <text:p text:style-name="P10">два</text:p>
            <text:p text:style-name="P10"><text:span text:style-name="T49">ч.</text:span><text:span text:style-name="T44"> </text:span><text:span text:style-name="T49">і с.</text:span><text:span text:style-name="T44">, дві, </text:span><text:span text:style-name="T49">ж.</text:span><text:span text:style-name="T44">, двох, </text:span><text:span text:style-name="T49">числ.</text:span><text:span text:style-name="T44"> </text:span><text:span text:style-name="T49">кільк.</text:span></text:p>
            <text:p text:style-name="P10">1) Назва числа 2 і його цифрового позначення. || Кількість із двох <text:soft-page-break/>одиниць. <text:span text:style-name="T93">(С, 274)</text:span></text:p>
          </table:table-cell>
        </table:table-row>
        <table:table-row>
          <table:covered-table-cell/>
          <table:covered-table-cell/>
          <table:table-cell table:style-name="Dictionary.C114" office:value-type="string">
            <text:p text:style-name="P10"><text:span text:style-name="T68">по</text:span><text:span text:style-name="T13"></text:span><text:span text:style-name="T68">гляд</text:span></text:p>
            <text:p text:style-name="P10"><text:span text:style-name="T44">-у, </text:span><text:span text:style-name="T49">ч.</text:span></text:p>
            <text:p text:style-name="P10">1) Спрямованість, скерованість зору на кого-, що-небудь. || Вираз очей, манера дивитися. <text:span text:style-name="T83">Відводити погляд</text:span>. <text:span text:style-name="T83">Зустрічатися поглядом</text:span>.</text:p>
            <text:p text:style-name="P10"><text:span text:style-name="T25">2) Думка, судження про що-небудь. || </text:span><text:span text:style-name="T37">тільки мн.</text:span><text:span text:style-name="T25"> Система переконань, уявлень; світогляд, світосприймання.</text:span><text:span text:style-name="T26"> </text:span><text:span text:style-name="T27">(С, 1004)</text:span></text:p>
          </table:table-cell>
        </table:table-row>
        <table:table-row>
          <table:table-cell table:style-name="Dictionary.A2" table:number-rows-spanned="2" office:value-type="string">
            <text:p text:style-name="P10">58</text:p>
          </table:table-cell>
          <table:table-cell table:style-name="Dictionary.B116" table:number-rows-spanned="2" office:value-type="string">
            <text:p text:style-name="P11">ДЗЕНЬ-СТРУНÁ</text:p>
            <text:p text:style-name="P10">-и, <text:span text:style-name="T84">ім., ж., інд.-авт.</text:span></text:p>
            <text:p text:style-name="P10"><text:span text:style-name="T97">утворене способом словоскладання, похідне від слів:</text:span><text:span text:style-name="T119"> </text:span><text:span text:style-name="T71">дзень</text:span><text:span text:style-name="T119"> і </text:span><text:span text:style-name="T71">струнá.</text:span></text:p>
            <text:p text:style-name="P12">І думою одною</text:p>
            <text:p text:style-name="P12">півсну кошлатить ся. І <text:span text:style-name="T69">дзень-струною</text:span></text:p>
            <text:p text:style-name="P10"><text:span text:style-name="T85">не йде це дивне диво з голови.</text:span><text:span text:style-name="T84"> </text:span><text:span text:style-name="T95">(П, ІІ, 194)</text:span></text:p>
          </table:table-cell>
          <table:table-cell table:style-name="Dictionary.C116" office:value-type="string">
            <text:p text:style-name="P11">дзень</text:p>
            <text:p text:style-name="P10">виг.</text:p>
            <text:p text:style-name="P10"><text:span text:style-name="T45">Уживається як присудок за </text:span><text:span text:style-name="T50">знач.</text:span><text:span text:style-name="T45"> дзенькати.</text:span><text:span text:style-name="T44"> </text:span><text:span text:style-name="T48">(С, )</text:span></text:p>
          </table:table-cell>
        </table:table-row>
        <table:table-row>
          <table:covered-table-cell/>
          <table:covered-table-cell/>
          <table:table-cell table:style-name="Dictionary.C116" office:value-type="string">
            <text:p text:style-name="P10"><text:span text:style-name="T68">струна</text:span><text:span text:style-name="T13"></text:span></text:p>
            <text:p text:style-name="P10"><text:span text:style-name="T44">-и</text:span><text:span text:style-name="T5"></text:span><text:span text:style-name="T44">, </text:span><text:span text:style-name="T49">ж.</text:span></text:p>
            <text:p text:style-name="P10">1) Гнучка, пружна, туго натягнена нитка (металева, жильна і т. ін.) в музичних інструментах, що, коливаючись, створює звуки. || <text:span text:style-name="T83">тількимн.</text:span>, <text:span text:style-name="T83">перен.</text:span> Про звуки якого-небудь музичного інструмента; взагалі про музику, поезію.</text:p>
            <text:p text:style-name="P10"><text:span text:style-name="T25">2) </text:span><text:span text:style-name="T37">перен.</text:span><text:span text:style-name="T25"> Особливість кого-, чого-небудь, риса людини, властивість її </text:span><text:soft-page-break/><text:span text:style-name="T25">характеру.</text:span><text:span text:style-name="T26"> </text:span><text:span text:style-name="T27">(С, 1405)</text:span></text:p>
          </table:table-cell>
        </table:table-row>
        <table:table-row>
          <table:table-cell table:style-name="Dictionary.A2" table:number-rows-spanned="2" office:value-type="string">
            <text:p text:style-name="P10">59</text:p>
          </table:table-cell>
          <table:table-cell table:style-name="Dictionary.B118" table:number-rows-spanned="2" office:value-type="string">
            <text:p text:style-name="P11">ДИВНОВЗÍР</text:p>
            <text:p text:style-name="P10">-зóру, <text:span text:style-name="T84">ім., ч., інд.-авт.</text:span></text:p>
            <text:p text:style-name="P10"><text:span text:style-name="T97">утворене способом основоскладання і нульсуфіксальним, похідне від слів:</text:span><text:span text:style-name="T119"> </text:span><text:span text:style-name="T71">ди</text:span><text:span text:style-name="T13"></text:span><text:span text:style-name="T71">вний</text:span><text:span text:style-name="T119"> і </text:span><text:span text:style-name="T71">взі</text:span><text:span text:style-name="T13"></text:span><text:span text:style-name="T71">р.</text:span></text:p>
            <text:p text:style-name="P12">Там крила птаства рясно миготіли,</text:p>
            <text:p text:style-name="P12">мережилася зелень <text:span text:style-name="T69">дивновзором</text:span>,</text:p>
            <text:p text:style-name="P12">а душу вже поймав самодоходжень</text:p>
            <text:p text:style-name="P10"><text:span text:style-name="T85">зухвалий холод і зухвалий жах.</text:span><text:span text:style-name="T84"> </text:span><text:span text:style-name="T95">(П, ІІ, 118)</text:span></text:p>
          </table:table-cell>
          <table:table-cell table:style-name="Dictionary.C118" office:value-type="string">
            <text:p text:style-name="P10"><text:span text:style-name="T68">ди</text:span><text:span text:style-name="T13"></text:span><text:span text:style-name="T68">вний</text:span></text:p>
            <text:p text:style-name="P10">-а, -е.</text:p>
            <text:p text:style-name="P10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10">2) Дуже гарний; чудовий, чарівний. <text:span text:style-name="T93">(С, )</text:span></text:p>
          </table:table-cell>
        </table:table-row>
        <table:table-row>
          <table:covered-table-cell/>
          <table:covered-table-cell/>
          <table:table-cell table:style-name="Dictionary.C118" office:value-type="string">
            <text:p text:style-name="P11">взір</text:p>
            <text:p text:style-name="P10"><text:span text:style-name="T44">(узір), взору, </text:span><text:span text:style-name="T49">ч.</text:span><text:span text:style-name="T44">, </text:span><text:span text:style-name="T49">рідко</text:span><text:span text:style-name="T44">.</text:span></text:p>
            <text:p text:style-name="P10">1) Зовнішній вигляд кого-, чого-небудь.</text:p>
            <text:p text:style-name="P10"><text:span text:style-name="T25">3) </text:span><text:span text:style-name="T37">діал.</text:span><text:span text:style-name="T25"> Зір, погляд.</text:span><text:span text:style-name="T26"> </text:span><text:span text:style-name="T27">(С, 125)</text:span></text:p>
          </table:table-cell>
        </table:table-row>
        <table:table-row>
          <table:table-cell table:style-name="Dictionary.A2" office:value-type="string">
            <text:p text:style-name="P10">60</text:p>
          </table:table-cell>
          <table:table-cell table:style-name="Dictionary.B119" office:value-type="string">
            <text:p text:style-name="P11">ДЛЯННЯ</text:p>
            <text:p text:style-name="P10"><text:span text:style-name="T1">-</text:span>я, <text:span text:style-name="T84">ім., с., інд.-авт.</text:span></text:p>
            <text:p text:style-name="P10"><text:span text:style-name="T97">утворене суфіксальним способом, похідне </text:span><text:span text:style-name="T97">від слова</text:span> <text:span text:style-name="T70">для</text:span><text:span text:style-name="T14"></text:span><text:span text:style-name="T70">ти.</text:span></text:p>
            <text:p text:style-name="P10">У штольнях ночей вертикальних</text:p>
            <text:p text:style-name="P10"><text:span text:style-name="T84">іде схарапуджене </text:span><text:span text:style-name="T89">дляння</text:span></text:p>
            <text:p text:style-name="P10"><text:span text:style-name="T84">всебезруху… </text:span><text:span text:style-name="T95">(П, І, 87)</text:span></text:p>
          </table:table-cell>
          <table:table-cell table:style-name="Dictionary.C119" office:value-type="string">
            <text:p text:style-name="P10"><text:span text:style-name="T68">для</text:span><text:span text:style-name="T13"></text:span><text:span text:style-name="T68">ти</text:span></text:p>
            <text:p text:style-name="P10"><text:span text:style-name="T44">дляю, дляєш, </text:span><text:span text:style-name="T49">недок.</text:span><text:span text:style-name="T44">, </text:span><text:span text:style-name="T49">розм.</text:span><text:span text:style-name="T44">, </text:span><text:span text:style-name="T49">рідко</text:span><text:span text:style-name="T44">.</text:span></text:p>
            <text:p text:style-name="P10">Не поспішати робити що-небудь; затягувати.<text:span text:style-name="T112"> </text:span><text:span text:style-name="T113">(С, 306)</text:span></text:p>
          </table:table-cell>
        </table:table-row>
        <table:table-row>
          <table:table-cell table:style-name="Dictionary.A2" office:value-type="string">
            <text:p text:style-name="P10">61</text:p>
          </table:table-cell>
          <table:table-cell table:style-name="Dictionary.B120" office:value-type="string">
            <text:p text:style-name="P11">ДОДÓСВІТ</text:p>
            <text:p text:style-name="P10">-у, ім., <text:span text:style-name="T84">ч., інд.-авт.</text:span></text:p>
            <text:p text:style-name="P10"><text:span text:style-name="T97">утворене префіксальним способом, </text:span><text:soft-page-break/><text:span text:style-name="T97">похідне від слова</text:span> <text:span text:style-name="T70">до</text:span><text:span text:style-name="T14"></text:span><text:span text:style-name="T70">світ.</text:span></text:p>
            <text:p text:style-name="P12">Там ще <text:span text:style-name="T69">додосвіт</text:span>. Смерком облягло</text:p>
            <text:p text:style-name="P10"><text:span text:style-name="T85">ледачі верби, сторожкі тополі…</text:span><text:span text:style-name="T84"> </text:span><text:span text:style-name="T95">(П, ІІ, 13)</text:span></text:p>
          </table:table-cell>
          <table:table-cell table:style-name="Dictionary.C120" office:value-type="string">
            <text:p text:style-name="P10"><text:span text:style-name="T68">до</text:span><text:span text:style-name="T13"></text:span><text:span text:style-name="T68">світ</text:span></text:p>
            <text:p text:style-name="P10"><text:span text:style-name="T44">-у, </text:span><text:span text:style-name="T49">ч.</text:span></text:p>
            <text:p text:style-name="P10">Час доби перед сходом сонця, <text:soft-page-break/>світанком.<text:span text:style-name="T112"> </text:span><text:span text:style-name="T113">(С, 321)</text:span></text:p>
          </table:table-cell>
        </table:table-row>
        <table:table-row>
          <table:table-cell table:style-name="Dictionary.A2" table:number-rows-spanned="2" office:value-type="string">
            <text:p text:style-name="P10">62</text:p>
          </table:table-cell>
          <table:table-cell table:style-name="Dictionary.B122" table:number-rows-spanned="2" office:value-type="string">
            <text:p text:style-name="P11">ДУШЕКРÓНА</text:p>
            <text:p text:style-name="P10">-и, <text:span text:style-name="T84">ім., ж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душá</text:span><text:span text:style-name="T119"> і </text:span><text:span text:style-name="T71">крóна.</text:span></text:p>
            <text:p text:style-name="P12">Ця розлука душ - </text:p>
            <text:p text:style-name="P12">одна загасла, друга спалахнула</text:p>
            <text:p text:style-name="P12">(лиш не твоя, бо смертна павза вже</text:p>
            <text:p text:style-name="P10"><text:span text:style-name="T85">обтяла зароділу </text:span><text:span text:style-name="T90">душекрону</text:span><text:span text:style-name="T85">)…</text:span><text:span text:style-name="T84"> </text:span><text:span text:style-name="T95">(П, І, 203)</text:span></text:p>
          </table:table-cell>
          <table:table-cell table:style-name="Dictionary.C122" office:value-type="string">
            <text:p text:style-name="P10"><text:span text:style-name="T68">душа</text:span><text:span text:style-name="T13"></text:span></text:p>
            <text:p text:style-name="P10"><text:span text:style-name="T44">-і, </text:span><text:span text:style-name="T49">ж.</text:span></text:p>
            <text:p text:style-name="P10">1) 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10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93">(С, 333)</text:span></text:p>
          </table:table-cell>
        </table:table-row>
        <table:table-row>
          <table:covered-table-cell/>
          <table:covered-table-cell/>
          <table:table-cell table:style-name="Dictionary.C122" office:value-type="string">
            <text:p text:style-name="P10"><text:span text:style-name="T68">кро</text:span><text:span text:style-name="T13"></text:span><text:span text:style-name="T68">на</text:span></text:p>
            <text:p text:style-name="P10"><text:span text:style-name="T40">I </text:span><text:span text:style-name="T44">-и, </text:span><text:span text:style-name="T49">ж.</text:span></text:p>
            <text:p text:style-name="P10">Верхня частина дерева, що являє собою сукупність його гілок.<text:span text:style-name="T112"> </text:span><text:span text:style-name="T113">(С, 590)</text:span></text:p>
          </table:table-cell>
        </table:table-row>
        <table:table-row>
          <table:table-cell table:style-name="Dictionary.A2" table:number-rows-spanned="2" office:value-type="string">
            <text:p text:style-name="P10">63</text:p>
          </table:table-cell>
          <table:table-cell table:style-name="Dictionary.B124" table:number-rows-spanned="2" office:value-type="string">
            <text:p text:style-name="P11">ЖИВОДНÍ</text:p>
            <text:p text:style-name="P10"><text:soft-page-break/>-íв, <text:span text:style-name="T84">ім., мн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живий</text:span><text:span text:style-name="T119"> і </text:span><text:span text:style-name="T71">дні.</text:span></text:p>
            <text:p text:style-name="P12">Коли протліла згага <text:span text:style-name="T69">живоднів</text:span></text:p>
            <text:p text:style-name="P12">ураз попустить серце, ніби напад</text:p>
            <text:p text:style-name="P12">нагальної недуги, в смертний запад,</text:p>
            <text:p text:style-name="P10"><text:span text:style-name="T85">у феєричні полиски жалів.</text:span><text:span text:style-name="T84"> </text:span><text:span text:style-name="T95">(П, І, 62)</text:span></text:p>
          </table:table-cell>
          <table:table-cell table:style-name="Dictionary.C124" office:value-type="string">
            <text:p text:style-name="P10"><text:span text:style-name="T68">живи</text:span><text:span text:style-name="T13"></text:span><text:span text:style-name="T68">й</text:span></text:p>
            <text:p text:style-name="P10"><text:soft-page-break/>-а, -е.</text:p>
            <text:p text:style-name="P10"><text:span text:style-name="T25">1) Який існує, здійснює обмін речовин із зовнішнім середовищем, здатний рости, розмножуватися; </text:span><text:span text:style-name="T37">прот.</text:span><text:span text:style-name="T25"> мертвий. || Який є невід'ємною ознакою істоти, що живе, існує. || </text:span><text:span text:style-name="T37">у знач.</text:span><text:span text:style-name="T25"> </text:span><text:span text:style-name="T37">ім.</text:span><text:span text:style-name="T25"> живе, -вого, </text:span><text:span text:style-name="T37">с.</text:span><text:span text:style-name="T25"> Все, що виявляє ознаки життя, що живе, існує. || Якого створюють рослини, тварини, люди. </text:span><text:span text:style-name="T28">(С, 367)</text:span></text:p>
          </table:table-cell>
        </table:table-row>
        <table:table-row>
          <table:covered-table-cell/>
          <table:covered-table-cell/>
          <table:table-cell table:style-name="Dictionary.C124" office:value-type="string">
            <text:p text:style-name="P11">день</text:p>
            <text:p text:style-name="P10"><text:span text:style-name="T44">дня, </text:span><text:span text:style-name="T49">ч.</text:span></text:p>
            <text:p text:style-name="P10">1) Частина доби від сходу до заходу сонця, від ранку до вечора. || Про денне світло.</text:p>
            <text:p text:style-name="P10"><text:span text:style-name="T25">4) </text:span><text:span text:style-name="T37">тільки мн.</text:span><text:span text:style-name="T25">, </text:span><text:span text:style-name="T37">чого</text:span><text:span text:style-name="T25">, </text:span><text:span text:style-name="T37">які</text:span><text:span text:style-name="T25">. Час, період у житті людини, народу. || </text:span><text:span text:style-name="T37">чиї</text:span><text:span text:style-name="T25">. Життя.</text:span><text:span text:style-name="T26"> </text:span><text:span text:style-name="T27">(С, )</text:span></text:p>
          </table:table-cell>
        </table:table-row>
        <table:table-row>
          <table:table-cell table:style-name="Dictionary.A2" table:number-rows-spanned="2" office:value-type="string">
            <text:p text:style-name="P10">64</text:p>
          </table:table-cell>
          <table:table-cell table:style-name="Dictionary.B126" table:number-rows-spanned="2" office:value-type="string">
            <text:p text:style-name="P11">ЖИТТЄСМÉРТЬ</text:p>
            <text:p text:style-name="P10">-і, <text:span text:style-name="T84">ім., ж., інд.-авт.</text:span></text:p>
            <text:p text:style-name="P10"><text:span text:style-name="T97">утворене способом основоскладання, </text:span><text:span text:style-name="T97">похідне від слів:</text:span><text:span text:style-name="T119"> </text:span><text:span text:style-name="T71">життя</text:span><text:span text:style-name="T119"> і </text:span><text:span text:style-name="T71">сме</text:span><text:span text:style-name="T13"></text:span><text:span text:style-name="T71">рть.</text:span></text:p>
            <text:p text:style-name="P12">Сховати ся од долі – не судилось.</text:p>
            <text:p text:style-name="P12">Ударив грім – і зразу шкереберть</text:p>
            <text:p text:style-name="P12">пішло життя. І ость ти – все, що <text:soft-page-break/>снилось,</text:p>
            <text:p text:style-name="P10"><text:span text:style-name="T85">як смертеіснування й </text:span><text:span text:style-name="T90">життєсмерть</text:span><text:span text:style-name="T85">.</text:span><text:span text:style-name="T84"> </text:span><text:span text:style-name="T95">(П, І, 83)</text:span></text:p>
          </table:table-cell>
          <table:table-cell table:style-name="Dictionary.C126" office:value-type="string">
            <text:p text:style-name="P10"><text:span text:style-name="T68">життя</text:span><text:span text:style-name="T13"></text:span></text:p>
            <text:p text:style-name="P10"><text:span text:style-name="T44">-я, </text:span><text:span text:style-name="T49">с.</text:span></text:p>
            <text:p text:style-name="P10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83">прот.</text:span> смерть.</text:p>
            <text:p text:style-name="P10">2) Стан живого організму в стадії <text:soft-page-break/>розвитку, зросту.</text:p>
            <text:p text:style-name="P10">3) Період існування кого-небудь; вік. || Все пережите, зроблене людиною за час її існування; біографія.</text:p>
            <text:p text:style-name="P10">4) Спосіб існування кого-небудь. <text:span text:style-name="T93">(С, 369)</text:span></text:p>
          </table:table-cell>
        </table:table-row>
        <table:table-row>
          <table:covered-table-cell/>
          <table:covered-table-cell/>
          <table:table-cell table:style-name="Dictionary.C126" office:value-type="string">
            <text:p text:style-name="P11">смерть</text:p>
            <text:p text:style-name="P10"><text:span text:style-name="T44">-і, </text:span><text:span text:style-name="T49">ж.</text:span></text:p>
            <text:p text:style-name="P10">1) Припинення життєдіяльності організму і загибель його; припинення біологічного обміну речовин в організмі або його частині.<text:span text:style-name="T83">Фізіологічна смерть</text:span>.</text:p>
            <text:p text:style-name="P10"><text:span text:style-name="T45">2) Припинення існування людини, тварини; </text:span><text:span text:style-name="T50">прот.</text:span><text:span text:style-name="T45"> життя; кончина, скін. || Те саме, що Смертна кара (</text:span><text:span text:style-name="T50">див.</text:span><text:span text:style-name="T45"> смертний). || </text:span><text:span text:style-name="T50">кому</text:span><text:span text:style-name="T45">. Уживається як заклик до помсти, відплати. || Персоніфікація кончини – людський скелет, звичайно з косою. || </text:span><text:span text:style-name="T50">перен.</text:span><text:span text:style-name="T45"> Загибель, припинення існування чого-небудь. || </text:span><text:span text:style-name="T50">перен.</text:span><text:span text:style-name="T45"> Занепад чого-небудь.</text:span><text:span text:style-name="T46"> </text:span><text:span text:style-name="T47">(С, 1348)</text:span></text:p>
          </table:table-cell>
        </table:table-row>
        <table:table-row>
          <table:table-cell table:style-name="Dictionary.A2" table:number-rows-spanned="2" office:value-type="string">
            <text:p text:style-name="P10">65</text:p>
          </table:table-cell>
          <table:table-cell table:style-name="Dictionary.B128" table:number-rows-spanned="2" office:value-type="string">
            <text:p text:style-name="P11">ЖИТТЄТÓКИ</text:p>
            <text:p text:style-name="P10">-ів, <text:span text:style-name="T84">ім., мн., інд.-авт.</text:span></text:p>
            <text:p text:style-name="P10"><text:span text:style-name="T97">утворене способом </text:span><text:span text:style-name="T97">основоскладання, </text:span><text:soft-page-break/><text:span text:style-name="T97">похідне від слів:</text:span><text:span text:style-name="T119"> </text:span><text:span text:style-name="T71">життя</text:span><text:span text:style-name="T119"> і </text:span><text:span text:style-name="T71">тóки.</text:span></text:p>
            <text:p text:style-name="P12">Нарешті збір, нарешті збір померлих днів і років,</text:p>
            <text:p text:style-name="P10"><text:span text:style-name="T85">мов ґрати чорних спроневір і ярих </text:span><text:span text:style-name="T90">життєтоків</text:span><text:span text:style-name="T85">…</text:span><text:span text:style-name="T84"> </text:span><text:span text:style-name="T95">(П, ІІ, 131)</text:span></text:p>
          </table:table-cell>
          <table:table-cell table:style-name="Dictionary.C128" office:value-type="string">
            <text:p text:style-name="P10"><text:span text:style-name="T71">життя</text:span><text:span text:style-name="T119"> (див </text:span><text:span text:style-name="T71">ЖИТТЄСМÉРТЬ</text:span><text:span text:style-name="T119">)</text:span></text:p>
          </table:table-cell>
        </table:table-row>
        <table:table-row>
          <table:covered-table-cell/>
          <table:covered-table-cell/>
          <table:table-cell table:style-name="Dictionary.C128" office:value-type="string">
            <text:p text:style-name="P11">тік</text:p>
            <text:p text:style-name="P10"><text:span text:style-name="T44">то</text:span><text:span text:style-name="T43"></text:span><text:span text:style-name="T44">ку, </text:span><text:span text:style-name="T49">ч.</text:span></text:p>
            <text:p text:style-name="P10"><text:soft-page-break/>1) Розчищене місце, спеціально підготовлений майданчик надворі або в приміщенні для молотьби, очищення і просушування зерна.</text:p>
            <text:p text:style-name="P10">2) Скирти, стіжки, ожереди і т. ін., що стоять на такому місці.<text:span text:style-name="T112"> </text:span><text:span text:style-name="T113">(С, 1453)</text:span></text:p>
          </table:table-cell>
        </table:table-row>
        <table:table-row>
          <table:table-cell table:style-name="Dictionary.A2" table:number-rows-spanned="2" office:value-type="string">
            <text:p text:style-name="P10">66</text:p>
          </table:table-cell>
          <table:table-cell table:style-name="Dictionary.B130" table:number-rows-spanned="2" office:value-type="string">
            <text:p text:style-name="P11">ЗА-СВІТИ</text:p>
            <text:p text:style-name="P10">-ів, <text:span text:style-name="T84">ім., мн. інд.-авт.</text:span></text:p>
            <text:p text:style-name="P10"><text:span text:style-name="T97">утворене способом словоскладання, похідне від слів:</text:span><text:span text:style-name="T119"> </text:span><text:span text:style-name="T71">за</text:span><text:span text:style-name="T119"> і </text:span><text:span text:style-name="T71">світи.</text:span></text:p>
            <text:p text:style-name="P12">І не держу надії в бозі,</text:p>
            <text:p text:style-name="P10"><text:span text:style-name="T85">коли пірвався в </text:span><text:span text:style-name="T90">за-світи</text:span><text:span text:style-name="T85">.</text:span><text:span text:style-name="T84"> </text:span><text:span text:style-name="T95">(П, ІІ, 195)</text:span></text:p>
          </table:table-cell>
          <table:table-cell table:style-name="Dictionary.C130" office:value-type="string">
            <text:p text:style-name="P11">за</text:p>
            <text:p text:style-name="P10"><text:span text:style-name="T40">I </text:span><text:span text:style-name="T49">прийм.</text:span><text:span text:style-name="T44">, </text:span><text:span text:style-name="T49">з род.</text:span><text:span text:style-name="T44">, </text:span><text:span text:style-name="T49">знах.</text:span><text:span text:style-name="T44"> </text:span><text:span text:style-name="T49">і оруд.</text:span><text:span text:style-name="T44"> </text:span><text:span text:style-name="T49">відмінками</text:span><text:span text:style-name="T44">. Сполучення з </text:span><text:span text:style-name="T49">прийм.</text:span><text:span text:style-name="T44"> за виражають: Просторові відношення:</text:span></text:p>
            <text:p text:style-name="P10"><text:span text:style-name="T25">1) </text:span><text:span text:style-name="T37">із знах.</text:span><text:span text:style-name="T25"> </text:span><text:span text:style-name="T37">і оруд. в.</text:span><text:span text:style-name="T25"> Вказує на предмет, місце і т. ін.: а) за межі яких спрямовані дія, рух (</text:span><text:span text:style-name="T37">знах. в.</text:span><text:span text:style-name="T25">); б) позад, по той бік яких хто-, що-небудь знаходиться, міститься, перебуває або щось відбувається (</text:span><text:span text:style-name="T37">оруд. в.</text:span><text:span text:style-name="T25">). || У </text:span><text:span text:style-name="T37">сполуч.</text:span><text:span text:style-name="T25"> зі </text:span><text:span text:style-name="T37">сл.</text:span><text:span text:style-name="T25"> 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28">(С, 373)</text:span></text:p>
          </table:table-cell>
        </table:table-row>
        <table:table-row>
          <table:covered-table-cell/>
          <table:covered-table-cell/>
          <table:table-cell table:style-name="Dictionary.C130" office:value-type="string">
            <text:p text:style-name="P11">світ</text:p>
            <text:p text:style-name="P10"><text:span text:style-name="T40">II </text:span><text:span text:style-name="T44">-у </text:span><text:span text:style-name="T49">і заст.</text:span><text:span text:style-name="T44"> -а, </text:span><text:span text:style-name="T49">ч.</text:span></text:p>
            <text:p text:style-name="P10">1) Сукупність усіх форм матерії як єдине ціле; всесвіт. <text:span text:style-name="T83">Геоцентрична </text:span><text:soft-page-break/><text:span text:style-name="T83">система світу</text:span>.<text:span text:style-name="T112"> </text:span><text:span text:style-name="T113">(С, )</text:span></text:p>
          </table:table-cell>
        </table:table-row>
        <table:table-row>
          <table:table-cell table:style-name="Dictionary.A2" table:number-rows-spanned="2" office:value-type="string">
            <text:p text:style-name="P10">67</text:p>
          </table:table-cell>
          <table:table-cell table:style-name="Dictionary.B132" table:number-rows-spanned="2" office:value-type="string">
            <text:p text:style-name="P11">ЗИМНОСХÍД</text:p>
            <text:p text:style-name="P10">-у, <text:span text:style-name="T84">ім., ч., інд.-авт.</text:span></text:p>
            <text:p text:style-name="P10"><text:span text:style-name="T97">утворене способом основоскладання і нульсуфіксальним, похідне від слів:</text:span><text:span text:style-name="T119"> </text:span><text:span text:style-name="T71">зи</text:span><text:span text:style-name="T13"></text:span><text:span text:style-name="T71">мно</text:span><text:span text:style-name="T119"> і </text:span><text:span text:style-name="T71">схо</text:span><text:span text:style-name="T13"></text:span><text:span text:style-name="T71">дити.</text:span></text:p>
            <text:p text:style-name="P12">Довкруги - </text:p>
            <text:p text:style-name="P10"><text:span text:style-name="T85">лише вітри з шпаркого </text:span><text:span text:style-name="T90">зимносходу</text:span><text:span text:style-name="T85">.</text:span><text:span text:style-name="T84"> </text:span><text:span text:style-name="T95">(П, І, 173)</text:span></text:p>
          </table:table-cell>
          <table:table-cell table:style-name="Dictionary.C132" office:value-type="string">
            <text:p text:style-name="P10"><text:span text:style-name="T68">зи</text:span><text:span text:style-name="T13"></text:span><text:span text:style-name="T68">мно</text:span></text:p>
            <text:p text:style-name="P10"><text:span text:style-name="T40">I </text:span><text:span text:style-name="T49">розм.</text:span></text:p>
            <text:p text:style-name="P10">1) Присл. до зимний <text:span text:style-name="T93">(С, 459)</text:span></text:p>
          </table:table-cell>
        </table:table-row>
        <table:table-row>
          <table:covered-table-cell/>
          <table:covered-table-cell/>
          <table:table-cell table:style-name="Dictionary.C132" office:value-type="string">
            <text:p text:style-name="P11">схо<text:span text:style-name="T16"></text:span>дити</text:p>
            <text:p text:style-name="P10"><text:span text:style-name="T40">I </text:span><text:span text:style-name="T44">схо</text:span><text:span text:style-name="T5"></text:span><text:span text:style-name="T44">дити</text:span></text:p>
            <text:p text:style-name="P10"><text:span text:style-name="T83">і рідше </text:span>зіходити, -джу, -диш, <text:span text:style-name="T83">недок.</text:span>, зійти, зійду, зійдеш, <text:span text:style-name="T83">док.</text:span></text:p>
            <text:p text:style-name="P10"><text:span text:style-name="T25">3) </text:span><text:span text:style-name="T37">перен.</text:span><text:span text:style-name="T25"> Наближатися, поширюючись, ніби опускаючись (про вечір, сутінки і т. ін.). || </text:span><text:span text:style-name="T37">на кого </text:span><text:span text:style-name="T25">– </text:span><text:span text:style-name="T37">що</text:span><text:span text:style-name="T25">, </text:span><text:span text:style-name="T37">розм.</text:span><text:span text:style-name="T25"> </text:span><text:span text:style-name="T37">кому до чого</text:span><text:span text:style-name="T25">, </text:span><text:span text:style-name="T37">книжн.</text:span><text:span text:style-name="T25">Охоплювати кого-небудь, оволодівати кимсь (про почуття, стан і т. ін.).</text:span><text:span text:style-name="T26"> </text:span><text:span text:style-name="T27">(С, 1421)</text:span></text:p>
          </table:table-cell>
        </table:table-row>
        <table:table-row>
          <table:table-cell table:style-name="Dictionary.A2" office:value-type="string">
            <text:p text:style-name="P10">68</text:p>
          </table:table-cell>
          <table:table-cell table:style-name="Dictionary.B133" office:value-type="string">
            <text:p text:style-name="P11">ЗНЕГОЛОСНÍЛ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уфіксальним способом, похідне від слова</text:span><text:span text:style-name="T119"> </text:span><text:span text:style-name="T71">знеголосніти </text:span><text:span text:style-name="T78">— позбавитися голосу.</text:span></text:p>
            <text:p text:style-name="P12">…це кождочасне поривання в смерть ,</text:p>
            <text:p text:style-name="P12">щоб з неї виринати в знавіснілий</text:p>
            <text:p text:style-name="P10"><text:span text:style-name="T85">хрипкий чи геть </text:span><text:span text:style-name="T90">знеголоснілий</text:span><text:span text:style-name="T85"> крик.</text:span><text:span text:style-name="T84"> </text:span><text:span text:style-name="T95">(П, І, 121)</text:span></text:p>
          </table:table-cell>
          <table:table-cell table:style-name="Dictionary.C133" office:value-type="string">
            <text:p text:style-name="P10"><text:span text:style-name="T71">Знеголосніти </text:span><text:span text:style-name="T78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10">69</text:p>
          </table:table-cell>
          <table:table-cell table:style-name="Dictionary.B135" table:number-rows-spanned="2" office:value-type="string">
            <text:p text:style-name="P11">ЗОЛОТОКÍНВА</text:p>
            <text:p text:style-name="P10">-и, <text:span text:style-name="T84">ім., ж., інд.-авт.</text:span></text:p>
            <text:p text:style-name="P10"><text:soft-page-break/><text:span text:style-name="T97">утворене способом </text:span><text:span text:style-name="T97">основоскладання, похідне від слів:</text:span><text:span text:style-name="T119"> </text:span><text:span text:style-name="T71">золотий</text:span><text:span text:style-name="T119"> і </text:span><text:span text:style-name="T71">кíнва.</text:span></text:p>
            <text:p text:style-name="P12"><text:span text:style-name="T69">Золотокінва</text:span> – пади-но,</text:p>
            <text:p text:style-name="P10"><text:span text:style-name="T85">спади з лиця в глиб-синь-серця.</text:span><text:span text:style-name="T84"> </text:span><text:span text:style-name="T95">(П, ІІ, 191)</text:span></text:p>
          </table:table-cell>
          <table:table-cell table:style-name="Dictionary.C135" office:value-type="string">
            <text:p text:style-name="P10"><text:span text:style-name="T68">золоти</text:span><text:span text:style-name="T13"></text:span><text:span text:style-name="T68">й</text:span></text:p>
            <text:p text:style-name="P10">-а, -е.</text:p>
            <text:p text:style-name="P10"><text:soft-page-break/>4) Який своїм кольором нагадує золото; блискучо-жовтий, оранжевий.<text:span text:style-name="T83">Золота осінь</text:span>. <text:span text:style-name="T83">Золота рибка</text:span>.</text:p>
            <text:p text:style-name="P10">5) <text:span text:style-name="T83">перен.</text:span> Дуже цінний, вартий поваги (про людину, її характер і т. ін.). <text:span text:style-name="T83">Золоте серце</text:span>. <text:span text:style-name="T83">Золоті руки</text:span>.</text:p>
            <text:p text:style-name="P10">6) <text:span text:style-name="T83">перен.</text:span> Який дає людям радість, щастя; прекрасний, щасливий.<text:span text:style-name="T83">Золоте дитинство</text:span>.</text:p>
            <text:p text:style-name="P10"><text:span text:style-name="T25">7) </text:span><text:span text:style-name="T37">перен.</text:span><text:span text:style-name="T25"> Дорогий, любий (у </text:span><text:span text:style-name="T37">пестл.</text:span><text:span text:style-name="T25"> звертанні до кого-небудь). </text:span><text:span text:style-name="T28">(С, 475)</text:span></text:p>
          </table:table-cell>
        </table:table-row>
        <table:table-row>
          <table:covered-table-cell/>
          <table:covered-table-cell/>
          <table:table-cell table:style-name="Dictionary.C135" office:value-type="string">
            <text:p text:style-name="P10"><text:span text:style-name="T70">кінва</text:span><text:span text:style-name="T17"></text:span></text:p>
            <text:p text:style-name="P10"><text:span text:style-name="T40">II </text:span><text:span text:style-name="T44">кінва</text:span><text:span text:style-name="T41"></text:span></text:p>
            <text:p text:style-name="P10">-и, <text:span text:style-name="T83">ж.</text:span>, <text:span text:style-name="T83">розм.</text:span></text:p>
            <text:p text:style-name="P7"><text:span text:style-name="T52">Збірн. до </text:span><text:a xlink:type="simple" xlink:href="http://www.lingvo.ua/uk/Translate/uk-uk/кінь"><text:span text:style-name="T108">кінь</text:span></text:a><text:span text:style-name="T52">.</text:span><text:span text:style-name="T53"> </text:span><text:span text:style-name="T54">(С, 540)</text:span></text:p>
          </table:table-cell>
        </table:table-row>
        <table:table-row>
          <table:table-cell table:style-name="Dictionary.A2" table:number-rows-spanned="2" office:value-type="string">
            <text:p text:style-name="P10">70</text:p>
          </table:table-cell>
          <table:table-cell table:style-name="Dictionary.B137" table:number-rows-spanned="2" office:value-type="string">
            <text:p text:style-name="P11">З-ПОНАДСВÍТНІЙ</text:p>
            <text:p text:style-name="P10">-я, -є, <text:span text:style-name="T85">прикм., </text:span><text:span text:style-name="T84">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з</text:span><text:span text:style-name="T78">-</text:span><text:span text:style-name="T71">понад</text:span><text:span text:style-name="T119"> і </text:span><text:span text:style-name="T71">світ.</text:span></text:p>
            <text:p text:style-name="P12">…аж сіла зірка на дроту й щебече</text:p>
            <text:p text:style-name="P10"><text:span text:style-name="T85">і сяє горлом – </text:span><text:span text:style-name="T90">з-понадсвітній</text:span><text:span text:style-name="T85"> спів.</text:span><text:span text:style-name="T84"> </text:span><text:span text:style-name="T95">(П, ІІ, 120)</text:span></text:p>
          </table:table-cell>
          <table:table-cell table:style-name="Dictionary.C137" office:value-type="string">
            <text:p text:style-name="P10"><text:span text:style-name="T68">з-по</text:span><text:span text:style-name="T13"></text:span><text:span text:style-name="T68">над</text:span></text:p>
            <text:p text:style-name="P10"><text:span text:style-name="T49">прийм.</text:span><text:span text:style-name="T44">, </text:span><text:span text:style-name="T49">з род. в.</text:span></text:p>
            <text:p text:style-name="P10"><text:span text:style-name="T25">Вказує на предмет, через верхній край якого спрямовано дію, рух. || Вказує на предмет, місце, у безпосередній близькості від якого починається якась дія. </text:span><text:span text:style-name="T28">(С, 478)</text:span></text:p>
          </table:table-cell>
        </table:table-row>
        <table:table-row>
          <table:covered-table-cell/>
          <table:covered-table-cell/>
          <table:table-cell table:style-name="Dictionary.C137" office:value-type="string">
            <text:p text:style-name="P10"><text:span text:style-name="T70">світ</text:span><text:span text:style-name="T76"> (див. </text:span><text:span text:style-name="T70">ЗА-СВІТИ</text:span><text:span text:style-name="T76">)</text:span></text:p>
          </table:table-cell>
        </table:table-row>
        <table:table-row>
          <table:table-cell table:style-name="Dictionary.A2" table:number-rows-spanned="2" office:value-type="string">
            <text:p text:style-name="P10">71</text:p>
          </table:table-cell>
          <table:table-cell table:style-name="Dictionary.B139" table:number-rows-spanned="2" office:value-type="string">
            <text:p text:style-name="P11">ІСПЕРЕДЛÍТ</text:p>
            <text:p text:style-name="P10"><text:soft-page-break/>присл., інд.-авт.</text:p>
            <text:p text:style-name="P10"><text:span text:style-name="T96">утворене способом основоскладання, похідне від слів:</text:span> <text:span text:style-name="T70">спе</text:span><text:span text:style-name="T71"></text:span><text:span text:style-name="T70">ред</text:span> і <text:span text:style-name="T70">літ.</text:span></text:p>
            <text:p text:style-name="P12">Ось твоя подоба</text:p>
            <text:p text:style-name="P10"><text:span text:style-name="T85">подвижництво людське – </text:span><text:span text:style-name="T90">іспередліт</text:span><text:span text:style-name="T85">.</text:span><text:span text:style-name="T84"> </text:span><text:span text:style-name="T95">(П, ІІ, 158)</text:span></text:p>
          </table:table-cell>
          <table:table-cell table:style-name="Dictionary.C139" office:value-type="string">
            <text:p text:style-name="P10"><text:span text:style-name="T72">спе</text:span><text:span text:style-name="T13"></text:span><text:span text:style-name="T72">реду</text:span></text:p>
            <text:p text:style-name="P10"><text:soft-page-break/><text:span text:style-name="T44">3) </text:span><text:span text:style-name="T49">присл.</text:span><text:span text:style-name="T44">, </text:span><text:span text:style-name="T49">рідко</text:span><text:span text:style-name="T44">. Раніше, в минулому; перед цим.</text:span></text:p>
            <text:p text:style-name="P10"><text:span text:style-name="T19">4) </text:span><text:span text:style-name="T36">прийм.</text:span><text:span text:style-name="T19">, </text:span><text:span text:style-name="T36">з род. в.</text:span><text:span text:style-name="T19"> Уживається для означення місця перед ким-, чим-небудь; на передньому боці чогось. </text:span><text:span text:style-name="T39">(С, 1361-1364)</text:span></text:p>
          </table:table-cell>
        </table:table-row>
        <table:table-row>
          <table:covered-table-cell/>
          <table:covered-table-cell/>
          <table:table-cell table:style-name="Dictionary.C139" office:value-type="string">
            <text:p text:style-name="P10"><text:span text:style-name="T68">літа</text:span><text:span text:style-name="T13"></text:span></text:p>
            <text:p text:style-name="P10"><text:span text:style-name="T44">літ, </text:span><text:span text:style-name="T49">мн.</text:span></text:p>
            <text:p text:style-name="P10">1) Період часу в кілька років; роки.<text:span text:style-name="T112"> </text:span><text:span text:style-name="T113">(С, )</text:span></text:p>
          </table:table-cell>
        </table:table-row>
        <table:table-row>
          <table:table-cell table:style-name="Dictionary.A2" office:value-type="string">
            <text:p text:style-name="P10">72</text:p>
          </table:table-cell>
          <table:table-cell table:style-name="Dictionary.B140" office:value-type="string">
            <text:p text:style-name="P11">КРАЙÓКРАЙ</text:p>
            <text:p text:style-name="P10">крайóкраю, <text:span text:style-name="T84">ім., ч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край</text:span><text:span text:style-name="T119"> і </text:span><text:span text:style-name="T71">край.</text:span></text:p>
            <text:p text:style-name="P12">З <text:span text:style-name="T69">крайокраю</text:span>, з цієї високості,</text:p>
            <text:p text:style-name="P12">пади, згорнувши крила, до долин…<text:span text:style-name="T101"> (П, І, 40);</text:span></text:p>
            <text:p text:style-name="P12">Єси ти за <text:span text:style-name="T69">крайокраєм</text:span>, чаїшся</text:p>
            <text:p text:style-name="P10"><text:span text:style-name="T85">од мого неоговтаного погляду…</text:span><text:span text:style-name="T84"> </text:span><text:span text:style-name="T95">(П, І, 91)</text:span></text:p>
          </table:table-cell>
          <table:table-cell table:style-name="Dictionary.C140" office:value-type="string">
            <text:p text:style-name="P11">край</text:p>
            <text:p text:style-name="P10"><text:span text:style-name="T40">I </text:span><text:span text:style-name="T44">-ю, </text:span><text:span text:style-name="T49">ч.</text:span></text:p>
            <text:p text:style-name="P10"><text:span text:style-name="T45">1) Лінія, що обмежує поверхню чого-небудь, а також те, що прилягає до цієї лінії; кінець (</text:span><text:span text:style-name="T50">див.</text:span><text:span text:style-name="T45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10"><text:span text:style-name="T68">II </text:span><text:span text:style-name="T83">прийм.</text:span> <text:span text:style-name="T83">з род. в.</text:span></text:p>
            <text:p text:style-name="P10">Указує на місцезнаходження предмета поблизу іншого; біля, коло.<text:span text:style-name="T112"> </text:span><text:span text:style-name="T113">(С, 582)</text:span></text:p>
          </table:table-cell>
        </table:table-row>
        <table:table-row>
          <table:table-cell table:style-name="Dictionary.A2" table:number-rows-spanned="2" office:value-type="string">
            <text:p text:style-name="P10">73</text:p>
          </table:table-cell>
          <table:table-cell table:style-name="Dictionary.B142" table:number-rows-spanned="2" office:value-type="string">
            <text:p text:style-name="P11">КРАЙСЕБÉ</text:p>
            <text:p text:style-name="P10"><text:span text:style-name="T85">присл., </text:span><text:span text:style-name="T84">інд.-авт.</text:span></text:p>
            <text:p text:style-name="P10"><text:span text:style-name="T97">утворене способом </text:span><text:span text:style-name="T97">зрощення, похідне </text:span><text:soft-page-break/><text:span text:style-name="T97">від слів:</text:span><text:span text:style-name="T119"> </text:span><text:span text:style-name="T71">край</text:span><text:span text:style-name="T119"> і </text:span><text:span text:style-name="T71">себé.</text:span></text:p>
            <text:p text:style-name="P12">І не зайти за дальні далечі.</text:p>
            <text:p text:style-name="P10"><text:span text:style-name="T85">І за </text:span><text:span text:style-name="T90">крайсебе</text:span><text:span text:style-name="T85"> не зайти.</text:span><text:span text:style-name="T84"> </text:span><text:span text:style-name="T95">(П, І, 96)</text:span></text:p>
          </table:table-cell>
          <table:table-cell table:style-name="Dictionary.C142" office:value-type="string">
            <text:p text:style-name="P10"><text:span text:style-name="T71">край </text:span><text:span text:style-name="T81">(див. </text:span><text:span text:style-name="T71">КРАЙÓКРАЙ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142" office:value-type="string">
            <text:p text:style-name="P10"><text:span text:style-name="T68">себе</text:span><text:span text:style-name="T13"></text:span></text:p>
            <text:p text:style-name="P10"><text:span text:style-name="T49">наз. в.</text:span><text:span text:style-name="T44"> </text:span><text:span text:style-name="T49">нема</text:span><text:span text:style-name="T44">, </text:span><text:span text:style-name="T49">одн.</text:span><text:span text:style-name="T44"> </text:span><text:span text:style-name="T49">і мн.</text:span><text:span text:style-name="T44">, </text:span><text:span text:style-name="T49">займ.</text:span><text:span text:style-name="T44"> </text:span><text:soft-page-break/><text:span text:style-name="T49">зворотний</text:span><text:span text:style-name="T44">.</text:span></text:p>
            <text:p text:style-name="P10">Вказує на спрямованість дії на самого виконавця дії, заміняючи за змістом особові займенники.<text:span text:style-name="T112"> </text:span><text:span text:style-name="T113">(С, 1301)</text:span></text:p>
          </table:table-cell>
        </table:table-row>
        <table:table-row>
          <table:table-cell table:style-name="Dictionary.A2" table:number-rows-spanned="2" office:value-type="string">
            <text:p text:style-name="P10">74</text:p>
          </table:table-cell>
          <table:table-cell table:style-name="Dictionary.B144" table:number-rows-spanned="2" office:value-type="string">
            <text:p text:style-name="P11">КРАЙЧÁС</text:p>
            <text:p text:style-name="P10"><text:span text:style-name="T85">присл., </text:span><text:span text:style-name="T84">інд.-авт.</text:span></text:p>
            <text:p text:style-name="P10"><text:span text:style-name="T97">утворене способом зрощення, похідне від слів:</text:span><text:span text:style-name="T119"> </text:span><text:span text:style-name="T71">край</text:span><text:span text:style-name="T119"> і </text:span><text:span text:style-name="T71">час.</text:span></text:p>
            <text:p text:style-name="P12">Що б то нам</text:p>
            <text:p text:style-name="P12">посовгнути – ці межигони часу,</text:p>
            <text:p text:style-name="P12">марудні межигони живоття,</text:p>
            <text:p text:style-name="P12">коли змарнілі постаті снаги,</text:p>
            <text:p text:style-name="P12">ці бурі пристрастей попопелілих,</text:p>
            <text:p text:style-name="P12">раптово окошилися на нас.</text:p>
            <text:p text:style-name="P12">І хочеться сягнути за <text:span text:style-name="T69">крайчасу</text:span>,</text:p>
            <text:p text:style-name="P10"><text:span text:style-name="T85">за прапервні.</text:span><text:span text:style-name="T84"> </text:span><text:span text:style-name="T95">(П, І, 57)</text:span></text:p>
          </table:table-cell>
          <table:table-cell table:style-name="Dictionary.C144" office:value-type="string">
            <text:p text:style-name="P10"><text:span text:style-name="T71">край </text:span><text:span text:style-name="T81">(див. </text:span><text:span text:style-name="T71">КРАЙÓКРАЙ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144" office:value-type="string">
            <text:p text:style-name="P11">час</text:p>
            <text:p text:style-name="P10"><text:span text:style-name="T44">-у, </text:span><text:span text:style-name="T49">ч.</text:span></text:p>
            <text:p text:style-name="P10"><text:span text:style-name="T25">1) </text:span><text:span text:style-name="T37">філос.</text:span><text:span text:style-name="T25"> Одна з основних об'єктивних форм існування матерії, яка виявляється в тривалості буття.</text:span><text:span text:style-name="T26"> </text:span><text:span text:style-name="T27">(С, 1594)</text:span></text:p>
          </table:table-cell>
        </table:table-row>
        <table:table-row>
          <table:table-cell table:style-name="Dictionary.A2" table:number-rows-spanned="2" office:value-type="string">
            <text:p text:style-name="P10">75</text:p>
          </table:table-cell>
          <table:table-cell table:style-name="Dictionary.B146" table:number-rows-spanned="2" office:value-type="string">
            <text:p text:style-name="P11">КРИВОЛÉТ</text:p>
            <text:p text:style-name="P10">-у, <text:span text:style-name="T84">ім., ч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кривий</text:span><text:span text:style-name="T119"> і </text:span><text:span text:style-name="T71">лет.</text:span></text:p>
            <text:p text:style-name="P12">…ця колотнеча</text:p>
            <text:p text:style-name="P12">надій і спроневіри, <text:span text:style-name="T69">криволет</text:span></text:p>
            <text:p text:style-name="P12">лякливих ауспіцій, що в безгуччі</text:p>
            <text:p text:style-name="P12"><text:soft-page-break/>шершаваими крильми прошерхотять </text:p>
            <text:p text:style-name="P10"><text:span text:style-name="T85">і всядуться на голові…</text:span><text:span text:style-name="T84"> </text:span><text:span text:style-name="T95">(П, І, 121)</text:span></text:p>
          </table:table-cell>
          <table:table-cell table:style-name="Dictionary.C146" office:value-type="string">
            <text:p text:style-name="P10"><text:span text:style-name="T68">криви</text:span><text:span text:style-name="T13"></text:span><text:span text:style-name="T68">й</text:span></text:p>
            <text:p text:style-name="P10">-а, -е.</text:p>
            <text:p text:style-name="P10"><text:span text:style-name="T45">6) </text:span><text:span text:style-name="T50">перен.</text:span><text:span text:style-name="T45">, </text:span><text:span text:style-name="T50">розм.</text:span><text:span text:style-name="T45"> Те саме, що хибний; неправильний (у 2 </text:span><text:span text:style-name="T50">знач.</text:span><text:span text:style-name="T45">), помилковий.</text:span><text:span text:style-name="T44"> </text:span><text:span text:style-name="T48">(С, 585)</text:span></text:p>
          </table:table-cell>
        </table:table-row>
        <table:table-row>
          <table:covered-table-cell/>
          <table:covered-table-cell/>
          <table:table-cell table:style-name="Dictionary.C146" office:value-type="string">
            <text:p text:style-name="P11">лет</text:p>
            <text:p text:style-name="P10"><text:span text:style-name="T44">-у, </text:span><text:span text:style-name="T49">ч.</text:span><text:span text:style-name="T44">, </text:span><text:span text:style-name="T49">поет.</text:span></text:p>
            <text:p text:style-name="P10"><text:span text:style-name="T45">Дія за знач. літати і летіти; літ (</text:span><text:span text:style-name="T50">див.</text:span><text:span text:style-name="T45"> літ </text:span><text:soft-page-break/><text:span text:style-name="T45">I). </text:span><text:span text:style-name="T50">Зриватися в лет</text:span><text:span text:style-name="T45">.</text:span><text:span text:style-name="T46"> </text:span><text:span text:style-name="T47">(С, 613)</text:span></text:p>
          </table:table-cell>
        </table:table-row>
        <table:table-row>
          <table:table-cell table:style-name="Dictionary.A2" table:number-rows-spanned="2" office:value-type="string">
            <text:p text:style-name="P10">76</text:p>
          </table:table-cell>
          <table:table-cell table:style-name="Dictionary.B148" table:number-rows-spanned="2" office:value-type="string">
            <text:p text:style-name="P11">КРИК-ЗЕЛÓ</text:p>
            <text:p text:style-name="P10"><text:span text:style-name="T1">-</text:span>á, <text:span text:style-name="T84">ім., ч., інд.-авт.</text:span></text:p>
            <text:p text:style-name="P10"><text:span text:style-name="T103">утворене способом </text:span><text:span text:style-name="T103">словоскладання, похідне від слів:</text:span><text:span text:style-name="T119"> </text:span><text:span text:style-name="T71">крик</text:span><text:span text:style-name="T119"> і </text:span><text:span text:style-name="T71">зелó.</text:span></text:p>
            <text:p text:style-name="P12">Обміліла</text:p>
            <text:p text:style-name="P12">криниця. А верба пустила</text:p>
            <text:p text:style-name="P10"><text:span text:style-name="T85">гарячі брості – в </text:span><text:span text:style-name="T90">крик-зело.</text:span><text:span text:style-name="T84"> </text:span><text:span text:style-name="T95">(П, І, 84)</text:span></text:p>
          </table:table-cell>
          <table:table-cell table:style-name="Dictionary.C148" office:value-type="string">
            <text:p text:style-name="P11">крик</text:p>
            <text:p text:style-name="P10"><text:span text:style-name="T40">I -у, </text:span><text:span text:style-name="T51">ч.</text:span></text:p>
            <text:p text:style-name="P10">1) Сильний різкий звук голосу; зойк. || Вигук (у 1 <text:span text:style-name="T83">знач.</text:span>), вигуки. || Поклик. || Гамір, галас. || Ґвалт, лемент. || Про різкі звуки тварин, птахів.</text:p>
            <text:p text:style-name="P10"><text:span text:style-name="T68">II </text:span>-у, <text:span text:style-name="T83">ч.</text:span></text:p>
            <text:p text:style-name="P10">Річка, що пересихає, або тимчасовий водоток в Австралії. <text:span text:style-name="T93">(С, 586)</text:span></text:p>
          </table:table-cell>
        </table:table-row>
        <table:table-row>
          <table:covered-table-cell/>
          <table:covered-table-cell/>
          <table:table-cell table:style-name="Dictionary.C148" office:value-type="string">
            <text:p text:style-name="P10"><text:span text:style-name="T68">зело</text:span><text:span text:style-name="T13"></text:span></text:p>
            <text:p text:style-name="P10"><text:span text:style-name="T40">I </text:span><text:span text:style-name="T44">-а, </text:span><text:span text:style-name="T49">с.</text:span><text:span text:style-name="T44">, </text:span><text:span text:style-name="T49">заст.</text:span><text:span text:style-name="T44">, </text:span><text:span text:style-name="T49">поет.</text:span></text:p>
            <text:p text:style-name="P10"><text:span text:style-name="T25">Зелень (у 1 </text:span><text:span text:style-name="T37">знач.</text:span><text:span text:style-name="T25">).</text:span><text:span text:style-name="T26"> </text:span><text:span text:style-name="T27">(С, 457)</text:span></text:p>
          </table:table-cell>
        </table:table-row>
        <table:table-row>
          <table:table-cell table:style-name="Dictionary.A2" table:number-rows-spanned="2" office:value-type="string">
            <text:p text:style-name="P10">77</text:p>
          </table:table-cell>
          <table:table-cell table:style-name="Dictionary.B150" table:number-rows-spanned="2" office:value-type="string">
            <text:p text:style-name="P11">КРИЛАТОЛÉЗО</text:p>
            <text:p text:style-name="P10"><text:span text:style-name="T85">присл., </text:span><text:span text:style-name="T84">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крилáтий</text:span><text:span text:style-name="T119"> і </text:span><text:span text:style-name="T71">лéзо.</text:span></text:p>
            <text:p text:style-name="P12">Криваво рветься з нього вороння</text:p>
            <text:p text:style-name="P12">майбутнього. Летить <text:span text:style-name="T69">крилатолезо</text:span></text:p>
            <text:p text:style-name="P10"><text:span text:style-name="T85">понад проваллям яру…</text:span><text:span text:style-name="T84"> </text:span><text:span text:style-name="T95">(П, І, 29)</text:span></text:p>
          </table:table-cell>
          <table:table-cell table:style-name="Dictionary.C150" office:value-type="string">
            <text:p text:style-name="P10"><text:span text:style-name="T68">крила</text:span><text:span text:style-name="T13"></text:span><text:span text:style-name="T68">тий</text:span></text:p>
            <text:p text:style-name="P10">-а, -е.</text:p>
            <text:p text:style-name="P10"><text:span text:style-name="T25">1) Який має крила (у 1, 3, 4 </text:span><text:span text:style-name="T37">знач.</text:span><text:span text:style-name="T25">). || </text:span><text:span text:style-name="T37">перен.</text:span><text:span text:style-name="T25"> Який надихає, підносить. </text:span><text:span text:style-name="T37">Крилаті ідеї</text:span><text:span text:style-name="T25">. </text:span><text:span text:style-name="T28">(С, 586)</text:span></text:p>
          </table:table-cell>
        </table:table-row>
        <table:table-row>
          <table:covered-table-cell/>
          <table:covered-table-cell/>
          <table:table-cell table:style-name="Dictionary.C150" office:value-type="string">
            <text:p text:style-name="P10"><text:span text:style-name="T68">ле</text:span><text:span text:style-name="T13"></text:span><text:span text:style-name="T68">зо</text:span></text:p>
            <text:p text:style-name="P10"><text:span text:style-name="T44">-а, </text:span><text:span text:style-name="T49">с.</text:span></text:p>
            <text:p text:style-name="P10"><text:span text:style-name="T25">Гостра частина знаряддя, яким ріжуть, колють або рубають. || Уся різальна частина такого знаряддя. </text:span><text:span text:style-name="T37">Лезо бритви</text:span><text:span text:style-name="T25">.</text:span><text:span text:style-name="T26"> </text:span><text:span text:style-name="T27">(С, 610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10">78</text:p>
          </table:table-cell>
          <table:table-cell table:style-name="Dictionary.B152" table:number-rows-spanned="2" office:value-type="string">
            <text:p text:style-name="P11">КРИХКОКРИЦЯ</text:p>
            <text:p text:style-name="P10">-і, <text:span text:style-name="T84">ім., ж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крихкий</text:span><text:span text:style-name="T119"> і </text:span><text:span text:style-name="T71">криця.</text:span></text:p>
            <text:p text:style-name="P12">І ти щербата доле <text:span text:style-name="T69">крихкокрице</text:span>,</text:p>
            <text:p text:style-name="P12">давно вже сонце перед нас зайшло,</text:p>
            <text:p text:style-name="P12">бо нашу путь пісками замело,</text:p>
            <text:p text:style-name="P10"><text:span text:style-name="T85">хто ж нам воздасть за битий шлях, сторице.</text:span><text:span text:style-name="T84"> </text:span><text:span text:style-name="T95">(П, ІІ, 292)</text:span></text:p>
          </table:table-cell>
          <table:table-cell table:style-name="Dictionary.C152" office:value-type="string">
            <text:p text:style-name="P10"><text:span text:style-name="T68">крихки</text:span><text:span text:style-name="T13"></text:span><text:span text:style-name="T68">й</text:span></text:p>
            <text:p text:style-name="P10">-а, -е.</text:p>
            <text:p text:style-name="P10">1) Який легко кришиться, розсипається. || Який не відзначається міцністю; трухлявий (про дерево тощо). <text:span text:style-name="T83">Крихкий метал</text:span>.</text:p>
            <text:p text:style-name="P10"><text:span text:style-name="T45">2) </text:span><text:span text:style-name="T50">перен.</text:span><text:span text:style-name="T45"> Те саме, що крихкотілий; тендітний.</text:span><text:span text:style-name="T44"> </text:span><text:span text:style-name="T48">(С, 588)</text:span></text:p>
          </table:table-cell>
        </table:table-row>
        <table:table-row>
          <table:covered-table-cell/>
          <table:covered-table-cell/>
          <table:table-cell table:style-name="Dictionary.C152" office:value-type="string">
            <text:p text:style-name="P10"><text:span text:style-name="T68">кри</text:span><text:span text:style-name="T13"></text:span><text:span text:style-name="T68">ця</text:span></text:p>
            <text:p text:style-name="P10"><text:span text:style-name="T44">-і, </text:span><text:span text:style-name="T49">ж.</text:span></text:p>
            <text:p text:style-name="P10">1) Те саме, що сталь. || Виріб із сталі.</text:p>
            <text:p text:style-name="P10"><text:span text:style-name="T45">3) </text:span><text:span text:style-name="T50">розм.</text:span><text:span text:style-name="T45">, </text:span><text:span text:style-name="T50">рідко</text:span><text:span text:style-name="T45">. Те саме, що кресало.</text:span><text:span text:style-name="T46"> </text:span><text:span text:style-name="T47">(С, 588)</text:span></text:p>
          </table:table-cell>
        </table:table-row>
        <table:table-row>
          <table:table-cell table:style-name="Dictionary.A2" office:value-type="string">
            <text:p text:style-name="P10">79</text:p>
          </table:table-cell>
          <table:table-cell table:style-name="Dictionary.B153" office:value-type="string">
            <text:p text:style-name="P11">МАРНИЧИТИ</text:p>
            <text:p text:style-name="P10">-чу, -чиш, <text:span text:style-name="T85">дієсл., недо</text:span><text:span text:style-name="T84">к., перех., інд.-авт.</text:span></text:p>
            <text:p text:style-name="P10"><text:span text:style-name="T97">утворене суфіксальним способом, похідне від слова</text:span><text:span text:style-name="T77"> </text:span><text:span text:style-name="T70">марний.</text:span></text:p>
            <text:p text:style-name="P12">І двері на замку,</text:p>
            <text:p text:style-name="P12">ні душечки – довкола,</text:p>
            <text:p text:style-name="P12">лиш зозулі – ку-ку! - </text:p>
            <text:p text:style-name="P10"><text:span text:style-name="T90">марничать</text:span><text:span text:style-name="T85"> і спроквола.</text:span><text:span text:style-name="T84"> </text:span><text:span text:style-name="T95">(П, ІІ, 19)</text:span></text:p>
          </table:table-cell>
          <table:table-cell table:style-name="Dictionary.C153" office:value-type="string">
            <text:p text:style-name="P11">марний</text:p>
            <text:p text:style-name="P10"><text:span text:style-name="T40">II </text:span><text:span text:style-name="T44">ма</text:span><text:span text:style-name="T42"></text:span><text:span text:style-name="T44">рни</text:span><text:span text:style-name="T42"></text:span><text:span text:style-name="T44">й</text:span></text:p>
            <text:p text:style-name="P10">марна, марне, <text:span text:style-name="T83">розм.</text:span></text:p>
            <text:p text:style-name="P10">Худий, мізерний, блідий.<text:span text:style-name="T112"> </text:span><text:span text:style-name="T113">(С, 647)</text:span></text:p>
          </table:table-cell>
        </table:table-row>
        <table:table-row>
          <table:table-cell table:style-name="Dictionary.A2" table:number-rows-spanned="2" office:value-type="string">
            <text:p text:style-name="P10">80</text:p>
          </table:table-cell>
          <table:table-cell table:style-name="Dictionary.B155" table:number-rows-spanned="2" office:value-type="string">
            <text:p text:style-name="P11">МЕЖИГÓНИ</text:p>
            <text:p text:style-name="P10">-ів, <text:span text:style-name="T84">ім., мн., інд.-авт.</text:span></text:p>
            <text:p text:style-name="P10"><text:soft-page-break/>утворене способом основоскладання, похідне від слів: <text:span text:style-name="T70">мéжи</text:span> і <text:span text:style-name="T70">гін.</text:span></text:p>
            <text:p text:style-name="P12">Що б то нам</text:p>
            <text:p text:style-name="P12">посовгнути – ці <text:span text:style-name="T69">межигони</text:span> часу,</text:p>
            <text:p text:style-name="P12">марудні <text:span text:style-name="T69">межигони</text:span> живоття,</text:p>
            <text:p text:style-name="P12">коли змарнілі постаті снаги,</text:p>
            <text:p text:style-name="P12">ці бурі пристрастей попопелілих,</text:p>
            <text:p text:style-name="P12">раптово окошилися на нас.</text:p>
            <text:p text:style-name="P12">І хочеться сягнути за крайчасу,</text:p>
            <text:p text:style-name="P10"><text:span text:style-name="T85">за прапервні.</text:span><text:span text:style-name="T84"> </text:span><text:span text:style-name="T95">(П, І, 57)</text:span></text:p>
          </table:table-cell>
          <table:table-cell table:style-name="Dictionary.C155" office:value-type="string">
            <text:p text:style-name="P11">Між (ме<text:span text:style-name="T1"></text:span>жи)</text:p>
            <text:p text:style-name="P10"><text:span text:style-name="T44">межи, меж, </text:span><text:span text:style-name="T49">прийм.</text:span><text:span text:style-name="T44"> Уживається із </text:span><text:span text:style-name="T49">род.</text:span><text:span text:style-name="T44">, </text:span><text:soft-page-break/><text:span text:style-name="T49">знах.</text:span><text:span text:style-name="T44"> і </text:span><text:span text:style-name="T49">оруд.</text:span><text:span text:style-name="T44"> відмінками. Сполучення з між, межи, меж виражають: Просторові відношення:</text:span></text:p>
            <text:p text:style-name="P10"><text:span text:style-name="T25">1) </text:span><text:span text:style-name="T37">з оруд.</text:span><text:span text:style-name="T25">, </text:span><text:span text:style-name="T37">рідше з род. в.</text:span><text:span text:style-name="T25"> Уживається на означення просторового розташування предмета чи вияву дії посередині чого-небудь. </text:span><text:span text:style-name="T28">(С, 670)</text:span></text:p>
          </table:table-cell>
        </table:table-row>
        <table:table-row>
          <table:covered-table-cell/>
          <table:covered-table-cell/>
          <table:table-cell table:style-name="Dictionary.C155" office:value-type="string">
            <text:p text:style-name="P10"><text:span text:style-name="T70">гін </text:span><text:span text:style-name="T76">(див. </text:span><text:span text:style-name="T70">ВСЕГÍН</text:span><text:span text:style-name="T76">)</text:span></text:p>
          </table:table-cell>
        </table:table-row>
        <table:table-row>
          <table:table-cell table:style-name="Dictionary.A2" table:number-rows-spanned="2" office:value-type="string">
            <text:p text:style-name="P10">81</text:p>
          </table:table-cell>
          <table:table-cell table:style-name="Dictionary.B157" table:number-rows-spanned="2" office:value-type="string">
            <text:p text:style-name="P11">МЕЖИСВÍТНІЙ</text:p>
            <text:p text:style-name="P10">-я, -є, <text:span text:style-name="T85">прикм., </text:span><text:span text:style-name="T84">інд.-авт.</text:span></text:p>
            <text:p text:style-name="P10"><text:span text:style-name="T97">утворене складносуфіксальним способом, похідне від слів:</text:span><text:span text:style-name="T101"> </text:span><text:span text:style-name="T105">ме</text:span><text:span text:style-name="T106"></text:span><text:span text:style-name="T105">жи</text:span><text:span text:style-name="T100"> і </text:span><text:span text:style-name="T105">світ.</text:span></text:p>
            <text:p text:style-name="P12">Ці сосни, вбрані в синій-синій іній,</text:p>
            <text:p text:style-name="P12">на взгір’я збіглі і завмерлі, мерехтом -</text:p>
            <text:p text:style-name="P12">чи то цвинтарним ачи <text:span text:style-name="T69">межисвітнім</text:span> -</text:p>
            <text:p text:style-name="P10"><text:span text:style-name="T85">мені відкрили візерунки душ…</text:span><text:span text:style-name="T84"> </text:span><text:span text:style-name="T95">(П, І, 79)</text:span></text:p>
          </table:table-cell>
          <table:table-cell table:style-name="Dictionary.C157" office:value-type="string">
            <text:p text:style-name="P10"><text:span text:style-name="T70">межи</text:span> <text:span text:style-name="T76">(див. </text:span><text:span text:style-name="T70">МЕЖИГÓНИ</text:span><text:span text:style-name="T76">)</text:span></text:p>
          </table:table-cell>
        </table:table-row>
        <table:table-row>
          <table:covered-table-cell/>
          <table:covered-table-cell/>
          <table:table-cell table:style-name="Dictionary.C157" office:value-type="string">
            <text:p text:style-name="P10"><text:span text:style-name="T70">світ</text:span><text:span text:style-name="T93"> </text:span><text:span text:style-name="T76">(див. </text:span><text:span text:style-name="T70">ЗА-СВІТИ</text:span><text:span text:style-name="T76">)</text:span></text:p>
          </table:table-cell>
        </table:table-row>
        <table:table-row>
          <table:table-cell table:style-name="Dictionary.A2" table:number-rows-spanned="2" office:value-type="string">
            <text:p text:style-name="P10">82</text:p>
          </table:table-cell>
          <table:table-cell table:style-name="Dictionary.B159" table:number-rows-spanned="2" office:value-type="string">
            <text:p text:style-name="P11">МЕРТВОКРИЛ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флективним способом, похідне від слів:</text:span><text:span text:style-name="T119"> </text:span><text:span text:style-name="T71">мéртвий</text:span><text:span text:style-name="T119"> і </text:span><text:soft-page-break/><text:span text:style-name="T71">крилó.</text:span></text:p>
            <text:p text:style-name="P12">А <text:span text:style-name="T69">мертвокрилі</text:span> стугонять стимфали,</text:p>
            <text:p text:style-name="P12">напевну провіщаючи біду,</text:p>
            <text:p text:style-name="P12">що ослонила біле опахало</text:p>
            <text:p text:style-name="P10"><text:span text:style-name="T85">і по моєму нишпорить сліду.</text:span><text:span text:style-name="T84"> </text:span><text:span text:style-name="T95">(П, ІІ, 110)</text:span></text:p>
          </table:table-cell>
          <table:table-cell table:style-name="Dictionary.C159" office:value-type="string">
            <text:p text:style-name="P10"><text:span text:style-name="T68">ме</text:span><text:span text:style-name="T13"></text:span><text:span text:style-name="T68">ртвий</text:span></text:p>
            <text:p text:style-name="P10">-а, -е.</text:p>
            <text:p text:style-name="P10">1) Такий, у якому припинилося життя; померлий; <text:span text:style-name="T83">прот.</text:span> живий. || <text:span text:style-name="T83">у знач.</text:span> <text:span text:style-name="T83">ім.</text:span> мертвий, -вого, <text:span text:style-name="T83">ч.</text:span>; мертва, -вої, <text:span text:style-name="T83">ж.</text:span> <text:soft-page-break/>Мрець. || Про частини тіла мерця. || Засохлий, завмерлий, сухий (про рослинність). || <text:span text:style-name="T83">перен.</text:span>Надзвичайно схвильований, знесилений, стомлений (про людину).</text:p>
            <text:p text:style-name="P10"><text:span text:style-name="T25">3) </text:span><text:span text:style-name="T37">перен.</text:span><text:span text:style-name="T25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28">(С, 661)</text:span></text:p>
          </table:table-cell>
        </table:table-row>
        <table:table-row>
          <table:covered-table-cell/>
          <table:covered-table-cell/>
          <table:table-cell table:style-name="Dictionary.C159" office:value-type="string">
            <text:p text:style-name="P10"><text:span text:style-name="T68">крило</text:span><text:span text:style-name="T13"></text:span></text:p>
            <text:p text:style-name="P10"><text:span text:style-name="T44">-а, </text:span><text:span text:style-name="T49">с.</text:span></text:p>
            <text:p text:style-name="P10">1) Літальний орган птахів, комах та деяких ссавців (напр., кажанів).<text:span text:style-name="T112"> </text:span><text:span text:style-name="T113">(С, 587)</text:span></text:p>
          </table:table-cell>
        </table:table-row>
        <table:table-row>
          <table:table-cell table:style-name="Dictionary.A2" table:number-rows-spanned="2" office:value-type="string">
            <text:p text:style-name="P10">83</text:p>
          </table:table-cell>
          <table:table-cell table:style-name="Dictionary.B161" table:number-rows-spanned="2" office:value-type="string">
            <text:p text:style-name="P11">МОЛОДОЩÁСТЯ</text:p>
            <text:p text:style-name="P10">-я, <text:span text:style-name="T84">ім., с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молодий</text:span><text:span text:style-name="T119"> і </text:span><text:span text:style-name="T71">щáстя.</text:span></text:p>
            <text:p text:style-name="P12">Ти десь живеш на призабутім березі</text:p>
            <text:p text:style-name="P12">моїх змілілих пам’ятей. Блукаєш</text:p>
            <text:p text:style-name="P12">пустелею моїх <text:span text:style-name="T69">молодощасть</text:span>,</text:p>
            <text:p text:style-name="P10"><text:span text:style-name="T85">як біла тінь суворої скорботи.</text:span><text:span text:style-name="T84"> </text:span><text:span text:style-name="T95">(П, І, 52)</text:span></text:p>
          </table:table-cell>
          <table:table-cell table:style-name="Dictionary.C161" office:value-type="string">
            <text:p text:style-name="P10"><text:span text:style-name="T71">молодий </text:span><text:span text:style-name="T81">(див. </text:span><text:span text:style-name="T71">ВСЕМОЛОДИЙ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161" office:value-type="string">
            <text:p text:style-name="P10"><text:span text:style-name="T68">ща</text:span><text:span text:style-name="T13"></text:span><text:span text:style-name="T68">стя</text:span></text:p>
            <text:p text:style-name="P10"><text:span text:style-name="T44">-я, </text:span><text:span text:style-name="T49">с.</text:span></text:p>
            <text:p text:style-name="P10">1) 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<text:soft-page-break/>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112"> </text:span><text:span text:style-name="T113">(С, 1637)</text:span></text:p>
          </table:table-cell>
        </table:table-row>
        <table:table-row>
          <table:table-cell table:style-name="Dictionary.A2" table:number-rows-spanned="2" office:value-type="string">
            <text:p text:style-name="P10">84</text:p>
          </table:table-cell>
          <table:table-cell table:style-name="Dictionary.B163" table:number-rows-spanned="2" office:value-type="string">
            <text:p text:style-name="P11">НÁДВИЩ</text:p>
            <text:p text:style-name="P10">-і, <text:span text:style-name="T84">ім., ж., інд.-авт.</text:span></text:p>
            <text:p text:style-name="P10"><text:span text:style-name="T97">утворене суфіксально-префіксальним способом, похідне від слів:</text:span><text:span text:style-name="T119"> </text:span><text:span text:style-name="T71">над</text:span><text:span text:style-name="T119"> і </text:span><text:span text:style-name="T71">вищий.</text:span></text:p>
            <text:p text:style-name="P12">У небо, у <text:span text:style-name="T69">надвищ</text:span>, за хмари за чорні</text:p>
            <text:p text:style-name="P10"><text:span text:style-name="T85">до сонця, Ікаре, спрямовуй свій лет!</text:span><text:span text:style-name="T84"> </text:span><text:span text:style-name="T95">(П, І, 98)</text:span></text:p>
          </table:table-cell>
          <table:table-cell table:style-name="Dictionary.C163" office:value-type="string">
            <text:p text:style-name="P11">над</text:p>
            <text:p text:style-name="P10"><text:span text:style-name="T49">рідко </text:span><text:span text:style-name="T44">наді, надо, </text:span><text:span text:style-name="T49">прийм.</text:span><text:span text:style-name="T44">, </text:span><text:span text:style-name="T49">з оруд.</text:span><text:span text:style-name="T44"> </text:span><text:span text:style-name="T49">і знах. в.</text:span><text:span text:style-name="T44"> Сполучення з над виражають: Просторові відношення:</text:span></text:p>
            <text:p text:style-name="P10">1) <text:span text:style-name="T83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10">2) <text:span text:style-name="T83">із знах. в.</text:span> Уживається для позначення місця, куди спрямована дія. Об'єктні відношення:</text:p>
            <text:p text:style-name="P10"><text:span text:style-name="T25">5) </text:span><text:span text:style-name="T37">із знах.</text:span><text:span text:style-name="T25">, </text:span><text:span text:style-name="T37">рідко з оруд. в.</text:span><text:span text:style-name="T25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</text:span><text:soft-page-break/><text:span text:style-name="T25">міри, ступеня і т. ін. </text:span><text:span text:style-name="T37">Над усе</text:span><text:span text:style-name="T25">. </text:span><text:span text:style-name="T28">(С, 709)</text:span></text:p>
          </table:table-cell>
        </table:table-row>
        <table:table-row>
          <table:covered-table-cell/>
          <table:covered-table-cell/>
          <table:table-cell table:style-name="Dictionary.C163" office:value-type="string">
            <text:p text:style-name="P10"><text:span text:style-name="T68">ви</text:span><text:span text:style-name="T13"></text:span><text:span text:style-name="T68">щий</text:span></text:p>
            <text:p text:style-name="P10">-а, -е.</text:p>
            <text:p text:style-name="P10">1) Вищ. ст. до високий. <text:span text:style-name="T93">(С, 162)</text:span></text:p>
          </table:table-cell>
        </table:table-row>
        <table:table-row>
          <table:table-cell table:style-name="Dictionary.A2" table:number-rows-spanned="2" office:value-type="string">
            <text:p text:style-name="P10">85</text:p>
          </table:table-cell>
          <table:table-cell table:style-name="Dictionary.B165" table:number-rows-spanned="2" office:value-type="string">
            <text:p text:style-name="P11">НАДНÉБО</text:p>
            <text:p text:style-name="P10">-а, <text:span text:style-name="T84">ім., с., інд.-авт.</text:span></text:p>
            <text:p text:style-name="P10"><text:span text:style-name="T97">утворене префіксальним способом, похідне від слова</text:span><text:span text:style-name="T119"> </text:span><text:span text:style-name="T71">над</text:span><text:span text:style-name="T119"> і </text:span><text:span text:style-name="T71">нéбо.</text:span></text:p>
            <text:p text:style-name="P12">Були мої моління всує - </text:p>
            <text:p text:style-name="P12">Бог не почув і не простив,</text:p>
            <text:p text:style-name="P12">і вже її душа прямує</text:p>
            <text:p text:style-name="P10"><text:span text:style-name="T85">в </text:span><text:span text:style-name="T90">наднеба</text:span><text:span text:style-name="T85"> синь.</text:span><text:span text:style-name="T84"> </text:span><text:span text:style-name="T95">(П, ІІ, 114)</text:span></text:p>
          </table:table-cell>
          <table:table-cell table:style-name="Dictionary.C165" office:value-type="string">
            <text:p text:style-name="P10"><text:span text:style-name="T71">над </text:span><text:span text:style-name="T81">(див. </text:span><text:span text:style-name="T71">НÁДВИЩ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165" office:value-type="string">
            <text:p text:style-name="P11">небо</text:p>
            <text:p text:style-name="P10"><text:span text:style-name="T40">I </text:span><text:span text:style-name="T44">не</text:span><text:span text:style-name="T41"></text:span><text:span text:style-name="T44">бо</text:span></text:p>
            <text:p text:style-name="P10">-а, <text:span text:style-name="T83">с.</text:span></text:p>
            <text:p text:style-name="P10">1) Видимий над поверхнею землі повітряний простір у формі шатра.</text:p>
            <text:p text:style-name="P10">2) За релігійними уявленнями – місцеперебування Бога, ангелів, святих; потойбічний світ, рай.<text:span text:style-name="T112"> </text:span><text:span text:style-name="T113">(С, 747)</text:span></text:p>
          </table:table-cell>
        </table:table-row>
        <table:table-row>
          <table:table-cell table:style-name="Dictionary.A2" table:number-rows-spanned="2" office:value-type="string">
            <text:p text:style-name="P10">86</text:p>
          </table:table-cell>
          <table:table-cell table:style-name="Dictionary.B167" table:number-rows-spanned="2" office:value-type="string">
            <text:p text:style-name="P11">НАДÓКРУЖ</text:p>
            <text:p text:style-name="P10">незм., присл., інд.-авт.</text:p>
            <text:p text:style-name="P10"><text:span text:style-name="T96">утворене префіксальним способом, похідне </text:span><text:span text:style-name="T96">від слова</text:span><text:span text:style-name="T101"> </text:span><text:span text:style-name="T105">о</text:span><text:span text:style-name="T106"></text:span><text:span text:style-name="T105">круга.</text:span></text:p>
            <text:p text:style-name="P12">А <text:span text:style-name="T69">надокруж</text:span> – майстри заплічні</text:p>
            <text:p text:style-name="P10"><text:span text:style-name="T85">стежок – ганебних і величних.</text:span><text:span text:style-name="T84"> </text:span><text:span text:style-name="T95">(П, ІІ, 165)</text:span></text:p>
          </table:table-cell>
          <table:table-cell table:style-name="Dictionary.C167" office:value-type="string">
            <text:p text:style-name="P11"><text:span text:style-name="T119">над </text:span><text:span text:style-name="T81">(див. </text:span><text:span text:style-name="T119">НÁДВИЩ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167" office:value-type="string">
            <text:p text:style-name="P10"><text:span text:style-name="T68">окру</text:span><text:span text:style-name="T13"></text:span><text:span text:style-name="T68">га</text:span></text:p>
            <text:p text:style-name="P10"><text:span text:style-name="T44">-и, </text:span><text:span text:style-name="T49">ж.</text:span></text:p>
            <text:p text:style-name="P10">1) Навколишня місцевість.<text:span text:style-name="T112"> </text:span><text:span text:style-name="T113">(С, 838)</text:span></text:p>
          </table:table-cell>
        </table:table-row>
        <table:table-row>
          <table:table-cell table:style-name="Dictionary.A2" table:number-rows-spanned="2" office:value-type="string">
            <text:p text:style-name="P10">87</text:p>
          </table:table-cell>
          <table:table-cell table:style-name="Dictionary.B169" table:number-rows-spanned="2" office:value-type="string">
            <text:p text:style-name="P11">НАДТОРÓСИ</text:p>
            <text:p text:style-name="P10">-ів, <text:span text:style-name="T84">ім., мн., інд.-авт.</text:span></text:p>
            <text:p text:style-name="P10"><text:span text:style-name="T97">утворене префіксальним способом, похідне від слів:</text:span> <text:span text:style-name="T70">над</text:span> і <text:span text:style-name="T69">торóси.</text:span></text:p>
            <text:p text:style-name="P12"><text:soft-page-break/>…оце світіння полохких світань</text:p>
            <text:p text:style-name="P12">світів жертовних, що мене запалює</text:p>
            <text:p text:style-name="P12">всенепогасним і ламким, як крига,</text:p>
            <text:p text:style-name="P10"><text:span text:style-name="T85">огнем співучих </text:span><text:span text:style-name="T90">надторосів</text:span><text:span text:style-name="T85"> – криг.</text:span><text:span text:style-name="T84"> </text:span><text:span text:style-name="T95">(П, І, 80)</text:span></text:p>
          </table:table-cell>
          <table:table-cell table:style-name="Dictionary.C169" office:value-type="string">
            <text:p text:style-name="P11"><text:span text:style-name="T119">над </text:span><text:span text:style-name="T81">(див. </text:span><text:span text:style-name="T119">НÁДВИЩ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169" office:value-type="string">
            <text:p text:style-name="P10"><text:span text:style-name="T68">торо</text:span><text:span text:style-name="T13"></text:span><text:span text:style-name="T68">с</text:span></text:p>
            <text:p text:style-name="P10"><text:span text:style-name="T44">-а, </text:span><text:span text:style-name="T49">ч.</text:span></text:p>
            <text:p text:style-name="P10">Нагромадження уламків криги на замерзлих морях і річках, що <text:soft-page-break/>утворюється внаслідок стискання льоду.<text:span text:style-name="T112"> </text:span><text:span text:style-name="T113">(С, 1464)</text:span></text:p>
          </table:table-cell>
        </table:table-row>
        <table:table-row>
          <table:table-cell table:style-name="Dictionary.A2" office:value-type="string">
            <text:p text:style-name="P10">88</text:p>
          </table:table-cell>
          <table:table-cell table:style-name="Dictionary.B170" office:value-type="string">
            <text:p text:style-name="P11">НÁКРИК</text:p>
            <text:p text:style-name="P10">-у, <text:span text:style-name="T84">ім., ч., інд.-авт.</text:span></text:p>
            <text:p text:style-name="P10"><text:span text:style-name="T97">утворене префіксальним способом, похідне від слова</text:span><text:span text:style-name="T119"> </text:span><text:span text:style-name="T71">крик.</text:span></text:p>
            <text:p text:style-name="P12">Отой прощальний змах тонкоголосий</text:p>
            <text:p text:style-name="P12">тремтливої руки, той голий <text:span text:style-name="T69">накрик</text:span> - </text:p>
            <text:p text:style-name="P12">пункти рами – щербати й яр, той пагорб - </text:p>
            <text:p text:style-name="P10"><text:span text:style-name="T85">яким зигзагом путь тобі значив?</text:span><text:span text:style-name="T84"> </text:span><text:span text:style-name="T95">(П, І, 124)</text:span></text:p>
          </table:table-cell>
          <table:table-cell table:style-name="Dictionary.C170" office:value-type="string">
            <text:p text:style-name="P10"><text:span text:style-name="T71">крик </text:span><text:span text:style-name="T81">(див. </text:span><text:span text:style-name="T71">КРИК-ЗЕЛÓ</text:span><text:span text:style-name="T81">)</text:span></text:p>
          </table:table-cell>
        </table:table-row>
        <table:table-row>
          <table:table-cell table:style-name="Dictionary.A2" office:value-type="string">
            <text:p text:style-name="P10">89</text:p>
          </table:table-cell>
          <table:table-cell table:style-name="Dictionary.B171" office:value-type="string">
            <text:p text:style-name="P11">НÁМЕРЗИ</text:p>
            <text:p text:style-name="P10">-ів, <text:span text:style-name="T84">ім., мн., інд.-авт.</text:span></text:p>
            <text:p text:style-name="P10"><text:span text:style-name="T97">утворене нульсуфіксальним способом, похідне від слова</text:span><text:span text:style-name="T119"> </text:span><text:span text:style-name="T71">намерза</text:span><text:span text:style-name="T106"></text:span><text:span text:style-name="T71">ти.</text:span></text:p>
            <text:p text:style-name="P12">О скрипки тьмавий гуд – мов скапує живиця,</text:p>
            <text:p text:style-name="P12">зникають <text:span text:style-name="T69">намерзи</text:span> і вже хмеліє гін</text:p>
            <text:p text:style-name="P10"><text:span text:style-name="T85">дзвінкого дерева…</text:span><text:span text:style-name="T84"> </text:span><text:span text:style-name="T95">(П, ІІ, 155)</text:span></text:p>
          </table:table-cell>
          <table:table-cell table:style-name="Dictionary.C171" office:value-type="string">
            <text:p text:style-name="P10"><text:span text:style-name="T68">намерза</text:span><text:span text:style-name="T13"></text:span><text:span text:style-name="T68">ти</text:span></text:p>
            <text:p text:style-name="P10"><text:span text:style-name="T44">-ає, </text:span><text:span text:style-name="T49">недок.</text:span><text:span text:style-name="T44">, намерзнути </text:span><text:span text:style-name="T49">і </text:span><text:span text:style-name="T44">намерзти, -зне; </text:span><text:span text:style-name="T49">мин. ч.</text:span><text:span text:style-name="T44"> намерз, -ла, -ло; </text:span><text:span text:style-name="T49">док.</text:span></text:p>
            <text:p text:style-name="P10">1) Замерзаючи, вкривати поверхню чого-небудь або нагромаджуватися на чому-небудь (про лід, сніг і т. ін.). || Покриватися льодом.<text:span text:style-name="T112"> </text:span><text:span text:style-name="T113">(С, 723)</text:span></text:p>
          </table:table-cell>
        </table:table-row>
        <table:table-row>
          <table:table-cell table:style-name="Dictionary.A2" table:number-rows-spanned="2" office:value-type="string">
            <text:p text:style-name="P10">90</text:p>
          </table:table-cell>
          <table:table-cell table:style-name="Dictionary.B173" table:number-rows-spanned="2" office:value-type="string">
            <text:p text:style-name="P11">НАПІВБАЖÁННЯ</text:p>
            <text:p text:style-name="P10"><text:soft-page-break/>-я, <text:span text:style-name="T84">ім., с., інд.-авт.</text:span></text:p>
            <text:p text:style-name="P10"><text:span text:style-name="T97">утворене префіксальним способом, похідне від слів:</text:span><text:span text:style-name="T119"> </text:span><text:span text:style-name="T71">напíв</text:span><text:span text:style-name="T119"> і </text:span><text:span text:style-name="T71">бажáння.</text:span></text:p>
            <text:p text:style-name="P12">Напівступою,</text:p>
            <text:p text:style-name="P12">як над собою винесений крок</text:p>
            <text:p text:style-name="P12">задумався і скляк. <text:span text:style-name="T69">Напівбажання</text:span>,</text:p>
            <text:p text:style-name="P10"><text:span text:style-name="T85">на півваганні втяте.</text:span><text:span text:style-name="T84"> </text:span><text:span text:style-name="T95">(П, І, 57)</text:span></text:p>
          </table:table-cell>
          <table:table-cell table:style-name="Dictionary.C173" office:value-type="string">
            <text:p text:style-name="P10"><text:span text:style-name="T68">Наполови</text:span><text:span text:style-name="T13"></text:span><text:span text:style-name="T68">ну (напі</text:span><text:span text:style-name="T73"></text:span><text:span text:style-name="T68">в)</text:span></text:p>
            <text:p text:style-name="P10"><text:soft-page-break/>присл.</text:p>
            <text:p text:style-name="P10">1) У розмірі чи обсязі, що охоплює половину кого-, чого-небудь.</text:p>
            <text:p text:style-name="P10">2) Пополам з чим-небудь; з домішкою, з ознакою, з елементами чогось.</text:p>
            <text:p text:style-name="P10">3) Частково, не зовсім, не повністю або значною мірою. <text:span text:style-name="T93">(С, )</text:span></text:p>
          </table:table-cell>
        </table:table-row>
        <table:table-row>
          <table:covered-table-cell/>
          <table:covered-table-cell/>
          <table:table-cell table:style-name="Dictionary.C173" office:value-type="string">
            <text:p text:style-name="P10"><text:span text:style-name="T68">баж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1) Прагнення, потяг до здійснення чого-небудь; хотіння.<text:span text:style-name="T112"> </text:span><text:span text:style-name="T113">(С, 55)</text:span></text:p>
          </table:table-cell>
        </table:table-row>
        <table:table-row>
          <table:table-cell table:style-name="Dictionary.A2" table:number-rows-spanned="2" office:value-type="string">
            <text:p text:style-name="P10">91</text:p>
          </table:table-cell>
          <table:table-cell table:style-name="Dictionary.B175" table:number-rows-spanned="2" office:value-type="string">
            <text:p text:style-name="P11">НАПІВСТУПÁ</text:p>
            <text:p text:style-name="P10">-и, <text:span text:style-name="T84">ім., </text:span><text:span text:style-name="T85">ж., інд.-авт.</text:span></text:p>
            <text:p text:style-name="P10"><text:span text:style-name="T95">утворене префіксальним способом, похідне від слів:</text:span><text:span text:style-name="T119"> </text:span><text:span text:style-name="T71">напíв</text:span><text:span text:style-name="T119"> і </text:span><text:span text:style-name="T71">ступа</text:span><text:span text:style-name="T106">.</text:span></text:p>
            <text:p text:style-name="P12"><text:span text:style-name="T69">Напівступою</text:span>,</text:p>
            <text:p text:style-name="P12">як над собою винесений крок</text:p>
            <text:p text:style-name="P12">задумався і скляк. Напівбажання,</text:p>
            <text:p text:style-name="P10"><text:span text:style-name="T85">на півваганні втяте.</text:span><text:span text:style-name="T84"> </text:span><text:span text:style-name="T95">(П, І, 57)</text:span></text:p>
          </table:table-cell>
          <table:table-cell table:style-name="Dictionary.C175" office:value-type="string">
            <text:p text:style-name="P10"><text:span text:style-name="T68">напів </text:span>(див. <text:span text:style-name="T70">НАПІВБАЖÁННЯ</text:span>)</text:p>
          </table:table-cell>
        </table:table-row>
        <table:table-row>
          <table:covered-table-cell/>
          <table:covered-table-cell/>
          <table:table-cell table:style-name="Dictionary.C175" office:value-type="string">
            <text:p text:style-name="P10"><text:span text:style-name="T70">ступа</text:span><text:span text:style-name="T114"></text:span></text:p>
            <text:p text:style-name="P10"><text:span text:style-name="T40">II </text:span><text:span text:style-name="T44">ступа</text:span><text:span text:style-name="T43"></text:span></text:p>
            <text:p text:style-name="P10">-и, <text:span text:style-name="T83">ж.</text:span>, <text:span text:style-name="T83">перев.</text:span> <text:span text:style-name="T83">з означ.</text:span></text:p>
            <text:p text:style-name="P10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112"> </text:span><text:span text:style-name="T113">(С, 1407)</text:span></text:p>
          </table:table-cell>
        </table:table-row>
        <table:table-row>
          <table:table-cell table:style-name="Dictionary.A2" office:value-type="string">
            <text:p text:style-name="P10">92</text:p>
          </table:table-cell>
          <table:table-cell table:style-name="Dictionary.B176" office:value-type="string">
            <text:p text:style-name="P11">НÁХЛЮПИ</text:p>
            <text:p text:style-name="P10">-ів, <text:span text:style-name="T84">ім., мн., інд.-авт.</text:span></text:p>
            <text:p text:style-name="P10"><text:span text:style-name="T97">утворене префіксальним і нульсуфіксальним способом, похідне від слова</text:span><text:span text:style-name="T119"> </text:span><text:span text:style-name="T71">хлюпати.</text:span></text:p>
            <text:p text:style-name="P12"><text:soft-page-break/>Покірні вітру, <text:span text:style-name="T69">нахлюпи</text:span> щедрот</text:p>
            <text:p text:style-name="P12">з убогого жебрацького бенкету,</text:p>
            <text:p text:style-name="P12">відвирувавши, котяться у Лету,</text:p>
            <text:p text:style-name="P10"><text:span text:style-name="T85">в таночок взявши кревних і заброд</text:span><text:span text:style-name="T84">. </text:span><text:span text:style-name="T95">(П, І, 101)</text:span></text:p>
          </table:table-cell>
          <table:table-cell table:style-name="Dictionary.C176" office:value-type="string">
            <text:p text:style-name="P10"><text:span text:style-name="T68">хлю</text:span><text:span text:style-name="T13"></text:span><text:span text:style-name="T68">пати</text:span></text:p>
            <text:p text:style-name="P10"><text:span text:style-name="T44">-аю, -аєш, </text:span><text:span text:style-name="T49">недок.</text:span></text:p>
            <text:p text:style-name="P10">1) <text:span text:style-name="T83">неперех.</text:span> Плещучи, просочуючись, видавати характерні звуки (про воду, грязь і т. ін.). || З плескотом битися, <text:soft-page-break/>ударятися об що-небудь. || Ударяючи по воді, з шумом занурюючись, падаючи в воду чи іншу рідину, створювати плескіт.</text:p>
            <text:p text:style-name="P10"><text:span text:style-name="T25">2) </text:span><text:span text:style-name="T37">перех.</text:span><text:span text:style-name="T25"> </text:span><text:span text:style-name="T37">і неперех.</text:span><text:span text:style-name="T25"> Рвучкими рухами лити, бризкати водою або іншою рідиною на кого-, що-небудь. || Розливатися, виливатися, розпліскуватися. || Утворювати звуки, що нагадують хлипання.</text:span><text:span text:style-name="T37">Хлюпати носом</text:span><text:span text:style-name="T25">.</text:span><text:span text:style-name="T26"> </text:span><text:span text:style-name="T27">(С, 1565)</text:span></text:p>
          </table:table-cell>
        </table:table-row>
        <table:table-row>
          <table:table-cell table:style-name="Dictionary.A2" table:number-rows-spanned="2" office:value-type="string">
            <text:p text:style-name="P10">93</text:p>
          </table:table-cell>
          <table:table-cell table:style-name="Dictionary.B178" table:number-rows-spanned="2" office:value-type="string">
            <text:p text:style-name="P11">ОБАКРÁЙ</text:p>
            <text:p text:style-name="P10">-ю, <text:span text:style-name="T84">ім., ч., інд.-авт.</text:span></text:p>
            <text:p text:style-name="P10"><text:span text:style-name="T97">утворене способом зрощення, похідне від слів:</text:span><text:span text:style-name="T119"> </text:span><text:span text:style-name="T71">óба</text:span><text:span text:style-name="T119"> і </text:span><text:span text:style-name="T71">край.</text:span></text:p>
            <text:p text:style-name="P12">З ціложиттєвого ждання</text:p>
            <text:p text:style-name="P12">Ти смерть на кілька літ відтрутив,</text:p>
            <text:p text:style-name="P12">аби почути пахощ рути</text:p>
            <text:p text:style-name="P12">і в неї впасти навмання - </text:p>
            <text:p text:style-name="P12">з усіх розлук – на <text:span text:style-name="T69">обакрай</text:span></text:p>
            <text:p text:style-name="P10"><text:span text:style-name="T85">Вітчизни – і яви, і мрії.</text:span><text:span text:style-name="T84"> </text:span><text:span text:style-name="T95">(П, ІІ, 19)</text:span></text:p>
          </table:table-cell>
          <table:table-cell table:style-name="Dictionary.C178" office:value-type="string">
            <text:p text:style-name="P10"><text:span text:style-name="T68">Оби</text:span><text:span text:style-name="T13"></text:span><text:span text:style-name="T68">два (</text:span><text:span text:style-name="T71">óба</text:span><text:span text:style-name="T68">)</text:span></text:p>
            <text:p text:style-name="P10"><text:span text:style-name="T44">обох, </text:span><text:span text:style-name="T49">ч.</text:span><text:span text:style-name="T44"> </text:span><text:span text:style-name="T49">і с.</text:span><text:span text:style-name="T44">, обидві, обох, </text:span><text:span text:style-name="T49">ж.</text:span><text:span text:style-name="T44">, </text:span><text:span text:style-name="T49">числ.</text:span><text:span text:style-name="T44">, </text:span><text:span text:style-name="T49">збірн.</text:span></text:p>
            <text:p text:style-name="P10"><text:span text:style-name="T25">Означає кожний із двох названих або відомих предметів; один і другий; і той, і другий. </text:span><text:span text:style-name="T37">В обидва кінці</text:span><text:span text:style-name="T25">. </text:span><text:span text:style-name="T28">(С, 804)</text:span></text:p>
          </table:table-cell>
        </table:table-row>
        <table:table-row>
          <table:covered-table-cell/>
          <table:covered-table-cell/>
          <table:table-cell table:style-name="Dictionary.C178" office:value-type="string">
            <text:p text:style-name="P10"><text:span text:style-name="T71">край </text:span><text:span text:style-name="T81">(див. </text:span><text:span text:style-name="T71">КРАЙÓКРАЙ</text:span><text:span text:style-name="T81">)</text:span></text:p>
          </table:table-cell>
        </table:table-row>
        <table:table-row>
          <table:table-cell table:style-name="Dictionary.A2" table:number-rows-spanned="2" office:value-type="string">
            <text:p text:style-name="P10">94</text:p>
          </table:table-cell>
          <table:table-cell table:style-name="Dictionary.B180" table:number-rows-spanned="2" office:value-type="string">
            <text:p text:style-name="P11">ОБОЮДОЖÁЛ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суфіксальним способом, похідне від слів:</text:span><text:span text:style-name="T101"> </text:span><text:span text:style-name="T105">обою</text:span><text:span text:style-name="T106"></text:span><text:span text:style-name="T105">до</text:span><text:span text:style-name="T101"> і </text:span><text:soft-page-break/><text:span text:style-name="T105">жалі</text:span><text:span text:style-name="T106"></text:span><text:span text:style-name="T105">ти.</text:span></text:p>
            <text:p text:style-name="P12">Та мури, мов із мертвих всталі,</text:p>
            <text:p text:style-name="P12">похмуро мовили: чекай,</text:p>
            <text:p text:style-name="P12">ще обрадіє із печалі</text:p>
            <text:p text:style-name="P10"><text:span text:style-name="T85">твій </text:span><text:span text:style-name="T90">обоюдожалий</text:span><text:span text:style-name="T85"> край.</text:span><text:span text:style-name="T84"> </text:span><text:span text:style-name="T95">(П, І, 36)</text:span></text:p>
          </table:table-cell>
          <table:table-cell table:style-name="Dictionary.C180" office:value-type="string">
            <text:p text:style-name="P10"><text:span text:style-name="T105">Обою</text:span><text:span text:style-name="T106"></text:span><text:span text:style-name="T105">до </text:span><text:span text:style-name="T100">(не подано у словнику)</text:span></text:p>
          </table:table-cell>
        </table:table-row>
        <table:table-row>
          <table:covered-table-cell/>
          <table:covered-table-cell/>
          <table:table-cell table:style-name="Dictionary.C180" office:value-type="string">
            <text:p text:style-name="P10"><text:span text:style-name="T68">жалі</text:span><text:span text:style-name="T13"></text:span><text:span text:style-name="T68">ти</text:span></text:p>
            <text:p text:style-name="P10"><text:span text:style-name="T44">-ію, -ієш, </text:span><text:span text:style-name="T49">недок.</text:span></text:p>
            <text:p text:style-name="P10">1) <text:span text:style-name="T83">перех.</text:span> <text:span text:style-name="T83">і без додатка</text:span>. Відчувати <text:soft-page-break/>жалість, співчуття до кого-небудь.</text:p>
            <text:p text:style-name="P10">2) <text:span text:style-name="T83">неперех.</text:span> Нарікати на що-небудь, уболівати за чимось, за щось; шкодувати, жалкувати.</text:p>
            <text:p text:style-name="P10"><text:span text:style-name="T25">3) </text:span><text:span text:style-name="T37">перех.</text:span><text:span text:style-name="T25"> Берегти, оберігати кого-, що-небудь. || Неохоче витрачати що-небудь; шкодувати, жалкувати.</text:span><text:span text:style-name="T26"> </text:span><text:span text:style-name="T27">(С, 364)</text:span></text:p>
          </table:table-cell>
        </table:table-row>
        <table:table-row>
          <table:table-cell table:style-name="Dictionary.A2" office:value-type="string">
            <text:p text:style-name="P10">95</text:p>
          </table:table-cell>
          <table:table-cell table:style-name="Dictionary.B181" office:value-type="string">
            <text:p text:style-name="P11">ОВÓГНЕНИЙ</text:p>
            <text:p text:style-name="P10">-а, -е, <text:span text:style-name="T85">дієпр., інд.-авт.</text:span></text:p>
            <text:p text:style-name="P10"><text:span text:style-name="T96">утворене суфіксально-</text:span><text:span text:style-name="T96">префіксальним способом, похідне від </text:span><text:span text:style-name="T97">в</text:span><text:span text:style-name="T119">ід неіснуючого дієслова </text:span><text:span text:style-name="T71">овогнити.</text:span></text:p>
            <text:p text:style-name="P12">Та за тобою небо запалало,</text:p>
            <text:p text:style-name="P10"><text:span text:style-name="T90">овогнене</text:span><text:span text:style-name="T85"> грозою стожалів.</text:span><text:span text:style-name="T84"> </text:span><text:span text:style-name="T95">(П, ІІ, 68)</text:span></text:p>
          </table:table-cell>
          <table:table-cell table:style-name="Dictionary.C181" office:value-type="string">
            <text:p text:style-name="P10"><text:span text:style-name="T71">Овогнити </text:span><text:span text:style-name="T78">(не подано у словнику)</text:span></text:p>
          </table:table-cell>
        </table:table-row>
        <table:table-row>
          <table:table-cell table:style-name="Dictionary.A2" office:value-type="string">
            <text:p text:style-name="P10">96</text:p>
          </table:table-cell>
          <table:table-cell table:style-name="Dictionary.B182" office:value-type="string">
            <text:p text:style-name="P11">ОГРÁННЯ</text:p>
            <text:p text:style-name="P10">ім., с., інд.-авт.</text:p>
            <text:p text:style-name="P10"><text:span text:style-name="T97">утворене суфіксальним способом, похідне від слова</text:span><text:span text:style-name="T101"> </text:span><text:span text:style-name="T70">огрáнювати.</text:span></text:p>
            <text:p text:style-name="P12">У зашморзі бід</text:p>
            <text:p text:style-name="P12">аж зайшовся кривий од волання борлак,</text:p>
            <text:p text:style-name="P10"><text:span text:style-name="T85">аж </text:span><text:span text:style-name="T90">огранням</text:span><text:span text:style-name="T85"> дзеркал заросилася кров!</text:span><text:span text:style-name="T84"> </text:span><text:span text:style-name="T95">(П, І, 33)</text:span></text:p>
          </table:table-cell>
          <table:table-cell table:style-name="Dictionary.C182" office:value-type="string">
            <text:p text:style-name="P10"><text:span text:style-name="T68">Ограно</text:span><text:span text:style-name="T13"></text:span><text:span text:style-name="T68">вувати (</text:span><text:span text:style-name="T70">огрáнювати</text:span><text:span text:style-name="T68">)</text:span></text:p>
            <text:p text:style-name="P10"><text:span text:style-name="T44">-ую, -уєш, </text:span><text:span text:style-name="T49">недок.</text:span><text:span text:style-name="T44">, огранувати, -ую, -уєш, </text:span><text:span text:style-name="T49">док.</text:span><text:span text:style-name="T44">, </text:span><text:span text:style-name="T49">перех.</text:span><text:span text:style-name="T44">, </text:span><text:span text:style-name="T49">спец.</text:span></text:p>
            <text:p text:style-name="P10"><text:span text:style-name="T25">Шліфуючи поверхню чого-небудь, робити на ній грані.</text:span><text:span text:style-name="T26"> </text:span><text:span text:style-name="T27">(С, 826)</text:span></text:p>
          </table:table-cell>
        </table:table-row>
        <table:table-row>
          <table:table-cell table:style-name="Dictionary.A2" office:value-type="string">
            <text:p text:style-name="P10">97</text:p>
          </table:table-cell>
          <table:table-cell table:style-name="Dictionary.B183" office:value-type="string">
            <text:p text:style-name="P11">ОЗЛÍННЯ</text:p>
            <text:p text:style-name="P10"><text:soft-page-break/>-я, <text:span text:style-name="T84">ім., ж., інд.-авт.</text:span></text:p>
            <text:p text:style-name="P10"><text:span text:style-name="T76">утворене </text:span><text:span text:style-name="T76">суфіксальним способом, похідне від слова</text:span> <text:span text:style-name="T70">озлитися.</text:span></text:p>
            <text:p text:style-name="P12">А шал який! Яке <text:span text:style-name="T69">озління</text:span>!</text:p>
            <text:p text:style-name="P10"><text:span text:style-name="T85">О білий світе-блекота.</text:span><text:span text:style-name="T84"> </text:span><text:span text:style-name="T95">(П, І, 132)</text:span></text:p>
          </table:table-cell>
          <table:table-cell table:style-name="Dictionary.C183" office:value-type="string">
            <text:p text:style-name="P10"><text:span text:style-name="T68">озли</text:span><text:span text:style-name="T13"></text:span><text:span text:style-name="T68">тися</text:span></text:p>
            <text:p text:style-name="P10"><text:soft-page-break/><text:span text:style-name="T44">-люся, -лишся, </text:span><text:span text:style-name="T49">док.</text:span></text:p>
            <text:p text:style-name="P10">Стати розлюченим, роздратованим; розізлитися, розгніватися. || Стати злим, злостивим.<text:span text:style-name="T112"> </text:span><text:span text:style-name="T113">(С, 834)</text:span></text:p>
          </table:table-cell>
        </table:table-row>
        <table:table-row>
          <table:table-cell table:style-name="Dictionary.A2" office:value-type="string">
            <text:p text:style-name="P10">98</text:p>
          </table:table-cell>
          <table:table-cell table:style-name="Dictionary.B184" office:value-type="string">
            <text:p text:style-name="P11">ОШРÓТТЯ</text:p>
            <text:p text:style-name="P10">-я, <text:span text:style-name="T84">ім., збірн., інд.-авт.</text:span></text:p>
            <text:p text:style-name="P10"><text:span text:style-name="T97">утворене суфіксально-префіксальним способом, похідне від слова</text:span> <text:span text:style-name="T70">шріт.</text:span></text:p>
            <text:p text:style-name="P12">І тінь біжить – поверхи давніх днів.</text:p>
            <text:p text:style-name="P10"><text:span text:style-name="T85">І заволока – на </text:span><text:span text:style-name="T90">ошроття</text:span><text:span text:style-name="T85"> часу.</text:span><text:span text:style-name="T84"> </text:span><text:span text:style-name="T95">(П, І, 137)</text:span></text:p>
          </table:table-cell>
          <table:table-cell table:style-name="Dictionary.C184" office:value-type="string">
            <text:p text:style-name="P11">шріт</text:p>
            <text:p text:style-name="P10"><text:span text:style-name="T44">шроту, </text:span><text:span text:style-name="T49">ч.</text:span></text:p>
            <text:p text:style-name="P10">1) Дрібні свинцеві кульки для стрільби з мисливської рушниці; дріб.<text:span text:style-name="T112"> </text:span><text:span text:style-name="T113">(С, 1631)</text:span></text:p>
          </table:table-cell>
        </table:table-row>
        <table:table-row>
          <table:table-cell table:style-name="Dictionary.A2" table:number-rows-spanned="2" office:value-type="string">
            <text:p text:style-name="P10">99</text:p>
          </table:table-cell>
          <table:table-cell table:style-name="Dictionary.B186" table:number-rows-spanned="2" office:value-type="string">
            <text:p text:style-name="P11">ПÁВЕРХ</text:p>
            <text:p text:style-name="P10">-у, <text:span text:style-name="T84">ім., ч., інд.-авт.</text:span></text:p>
            <text:p text:style-name="P10"><text:span text:style-name="T97">утворене префіксальним способом, похідне від слів:</text:span><text:span text:style-name="T119"> </text:span><text:span text:style-name="T71">па</text:span><text:span text:style-name="T119">... (“подібний”) і </text:span><text:span text:style-name="T71">верх.</text:span></text:p>
            <text:p text:style-name="P12">Тут <text:span text:style-name="T69">паверх</text:span>, паниз, пажиття і паскін,</text:p>
            <text:p text:style-name="P12">переступай лискуче лезо меж,</text:p>
            <text:p text:style-name="P12">і рідні лиця за порожні маски</text:p>
            <text:p text:style-name="P10"><text:span text:style-name="T85">тобі здадуться з понадгірних веж.</text:span><text:span text:style-name="T84"> </text:span><text:span text:style-name="T95">(П, І, 167)</text:span></text:p>
          </table:table-cell>
          <table:table-cell table:style-name="Dictionary.C186" office:value-type="string">
            <text:p text:style-name="P10"><text:span text:style-name="T23">Па</text:span><text:span text:style-name="T29">... </text:span><text:span text:style-name="T30">(не подано у словнику)</text:span></text:p>
          </table:table-cell>
        </table:table-row>
        <table:table-row>
          <table:covered-table-cell/>
          <table:covered-table-cell/>
          <table:table-cell table:style-name="Dictionary.C186" office:value-type="string">
            <text:p text:style-name="P11">верх</text:p>
            <text:p text:style-name="P10"><text:span text:style-name="T44">-у, </text:span><text:span text:style-name="T49">ч.</text:span></text:p>
            <text:p text:style-name="P10">1) Верхня, найвища частина чого-небудь; вершина. || Поверхня землі, якої-небудь рідини і т. ін.<text:span text:style-name="T112"> </text:span><text:span text:style-name="T113">(С, 123)</text:span></text:p>
          </table:table-cell>
        </table:table-row>
        <table:table-row>
          <table:table-cell table:style-name="Dictionary.A2" office:value-type="string">
            <text:p text:style-name="P10">100</text:p>
          </table:table-cell>
          <table:table-cell table:style-name="Dictionary.B187" office:value-type="string">
            <text:p text:style-name="P10"><text:span text:style-name="T70">ПАЖИТТЯ</text:span></text:p>
            <text:p text:style-name="P10">-я, <text:span text:style-name="T84">ім., с., інд.-авт.</text:span></text:p>
            <text:p text:style-name="P10"><text:soft-page-break/><text:span text:style-name="T97">утворене префіксальним способом, похідне від слів:</text:span><text:span text:style-name="T119"> </text:span><text:span text:style-name="T71">па</text:span><text:span text:style-name="T119">... </text:span><text:span text:style-name="T119">(“подібний”) і </text:span><text:span text:style-name="T71">життя.</text:span></text:p>
            <text:p text:style-name="P12">Тут паверх, паниз, <text:span text:style-name="T69">пажиття</text:span> і паскін,</text:p>
            <text:p text:style-name="P12">переступай лискуче лезо меж,</text:p>
            <text:p text:style-name="P12">і рідні лиця за порожні маски</text:p>
            <text:p text:style-name="P10"><text:span text:style-name="T85">тобі здадуться з понадгірних веж.</text:span><text:span text:style-name="T84"> </text:span><text:span text:style-name="T95">(П, І, 167)</text:span></text:p>
          </table:table-cell>
          <table:table-cell table:style-name="Dictionary.C187" office:value-type="string">
            <text:p text:style-name="P10"><text:span text:style-name="T71">життя</text:span><text:span text:style-name="T81"> (див </text:span><text:span text:style-name="T71">ЖИТТЄСМÉРТЬ</text:span><text:span text:style-name="T81">)</text:span></text:p>
          </table:table-cell>
        </table:table-row>
        <table:table-row>
          <table:table-cell table:style-name="Dictionary.A2" office:value-type="string">
            <text:p text:style-name="P10">101</text:p>
          </table:table-cell>
          <table:table-cell table:style-name="Dictionary.B188" office:value-type="string">
            <text:p text:style-name="P11">ПÁНИЗ</text:p>
            <text:p text:style-name="P10">-у, <text:span text:style-name="T84">ім., ч., інд.-авт.</text:span></text:p>
            <text:p text:style-name="P10"><text:span text:style-name="T97">утворене префіксальним </text:span><text:span text:style-name="T97">способом, похідне від слів:</text:span><text:span text:style-name="T119"> </text:span><text:span text:style-name="T71">па</text:span><text:span text:style-name="T119">... (“подібний”) і </text:span><text:span text:style-name="T71">низ.</text:span></text:p>
            <text:p text:style-name="P12">Тут паверх, <text:span text:style-name="T69">паниз</text:span>, пажиття і паскін,</text:p>
            <text:p text:style-name="P12">переступай лискуче лезо меж,</text:p>
            <text:p text:style-name="P12">і рідні лиця за порожні маски</text:p>
            <text:p text:style-name="P10"><text:span text:style-name="T85">тобі здадуться з понадгірних веж.</text:span><text:span text:style-name="T84"> </text:span><text:span text:style-name="T95">(П, І, 167)</text:span></text:p>
          </table:table-cell>
          <table:table-cell table:style-name="Dictionary.C188" office:value-type="string">
            <text:p text:style-name="P11">низ</text:p>
            <text:p text:style-name="P10"><text:span text:style-name="T44">-у, </text:span><text:span text:style-name="T49">ч.</text:span></text:p>
            <text:p text:style-name="P10"><text:span text:style-name="T45">1) Нижня частина предмета. || </text:span><text:span text:style-name="T50">рідко</text:span><text:span text:style-name="T45">. Те саме, що виворіт.</text:span><text:span text:style-name="T46"> </text:span><text:span text:style-name="T47">(С, 785)</text:span></text:p>
          </table:table-cell>
        </table:table-row>
        <table:table-row>
          <table:table-cell table:style-name="Dictionary.A2" office:value-type="string">
            <text:p text:style-name="P10">102</text:p>
          </table:table-cell>
          <table:table-cell table:style-name="Dictionary.B189" office:value-type="string">
            <text:p text:style-name="P11">ПАРУРА</text:p>
            <text:p text:style-name="P10">-и, <text:span text:style-name="T84">ім., ж., інд.-авт.</text:span></text:p>
            <text:p text:style-name="P10"><text:span text:style-name="T97">утворене префіксальним способом, похідне від слів:</text:span><text:span text:style-name="T119"> </text:span><text:span text:style-name="T71">па</text:span><text:span text:style-name="T119">... (“подібний”) і </text:span><text:span text:style-name="T71">рýра.</text:span></text:p>
            <text:p text:style-name="P12">Те безмежжя сил,</text:p>
            <text:p text:style-name="P12"><text:soft-page-break/>розбурханих од молодого болю,</text:p>
            <text:p text:style-name="P10"><text:span text:style-name="T85">ті </text:span><text:span text:style-name="T90">парури</text:span><text:span text:style-name="T85"> зусиль…</text:span><text:span text:style-name="T84"> </text:span><text:span text:style-name="T95">(П, І, 57)</text:span></text:p>
          </table:table-cell>
          <table:table-cell table:style-name="Dictionary.C189" office:value-type="string">
            <text:p text:style-name="P10"><text:span text:style-name="T68">ру</text:span><text:span text:style-name="T13"></text:span><text:span text:style-name="T68">ра</text:span></text:p>
            <text:p text:style-name="P10"><text:span text:style-name="T44">-и, </text:span><text:span text:style-name="T49">ж.</text:span></text:p>
            <text:p text:style-name="P7"><text:span text:style-name="T52">1) </text:span><text:span text:style-name="T55">зах.</text:span><text:span text:style-name="T52"> Те саме, що </text:span><text:a xlink:type="simple" xlink:href="http://www.lingvo.ua/uk/Translate/uk-uk/труба"><text:span text:style-name="T108">труба</text:span></text:a><text:span text:style-name="T52">.</text:span><text:span text:style-name="T53"> </text:span><text:span text:style-name="T54">(С, 1279)</text:span></text:p>
          </table:table-cell>
        </table:table-row>
        <table:table-row>
          <table:table-cell table:style-name="Dictionary.A2" office:value-type="string">
            <text:p text:style-name="P10">103</text:p>
          </table:table-cell>
          <table:table-cell table:style-name="Dictionary.B190" office:value-type="string">
            <text:p text:style-name="P11">ПÁСКІН</text:p>
            <text:p text:style-name="P10">пáскону, <text:span text:style-name="T84">ім., ч., інд.-авт.</text:span></text:p>
            <text:p text:style-name="P10"><text:span text:style-name="T97">утворене префіксальним способом, похідне від слів:</text:span><text:span text:style-name="T119"> </text:span><text:span text:style-name="T71">па</text:span><text:span text:style-name="T119">... (“подібний”) і </text:span><text:span text:style-name="T71">скін.</text:span></text:p>
            <text:p text:style-name="P12">Тут паверх, паниз, пажиття і <text:span text:style-name="T69">паскін</text:span>,</text:p>
            <text:p text:style-name="P12">переступай лискуче лезо меж,</text:p>
            <text:p text:style-name="P12">і рідні лиця за порожні маски</text:p>
            <text:p text:style-name="P10"><text:span text:style-name="T85">тобі здадуться з понадгірних веж.</text:span><text:span text:style-name="T84"> </text:span><text:span text:style-name="T95">(П, І, 167)</text:span></text:p>
          </table:table-cell>
          <table:table-cell table:style-name="Dictionary.C190" office:value-type="string">
            <text:p text:style-name="P11">скін</text:p>
            <text:p text:style-name="P10"><text:span text:style-name="T44">скону, </text:span><text:span text:style-name="T49">ч.</text:span><text:span text:style-name="T44">, </text:span><text:span text:style-name="T49">уроч.</text:span></text:p>
            <text:p text:style-name="P10">Те саме, що смерть. || Кінець, межа. <text:span text:style-name="T93">(С, 1330)</text:span></text:p>
          </table:table-cell>
        </table:table-row>
        <table:table-row>
          <table:table-cell table:style-name="Dictionary.A2" table:number-rows-spanned="2" office:value-type="string">
            <text:p text:style-name="P10">104</text:p>
          </table:table-cell>
          <table:table-cell table:style-name="Dictionary.B192" table:number-rows-spanned="2" office:value-type="string">
            <text:p text:style-name="P11">ПЕКЕЛЬНОЗÓР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флективним способом, похідне від слів:</text:span><text:span text:style-name="T119"> </text:span><text:span text:style-name="T71">пекельний </text:span><text:span text:style-name="T119">і </text:span><text:span text:style-name="T71">зір.</text:span></text:p>
            <text:p text:style-name="P12">Мигоче, мов відьмак, паркан <text:span text:style-name="T69">пекельнозорий</text:span>,</text:p>
            <text:p text:style-name="P10"><text:span text:style-name="T85">за голосом покори душа рушає вспак.</text:span><text:span text:style-name="T84"> </text:span><text:span text:style-name="T95">(П, ІІ, 31)</text:span></text:p>
          </table:table-cell>
          <table:table-cell table:style-name="Dictionary.C192" office:value-type="string">
            <text:p text:style-name="P10"><text:span text:style-name="T71">пекельний </text:span><text:span text:style-name="T78">(див. </text:span><text:span text:style-name="T71">ВСЕПЕКЕЛЬНИЙ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192" office:value-type="string">
            <text:p text:style-name="P11">зір</text:p>
            <text:p text:style-name="P10"><text:span text:style-name="T44">зору, </text:span><text:span text:style-name="T49">ч.</text:span></text:p>
            <text:p text:style-name="P10">1) Одне з п'яти почуттів, органом якого є око. || Здатність бачити.</text:p>
            <text:p text:style-name="P10">2) Спрямованість очей на кого-, що-небудь; погляд.</text:p>
            <text:p text:style-name="P10">3) Те саме, що очі. <text:span text:style-name="T93">(С, 460)</text:span></text:p>
          </table:table-cell>
        </table:table-row>
        <table:table-row>
          <table:table-cell table:style-name="Dictionary.A2" table:number-rows-spanned="2" office:value-type="string">
            <text:p text:style-name="P10">105</text:p>
          </table:table-cell>
          <table:table-cell table:style-name="Dictionary.B194" table:number-rows-spanned="2" office:value-type="string">
            <text:p text:style-name="P11">ПІВВАГÁННЯ</text:p>
            <text:p text:style-name="P10">-я, <text:span text:style-name="T84">ім., с., інд.-авт.</text:span></text:p>
            <text:p text:style-name="P10"><text:span text:style-name="T97">утворене префіксальним способом, </text:span><text:soft-page-break/><text:span text:style-name="T97">похідне від слів:</text:span><text:span text:style-name="T119"> </text:span><text:span text:style-name="T71">пів</text:span><text:span text:style-name="T119"> і </text:span><text:span text:style-name="T71">вагáння.</text:span></text:p>
            <text:p text:style-name="P12">Напівступою,</text:p>
            <text:p text:style-name="P12">як над собою винесений крок</text:p>
            <text:p text:style-name="P12">задумався і скляк. Напівбажання,</text:p>
            <text:p text:style-name="P10"><text:span text:style-name="T85">на </text:span><text:span text:style-name="T90">півваганні</text:span><text:span text:style-name="T85"> втяте.</text:span><text:span text:style-name="T84"> </text:span><text:span text:style-name="T95">(П, І, 57)</text:span></text:p>
          </table:table-cell>
          <table:table-cell table:style-name="Dictionary.C194" office:value-type="string">
            <text:p text:style-name="P10"><text:span text:style-name="T68">Полови</text:span><text:span text:style-name="T13"></text:span><text:span text:style-name="T68">на </text:span><text:span text:style-name="T94">(пів)</text:span></text:p>
            <text:p text:style-name="P10"><text:span text:style-name="T44">-и, </text:span><text:span text:style-name="T49">ж.</text:span></text:p>
            <text:p text:style-name="P10">1) Одна з двох рівних частин чого-<text:soft-page-break/>небудь. || Складова частина парного предмета. || Якась частина або певна кількість чого-небудь.</text:p>
            <text:p text:style-name="P10">2) Середина якої-небудь віддалі, якогось проміжку часу і т. ін. || Момент часу, який відповідає середині даної години. <text:span text:style-name="T93">(С, 1036)</text:span></text:p>
          </table:table-cell>
        </table:table-row>
        <table:table-row>
          <table:covered-table-cell/>
          <table:covered-table-cell/>
          <table:table-cell table:style-name="Dictionary.C194" office:value-type="string">
            <text:p text:style-name="P10"><text:span text:style-name="T68">ваг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1) Дія за знач. вагатися.</text:p>
            <text:p text:style-name="P10">2) Неспроможність відразу вирішити щось; роздумування.</text:p>
            <text:p text:style-name="P10">3) Непослідовність у поглядах, хитання.<text:span text:style-name="T112"> </text:span><text:span text:style-name="T113">(С, 106)</text:span></text:p>
          </table:table-cell>
        </table:table-row>
        <table:table-row>
          <table:table-cell table:style-name="Dictionary.A2" table:number-rows-spanned="2" office:value-type="string">
            <text:p text:style-name="P10">106</text:p>
          </table:table-cell>
          <table:table-cell table:style-name="Dictionary.B196" table:number-rows-spanned="2" office:value-type="string">
            <text:p text:style-name="P11">ПІВДУШІ</text:p>
            <text:p text:style-name="P10">півдýш, <text:span text:style-name="T84">ім., мн., інд.-авт.</text:span></text:p>
            <text:p text:style-name="P10"><text:span text:style-name="T97">утворене префіксальним способом, похідне від слів:</text:span><text:span text:style-name="T119"> </text:span><text:span text:style-name="T71">пів</text:span><text:span text:style-name="T119"> і </text:span><text:span text:style-name="T71">душі.</text:span></text:p>
            <text:p text:style-name="P12">О царство півсерць, півнадій, півпричалів,</text:p>
            <text:p text:style-name="P10"><text:span text:style-name="T85">півзамірів царство, півзмаг і </text:span><text:span text:style-name="T90">півдуш</text:span><text:span text:style-name="T85">!</text:span><text:span text:style-name="T84"> </text:span><text:span text:style-name="T95">(П, І, 98)</text:span></text:p>
          </table:table-cell>
          <table:table-cell table:style-name="Dictionary.C196" office:value-type="string">
            <text:p text:style-name="P10"><text:span text:style-name="T71">пів </text:span><text:span text:style-name="T81">(див. </text:span><text:span text:style-name="T71">ПІВВАГÁ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196" office:value-type="string">
            <text:p text:style-name="P10"><text:span text:style-name="T71">душі </text:span><text:span text:style-name="T78">(див. </text:span><text:span text:style-name="T71">ДУШЕКРÓНА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07</text:p>
          </table:table-cell>
          <table:table-cell table:style-name="Dictionary.B198" table:number-rows-spanned="2" office:value-type="string">
            <text:p text:style-name="P11">ПІВЗÁМІРИ</text:p>
            <text:p text:style-name="P10">-ів, <text:span text:style-name="T84">ім., мн., інд.-авт.</text:span></text:p>
            <text:p text:style-name="P10"><text:span text:style-name="T97">утворене </text:span><text:span text:style-name="T97">префіксальним способом, </text:span><text:soft-page-break/><text:span text:style-name="T97">похідне від слів:</text:span><text:span text:style-name="T119"> </text:span><text:span text:style-name="T71">пів</text:span><text:span text:style-name="T119"> і </text:span><text:span text:style-name="T71">зáміри.</text:span></text:p>
            <text:p text:style-name="P12">О царство півсерць, півнадій, півпричалів,</text:p>
            <text:p text:style-name="P10"><text:span text:style-name="T90">півзамірів</text:span><text:span text:style-name="T85"> царство, півзмаг і півдуш!</text:span><text:span text:style-name="T84"> </text:span><text:span text:style-name="T95">(П, І, 98)</text:span></text:p>
          </table:table-cell>
          <table:table-cell table:style-name="Dictionary.C198" office:value-type="string">
            <text:p text:style-name="P10"><text:span text:style-name="T71">пів </text:span><text:span text:style-name="T81">(див. </text:span><text:span text:style-name="T71">ПІВВАГÁ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198" office:value-type="string">
            <text:p text:style-name="P11">за<text:span text:style-name="T107"></text:span>мір</text:p>
            <text:p text:style-name="P10"><text:span text:style-name="T40">I </text:span><text:span text:style-name="T44">за</text:span><text:span text:style-name="T43"></text:span><text:span text:style-name="T44">мір</text:span></text:p>
            <text:p text:style-name="P10"><text:soft-page-break/>-у, <text:span text:style-name="T83">ч.</text:span></text:p>
            <text:p text:style-name="P10"><text:span text:style-name="T25">Задум, бажання зробити щось; намір. || </text:span><text:span text:style-name="T37">перев.</text:span><text:span text:style-name="T25"> </text:span><text:span text:style-name="T37">мн.</text:span><text:span text:style-name="T25"> Таємні, підступні плани, спрямовані проти кого-, чого-небудь.</text:span><text:span text:style-name="T26"> </text:span><text:span text:style-name="T27">(С, 405)</text:span></text:p>
          </table:table-cell>
        </table:table-row>
        <table:table-row>
          <table:table-cell table:style-name="Dictionary.A2" table:number-rows-spanned="2" office:value-type="string">
            <text:p text:style-name="P10">108</text:p>
          </table:table-cell>
          <table:table-cell table:style-name="Dictionary.B200" table:number-rows-spanned="2" office:value-type="string">
            <text:p text:style-name="P11">ПІВЗМÁГИ</text:p>
            <text:p text:style-name="P10">ім., мн., інд.-авт.</text:p>
            <text:p text:style-name="P10"><text:span text:style-name="T102">утворене префіксальним і </text:span><text:span text:style-name="T102">нульсуфіксальним способом, похідне від слів:</text:span><text:span text:style-name="T115"> </text:span><text:span text:style-name="T75">пів</text:span><text:span text:style-name="T115"> і </text:span><text:span text:style-name="T75">змагáння.</text:span></text:p>
            <text:p text:style-name="P12">О царство півсерць, півнадій, півпричалів,</text:p>
            <text:p text:style-name="P10"><text:span text:style-name="T85">півзамірів царство, </text:span><text:span text:style-name="T90">півзмаг</text:span><text:span text:style-name="T85"> і півдуш!</text:span><text:span text:style-name="T84"> </text:span><text:span text:style-name="T95">(П, І, 98)</text:span></text:p>
          </table:table-cell>
          <table:table-cell table:style-name="Dictionary.C200" office:value-type="string">
            <text:p text:style-name="P11"><text:span text:style-name="T119">пів </text:span><text:span text:style-name="T81">(див. </text:span><text:span text:style-name="T119">ПІВВАГÁ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00" office:value-type="string">
            <text:p text:style-name="P10"><text:span text:style-name="T68">змаг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1) Намагання перевершити, перемогти когось у чому-небудь, домагаючись кращих, ніж у когось, результатів, показників.</text:p>
            <text:p text:style-name="P10"><text:span text:style-name="T25">3) </text:span><text:span text:style-name="T37">перен.</text:span><text:span text:style-name="T25"> Сутичка, боротьба двох протилежних або ворожих сил.</text:span><text:span text:style-name="T26"> </text:span><text:span text:style-name="T27">(С, 464)</text:span></text:p>
          </table:table-cell>
        </table:table-row>
        <table:table-row>
          <table:table-cell table:style-name="Dictionary.A2" table:number-rows-spanned="2" office:value-type="string">
            <text:p text:style-name="P10">109</text:p>
          </table:table-cell>
          <table:table-cell table:style-name="Dictionary.B202" table:number-rows-spanned="2" office:value-type="string">
            <text:p text:style-name="P11">ПІВНАДÍЇ</text:p>
            <text:p text:style-name="P10">півнадíй, <text:span text:style-name="T84">ім., мн., інд.-авт.</text:span></text:p>
            <text:p text:style-name="P10"><text:span text:style-name="T97">утворене префіксальним способом, похідне </text:span><text:span text:style-name="T97">від слів:</text:span><text:span text:style-name="T119"> </text:span><text:span text:style-name="T71">пів</text:span><text:span text:style-name="T119"> і </text:span><text:span text:style-name="T71">надíї.</text:span></text:p>
            <text:p text:style-name="P12">О царство півсерць, <text:span text:style-name="T69">півнадій</text:span>, півпричалів,</text:p>
            <text:p text:style-name="P10"><text:span text:style-name="T85">півзамірів царство, півзмаг і півдуш!</text:span><text:span text:style-name="T84"> </text:span><text:span text:style-name="T95">(П, І, 98)</text:span></text:p>
          </table:table-cell>
          <table:table-cell table:style-name="Dictionary.C202" office:value-type="string">
            <text:p text:style-name="P11"><text:span text:style-name="T119">пів </text:span><text:span text:style-name="T81">(див. </text:span><text:span text:style-name="T119">ПІВВАГÁ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02" office:value-type="string">
            <text:p text:style-name="P10"><text:span text:style-name="T68">наді</text:span><text:span text:style-name="T13"></text:span><text:span text:style-name="T68">я</text:span></text:p>
            <text:p text:style-name="P10"><text:span text:style-name="T44">-ї, </text:span><text:span text:style-name="T49">ж.</text:span></text:p>
            <text:p text:style-name="P10">1) Впевненість у можливості здійснення чогось бажаного, потрібного, приємного; сподівання.<text:span text:style-name="T112"> </text:span><text:span text:style-name="T113">(С, 711)</text:span></text:p>
          </table:table-cell>
        </table:table-row>
        <table:table-row>
          <table:table-cell table:style-name="Dictionary.A2" table:number-rows-spanned="2" office:value-type="string">
            <text:p text:style-name="P10">110</text:p>
          </table:table-cell>
          <table:table-cell table:style-name="Dictionary.B204" table:number-rows-spanned="2" office:value-type="string">
            <text:p text:style-name="P11">ПІВНЕБÉС</text:p>
            <text:p text:style-name="P10">півнебéс, <text:span text:style-name="T84">ім., мн., інд.-авт.</text:span></text:p>
            <text:p text:style-name="P10"><text:soft-page-break/><text:span text:style-name="T97">утворене префіксальним способом, похідне </text:span><text:span text:style-name="T97">від слів:</text:span><text:span text:style-name="T119"> </text:span><text:span text:style-name="T71">пів</text:span><text:span text:style-name="T119"> і </text:span><text:span text:style-name="T71">небесá.</text:span></text:p>
            <text:p text:style-name="P12">І з тих затятих здвоєних ночей</text:p>
            <text:p text:style-name="P12">на <text:span text:style-name="T69">півнебес</text:span> зажевріло б іржання</text:p>
            <text:p text:style-name="P10"><text:span text:style-name="T85">чи сиваша чи привиду.</text:span><text:span text:style-name="T84"> </text:span><text:span text:style-name="T95">(П, І, 156)</text:span></text:p>
          </table:table-cell>
          <table:table-cell table:style-name="Dictionary.C204" office:value-type="string">
            <text:p text:style-name="P11"><text:span text:style-name="T119">пів </text:span><text:span text:style-name="T81">(див. </text:span><text:span text:style-name="T119">ПІВВАГÁ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04" office:value-type="string">
            <text:p text:style-name="P10"><text:span text:style-name="T71">небесá </text:span><text:span text:style-name="T78">(див. </text:span><text:span text:style-name="T71">НАДНÉБО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11</text:p>
          </table:table-cell>
          <table:table-cell table:style-name="Dictionary.B206" table:number-rows-spanned="2" office:value-type="string">
            <text:p text:style-name="P11">ПІВПРИЧÁЛИ</text:p>
            <text:p text:style-name="P10">-ів, <text:span text:style-name="T84">ім., мн., інд.-авт.</text:span></text:p>
            <text:p text:style-name="P10"><text:span text:style-name="T97">утворене префіксальним способом, похідне від слів:</text:span><text:span text:style-name="T119"> </text:span><text:span text:style-name="T71">пів</text:span><text:span text:style-name="T119"> і </text:span><text:span text:style-name="T71">причáли.</text:span></text:p>
            <text:p text:style-name="P12">О царство півсерць, півнадій, <text:span text:style-name="T69">півпричалів</text:span>,</text:p>
            <text:p text:style-name="P10"><text:span text:style-name="T85">півзамірів царство, півзмаг і півдуш!</text:span><text:span text:style-name="T84"> </text:span><text:span text:style-name="T95">(П, І, 98)</text:span></text:p>
          </table:table-cell>
          <table:table-cell table:style-name="Dictionary.C206" office:value-type="string">
            <text:p text:style-name="P11"><text:span text:style-name="T119">пів </text:span><text:span text:style-name="T81">(див. </text:span><text:span text:style-name="T119">ПІВВАГÁ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06" office:value-type="string">
            <text:p text:style-name="P10"><text:span text:style-name="T68">прича</text:span><text:span text:style-name="T13"></text:span><text:span text:style-name="T68">л</text:span></text:p>
            <text:p text:style-name="P10"><text:span text:style-name="T44">-у, </text:span><text:span text:style-name="T49">ч.</text:span></text:p>
            <text:p text:style-name="P10"><text:span text:style-name="T25">2) </text:span><text:span text:style-name="T37">перен.</text:span><text:span text:style-name="T25"> Пристановище для кого-, чого-небудь; притулок.</text:span><text:span text:style-name="T26"> </text:span><text:span text:style-name="T27">(С, 1139)</text:span></text:p>
          </table:table-cell>
        </table:table-row>
        <table:table-row>
          <table:table-cell table:style-name="Dictionary.A2" table:number-rows-spanned="2" office:value-type="string">
            <text:p text:style-name="P10">112</text:p>
          </table:table-cell>
          <table:table-cell table:style-name="Dictionary.B208" table:number-rows-spanned="2" office:value-type="string">
            <text:p text:style-name="P11">ПОВНОГÓРЛЯ</text:p>
            <text:p text:style-name="P10">-я, <text:span text:style-name="T84">ім., с., інд.-авт.</text:span></text:p>
            <text:p text:style-name="P10"><text:span text:style-name="T97">Утворене способом основоскладання і нульсуфіксальним, похідне від слів:</text:span><text:span text:style-name="T119"> </text:span><text:span text:style-name="T71">пóвний</text:span><text:span text:style-name="T119"> і </text:span><text:span text:style-name="T71">гóрло.</text:span></text:p>
            <text:p text:style-name="P12">До гори, до рік, до <text:span text:style-name="T69">повногорля</text:span>,</text:p>
            <text:p text:style-name="P12">повногруддям зобов’яж мене.</text:p>
            <text:p text:style-name="P12">Кожним днем боліти, кожним днем</text:p>
            <text:p text:style-name="P10"><text:span text:style-name="T85">виповняти серце власним горем.</text:span><text:span text:style-name="T84"> </text:span><text:span text:style-name="T95">(П, ІІ, 200)</text:span></text:p>
          </table:table-cell>
          <table:table-cell table:style-name="Dictionary.C208" office:value-type="string">
            <text:p text:style-name="P10"><text:span text:style-name="T68">по</text:span><text:span text:style-name="T13"></text:span><text:span text:style-name="T68">вний</text:span></text:p>
            <text:p text:style-name="P10">повен, -вна, -вне.</text:p>
            <text:p text:style-name="P10">1) У якому немає вільного місця, заповнений до краю. || У якому є, міститься, вміщується порівняно багато кого-, чого-небудь. || У<text:span text:style-name="T83">сполуч.</text:span> з деякими <text:span text:style-name="T83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83">у знач.ім.</text:span> по<text:span text:style-name="T13"></text:span>вна, -ної, <text:span text:style-name="T83">ж.</text:span>, <text:span text:style-name="T83">розм.</text:span> <text:soft-page-break/>Наповнена по вінця чарка.</text:p>
            <text:p text:style-name="P10"><text:span text:style-name="T25">2) </text:span><text:span text:style-name="T37">перен.</text:span><text:span text:style-name="T25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37">Повне життя</text:span><text:span text:style-name="T25">. </text:span><text:span text:style-name="T28">(С, 1000)</text:span></text:p>
          </table:table-cell>
        </table:table-row>
        <table:table-row>
          <table:covered-table-cell/>
          <table:covered-table-cell/>
          <table:table-cell table:style-name="Dictionary.C208" office:value-type="string">
            <text:p text:style-name="P10"><text:span text:style-name="T68">го</text:span><text:span text:style-name="T13"></text:span><text:span text:style-name="T68">рло</text:span></text:p>
            <text:p text:style-name="P10"><text:span text:style-name="T44">-а, </text:span><text:span text:style-name="T49">с.</text:span></text:p>
            <text:p text:style-name="P10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10">2) Верхня звужена частина посуду.</text:p>
            <text:p text:style-name="P10">3) Протока між внутрішнім і окраїнним морями або при впадінні річки в озеро чи море.<text:span text:style-name="T112"> </text:span><text:span text:style-name="T113">(С, 254)</text:span></text:p>
          </table:table-cell>
        </table:table-row>
        <table:table-row>
          <table:table-cell table:style-name="Dictionary.A2" table:number-rows-spanned="2" office:value-type="string">
            <text:p text:style-name="P10">113</text:p>
          </table:table-cell>
          <table:table-cell table:style-name="Dictionary.B210" table:number-rows-spanned="2" office:value-type="string">
            <text:p text:style-name="P11">ПОЗАПРÓСТІР</text:p>
            <text:p text:style-name="P10">-стору, <text:span text:style-name="T84">ім., ч., інд.-авт.</text:span></text:p>
            <text:p text:style-name="P10"><text:span text:style-name="T97">утворене </text:span><text:span text:style-name="T97">префіксальним способом, похідне від слів:</text:span><text:span text:style-name="T119"> </text:span><text:span text:style-name="T71">пóза</text:span><text:span text:style-name="T119"> і </text:span><text:span text:style-name="T71">прóстір.</text:span></text:p>
            <text:p text:style-name="P12"><text:soft-page-break/>Як вікна в <text:span text:style-name="T69">позапростір</text:span>, позачас,</text:p>
            <text:p text:style-name="P12">за мури німоти і всепокори,</text:p>
            <text:p text:style-name="P12">так світяться свічада, світлом хорі,</text:p>
            <text:p text:style-name="P12">і пильно задивляються крізь нас</text:p>
            <text:p text:style-name="P10"><text:span text:style-name="T85">у сяйва…</text:span><text:span text:style-name="T84"> </text:span><text:span text:style-name="T95">(П, І, 66)</text:span></text:p>
          </table:table-cell>
          <table:table-cell table:style-name="Dictionary.C210" office:value-type="string">
            <text:p text:style-name="P10"><text:span text:style-name="T68">по</text:span><text:span text:style-name="T13"></text:span><text:span text:style-name="T68">за</text:span></text:p>
            <text:p text:style-name="P10"><text:span text:style-name="T40">II </text:span><text:span text:style-name="T49">прийм.</text:span><text:span text:style-name="T44">, </text:span><text:span text:style-name="T49">із знах.</text:span><text:span text:style-name="T44"> </text:span><text:span text:style-name="T49">і оруд. в.</text:span></text:p>
            <text:p text:style-name="P10"><text:span text:style-name="T25">4) </text:span><text:span text:style-name="T37">з оруд. в.</text:span><text:span text:style-name="T25"> Указує на існування, наявність кого-, чого-небудь або перебування когось за межами того, </text:span><text:soft-page-break/><text:span text:style-name="T25">що названо іменником (займенником). </text:span><text:span text:style-name="T28">(С, 1017)</text:span></text:p>
          </table:table-cell>
        </table:table-row>
        <table:table-row>
          <table:covered-table-cell/>
          <table:covered-table-cell/>
          <table:table-cell table:style-name="Dictionary.C210" office:value-type="string">
            <text:p text:style-name="P10"><text:span text:style-name="T68">про</text:span><text:span text:style-name="T13"></text:span><text:span text:style-name="T68">стір</text:span></text:p>
            <text:p text:style-name="P10"><text:span text:style-name="T44">простору, </text:span><text:span text:style-name="T49">ч.</text:span></text:p>
            <text:p text:style-name="P10">1) <text:span text:style-name="T83">тільки одн.</text:span>, <text:span text:style-name="T83">філос.</text:span> Одна з основних об'єктивних форм існування матерії, яка характеризується протяжністю та обсягом.</text:p>
            <text:p text:style-name="P10"><text:span text:style-name="T25">4) </text:span><text:span text:style-name="T37">перен.</text:span><text:span text:style-name="T25"> Відсутність яких-небудь обмежень, перешкод у чомусь; воля.</text:span><text:span text:style-name="T26"> </text:span><text:span text:style-name="T27">(С, )</text:span></text:p>
          </table:table-cell>
        </table:table-row>
        <table:table-row>
          <table:table-cell table:style-name="Dictionary.A2" table:number-rows-spanned="2" office:value-type="string">
            <text:p text:style-name="P10">114</text:p>
          </table:table-cell>
          <table:table-cell table:style-name="Dictionary.B212" table:number-rows-spanned="2" office:value-type="string">
            <text:p text:style-name="P11">ПОЗАЧÁС</text:p>
            <text:p text:style-name="P10">-у, <text:span text:style-name="T84">ім., ч., інд.-авт.</text:span></text:p>
            <text:p text:style-name="P10"><text:span text:style-name="T97">утворене префіксальним способом, похідне від слів:</text:span><text:span text:style-name="T119"> </text:span><text:span text:style-name="T71">пóза</text:span><text:span text:style-name="T119"> і </text:span><text:span text:style-name="T71">час.</text:span></text:p>
            <text:p text:style-name="P12">Як вікна в позапростір, <text:span text:style-name="T69">позачас</text:span>,</text:p>
            <text:p text:style-name="P12">за мури німоти і всепокори,</text:p>
            <text:p text:style-name="P12">так світяться свічада, світлом хорі,</text:p>
            <text:p text:style-name="P12">і пильно задивляються крізь нас</text:p>
            <text:p text:style-name="P10"><text:span text:style-name="T85">у сяйва…</text:span><text:span text:style-name="T84"> </text:span><text:span text:style-name="T95">(П, І, 66)</text:span></text:p>
          </table:table-cell>
          <table:table-cell table:style-name="Dictionary.C212" office:value-type="string">
            <text:p text:style-name="P10"><text:span text:style-name="T71">пóза </text:span><text:span text:style-name="T78">(див. </text:span><text:span text:style-name="T71">ПОЗАПРÓСТІР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212" office:value-type="string">
            <text:p text:style-name="P10"><text:span text:style-name="T71">час </text:span><text:span text:style-name="T78">(див. </text:span><text:span text:style-name="T71">КРАЙЧÁС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15</text:p>
          </table:table-cell>
          <table:table-cell table:style-name="Dictionary.B214" table:number-rows-spanned="2" office:value-type="string">
            <text:p text:style-name="P11">ПОРОЖНЬОСÉРД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флективним способом, похідне від слів:</text:span><text:span text:style-name="T119"> </text:span><text:span text:style-name="T71">порóжній</text:span><text:span text:style-name="T119"> і </text:span><text:soft-page-break/><text:span text:style-name="T71">сéрце.</text:span></text:p>
            <text:p text:style-name="P12"><text:span text:style-name="T69">Порожньосердий</text:span> вибільшився світ,</text:p>
            <text:p text:style-name="P10"><text:span text:style-name="T85">мов простору запрагло німування…</text:span><text:span text:style-name="T84"> </text:span><text:span text:style-name="T95">(П, ІІ, 174)</text:span></text:p>
          </table:table-cell>
          <table:table-cell table:style-name="Dictionary.C214" office:value-type="string">
            <text:p text:style-name="P10"><text:span text:style-name="T68">поро</text:span><text:span text:style-name="T13"></text:span><text:span text:style-name="T68">жній</text:span></text:p>
            <text:p text:style-name="P10">-я, -є.</text:p>
            <text:p text:style-name="P10"><text:span text:style-name="T25">3) </text:span><text:span text:style-name="T37">у сполуч.</text:span><text:span text:style-name="T25"> </text:span><text:span text:style-name="T37">зі сл.</text:span><text:span text:style-name="T25"> життя, світ </text:span><text:span text:style-name="T37">і т. ін.</text:span><text:span text:style-name="T25">, </text:span><text:span text:style-name="T37">перен.</text:span><text:span text:style-name="T25"> Ні для кого не корисний; марний. || Позбавлений змісту, убогий </text:span><text:soft-page-break/><text:span text:style-name="T25">змістом; беззмістовний, пустий. || Який не відповідає об'єктивній дійсності. </text:span><text:span text:style-name="T28">(С, 1067-1068)</text:span></text:p>
          </table:table-cell>
        </table:table-row>
        <table:table-row>
          <table:covered-table-cell/>
          <table:covered-table-cell/>
          <table:table-cell table:style-name="Dictionary.C214" office:value-type="string">
            <text:p text:style-name="P10"><text:span text:style-name="T71">сéрце </text:span><text:span text:style-name="T78">(див. </text:span><text:span text:style-name="T71">ГЛИБ-СИНЬ-СЕРЦЕ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16</text:p>
          </table:table-cell>
          <table:table-cell table:style-name="Dictionary.B216" table:number-rows-spanned="2" office:value-type="string">
            <text:p text:style-name="P11">ПОТАЙМИР</text:p>
            <text:p text:style-name="P10">-у, <text:span text:style-name="T84">ім., ч., інд.-авт.</text:span></text:p>
            <text:p text:style-name="P10"><text:span text:style-name="T76">Утворене способом </text:span><text:span text:style-name="T76">зрощення або абревіатурним, похідне від слів:</text:span> <text:span text:style-name="T70">потаємний</text:span> і <text:span text:style-name="T70">мир</text:span> (можливо, <text:span text:style-name="T70">потай</text:span> — скорочення від <text:span text:style-name="T70">потаємний</text:span>).</text:p>
            <text:p text:style-name="P12">І десь там гасне <text:span text:style-name="T69">потаймир</text:span>,</text:p>
            <text:p text:style-name="P12">а між торосами крижин</text:p>
            <text:p text:style-name="P10"><text:span text:style-name="T85">я сам-один і – враг-вражин…</text:span><text:span text:style-name="T84"> </text:span><text:span text:style-name="T95">(П, ІІ, 15)</text:span></text:p>
          </table:table-cell>
          <table:table-cell table:style-name="Dictionary.C216" office:value-type="string">
            <text:p text:style-name="P10"><text:span text:style-name="T68">по</text:span><text:span text:style-name="T13"></text:span><text:span text:style-name="T68">тай</text:span></text:p>
            <text:p text:style-name="P10"><text:span text:style-name="T49">присл.</text:span><text:span text:style-name="T44">, </text:span><text:span text:style-name="T49">від кого</text:span><text:span text:style-name="T44">, </text:span><text:span text:style-name="T49">заст.</text:span><text:span text:style-name="T44">, </text:span><text:span text:style-name="T49">рідко кого і без додатка</text:span><text:span text:style-name="T44">.</text:span></text:p>
            <text:p text:style-name="P10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93">(С, 1087)</text:span></text:p>
          </table:table-cell>
        </table:table-row>
        <table:table-row>
          <table:covered-table-cell/>
          <table:covered-table-cell/>
          <table:table-cell table:style-name="Dictionary.C216" office:value-type="string">
            <text:p text:style-name="P10">мир</text:p>
            <text:p text:style-name="P10"><text:span text:style-name="T40">II </text:span><text:span text:style-name="T44">-у, </text:span><text:span text:style-name="T49">ч.</text:span></text:p>
            <text:p text:style-name="P10"><text:span text:style-name="T25">1) </text:span><text:span text:style-name="T37">заст.</text:span><text:span text:style-name="T25"> Земля з усім, що на ній існує; світ.</text:span><text:span text:style-name="T26"> </text:span><text:span text:style-name="T27">(С, 667)</text:span></text:p>
          </table:table-cell>
        </table:table-row>
        <table:table-row>
          <table:table-cell table:style-name="Dictionary.A2" table:number-rows-spanned="2" office:value-type="string">
            <text:p text:style-name="P10">117</text:p>
          </table:table-cell>
          <table:table-cell table:style-name="Dictionary.B218" table:number-rows-spanned="2" office:value-type="string">
            <text:p text:style-name="P11">ПРАЛІТÁ</text:p>
            <text:p text:style-name="P10">пралíт, <text:span text:style-name="T84">ім., мн., інд.-авт.</text:span></text:p>
            <text:p text:style-name="P10"><text:span text:style-name="T97">утворене префіксальним способом, похідне від слів:</text:span><text:span text:style-name="T119"> </text:span><text:span text:style-name="T71">пра</text:span><text:span text:style-name="T119">... і </text:span><text:span text:style-name="T71">літá.</text:span></text:p>
            <text:p text:style-name="P12"><text:soft-page-break/>Забудься. Стань. І зачекай мене</text:p>
            <text:p text:style-name="P12">на самоті в такому велелюдді,</text:p>
            <text:p text:style-name="P12">де спогади стовбичать, наче судді,</text:p>
            <text:p text:style-name="P10"><text:span text:style-name="T85">і пам’ять чвалом </text:span><text:span text:style-name="T90">праліта</text:span><text:span text:style-name="T85"> жене.</text:span><text:span text:style-name="T84"> </text:span><text:span text:style-name="T95">(П, ІІ, 149)</text:span></text:p>
          </table:table-cell>
          <table:table-cell table:style-name="Dictionary.C218" office:value-type="string">
            <text:p text:style-name="P10"><text:span text:style-name="T68">да</text:span><text:span text:style-name="T13"></text:span><text:span text:style-name="T68">вній (пра...)</text:span></text:p>
            <text:p text:style-name="P10">-я, -є.</text:p>
            <text:p text:style-name="P10">1) Який давно минув; колишній. || Який застарів.</text:p>
            <text:p text:style-name="P10"><text:soft-page-break/>2) Який існує вже багато часу; старий. || Здавна добре відомий; стародавній. <text:span text:style-name="T93">(С, 271)</text:span></text:p>
          </table:table-cell>
        </table:table-row>
        <table:table-row>
          <table:covered-table-cell/>
          <table:covered-table-cell/>
          <table:table-cell table:style-name="Dictionary.C218" office:value-type="string">
            <text:p text:style-name="P10"><text:span text:style-name="T71">літá </text:span><text:span text:style-name="T78">(див. </text:span><text:span text:style-name="T71">ІСПЕРЕДЛÍТ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18</text:p>
          </table:table-cell>
          <table:table-cell table:style-name="Dictionary.B220" table:number-rows-spanned="2" office:value-type="string">
            <text:p text:style-name="P11">ПРÁПЕРВНІ</text:p>
            <text:p text:style-name="P10">-ів, <text:span text:style-name="T84">ім., мн., інд.-авт.</text:span></text:p>
            <text:p text:style-name="P10"><text:span text:style-name="T97">утворене префіксальним </text:span><text:span text:style-name="T97">способом, похідне від слів:</text:span><text:span text:style-name="T119"> </text:span><text:span text:style-name="T71">пра</text:span><text:span text:style-name="T119">... і </text:span><text:span text:style-name="T70">пéрвень.</text:span></text:p>
            <text:p text:style-name="P12">Що б то нам</text:p>
            <text:p text:style-name="P12">посовгнути – ці межигони часу,</text:p>
            <text:p text:style-name="P12">марудні межигони живоття,</text:p>
            <text:p text:style-name="P12">коли змарнілі постаті снаги,</text:p>
            <text:p text:style-name="P12">ці бурі пристрастей попопелілих,</text:p>
            <text:p text:style-name="P12">раптово окошилися на нас.</text:p>
            <text:p text:style-name="P12">І хочеться сягнути за крайчасу,</text:p>
            <text:p text:style-name="P10"><text:span text:style-name="T85">за </text:span><text:span text:style-name="T90">прапервні</text:span><text:span text:style-name="T85">.</text:span><text:span text:style-name="T84"> </text:span><text:span text:style-name="T95">(П, І, 57)</text:span></text:p>
          </table:table-cell>
          <table:table-cell table:style-name="Dictionary.C220" office:value-type="string">
            <text:p text:style-name="P10"><text:span text:style-name="T71">пра</text:span><text:span text:style-name="T119">.. </text:span><text:span text:style-name="T78">(див. </text:span><text:span text:style-name="T71">ПРАЛІТÁ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220" office:value-type="string">
            <text:p text:style-name="P10"><text:span text:style-name="T70">Пéрвень </text:span><text:span text:style-name="T77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10">119</text:p>
          </table:table-cell>
          <table:table-cell table:style-name="Dictionary.B222" table:number-rows-spanned="2" office:value-type="string">
            <text:p text:style-name="P11">ПРИЗÁХОДИ</text:p>
            <text:p text:style-name="P10">-ів, <text:span text:style-name="T84">ім., мн., інд.-авт.</text:span></text:p>
            <text:p text:style-name="P10"><text:span text:style-name="T31">утворене префіксальним способом, похідне від слів:</text:span><text:span text:style-name="T25"> </text:span><text:span text:style-name="T22">при</text:span><text:span text:style-name="T25"> і </text:span><text:span text:style-name="T22">за</text:span><text:span text:style-name="T24"></text:span><text:span text:style-name="T22">хід.</text:span></text:p>
            <text:p text:style-name="P12">Прижухлий клониться пирій</text:p>
            <text:p text:style-name="P10"><text:span text:style-name="T85">на </text:span><text:span text:style-name="T90">призаходи</text:span><text:span text:style-name="T85"> дня.</text:span><text:span text:style-name="T84"> </text:span><text:span text:style-name="T95">(П, ІІ, 92)</text:span></text:p>
          </table:table-cell>
          <table:table-cell table:style-name="Dictionary.C222" office:value-type="string">
            <text:p text:style-name="P11">при</text:p>
            <text:p text:style-name="P10"><text:span text:style-name="T49">прийм.</text:span><text:span text:style-name="T44">, </text:span><text:span text:style-name="T49">з місц. в.</text:span><text:span text:style-name="T44"> Сполучення з </text:span><text:span text:style-name="T49">прийм.</text:span><text:span text:style-name="T44"> при виражають: Просторові відношення:</text:span></text:p>
            <text:p text:style-name="P10"><text:span text:style-name="T25">5) Уживається з позначенням: а) події, дії, в момент якої щось відбувається; б) процесу, явища, одночасно з яким </text:span><text:soft-page-break/><text:span text:style-name="T25">відбувається дія або виникає певний стан; в) дії, одночасно з якою відбувається інша дія чи триває стан; г) моменту дії, пов'язаного з її початком або кінцем. </text:span><text:span text:style-name="T37">Сказати при кінці</text:span><text:span text:style-name="T25">. </text:span><text:span text:style-name="T28">(С, 1108)</text:span></text:p>
          </table:table-cell>
        </table:table-row>
        <table:table-row>
          <table:covered-table-cell/>
          <table:covered-table-cell/>
          <table:table-cell table:style-name="Dictionary.C222" office:value-type="string">
            <text:p text:style-name="P10"><text:span text:style-name="T68">за</text:span><text:span text:style-name="T13"></text:span><text:span text:style-name="T68">хі</text:span><text:span text:style-name="T13"></text:span><text:span text:style-name="T68">д</text:span></text:p>
            <text:p text:style-name="P10"><text:span text:style-name="T44">захо</text:span><text:span text:style-name="T5"></text:span><text:span text:style-name="T44">ду, </text:span><text:span text:style-name="T49">ч.</text:span></text:p>
            <text:p text:style-name="P10">2) Час, коли заходить сонце.<text:span text:style-name="T112"> </text:span><text:span text:style-name="T113">(С, )</text:span></text:p>
          </table:table-cell>
        </table:table-row>
        <table:table-row>
          <table:table-cell table:style-name="Dictionary.A2" table:number-rows-spanned="2" office:value-type="string">
            <text:p text:style-name="P10">120</text:p>
          </table:table-cell>
          <table:table-cell table:style-name="Dictionary.B224" table:number-rows-spanned="2" office:value-type="string">
            <text:p text:style-name="P11">ПРИТІНЬ</text:p>
            <text:p text:style-name="P10">-і, <text:span text:style-name="T84">ім., ж., інд.-авт.</text:span></text:p>
            <text:p text:style-name="P10"><text:span text:style-name="T31">утворене префіксальним способом, похідне від слів:</text:span><text:span text:style-name="T25"> </text:span><text:span text:style-name="T22">при</text:span><text:span text:style-name="T25"> і </text:span><text:span text:style-name="T22">тінь.</text:span></text:p>
            <text:p text:style-name="P12">Ти тінь. Ти <text:span text:style-name="T69">притінь</text:span>. Смерк і довгий гуд</text:p>
            <text:p text:style-name="P10"><text:span text:style-name="T85">і зелень бань…</text:span><text:span text:style-name="T84"> </text:span><text:span text:style-name="T95">(П, І, 134)</text:span></text:p>
          </table:table-cell>
          <table:table-cell table:style-name="Dictionary.C224" office:value-type="string">
            <text:p text:style-name="P10"><text:span text:style-name="T70">при</text:span> <text:span text:style-name="T77">(див. </text:span><text:span text:style-name="T70">ПРИТІНЬ</text:span><text:span text:style-name="T77">)</text:span></text:p>
          </table:table-cell>
        </table:table-row>
        <table:table-row>
          <table:covered-table-cell/>
          <table:covered-table-cell/>
          <table:table-cell table:style-name="Dictionary.C224" office:value-type="string">
            <text:p text:style-name="P11">тінь</text:p>
            <text:p text:style-name="P10"><text:span text:style-name="T44">-і, </text:span><text:span text:style-name="T49">ж.</text:span></text:p>
            <text:p text:style-name="P10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83">кого</text:span>, <text:span text:style-name="T83">чия</text:span>, <text:span text:style-name="T83">перен.</text:span> Про того, хто ніколи не покидає іншого, завжди буває з ним разом.</text:p>
            <text:p text:style-name="P10"><text:span text:style-name="T20">6) </text:span><text:span text:style-name="T36">перен.</text:span><text:span text:style-name="T20"> Ледве вловимий слід, найменша ознака чого-небудь, натяк на наявність чогось.</text:span><text:span text:style-name="T33"> </text:span><text:span text:style-name="T34">(С, 1454)</text:span></text:p>
          </table:table-cell>
        </table:table-row>
        <table:table-row>
          <table:table-cell table:style-name="Dictionary.A2" office:value-type="string">
            <text:p text:style-name="P10">121</text:p>
          </table:table-cell>
          <table:table-cell table:style-name="Dictionary.B225" office:value-type="string">
            <text:p text:style-name="P11">ПРÓРОСТЕНЬ</text:p>
            <text:p text:style-name="P10">-стня, <text:span text:style-name="T84">ім., ч., інд.-авт.</text:span></text:p>
            <text:p text:style-name="P10"><text:soft-page-break/><text:span text:style-name="T97">утворене суфіксальним способом, похідне від слова</text:span><text:span text:style-name="T101"> </text:span><text:span text:style-name="T70">проростáти.</text:span></text:p>
            <text:p text:style-name="P12">І <text:span text:style-name="T69">проростень</text:span>, і бугила,</text:p>
            <text:p text:style-name="P12">і жалом жалощів тріпоче</text:p>
            <text:p text:style-name="P12">доба і не пустити хоче</text:p>
            <text:p text:style-name="P10"><text:span text:style-name="T85">стежина, терням поросла.</text:span><text:span text:style-name="T84"> </text:span><text:span text:style-name="T95">(П, ІІ, 122)</text:span></text:p>
          </table:table-cell>
          <table:table-cell table:style-name="Dictionary.C225" office:value-type="string">
            <text:p text:style-name="P10"><text:span text:style-name="T68">пророста</text:span><text:span text:style-name="T13"></text:span><text:span text:style-name="T68">ти</text:span></text:p>
            <text:p text:style-name="P10"><text:span text:style-name="T44">-ає, </text:span><text:span text:style-name="T49">недок.</text:span><text:span text:style-name="T44">, прорости, -те, </text:span><text:span text:style-name="T49">док.</text:span></text:p>
            <text:p text:style-name="P10"><text:soft-page-break/><text:span text:style-name="T25">3) </text:span><text:span text:style-name="T37">неперех.</text:span><text:span text:style-name="T25"> Покриватися рослинністю (про якусь територію, місцевість); заростати. || Ставати місцем, основою для росту, появи чого-небудь.</text:span><text:span text:style-name="T26"> </text:span><text:span text:style-name="T27">(С, 1166)</text:span></text:p>
          </table:table-cell>
        </table:table-row>
        <table:table-row>
          <table:table-cell table:style-name="Dictionary.A2" table:number-rows-spanned="2" office:value-type="string">
            <text:p text:style-name="P10">122</text:p>
          </table:table-cell>
          <table:table-cell table:style-name="Dictionary.B227" table:number-rows-spanned="2" office:value-type="string">
            <text:p text:style-name="P10"><text:span text:style-name="T70">ПРОТИПОТÍК</text:span><text:span text:style-name="T12"> (</text:span><text:span text:style-name="T69">протипотóки</text:span><text:span text:style-name="T12">)</text:span></text:p>
            <text:p text:style-name="P10">-тóку, <text:span text:style-name="T84">ім., ч., інд.-авт.</text:span></text:p>
            <text:p text:style-name="P10"><text:span text:style-name="T97">утворене префіксальним способом, похідне </text:span><text:span text:style-name="T97">від слів:</text:span><text:span text:style-name="T119"> </text:span><text:span text:style-name="T71">прóти</text:span><text:span text:style-name="T119">... і </text:span><text:span text:style-name="T71">потíк.</text:span></text:p>
            <text:p text:style-name="P12">Розбратані <text:span text:style-name="T69">протипотоки</text:span></text:p>
            <text:p text:style-name="P12">’дне одного наздоганяють,</text:p>
            <text:p text:style-name="P12">годують себе проминанням</text:p>
            <text:p text:style-name="P10"><text:span text:style-name="T85">заказаних долею стріч.</text:span><text:span text:style-name="T84"> </text:span><text:span text:style-name="T95">(П, І, 86)</text:span></text:p>
          </table:table-cell>
          <table:table-cell table:style-name="Dictionary.C227" office:value-type="string">
            <text:p text:style-name="P10"><text:span text:style-name="T68">про</text:span><text:span text:style-name="T13"></text:span><text:span text:style-name="T68">ти</text:span></text:p>
            <text:p text:style-name="P10"><text:span text:style-name="T40">II </text:span><text:span text:style-name="T49">присл.</text:span></text:p>
            <text:p text:style-name="P10"><text:span text:style-name="T25">Не на підтримку, не на користь кого-, чого-небудь. || </text:span><text:span text:style-name="T37">у знач.</text:span><text:span text:style-name="T25"> </text:span><text:span text:style-name="T37">присудк. сл.</text:span><text:span text:style-name="T25"> || </text:span><text:span text:style-name="T37">у знач.</text:span><text:span text:style-name="T25"> </text:span><text:span text:style-name="T37">ім.</text:span><text:span text:style-name="T25">, </text:span><text:span text:style-name="T37">розм.</text:span><text:span text:style-name="T25"> Те, що є негативним чинником стосовно до чогось, заперечення чогось. </text:span><text:span text:style-name="T28">(С, 1173)</text:span></text:p>
          </table:table-cell>
        </table:table-row>
        <table:table-row>
          <table:covered-table-cell/>
          <table:covered-table-cell/>
          <table:table-cell table:style-name="Dictionary.C227" office:value-type="string">
            <text:p text:style-name="P10"><text:span text:style-name="T68">поті</text:span><text:span text:style-name="T13"></text:span><text:span text:style-name="T68">к</text:span></text:p>
            <text:p text:style-name="P10"><text:span text:style-name="T44">-току, </text:span><text:span text:style-name="T49">ч.</text:span></text:p>
            <text:p text:style-name="P10">1) Річка (<text:span text:style-name="T83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83">чого</text:span>, <text:span text:style-name="T83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83">Магнітний потік</text:span>.</text:p>
            <text:p text:style-name="P10"><text:span text:style-name="T25">2) </text:span><text:span text:style-name="T37">кого</text:span><text:span text:style-name="T25">, </text:span><text:span text:style-name="T37">чого</text:span><text:span text:style-name="T25">, </text:span><text:span text:style-name="T37">який</text:span><text:span text:style-name="T25">, </text:span><text:span text:style-name="T37">перен.</text:span><text:span text:style-name="T25"> Велика </text:span><text:soft-page-break/><text:span text:style-name="T25">кількість, маса кого-, чого-небудь, що рухається в одному напрямі. || Безперервний рух, надходження великої кількості чого-небудь.</text:span><text:span text:style-name="T26"> </text:span><text:span text:style-name="T27">(С, )</text:span></text:p>
          </table:table-cell>
        </table:table-row>
        <table:table-row>
          <table:table-cell table:style-name="Dictionary.A2" table:number-rows-spanned="2" office:value-type="string">
            <text:p text:style-name="P10">123</text:p>
          </table:table-cell>
          <table:table-cell table:style-name="Dictionary.B229" table:number-rows-spanned="2" office:value-type="string">
            <text:p text:style-name="P11">ПРУЖНОГОЛÓС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флективним </text:span><text:span text:style-name="T97">способом, похідне від слів:</text:span><text:span text:style-name="T119"> </text:span><text:span text:style-name="T71">прýжний</text:span><text:span text:style-name="T119"> і </text:span><text:span text:style-name="T71">гóлос.</text:span></text:p>
            <text:p text:style-name="P12">…янгольський мосянжний хор</text:p>
            <text:p text:style-name="P12">гучить на присілки і села</text:p>
            <text:p text:style-name="P12">і проста пісенька весела</text:p>
            <text:p text:style-name="P10"><text:span text:style-name="T90">пружноголосий</text:span><text:span text:style-name="T85"> барвить хор.</text:span><text:span text:style-name="T84"> </text:span><text:span text:style-name="T95">(П, ІІ, 277)</text:span></text:p>
          </table:table-cell>
          <table:table-cell table:style-name="Dictionary.C229" office:value-type="string">
            <text:p text:style-name="P10"><text:span text:style-name="T68">пру</text:span><text:span text:style-name="T13"></text:span><text:span text:style-name="T68">жни</text:span><text:span text:style-name="T13"></text:span><text:span text:style-name="T68">й</text:span></text:p>
            <text:p text:style-name="P10">пружна, пружне.</text:p>
            <text:p text:style-name="P10"><text:span text:style-name="T25">3) </text:span><text:span text:style-name="T37">перен.</text:span><text:span text:style-name="T25"> Тугий, міцний (про тіло, м'язи і т. ін.). || З тугим, гнучким тілом, міцними м'язами. </text:span><text:span text:style-name="T28">(С, 1182)</text:span></text:p>
          </table:table-cell>
        </table:table-row>
        <table:table-row>
          <table:covered-table-cell/>
          <table:covered-table-cell/>
          <table:table-cell table:style-name="Dictionary.C229" office:value-type="string">
            <text:p text:style-name="P10"><text:span text:style-name="T68">го</text:span><text:span text:style-name="T13"></text:span><text:span text:style-name="T68">лос</text:span></text:p>
            <text:p text:style-name="P10"><text:span text:style-name="T44">-у, </text:span><text:span text:style-name="T49">ч.</text:span></text:p>
            <text:p text:style-name="P10">3) Звучання голосових зв'язок як матеріал вокального мистецтва.<text:span text:style-name="T112"> </text:span><text:span text:style-name="T113">(С, 251)</text:span></text:p>
          </table:table-cell>
        </table:table-row>
        <table:table-row>
          <table:table-cell table:style-name="Dictionary.A2" table:number-rows-spanned="2" office:value-type="string">
            <text:p text:style-name="P10">124</text:p>
          </table:table-cell>
          <table:table-cell table:style-name="Dictionary.B231" table:number-rows-spanned="2" office:value-type="string">
            <text:p text:style-name="P11">ПУРГ-СНІГИ</text:p>
            <text:p text:style-name="P10">-ів, <text:span text:style-name="T84">ім., мн., інд.-авт.</text:span></text:p>
            <text:p text:style-name="P10"><text:span text:style-name="T97">утворене способом словоскладання, похідне від слів:</text:span><text:span text:style-name="T119"> </text:span><text:span text:style-name="T71">пургá</text:span><text:span text:style-name="T119"> і </text:span><text:span text:style-name="T71">сніги.</text:span></text:p>
            <text:p text:style-name="P12">Лиш модрини<text:span text:style-name="T120"> </text:span>гудуть, гудуть мо-</text:p>
            <text:p text:style-name="P12">дрини,</text:p>
            <text:p text:style-name="P12">а вітри лекалами хуг</text:p>
            <text:p text:style-name="P12">піють,</text:p>
            <text:p text:style-name="P12">що заблуклий в сопках пестун</text:p>
            <text:p text:style-name="P12">скоро</text:p>
            <text:p text:style-name="P12"><text:soft-page-break/>без ведмедиці в <text:span text:style-name="T69">пург-снігах</text:span></text:p>
            <text:p text:style-name="P10"><text:span text:style-name="T85">згине.</text:span><text:span text:style-name="T84"> </text:span><text:span text:style-name="T95">(П, ІІ, 17)</text:span></text:p>
          </table:table-cell>
          <table:table-cell table:style-name="Dictionary.C231" office:value-type="string">
            <text:p text:style-name="P10"><text:span text:style-name="T68">пурга</text:span><text:span text:style-name="T13"></text:span></text:p>
            <text:p text:style-name="P10"><text:span text:style-name="T44">-и, </text:span><text:span text:style-name="T49">ж.</text:span></text:p>
            <text:p text:style-name="P10">1) Сильний вітер зі снігом; завірюха, хуртовина. <text:span text:style-name="T93">(С, 1189)</text:span></text:p>
          </table:table-cell>
        </table:table-row>
        <table:table-row>
          <table:covered-table-cell/>
          <table:covered-table-cell/>
          <table:table-cell table:style-name="Dictionary.C231" office:value-type="string">
            <text:p text:style-name="P11">сніг</text:p>
            <text:p text:style-name="P10"><text:span text:style-name="T44">-у, </text:span><text:span text:style-name="T49">ч.</text:span></text:p>
            <text:p text:style-name="P10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<text:soft-page-break/>небудь. || Холодний край.<text:span text:style-name="T112"> </text:span><text:span text:style-name="T113">(С, 1351)</text:span></text:p>
          </table:table-cell>
        </table:table-row>
        <table:table-row>
          <table:table-cell table:style-name="Dictionary.A2" table:number-rows-spanned="2" office:value-type="string">
            <text:p text:style-name="P10">125</text:p>
          </table:table-cell>
          <table:table-cell table:style-name="Dictionary.B233" table:number-rows-spanned="2" office:value-type="string">
            <text:p text:style-name="P11">РÁДОЩІ-ЖАЛÍ</text:p>
            <text:p text:style-name="P10">рáдоще-жалíв, <text:span text:style-name="T84">ім., мн., інд.-авт.</text:span></text:p>
            <text:p text:style-name="P10"><text:span text:style-name="T97">утворене способом словоскладання, похідне від слів:</text:span><text:span text:style-name="T119"> </text:span><text:span text:style-name="T71">рáдощі</text:span><text:span text:style-name="T119"> і </text:span><text:span text:style-name="T71">жалі.</text:span></text:p>
            <text:p text:style-name="P12">…де розкошує маячня</text:p>
            <text:p text:style-name="P12">моїх далеких недобутих марень</text:p>
            <text:p text:style-name="P10"><text:span text:style-name="T85">в калейдоскопі </text:span><text:span text:style-name="T90">радоще-жалів</text:span><text:span text:style-name="T85">…</text:span><text:span text:style-name="T84"> </text:span><text:span text:style-name="T95">(П, І, 206-207)</text:span></text:p>
          </table:table-cell>
          <table:table-cell table:style-name="Dictionary.C233" office:value-type="string">
            <text:p text:style-name="P10"><text:span text:style-name="T68">Ра</text:span><text:span text:style-name="T13"></text:span><text:span text:style-name="T68">дість (</text:span><text:span text:style-name="T71">рáдощі</text:span><text:span text:style-name="T68">)</text:span></text:p>
            <text:p text:style-name="P10"><text:span text:style-name="T44">-дості, </text:span><text:span text:style-name="T49">ж.</text:span></text:p>
            <text:p text:style-name="P10">1) Почуття задоволення, втіха, приємність. <text:span text:style-name="T93">(С, 1199)</text:span></text:p>
          </table:table-cell>
        </table:table-row>
        <table:table-row>
          <table:covered-table-cell/>
          <table:covered-table-cell/>
          <table:table-cell table:style-name="Dictionary.C233" office:value-type="string">
            <text:p text:style-name="P11">жаль</text:p>
            <text:p text:style-name="P10"><text:span text:style-name="T40">I </text:span><text:span text:style-name="T44">жалю, </text:span><text:span text:style-name="T49">ч.</text:span></text:p>
            <text:p text:style-name="P10">1) Важкий настрій, що викликається якоюсь невдачею, горем і т. ін.; сум, печаль, скорбота.<text:span text:style-name="T112"> </text:span><text:span text:style-name="T113">(С, 364)</text:span></text:p>
          </table:table-cell>
        </table:table-row>
        <table:table-row>
          <table:table-cell table:style-name="Dictionary.A2" office:value-type="string">
            <text:p text:style-name="P10">126</text:p>
          </table:table-cell>
          <table:table-cell table:style-name="Dictionary.B234" office:value-type="string">
            <text:p text:style-name="P11">РОЗБРÁТАНИЙ</text:p>
            <text:p text:style-name="P10">-а, -е, <text:span text:style-name="T85">дієпр. пас. мин. ч., інд.-авт.</text:span></text:p>
            <text:p text:style-name="P10"><text:span text:style-name="T97">утворене суфіксальним способом, похідне від слова </text:span><text:span text:style-name="T70">розбратáти.</text:span></text:p>
            <text:p text:style-name="P12"><text:span text:style-name="T69">Розбратані</text:span> <text:span text:style-name="T76">протипотоки</text:span></text:p>
            <text:p text:style-name="P12">’дне одного наздоганяють,</text:p>
            <text:p text:style-name="P12">годують себе проминанням</text:p>
            <text:p text:style-name="P10"><text:span text:style-name="T85">заказаних долею стріч.</text:span><text:span text:style-name="T84"> </text:span><text:span text:style-name="T95">(П, І, 86)</text:span></text:p>
          </table:table-cell>
          <table:table-cell table:style-name="Dictionary.C234" office:value-type="string">
            <text:p text:style-name="P10"><text:span text:style-name="T68">розбрата</text:span><text:span text:style-name="T13"></text:span><text:span text:style-name="T68">ти</text:span></text:p>
            <text:p text:style-name="P10"><text:span text:style-name="T44">-аю, -аєш, </text:span><text:span text:style-name="T49">док.</text:span><text:span text:style-name="T44">, </text:span><text:span text:style-name="T49">розм.</text:span></text:p>
            <text:p text:style-name="P10">Перервати, припинити дружбу, посварити кого-небудь з кимсь.<text:span text:style-name="T112"> </text:span><text:span text:style-name="T113">(С, 1232)</text:span></text:p>
          </table:table-cell>
        </table:table-row>
        <table:table-row>
          <table:table-cell table:style-name="Dictionary.A2" office:value-type="string">
            <text:p text:style-name="P10">127</text:p>
          </table:table-cell>
          <table:table-cell table:style-name="Dictionary.B235" office:value-type="string">
            <text:p text:style-name="P11">РОЗПЕЛЮСТИТИ</text:p>
            <text:p text:style-name="P10">-щу, -щиш, дієсл., <text:span text:style-name="T84">док., перех., інд.-авт.</text:span></text:p>
            <text:p text:style-name="P10"><text:span text:style-name="T97">утворене </text:span><text:span text:style-name="T97">суфіксально-префіксальним способом, похідне від слова</text:span><text:span text:style-name="T119"> </text:span><text:soft-page-break/><text:span text:style-name="T71">пелюстки.</text:span></text:p>
            <text:p text:style-name="P12">Треба щедро – серцем одним, устами</text:p>
            <text:p text:style-name="P12">ледь розпуклими – <text:span text:style-name="T69">розпелюстити</text:span> втіхи гін,</text:p>
            <text:p text:style-name="P10"><text:span text:style-name="T85">всевідради! Сонце бо йде – за нами.</text:span><text:span text:style-name="T84"> </text:span><text:span text:style-name="T95">(П, І, 106)</text:span></text:p>
          </table:table-cell>
          <table:table-cell table:style-name="Dictionary.C235" office:value-type="string">
            <text:p text:style-name="P10"><text:span text:style-name="T68">пелю</text:span><text:span text:style-name="T13"></text:span><text:span text:style-name="T68">стка</text:span></text:p>
            <text:p text:style-name="P10"><text:span text:style-name="T44">-и, </text:span><text:span text:style-name="T49">ж.</text:span></text:p>
            <text:p text:style-name="P10">1) Окремий листок із віночка квітки.<text:span text:style-name="T112"> </text:span><text:span text:style-name="T113">(С, 897)</text:span></text:p>
          </table:table-cell>
        </table:table-row>
        <table:table-row>
          <table:table-cell table:style-name="Dictionary.A2" table:number-rows-spanned="2" office:value-type="string">
            <text:p text:style-name="P10">128</text:p>
          </table:table-cell>
          <table:table-cell table:style-name="Dictionary.B237" table:number-rows-spanned="2" office:value-type="string">
            <text:p text:style-name="P11">РЯСНОЧÓЛ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флективним способом, похідне від слів:</text:span><text:span text:style-name="T119"> </text:span><text:span text:style-name="T71">рясний </text:span><text:span text:style-name="T119">і </text:span><text:span text:style-name="T71">чолó.</text:span></text:p>
            <text:p text:style-name="P12">Я, певне, яблуня була,</text:p>
            <text:p text:style-name="P12">паморочила світ довкола,</text:p>
            <text:p text:style-name="P12">в рясному цвіті <text:span text:style-name="T69">рясночола</text:span></text:p>
            <text:p text:style-name="P10"><text:span text:style-name="T85">тужила, ніжилась, жила.</text:span><text:span text:style-name="T84"> </text:span><text:span text:style-name="T95">(П, ІІ, 296)</text:span></text:p>
          </table:table-cell>
          <table:table-cell table:style-name="Dictionary.C237" office:value-type="string">
            <text:p text:style-name="P10"><text:span text:style-name="T68">рясни</text:span><text:span text:style-name="T13"></text:span><text:span text:style-name="T68">й</text:span></text:p>
            <text:p text:style-name="P10">-а, -е.</text:p>
            <text:p text:style-name="P10">2) Багатий, високий (про урожай). || <text:span text:style-name="T83">перен.</text:span> Плідний на що-небудь, чимсь.</text:p>
            <text:p text:style-name="P10"><text:span text:style-name="T25">5) </text:span><text:span text:style-name="T37">розм.</text:span><text:span text:style-name="T25"> Дуже яскравий, кольористий (про розцвітку чого-небудь). </text:span><text:span text:style-name="T28">(С, 1281)</text:span></text:p>
          </table:table-cell>
        </table:table-row>
        <table:table-row>
          <table:covered-table-cell/>
          <table:covered-table-cell/>
          <table:table-cell table:style-name="Dictionary.C237" office:value-type="string">
            <text:p text:style-name="P10"><text:span text:style-name="T68">чоло</text:span><text:span text:style-name="T13"></text:span></text:p>
            <text:p text:style-name="P10"><text:span text:style-name="T44">-а, </text:span><text:span text:style-name="T49">с.</text:span></text:p>
            <text:p text:style-name="P10"><text:span text:style-name="T25">1) Верхня надочна частина обличчя людини; лоб. || </text:span><text:span text:style-name="T37">перен.</text:span><text:span text:style-name="T25"> Вершина гори, дерева і т. ін., верхівка чого-небудь.</text:span><text:span text:style-name="T26"> </text:span><text:span text:style-name="T27">(С, 1604)</text:span></text:p>
          </table:table-cell>
        </table:table-row>
        <table:table-row>
          <table:table-cell table:style-name="Dictionary.A2" table:number-rows-spanned="2" office:value-type="string">
            <text:p text:style-name="P10">129</text:p>
          </table:table-cell>
          <table:table-cell table:style-name="Dictionary.B239" table:number-rows-spanned="2" office:value-type="string">
            <text:p text:style-name="P11">САМОВИВИЩЕ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вивищення.</text:span></text:p>
            <text:p text:style-name="P12">Оце, життя, твої дороги</text:p>
            <text:p text:style-name="P10"><text:soft-page-break/><text:span text:style-name="T90">самовивищень</text:span><text:span text:style-name="T85">, як наруг.</text:span><text:span text:style-name="T84"> </text:span><text:span text:style-name="T95">(П, ІІ, 107)</text:span></text:p>
          </table:table-cell>
          <table:table-cell table:style-name="Dictionary.C239" office:value-type="string">
            <text:p text:style-name="P11">сам</text:p>
            <text:p text:style-name="P10"><text:span text:style-name="T49">рідше </text:span><text:span text:style-name="T44">самий, сама, само </text:span><text:span text:style-name="T49">і </text:span><text:span text:style-name="T44">саме; </text:span><text:span text:style-name="T49">мн.</text:span><text:span text:style-name="T44"> сами </text:span><text:span text:style-name="T49">і </text:span><text:span text:style-name="T44">самі; </text:span><text:span text:style-name="T49">займ.</text:span><text:span text:style-name="T44"> </text:span><text:span text:style-name="T49">означ.</text:span></text:p>
            <text:p text:style-name="P10"><text:span text:style-name="T25">1) Уживається з </text:span><text:span text:style-name="T37">ім.</text:span><text:span text:style-name="T25"> чи </text:span><text:span text:style-name="T37">особ.</text:span><text:span text:style-name="T25"> </text:span><text:span text:style-name="T37">займ.</text:span><text:span text:style-name="T25">, вказуючи на особу чи предмет, що безпосередньо є джерелом чи об'єктом дії, стану. || Уживається для більшої </text:span><text:soft-page-break/><text:span text:style-name="T25">конкретизації, вирізнення особи чи предмета; власне хтось; власне щось. || Уживається в </text:span><text:span text:style-name="T37">знач.</text:span><text:span text:style-name="T25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37">ім.</text:span><text:span text:style-name="T25"> чи </text:span><text:span text:style-name="T37">особ.</text:span><text:span text:style-name="T25"> </text:span><text:span text:style-name="T37">займ.</text:span><text:span text:style-name="T25"> || Уживається на позначення відокремлення особи чи предмета від інших осіб або предметів (</text:span><text:span text:style-name="T37">перев.</text:span><text:span text:style-name="T25"> зі </text:span><text:span text:style-name="T37">спол.</text:span><text:span text:style-name="T25"> "а"). </text:span><text:span text:style-name="T28">(С, 1286)</text:span></text:p>
          </table:table-cell>
        </table:table-row>
        <table:table-row>
          <table:covered-table-cell/>
          <table:covered-table-cell/>
          <table:table-cell table:style-name="Dictionary.C239" office:value-type="string">
            <text:p text:style-name="P10"><text:span text:style-name="T68">ви</text:span><text:span text:style-name="T13"></text:span><text:span text:style-name="T68">вищення</text:span></text:p>
            <text:p text:style-name="P10"><text:span text:style-name="T44">-я, </text:span><text:span text:style-name="T49">с.</text:span></text:p>
            <text:p text:style-name="P10"><text:span text:style-name="T45">Дія за знач. вивищувати, вивищуватися, ви</text:span><text:span text:style-name="T6"></text:span><text:span text:style-name="T45">вищити і ви</text:span><text:span text:style-name="T6"></text:span><text:span text:style-name="T45">вищитися.</text:span><text:span text:style-name="T46"> </text:span><text:span text:style-name="T47">(С, 129)</text:span></text:p>
          </table:table-cell>
        </table:table-row>
        <table:table-row>
          <table:table-cell table:style-name="Dictionary.A2" table:number-rows-spanned="2" office:value-type="string">
            <text:p text:style-name="P10">130</text:p>
          </table:table-cell>
          <table:table-cell table:style-name="Dictionary.B241" table:number-rows-spanned="2" office:value-type="string">
            <text:p text:style-name="P11">САМОВÓЛЯ</text:p>
            <text:p text:style-name="P10">-і, <text:span text:style-name="T84">ім., ж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вóля.</text:span></text:p>
            <text:p text:style-name="P12">Червона барка в чорноводді<text:span text:style-name="T120"> </text:span>доль</text:p>
            <text:p text:style-name="P12">загубиться. І фенікс довгоногий</text:p>
            <text:p text:style-name="P12">перенесе тебе в ясні чертоги</text:p>
            <text:p text:style-name="P10"><text:soft-page-break/><text:span text:style-name="T85">від </text:span><text:span text:style-name="T90">самоволь</text:span><text:span text:style-name="T85">, покори і сваволь.</text:span><text:span text:style-name="T84"> </text:span><text:span text:style-name="T95">(П, І, 56)</text:span></text:p>
          </table:table-cell>
          <table:table-cell table:style-name="Dictionary.C241" office:value-type="string">
            <text:p text:style-name="P10"><text:span text:style-name="T71">сáмо... </text:span><text:span text:style-name="T81">(див. 129)</text:span></text:p>
          </table:table-cell>
        </table:table-row>
        <table:table-row>
          <table:covered-table-cell/>
          <table:covered-table-cell/>
          <table:table-cell table:style-name="Dictionary.C241" office:value-type="string">
            <text:p text:style-name="P10"><text:span text:style-name="T68">во</text:span><text:span text:style-name="T13"></text:span><text:span text:style-name="T68">ля</text:span></text:p>
            <text:p text:style-name="P10"><text:span text:style-name="T44">-і, </text:span><text:span text:style-name="T49">ж.</text:span></text:p>
            <text:p text:style-name="P10"><text:span text:style-name="T25">5) Свобода, незалежність; </text:span><text:span text:style-name="T37">прот.</text:span><text:span text:style-name="T25"> неволя, рабство. || Перебування не під арештом, не в клітці, не на ланцюгу і т. ін.</text:span><text:span text:style-name="T26"> </text:span><text:span text:style-name="T27">(С, 202)</text:span></text:p>
          </table:table-cell>
        </table:table-row>
        <table:table-row>
          <table:table-cell table:style-name="Dictionary.A2" table:number-rows-spanned="2" office:value-type="string">
            <text:p text:style-name="P10">131</text:p>
          </table:table-cell>
          <table:table-cell table:style-name="Dictionary.B243" table:number-rows-spanned="2" office:value-type="string">
            <text:p text:style-name="P11">САМОВОСКРЕСÍННЯ</text:p>
            <text:p text:style-name="P10">-я, <text:span text:style-name="T84">ім., с., інд.-авт.</text:span></text:p>
            <text:p text:style-name="P10"><text:span text:style-name="T97">утворене способом </text:span><text:span text:style-name="T97">основословоскладання, похідне від слів:</text:span><text:span text:style-name="T119"> </text:span><text:span text:style-name="T71">сáмо</text:span><text:span text:style-name="T119">... і </text:span><text:span text:style-name="T71">воскресíння.</text:span></text:p>
            <text:p text:style-name="P12">…перейде крізь страстотерпця тіні</text:p>
            <text:p text:style-name="P12">пророк, свого цураючись лиця,</text:p>
            <text:p text:style-name="P12">в передчуванні віщого кінця</text:p>
            <text:p text:style-name="P10"><text:span text:style-name="T85">самоофіри й </text:span><text:span text:style-name="T90">самовоскресіння</text:span><text:span text:style-name="T85">.</text:span><text:span text:style-name="T84"> </text:span><text:span text:style-name="T95">(П, ІІ, 150)</text:span></text:p>
          </table:table-cell>
          <table:table-cell table:style-name="Dictionary.C243" office:value-type="string">
            <text:p text:style-name="P10"><text:span text:style-name="T71">сáмо... </text:span><text:span text:style-name="T81">(див. </text:span><text:span text:style-name="T71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43" office:value-type="string">
            <text:p text:style-name="P10"><text:span text:style-name="T68">воскресі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Дія і стан за знач. воскреснути <text:span text:style-name="T93">(С, 203)</text:span></text:p>
          </table:table-cell>
        </table:table-row>
        <table:table-row>
          <table:table-cell table:style-name="Dictionary.A2" table:number-rows-spanned="2" office:value-type="string">
            <text:p text:style-name="P10">132</text:p>
          </table:table-cell>
          <table:table-cell table:style-name="Dictionary.B245" table:number-rows-spanned="2" office:value-type="string">
            <text:p text:style-name="P11">САМОВТÉЧА</text:p>
            <text:p text:style-name="P10">-і, <text:span text:style-name="T84">ім., ж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втéча.</text:span></text:p>
            <text:p text:style-name="P12">Доброму і злому</text:p>
            <text:p text:style-name="P12">кажи межу і позначи шляхи</text:p>
            <text:p text:style-name="P10"><text:span text:style-name="T85">для </text:span><text:span text:style-name="T90">самовтечі</text:span><text:span text:style-name="T85">.</text:span><text:span text:style-name="T84"> </text:span><text:span text:style-name="T95">(П, ІІ, 136)</text:span></text:p>
          </table:table-cell>
          <table:table-cell table:style-name="Dictionary.C245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45" office:value-type="string">
            <text:p text:style-name="P11"><text:span text:style-name="T118">уте</text:span><text:span text:style-name="T18"></text:span><text:span text:style-name="T118">ча</text:span></text:p>
            <text:p text:style-name="P10"><text:span text:style-name="T32">(вте</text:span><text:span text:style-name="T3"></text:span><text:span text:style-name="T32">ча), -і, </text:span><text:span text:style-name="T38">ж.</text:span></text:p>
            <text:p text:style-name="P10">1) Швидкий відхід, біг, від'їзд і т. ін. з метою уникнення небезпеки, неприємного становища тощо.</text:p>
            <text:p text:style-name="P10">2) Таємний самовільний відхід, від'їзд. (С, 1519)</text:p>
          </table:table-cell>
        </table:table-row>
        <table:table-row>
          <table:table-cell table:style-name="Dictionary.A2" table:number-rows-spanned="2" office:value-type="string">
            <text:p text:style-name="P10">133</text:p>
          </table:table-cell>
          <table:table-cell table:style-name="Dictionary.B247" table:number-rows-spanned="2" office:value-type="string">
            <text:p text:style-name="P11">САМОДÓКÍР</text:p>
            <text:p text:style-name="P10">самодóкóру, <text:span text:style-name="T84">ім., ч., інд.-авт.</text:span></text:p>
            <text:p text:style-name="P10"><text:span text:style-name="T97">утворене способом основословосклада</text:span><text:span text:style-name="T97">ння, похідне від </text:span><text:soft-page-break/><text:span text:style-name="T97">слів:</text:span><text:span text:style-name="T119"> </text:span><text:span text:style-name="T71">сáмо</text:span><text:span text:style-name="T119">... і </text:span><text:span text:style-name="T71">дóкíр.</text:span></text:p>
            <text:p text:style-name="P12">Не вір – ні долі, ні собі не вір,</text:p>
            <text:p text:style-name="P12">а спроневіра і <text:span text:style-name="T69">самодокір</text:span></text:p>
            <text:p text:style-name="P12">і змерзлий крик, що грудкою у горлі</text:p>
            <text:p text:style-name="P12">засів мов кляп – то все неначе дріт</text:p>
            <text:p text:style-name="P10"><text:span text:style-name="T85">колючий.</text:span><text:span text:style-name="T84"> </text:span><text:span text:style-name="T95">(П, ІІ, 290)</text:span></text:p>
          </table:table-cell>
          <table:table-cell table:style-name="Dictionary.C247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47" office:value-type="string">
            <text:p text:style-name="P10"><text:span text:style-name="T68">до</text:span><text:span text:style-name="T13"></text:span><text:span text:style-name="T68">кі</text:span><text:span text:style-name="T13"></text:span><text:span text:style-name="T68">р</text:span></text:p>
            <text:p text:style-name="P10"><text:span text:style-name="T44">до</text:span><text:span text:style-name="T5"></text:span><text:span text:style-name="T44">ко</text:span><text:span text:style-name="T5"></text:span><text:span text:style-name="T44">ру, </text:span><text:span text:style-name="T49">ч.</text:span></text:p>
            <text:p text:style-name="P10">Висловлене кому-небудь або передане <text:soft-page-break/>в інший спосіб звинувачення в чомусь, незадоволення чимось і т. ін.<text:span text:style-name="T112"> </text:span><text:span text:style-name="T113">(С, 313)</text:span></text:p>
          </table:table-cell>
        </table:table-row>
        <table:table-row>
          <table:table-cell table:style-name="Dictionary.A2" table:number-rows-spanned="2" office:value-type="string">
            <text:p text:style-name="P10">134</text:p>
          </table:table-cell>
          <table:table-cell table:style-name="Dictionary.B249" table:number-rows-spanned="2" office:value-type="string">
            <text:p text:style-name="P11">САМОДОСÁДА</text:p>
            <text:p text:style-name="P10">-и, <text:span text:style-name="T84">ім., ж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досáда.</text:span></text:p>
            <text:p text:style-name="P12">…в мить крутого самопочезання</text:p>
            <text:p text:style-name="P12">він надто пильно стежив шлях утрат, - </text:p>
            <text:p text:style-name="P12">лиш так його спотворило дерзання</text:p>
            <text:p text:style-name="P12">тим виразом вибачливих жалів,</text:p>
            <text:p text:style-name="P10"><text:span text:style-name="T90">самодосад</text:span><text:span text:style-name="T85">…</text:span><text:span text:style-name="T84"> </text:span><text:span text:style-name="T95">(П, І, 55)</text:span></text:p>
          </table:table-cell>
          <table:table-cell table:style-name="Dictionary.C249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49" office:value-type="string">
            <text:p text:style-name="P10"><text:span text:style-name="T68">доса</text:span><text:span text:style-name="T13"></text:span><text:span text:style-name="T68">да</text:span></text:p>
            <text:p text:style-name="P10"><text:span text:style-name="T44">-и, </text:span><text:span text:style-name="T49">ж.</text:span></text:p>
            <text:p text:style-name="P10">1) Почуття невдоволення, гіркоти, викликане чим-небудь.<text:span text:style-name="T112"> </text:span><text:span text:style-name="T113">(С, 321)</text:span></text:p>
          </table:table-cell>
        </table:table-row>
        <table:table-row>
          <table:table-cell table:style-name="Dictionary.A2" table:number-rows-spanned="2" office:value-type="string">
            <text:p text:style-name="P10">135</text:p>
          </table:table-cell>
          <table:table-cell table:style-name="Dictionary.B251" table:number-rows-spanned="2" office:value-type="string">
            <text:p text:style-name="P11">САМОДОХÓДЖЕ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</text:span><text:span text:style-name="T97">ння, похідне від слів:</text:span><text:span text:style-name="T119"> </text:span><text:span text:style-name="T71">сáмо</text:span><text:span text:style-name="T119">... і </text:span><text:span text:style-name="T71">дохóдження.</text:span></text:p>
            <text:p text:style-name="P12">Там крила птаства рясно миготіли,</text:p>
            <text:p text:style-name="P12"><text:soft-page-break/>мережилася зелень дивновзором,</text:p>
            <text:p text:style-name="P12">а душу вже поймав <text:span text:style-name="T69">самодоходжень</text:span></text:p>
            <text:p text:style-name="P10"><text:span text:style-name="T85">зухвалий холод і зухвалий жах.</text:span><text:span text:style-name="T84"> </text:span><text:span text:style-name="T95">(П, ІІ, 118)</text:span></text:p>
          </table:table-cell>
          <table:table-cell table:style-name="Dictionary.C251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51" office:value-type="string">
            <text:p text:style-name="P10"><text:span text:style-name="T68">дохо</text:span><text:span text:style-name="T13"></text:span><text:span text:style-name="T68">дження</text:span></text:p>
            <text:p text:style-name="P10"><text:span text:style-name="T44">-я, </text:span><text:span text:style-name="T49">с.</text:span></text:p>
            <text:p text:style-name="P10">Дія за знач. доходити. <text:span text:style-name="T93">(С, 324)</text:span></text:p>
          </table:table-cell>
        </table:table-row>
        <table:table-row>
          <table:table-cell table:style-name="Dictionary.A2" table:number-rows-spanned="2" office:value-type="string">
            <text:p text:style-name="P10">136</text:p>
          </table:table-cell>
          <table:table-cell table:style-name="Dictionary.B253" table:number-rows-spanned="2" office:value-type="string">
            <text:p text:style-name="P11">САМОЗАБОРÓНА</text:p>
            <text:p text:style-name="P10">-и, <text:span text:style-name="T84">ім., ж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заборóна.</text:span></text:p>
            <text:p text:style-name="P12">Нам ряд утрачено. Раптових спроб</text:p>
            <text:p text:style-name="P12">назубрені шпилі – ото єдине,</text:p>
            <text:p text:style-name="P12">що вирвалося з <text:span text:style-name="T69">самозаборон</text:span>,</text:p>
            <text:p text:style-name="P10"><text:span text:style-name="T85">які дарують небеса щедротні…</text:span><text:span text:style-name="T84"> </text:span><text:span text:style-name="T95">(П, ІІ, 100)</text:span></text:p>
          </table:table-cell>
          <table:table-cell table:style-name="Dictionary.C253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53" office:value-type="string">
            <text:p text:style-name="P10"><text:span text:style-name="T68">заборо</text:span><text:span text:style-name="T13"></text:span><text:span text:style-name="T68">на</text:span></text:p>
            <text:p text:style-name="P10"><text:span text:style-name="T44">-и, </text:span><text:span text:style-name="T49">ж.</text:span></text:p>
            <text:p text:style-name="P10">1) Наказ не робити чого-небудь.<text:span text:style-name="T112"> </text:span><text:span text:style-name="T113">(С, 376)</text:span></text:p>
          </table:table-cell>
        </table:table-row>
        <table:table-row>
          <table:table-cell table:style-name="Dictionary.A2" table:number-rows-spanned="2" office:value-type="string">
            <text:p text:style-name="P10">137</text:p>
          </table:table-cell>
          <table:table-cell table:style-name="Dictionary.B255" table:number-rows-spanned="2" office:value-type="string">
            <text:p text:style-name="P11">САМОНАБЛИЖЕННЯ</text:p>
            <text:p text:style-name="P10">-я, <text:span text:style-name="T84">ім., с., інд.-авт.</text:span></text:p>
            <text:p text:style-name="P10"><text:span text:style-name="T97">утворене способом </text:span><text:span text:style-name="T97">основословоскладання, похідне від </text:span><text:span text:style-name="T97">слів:</text:span><text:span text:style-name="T119"> </text:span><text:span text:style-name="T71">сáмо</text:span><text:span text:style-name="T119">... і </text:span><text:span text:style-name="T71">наближення.</text:span></text:p>
            <text:p text:style-name="P12">…весь той чар</text:p>
            <text:p text:style-name="P12"><text:span text:style-name="T69">самонаближень</text:span>, упізнань і врочень,</text:p>
            <text:p text:style-name="P12">що визріли у невіді душевній</text:p>
            <text:p text:style-name="P12">і стежать стежать стежать зизим оком,</text:p>
            <text:p text:style-name="P10"><text:soft-page-break/><text:span text:style-name="T85">ачи я втраплю на свою стежу…</text:span><text:span text:style-name="T84"> </text:span><text:span text:style-name="T95">(П, І, 121)</text:span></text:p>
          </table:table-cell>
          <table:table-cell table:style-name="Dictionary.C255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55" office:value-type="string">
            <text:p text:style-name="P10"><text:span text:style-name="T68">набли</text:span><text:span text:style-name="T13"></text:span><text:span text:style-name="T68">ження</text:span></text:p>
            <text:p text:style-name="P10"><text:span text:style-name="T44">-я, </text:span><text:span text:style-name="T49">с.</text:span></text:p>
            <text:p text:style-name="P10">Дія за знач. наблизити, наближати і наблизитися, наближатися. <text:span text:style-name="T93">(С, 701)</text:span></text:p>
          </table:table-cell>
        </table:table-row>
        <table:table-row>
          <table:table-cell table:style-name="Dictionary.A2" table:number-rows-spanned="2" office:value-type="string">
            <text:p text:style-name="P10">138</text:p>
          </table:table-cell>
          <table:table-cell table:style-name="Dictionary.B257" table:number-rows-spanned="2" office:value-type="string">
            <text:p text:style-name="P11">САМОНАРІКÁ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</text:span><text:span text:style-name="T97">ння, похідне від слів:</text:span><text:span text:style-name="T119"> </text:span><text:span text:style-name="T71">сáмо</text:span><text:span text:style-name="T119">... і </text:span><text:span text:style-name="T71">нарікáння.</text:span></text:p>
            <text:p text:style-name="P12">Ні, не впадай у біль – до <text:span text:style-name="T69">самонаріканняи</text:span>.</text:p>
            <text:p text:style-name="P10"><text:span text:style-name="T85">О, не впадай у біль – його, як меч, піднось. </text:span><text:span text:style-name="T95">(П, ІІ, 155)</text:span></text:p>
          </table:table-cell>
          <table:table-cell table:style-name="Dictionary.C257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57" office:value-type="string">
            <text:p text:style-name="P10"><text:span text:style-name="T68">нарік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Дія за знач. нарікати. <text:span text:style-name="T93">(С, 733)</text:span></text:p>
          </table:table-cell>
        </table:table-row>
        <table:table-row>
          <table:table-cell table:style-name="Dictionary.A2" table:number-rows-spanned="2" office:value-type="string">
            <text:p text:style-name="P10">139</text:p>
          </table:table-cell>
          <table:table-cell table:style-name="Dictionary.B259" table:number-rows-spanned="2" office:value-type="string">
            <text:p text:style-name="P11">САМОНАРÓДЖЕ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нарóдження.</text:span></text:p>
            <text:p text:style-name="P12">Оце <text:span text:style-name="T69">самонародження</text:span> твоє</text:p>
            <text:p text:style-name="P12">то голос смерті: пристарайся, брате,</text:p>
            <text:p text:style-name="P12">бо вже заходить час твій вирушати,</text:p>
            <text:p text:style-name="P10"><text:span text:style-name="T85">пора і дописати житіє.</text:span><text:span text:style-name="T84"> </text:span><text:span text:style-name="T95">(П, ІІ, 117)</text:span></text:p>
          </table:table-cell>
          <table:table-cell table:style-name="Dictionary.C259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59" office:value-type="string">
            <text:p text:style-name="P10"><text:span text:style-name="T68">наро</text:span><text:span text:style-name="T13"></text:span><text:span text:style-name="T68">дження</text:span></text:p>
            <text:p text:style-name="P10"><text:span text:style-name="T44">-я, </text:span><text:span text:style-name="T49">с.</text:span></text:p>
            <text:p text:style-name="P10">1) Дія за знач. народити, народжувати і народитися, народжуватися. || Час появи на світ. <text:span text:style-name="T93">(С, 733)</text:span></text:p>
          </table:table-cell>
        </table:table-row>
        <table:table-row>
          <table:table-cell table:style-name="Dictionary.A2" table:number-rows-spanned="2" office:value-type="string">
            <text:p text:style-name="P10">140</text:p>
          </table:table-cell>
          <table:table-cell table:style-name="Dictionary.B261" table:number-rows-spanned="2" office:value-type="string">
            <text:p text:style-name="P11">САМОНАРОСТÁТИ</text:p>
            <text:p text:style-name="P10">-áю, -áєш, дієсл., недок., перех., інд.-авт.</text:p>
            <text:p text:style-name="P10">Утворене способом основословоскладання, похідне від <text:soft-page-break/>слів: сáмо... і наростáти</text:p>
            <text:p text:style-name="P12">Неначе дзвін – поезія. Гуде</text:p>
            <text:p text:style-name="P10"><text:span text:style-name="T85">і </text:span><text:span text:style-name="T90">самонаростає</text:span><text:span text:style-name="T85"> аж до повні…</text:span><text:span text:style-name="T84"> </text:span><text:span text:style-name="T95">(П, ІІ, 150)</text:span></text:p>
          </table:table-cell>
          <table:table-cell table:style-name="Dictionary.C261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61" office:value-type="string">
            <text:p text:style-name="P10"><text:span text:style-name="T68">нароста</text:span><text:span text:style-name="T13"></text:span><text:span text:style-name="T68">ти</text:span></text:p>
            <text:p text:style-name="P10"><text:span text:style-name="T44">-ає, </text:span><text:span text:style-name="T49">недок.</text:span><text:span text:style-name="T44">, нарости, -те; </text:span><text:span text:style-name="T49">мин. ч.</text:span><text:span text:style-name="T44"> наріс, наросла, наросло; </text:span><text:span text:style-name="T49">док.</text:span></text:p>
            <text:p text:style-name="P10"><text:soft-page-break/><text:span text:style-name="T25">3) </text:span><text:span text:style-name="T37">перен.</text:span><text:span text:style-name="T25"> Збільшувати свій об'єм, свою кількість, силу вияву і т. ін.</text:span><text:span text:style-name="T26"> </text:span><text:span text:style-name="T27">(С, 733-734)</text:span></text:p>
          </table:table-cell>
        </table:table-row>
        <table:table-row>
          <table:table-cell table:style-name="Dictionary.A2" table:number-rows-spanned="2" office:value-type="string">
            <text:p text:style-name="P10">141</text:p>
          </table:table-cell>
          <table:table-cell table:style-name="Dictionary.B263" table:number-rows-spanned="2" office:value-type="string">
            <text:p text:style-name="P11">САМООФÍРА</text:p>
            <text:p text:style-name="P10">-и, <text:span text:style-name="T84">ім., ж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69">офíра.</text:span></text:p>
            <text:p text:style-name="P12">…перейде крізь страстотерпця тіні</text:p>
            <text:p text:style-name="P12">пророк, свого цураючись лиця,</text:p>
            <text:p text:style-name="P12">в передчуванні віщого кінця</text:p>
            <text:p text:style-name="P10"><text:span text:style-name="T90">самоофіри</text:span><text:span text:style-name="T85"> й самовоскресіння.</text:span><text:span text:style-name="T84"> </text:span><text:span text:style-name="T95">(П, ІІ, 150)</text:span></text:p>
          </table:table-cell>
          <table:table-cell table:style-name="Dictionary.C263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63" office:value-type="string">
            <text:p text:style-name="P10"><text:span text:style-name="T21">же</text:span><text:span text:style-name="T2"></text:span><text:span text:style-name="T21">ртва (офі</text:span><text:span text:style-name="T2"></text:span><text:span text:style-name="T21">ра)</text:span></text:p>
            <text:p text:style-name="P10"><text:span text:style-name="T44">-и, </text:span><text:span text:style-name="T49">ж.</text:span></text:p>
            <text:p text:style-name="P10">1) За релігійними обрядами деяких народів – предмет або жива істота, яких приносили в дар богам.<text:span text:style-name="T112"> </text:span><text:span text:style-name="T113">(С, 366)</text:span></text:p>
          </table:table-cell>
        </table:table-row>
        <table:table-row>
          <table:table-cell table:style-name="Dictionary.A2" table:number-rows-spanned="2" office:value-type="string">
            <text:p text:style-name="P10">142</text:p>
          </table:table-cell>
          <table:table-cell table:style-name="Dictionary.B265" table:number-rows-spanned="2" office:value-type="string">
            <text:p text:style-name="P11">САМОПАЛÁ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ння, похідне від </text:span><text:span text:style-name="T97">слів:</text:span><text:span text:style-name="T119"> </text:span><text:span text:style-name="T71">сáмо</text:span><text:span text:style-name="T119">... і </text:span><text:span text:style-name="T71">палáння.</text:span></text:p>
            <text:p text:style-name="P12">О як нестерпно хочеться подовжень</text:p>
            <text:p text:style-name="P10"><text:span text:style-name="T85">і невигасного </text:span><text:span text:style-name="T90">самопалання</text:span><text:span text:style-name="T85">!</text:span><text:span text:style-name="T84"> </text:span><text:span text:style-name="T95">(П, ІІ, 130)</text:span></text:p>
          </table:table-cell>
          <table:table-cell table:style-name="Dictionary.C265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65" office:value-type="string">
            <text:p text:style-name="P10"><text:span text:style-name="T68">пал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Дія за знач. палати. <text:span text:style-name="T93">(С, 876)</text:span></text:p>
          </table:table-cell>
        </table:table-row>
        <table:table-row>
          <table:table-cell table:style-name="Dictionary.A2" table:number-rows-spanned="2" office:value-type="string">
            <text:p text:style-name="P10">143</text:p>
          </table:table-cell>
          <table:table-cell table:style-name="Dictionary.B267" table:number-rows-spanned="2" office:value-type="string">
            <text:p text:style-name="P11">САМОПЕРЕРОСТÁННЯ</text:p>
            <text:p text:style-name="P10">-я, ім., с., інд.-авт.</text:p>
            <text:p text:style-name="P10"><text:soft-page-break/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переростáння.</text:span></text:p>
            <text:p text:style-name="P12">Отак: живи – і скній, живи – і скній,</text:p>
            <text:p text:style-name="P12">і як дійдеш <text:span text:style-name="T70">самопереростання</text:span>,</text:p>
            <text:p text:style-name="P12">і як збагнеш: ти власна жертва й кат,</text:p>
            <text:p text:style-name="P12">тоді збагнеш і смерть, як припадання</text:p>
            <text:p text:style-name="P10"><text:span text:style-name="T85">до обрію, як утрату всіх утрат.</text:span><text:span text:style-name="T84"> </text:span><text:span text:style-name="T95">(П, І, 203)</text:span></text:p>
          </table:table-cell>
          <table:table-cell table:style-name="Dictionary.C267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67" office:value-type="string">
            <text:p text:style-name="P10"><text:span text:style-name="T68">перероста</text:span><text:span text:style-name="T13"></text:span><text:span text:style-name="T68">ння</text:span></text:p>
            <text:p text:style-name="P10"><text:soft-page-break/><text:span text:style-name="T44">-я, </text:span><text:span text:style-name="T49">с.</text:span></text:p>
            <text:p text:style-name="P10">Дія за знач. переростати, перерости. <text:span text:style-name="T93">(С, 926)</text:span></text:p>
          </table:table-cell>
        </table:table-row>
        <table:table-row>
          <table:table-cell table:style-name="Dictionary.A2" table:number-rows-spanned="2" office:value-type="string">
            <text:p text:style-name="P10">144</text:p>
          </table:table-cell>
          <table:table-cell table:style-name="Dictionary.B269" table:number-rows-spanned="2" office:value-type="string">
            <text:p text:style-name="P11">САМОПІДТВÉРДЖУВАТИ</text:p>
            <text:p text:style-name="P10">-ую, уєш, дієсл., <text:span text:style-name="T84">недок., перех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підтвéрджувати.</text:span></text:p>
            <text:p text:style-name="P12">Ще, слава Богу, тьмяний стовбур совісті</text:p>
            <text:p text:style-name="P12">признатись може весь до незбагненного,</text:p>
            <text:p text:style-name="P12">котре <text:span text:style-name="T69">самопідтверджує</text:span> її</text:p>
            <text:p text:style-name="P10"><text:span text:style-name="T85">і втаємничує…</text:span><text:span text:style-name="T84"> </text:span><text:span text:style-name="T95">(П, ІІ, 101)</text:span></text:p>
          </table:table-cell>
          <table:table-cell table:style-name="Dictionary.C269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69" office:value-type="string">
            <text:p text:style-name="P10"><text:span text:style-name="T68">підтве</text:span><text:span text:style-name="T13"></text:span><text:span text:style-name="T68">рджувати</text:span></text:p>
            <text:p text:style-name="P10"><text:span text:style-name="T44">-ую, -уєш, </text:span><text:span text:style-name="T49">недок.</text:span><text:span text:style-name="T44">, підтвердити, -джу, -диш, </text:span><text:span text:style-name="T49">док.</text:span><text:span text:style-name="T44">, </text:span><text:span text:style-name="T49">перех.</text:span><text:span text:style-name="T44"> </text:span><text:span text:style-name="T49">і без додатка</text:span><text:span text:style-name="T44">.</text:span></text:p>
            <text:p text:style-name="P10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112"> </text:span><text:span text:style-name="T113">(С, 967)</text:span></text:p>
          </table:table-cell>
        </table:table-row>
        <table:table-row>
          <table:table-cell table:style-name="Dictionary.A2" table:number-rows-spanned="2" office:value-type="string">
            <text:p text:style-name="P10">145</text:p>
          </table:table-cell>
          <table:table-cell table:style-name="Dictionary.B271" table:number-rows-spanned="2" office:value-type="string">
            <text:p text:style-name="P11">САМОПОГИБА</text:p>
            <text:p text:style-name="P10">-и, <text:span text:style-name="T84">ім., ж., інд.-авт.</text:span></text:p>
            <text:p text:style-name="P10"><text:soft-page-break/><text:span text:style-name="T117">утворене способом </text:span><text:span text:style-name="T117">основословоскладання, похідне від слів:</text:span><text:span text:style-name="T119"> </text:span><text:span text:style-name="T71">сáмо</text:span><text:span text:style-name="T119">... і </text:span><text:span text:style-name="T71">погиба.</text:span></text:p>
            <text:p text:style-name="P12">Господи, Господи, о осторонь</text:p>
            <text:p text:style-name="P12">душі гулкі, що, заслухані в тугу,</text:p>
            <text:p text:style-name="P12">немочі власної люблять наругу,</text:p>
            <text:p text:style-name="P10"><text:span text:style-name="T90">самопогиби</text:span><text:span text:style-name="T85"> високий огонь.</text:span><text:span text:style-name="T84"> </text:span><text:span text:style-name="T95">(П, ІІ, 74-75)</text:span></text:p>
          </table:table-cell>
          <table:table-cell table:style-name="Dictionary.C271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71" office:value-type="string">
            <text:p text:style-name="P10"><text:span text:style-name="T68">Поги</text:span><text:span text:style-name="T13"></text:span><text:span text:style-name="T68">бель (поги</text:span><text:span text:style-name="T73"></text:span><text:span text:style-name="T68">ба)</text:span></text:p>
            <text:p text:style-name="P10"><text:soft-page-break/><text:span text:style-name="T49">і рідко </text:span><text:span text:style-name="T44">погибіль, -і, </text:span><text:span text:style-name="T49">ж.</text:span></text:p>
            <text:p text:style-name="P10"><text:span text:style-name="T25">Передчасна, насильницька смерть; гибель. || Руйнування, занепад, знищення чого-небудь. || </text:span><text:span text:style-name="T37">перен.</text:span><text:span text:style-name="T25"> Кінець існування чого-небудь; зникнення. </text:span><text:span text:style-name="T37">Згинати в три погибелі</text:span><text:span text:style-name="T25">.</text:span><text:span text:style-name="T26"> </text:span><text:span text:style-name="T27">(С, 1003)</text:span></text:p>
          </table:table-cell>
        </table:table-row>
        <table:table-row>
          <table:table-cell table:style-name="Dictionary.A2" table:number-rows-spanned="2" office:value-type="string">
            <text:p text:style-name="P10">146</text:p>
          </table:table-cell>
          <table:table-cell table:style-name="Dictionary.B273" table:number-rows-spanned="2" office:value-type="string">
            <text:p text:style-name="P11">САМОПОДÓВЖЕНИЙ</text:p>
            <text:p text:style-name="P10"><text:span text:style-name="T84">-а, -е, </text:span><text:span text:style-name="T85">прикм., </text:span><text:span text:style-name="T85">інд.-авт.</text:span></text:p>
            <text:p text:style-name="P10">утворене способом основословоскладання, похідне від слів: <text:span text:style-name="T70">сáмо</text:span>... і <text:span text:style-name="T70">подóвжений.</text:span></text:p>
            <text:p text:style-name="P12">Хто б збагнув</text:p>
            <text:p text:style-name="P12">оці дороги – без кінця і краю</text:p>
            <text:p text:style-name="P10"><text:span text:style-name="T90">самоподовжені</text:span><text:span text:style-name="T85">?</text:span><text:span text:style-name="T84"> </text:span><text:span text:style-name="T95">(П, ІІ, 100)</text:span></text:p>
          </table:table-cell>
          <table:table-cell table:style-name="Dictionary.C273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73" office:value-type="string">
            <text:p text:style-name="P10"><text:span text:style-name="T68">подо</text:span><text:span text:style-name="T13"></text:span><text:span text:style-name="T68">вжений</text:span></text:p>
            <text:p text:style-name="P10">-а, -е.</text:p>
            <text:p text:style-name="P10"><text:span text:style-name="T45">1) Дієприкм. пас. мин. ч. до подовжити. || подо</text:span><text:span text:style-name="T6"></text:span><text:span text:style-name="T45">вжено, </text:span><text:span text:style-name="T50">безос.</text:span><text:span text:style-name="T45"> </text:span><text:span text:style-name="T50">присудк. сл.</text:span><text:span text:style-name="T46"> </text:span><text:span text:style-name="T47">(С, 1009)</text:span></text:p>
          </table:table-cell>
        </table:table-row>
        <table:table-row>
          <table:table-cell table:style-name="Dictionary.A2" table:number-rows-spanned="2" office:value-type="string">
            <text:p text:style-name="P10">147</text:p>
          </table:table-cell>
          <table:table-cell table:style-name="Dictionary.B275" table:number-rows-spanned="2" office:value-type="string">
            <text:p text:style-name="P11">САМОПОМИНÁ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</text:span><text:span text:style-name="T97">ння, похідне від слів:</text:span><text:span text:style-name="T119"> </text:span><text:span text:style-name="T71">сáмо</text:span><text:span text:style-name="T119">... і </text:span><text:span text:style-name="T71">поминáння.</text:span></text:p>
            <text:p text:style-name="P12">Ти загубився в горі – не знайтись</text:p>
            <text:p text:style-name="P12">у чорноводді змовклого волання,</text:p>
            <text:p text:style-name="P12">в ропі чекань і <text:span text:style-name="T69">самопоминання</text:span></text:p>
            <text:p text:style-name="P10"><text:soft-page-break/><text:span text:style-name="T85">і гуку, що доносить благовість.</text:span><text:span text:style-name="T84"> </text:span><text:span text:style-name="T95">(П, ІІ, 111)</text:span></text:p>
          </table:table-cell>
          <table:table-cell table:style-name="Dictionary.C275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75" office:value-type="string">
            <text:p text:style-name="P10"><text:span text:style-name="T68">помин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1) Дія за знач. поминати <text:span text:style-name="T93">(С, 1041)</text:span></text:p>
          </table:table-cell>
        </table:table-row>
        <table:table-row>
          <table:table-cell table:style-name="Dictionary.A2" table:number-rows-spanned="2" office:value-type="string">
            <text:p text:style-name="P10">148</text:p>
          </table:table-cell>
          <table:table-cell table:style-name="Dictionary.B276" table:number-rows-spanned="2" office:value-type="string">
            <text:p text:style-name="P11">САМОПОСТА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постання </text:span><text:span text:style-name="T100">(від </text:span><text:span text:style-name="T105">постава</text:span><text:span text:style-name="T106"></text:span><text:span text:style-name="T105">ти</text:span><text:span text:style-name="T100">).</text:span></text:p>
            <text:p text:style-name="P12">По ліву руку – древній, аж до ер</text:p>
            <text:p text:style-name="P12"><text:span text:style-name="T69">самопостання</text:span>, гоном безберегим,</text:p>
            <text:p text:style-name="P12">щовбом смертельним, що наліг на серце</text:p>
            <text:p text:style-name="P12">і наслухає втомлене буття - </text:p>
            <text:p text:style-name="P12">той древній світ – і радісний і тужний - </text:p>
            <text:p text:style-name="P10"><text:span text:style-name="T85">непам’яті.</text:span><text:span text:style-name="T84"> </text:span><text:span text:style-name="T95">(П, ІІ, 136)</text:span></text:p>
          </table:table-cell>
          <table:table-cell table:style-name="Dictionary.C276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77" office:value-type="string">
            <text:p text:style-name="P10"><text:span text:style-name="T68">постава</text:span><text:span text:style-name="T13"></text:span><text:span text:style-name="T68">ти</text:span></text:p>
            <text:p text:style-name="P10"><text:span text:style-name="T40">I </text:span><text:span text:style-name="T44">-ає</text:span><text:span text:style-name="T5"></text:span><text:span text:style-name="T44">, </text:span><text:span text:style-name="T49">недок.</text:span><text:span text:style-name="T44">, поста</text:span><text:span text:style-name="T5"></text:span><text:span text:style-name="T44">ти, -а</text:span><text:span text:style-name="T5"></text:span><text:span text:style-name="T44">не, </text:span><text:span text:style-name="T49">док.</text:span></text:p>
            <text:p text:style-name="P10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112"> </text:span><text:span text:style-name="T113">(С, 1082)</text:span></text:p>
          </table:table-cell>
        </table:table-row>
        <table:table-row>
          <table:table-cell table:style-name="Dictionary.A2" table:number-rows-spanned="2" office:value-type="string">
            <text:p text:style-name="P10">149</text:p>
          </table:table-cell>
          <table:table-cell table:style-name="Dictionary.B279" table:number-rows-spanned="2" office:value-type="string">
            <text:p text:style-name="P11">САМОПРОМИНÁ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ння, похідне від </text:span><text:span text:style-name="T97">слів:</text:span><text:span text:style-name="T119"> </text:span><text:span text:style-name="T71">сáмо</text:span><text:span text:style-name="T119">... і </text:span><text:span text:style-name="T71">проминáння.</text:span></text:p>
            <text:p text:style-name="P12">В дорозі довгих <text:span text:style-name="T69">самопроминань</text:span></text:p>
            <text:p text:style-name="P12">під знадою земного притягання</text:p>
            <text:p text:style-name="P10"><text:span text:style-name="T85">проносяться від ранку до смеркання.</text:span><text:span text:style-name="T84"> </text:span><text:soft-page-break/><text:span text:style-name="T95">(П, І, 44)</text:span></text:p>
          </table:table-cell>
          <table:table-cell table:style-name="Dictionary.C279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79" office:value-type="string">
            <text:p text:style-name="P10"><text:span text:style-name="T68">промина</text:span><text:span text:style-name="T13"></text:span><text:span text:style-name="T68">ння</text:span></text:p>
            <text:p text:style-name="P10"><text:span text:style-name="T40">I </text:span><text:span text:style-name="T44">-я, </text:span><text:span text:style-name="T49">с.</text:span></text:p>
            <text:p text:style-name="P10">Дія за знач. проминати <text:span text:style-name="T93">(С, 1159)</text:span></text:p>
          </table:table-cell>
        </table:table-row>
        <table:table-row>
          <table:table-cell table:style-name="Dictionary.A2" table:number-rows-spanned="2" office:value-type="string">
            <text:p text:style-name="P10">150</text:p>
          </table:table-cell>
          <table:table-cell table:style-name="Dictionary.B281" table:number-rows-spanned="2" office:value-type="string">
            <text:p text:style-name="P11">САМОПРОТИСТОЯННЯ</text:p>
            <text:p text:style-name="P10"><text:span text:style-name="T1">-</text:span>я, <text:span text:style-name="T84">ім., с., інд.-авт.</text:span></text:p>
            <text:p text:style-name="P10"><text:span text:style-name="T97">утворене способом основословоскладан</text:span><text:span text:style-name="T97">ня, похідне від слів:</text:span><text:span text:style-name="T119"> </text:span><text:span text:style-name="T71">сáмо</text:span><text:span text:style-name="T119">... і </text:span><text:span text:style-name="T71">протистояння.</text:span></text:p>
            <text:p text:style-name="P12">О вирвись, залишивши вирву</text:p>
            <text:p text:style-name="P12">у грудях, і роздмухай грань</text:p>
            <text:p text:style-name="P12">моїх <text:span text:style-name="T69">самопротистоянь</text:span></text:p>
            <text:p text:style-name="P10"><text:span text:style-name="T85">і дай напитися з потиру.</text:span><text:span text:style-name="T84"> </text:span><text:span text:style-name="T95">(П, ІІ, 195)</text:span></text:p>
          </table:table-cell>
          <table:table-cell table:style-name="Dictionary.C281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81" office:value-type="string">
            <text:p text:style-name="P10"><text:span text:style-name="T68">протистоя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1) Дія за знач. протистояти. <text:span text:style-name="T93">(С, 1174)</text:span></text:p>
          </table:table-cell>
        </table:table-row>
        <table:table-row>
          <table:table-cell table:style-name="Dictionary.A2" table:number-rows-spanned="2" office:value-type="string">
            <text:p text:style-name="P10">151</text:p>
          </table:table-cell>
          <table:table-cell table:style-name="Dictionary.B283" table:number-rows-spanned="2" office:value-type="string">
            <text:p text:style-name="P11">САМОСТРÍЛ</text:p>
            <text:p text:style-name="P10">-у, <text:span text:style-name="T84">ім., ч., інд.-авт.</text:span></text:p>
            <text:p text:style-name="P10"><text:span text:style-name="T97">утворене способом основословосклада</text:span><text:span text:style-name="T97">ння, похідне від слів:</text:span><text:span text:style-name="T101"> </text:span><text:span text:style-name="T71">сáмо</text:span><text:span text:style-name="T119">... і </text:span><text:span text:style-name="T71">стріл.</text:span></text:p>
            <text:p text:style-name="P12">Як рура, кругла вулиця,</text:p>
            <text:p text:style-name="P12">гулка од гуду бджіл,</text:p>
            <text:p text:style-name="P12">маленький хлопчик щулиться,</text:p>
            <text:p text:style-name="P10"><text:span text:style-name="T85">бо ж сонце – </text:span><text:span text:style-name="T90">самостріл</text:span><text:span text:style-name="T85">.</text:span><text:span text:style-name="T84"> </text:span><text:span text:style-name="T95">(П, ІІ, 275)</text:span></text:p>
          </table:table-cell>
          <table:table-cell table:style-name="Dictionary.C283" office:value-type="string">
            <text:p text:style-name="P13"><text:span text:style-name="T71">сáмо... </text:span><text:span text:style-name="T119">(див. </text:span><text:span text:style-name="T71">САМОВИВИЩЕННЯ</text:span><text:span text:style-name="T119">)</text:span></text:p>
          </table:table-cell>
        </table:table-row>
        <table:table-row>
          <table:covered-table-cell/>
          <table:covered-table-cell/>
          <table:table-cell table:style-name="Dictionary.C283" office:value-type="string">
            <text:p text:style-name="P10"><text:span text:style-name="T68">По</text:span><text:span text:style-name="T13"></text:span><text:span text:style-name="T68">стріл (стріл)</text:span></text:p>
            <text:p text:style-name="P10"><text:span text:style-name="T44">-у, </text:span><text:span text:style-name="T49">ч.</text:span></text:p>
            <text:p text:style-name="P10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112"> </text:span><text:span text:style-name="T113">(С, 1085)</text:span></text:p>
          </table:table-cell>
        </table:table-row>
        <table:table-row>
          <table:table-cell table:style-name="Dictionary.A2" table:number-rows-spanned="2" office:value-type="string">
            <text:p text:style-name="P10">152</text:p>
          </table:table-cell>
          <table:table-cell table:style-name="Dictionary.B285" table:number-rows-spanned="2" office:value-type="string">
            <text:p text:style-name="P11">САМОСТРУМУВÁННЯ</text:p>
            <text:p text:style-name="P10">-я, <text:span text:style-name="T84">ім., с., інд.-авт.</text:span></text:p>
            <text:p text:style-name="P10"><text:span text:style-name="T97">утворене способом </text:span><text:span text:style-name="T97">основословоскладання, похідне від слів:</text:span><text:span text:style-name="T119"> </text:span><text:span text:style-name="T71">сáмо</text:span><text:span text:style-name="T119">... і </text:span><text:span text:style-name="T71">струмувáння.</text:span></text:p>
            <text:p text:style-name="P12"><text:soft-page-break/>…аби в останньому пориві,</text:p>
            <text:p text:style-name="P12">у плині <text:span text:style-name="T69">самострумувань</text:span></text:p>
            <text:p text:style-name="P12">ураз зайти за власну грань,</text:p>
            <text:p text:style-name="P10"><text:span text:style-name="T85">пірнути в смертні переливи.</text:span><text:span text:style-name="T84"> </text:span><text:span text:style-name="T95">(П, І, 169)</text:span></text:p>
          </table:table-cell>
          <table:table-cell table:style-name="Dictionary.C285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85" office:value-type="string">
            <text:p text:style-name="P10"><text:span text:style-name="T68">струмув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<text:span text:style-name="T45">Дія за знач. струмувати. </text:span><text:span text:style-name="T50">Струмування повітря.</text:span><text:span text:style-name="T46"> </text:span><text:span text:style-name="T47">(С, 1405)</text:span></text:p>
          </table:table-cell>
        </table:table-row>
        <table:table-row>
          <table:table-cell table:style-name="Dictionary.A2" office:value-type="string">
            <text:p text:style-name="P10">153</text:p>
          </table:table-cell>
          <table:table-cell table:style-name="Dictionary.B286" office:value-type="string">
            <text:p text:style-name="P11">САМОТИННИЙ</text:p>
            <text:p text:style-name="P10">-а, -е, <text:span text:style-name="T85">прикм., </text:span><text:span text:style-name="T84">інд.-авт.</text:span></text:p>
            <text:p text:style-name="P10"><text:span text:style-name="T76">утворене суфіксальним способом, похідне </text:span><text:span text:style-name="T76">від слова</text:span> <text:span text:style-name="T70">самотина.</text:span></text:p>
            <text:p text:style-name="P12">Спиваєш тугу <text:span text:style-name="T69">самотинну</text:span></text:p>
            <text:p text:style-name="P12">і душу, мов малу дитину,</text:p>
            <text:p text:style-name="P10"><text:span text:style-name="T85">до рання присипляєш: спи.</text:span><text:span text:style-name="T84"> </text:span><text:span text:style-name="T95">(П, ІІ, 182)</text:span></text:p>
          </table:table-cell>
          <table:table-cell table:style-name="Dictionary.C286" office:value-type="string">
            <text:p text:style-name="P10"><text:span text:style-name="T68">Самота</text:span><text:span text:style-name="T13"></text:span><text:span text:style-name="T68"> (</text:span><text:span text:style-name="T92">самоти</text:span><text:span text:style-name="T91"></text:span><text:span text:style-name="T92">на</text:span><text:span text:style-name="T91"></text:span><text:span text:style-name="T68">)</text:span></text:p>
            <text:p text:style-name="P10"><text:span text:style-name="T44">-и, </text:span><text:span text:style-name="T49">ж.</text:span></text:p>
            <text:p text:style-name="P10">1) Стан за знач. самітний, самотній; самотність. || Гостре відчуття відокремленості, ізольованості від кого-, чого-небудь. <text:span text:style-name="T93">(С, 1291)</text:span></text:p>
          </table:table-cell>
        </table:table-row>
        <table:table-row>
          <table:table-cell table:style-name="Dictionary.A2" table:number-rows-spanned="2" office:value-type="string">
            <text:p text:style-name="P10">154</text:p>
          </table:table-cell>
          <table:table-cell table:style-name="Dictionary.B288" table:number-rows-spanned="2" office:value-type="string">
            <text:p text:style-name="P11">САМОУНИКÁ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áмо</text:span><text:span text:style-name="T119">... і </text:span><text:span text:style-name="T71">уникáння.</text:span></text:p>
            <text:p text:style-name="P12">Коли спромога <text:span text:style-name="T69">самоуникань</text:span></text:p>
            <text:p text:style-name="P12">при узголів’ї спалахом прозріння</text:p>
            <text:p text:style-name="P12">відкриється тобі, як благостиня</text:p>
            <text:p text:style-name="P10"><text:span text:style-name="T85">прощень, опрощень, прощ і прощавань.</text:span><text:span text:style-name="T84"> </text:span><text:span text:style-name="T95">(П, І, 62)</text:span></text:p>
          </table:table-cell>
          <table:table-cell table:style-name="Dictionary.C288" office:value-type="string">
            <text:p text:style-name="P13"><text:span text:style-name="T71">сáмо... </text:span><text:span text:style-name="T119">(див. </text:span><text:span text:style-name="T71">САМОВИВИЩЕННЯ</text:span><text:span text:style-name="T119">)</text:span></text:p>
          </table:table-cell>
        </table:table-row>
        <table:table-row>
          <table:covered-table-cell/>
          <table:covered-table-cell/>
          <table:table-cell table:style-name="Dictionary.C288" office:value-type="string">
            <text:p text:style-name="P10"><text:span text:style-name="T68">уник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Дія за знач. уникати. <text:span text:style-name="T93">(С, 1507)</text:span></text:p>
          </table:table-cell>
        </table:table-row>
        <table:table-row>
          <table:table-cell table:style-name="Dictionary.A2" table:number-rows-spanned="2" office:value-type="string">
            <text:p text:style-name="P10">155</text:p>
          </table:table-cell>
          <table:table-cell table:style-name="Dictionary.B290" table:number-rows-spanned="2" office:value-type="string">
            <text:p text:style-name="P11">СВІТИ-ГАЛАЇ</text:p>
            <text:p text:style-name="P10">світі<text:span text:style-name="T71"></text:span>в-галаї<text:span text:style-name="T71"></text:span>в, <text:span text:style-name="T84">ім., мн., інд.-авт.</text:span></text:p>
            <text:p text:style-name="P10">утворене способом словоскладання, <text:soft-page-break/>похідне від слів: <text:span text:style-name="T70">світ</text:span> і <text:span text:style-name="T70">галай </text:span><text:span text:style-name="T77">(від </text:span><text:span text:style-name="T70">галасвіта</text:span><text:span text:style-name="T77">).</text:span></text:p>
            <text:p text:style-name="P12">На тебе чатують <text:span text:style-name="T69">світи–галаї</text:span>.</text:p>
            <text:p text:style-name="P10"><text:span text:style-name="T85">Прощальний – як подим пожарищ – той спогад.</text:span><text:span text:style-name="T84"> </text:span><text:span text:style-name="T95">(П, І, 98)</text:span></text:p>
          </table:table-cell>
          <table:table-cell table:style-name="Dictionary.C290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90" office:value-type="string">
            <text:p text:style-name="P10"><text:span text:style-name="T68">гала</text:span><text:span text:style-name="T13"></text:span><text:span text:style-name="T68">світа</text:span></text:p>
            <text:p text:style-name="P10"><text:span text:style-name="T49">присл.</text:span><text:span text:style-name="T44">, </text:span><text:span text:style-name="T49">діал.</text:span></text:p>
            <text:p text:style-name="P10"><text:soft-page-break/>Невідомо куди; кудись.<text:span text:style-name="T112"> </text:span><text:span text:style-name="T113">(С, 218)</text:span></text:p>
          </table:table-cell>
        </table:table-row>
        <table:table-row>
          <table:table-cell table:style-name="Dictionary.A2" table:number-rows-spanned="2" office:value-type="string">
            <text:p text:style-name="P10">156</text:p>
          </table:table-cell>
          <table:table-cell table:style-name="Dictionary.B292" table:number-rows-spanned="2" office:value-type="string">
            <text:p text:style-name="P11">СЕБЕКРÁЙ</text:p>
            <text:p text:style-name="P10">-ю, <text:span text:style-name="T84">ім., ч., інд.-авт.</text:span></text:p>
            <text:p text:style-name="P10"><text:span text:style-name="T97">утворене способом зрощення, похідне </text:span><text:span text:style-name="T97">від слів:</text:span><text:span text:style-name="T119"> </text:span><text:span text:style-name="T71">себé</text:span><text:span text:style-name="T119"> і </text:span><text:span text:style-name="T71">край.</text:span></text:p>
            <text:p text:style-name="P12">І все то – зá: дарунок сили</text:p>
            <text:p text:style-name="P12">за <text:span text:style-name="T69">себекраєм</text:span>: на, візьми,</text:p>
            <text:p text:style-name="P12">аби дороги доль гуділи</text:p>
            <text:p text:style-name="P10"><text:span text:style-name="T85">всіма серцями і грудьми.</text:span><text:span text:style-name="T84"> </text:span><text:span text:style-name="T95">(П, І, 100);</text:span></text:p>
            <text:p text:style-name="P12">оця утеча геть за <text:span text:style-name="T69">себекрай</text:span> - </text:p>
            <text:p text:style-name="P10"><text:span text:style-name="T85">то ніби виснений в дитинстві син…</text:span><text:span text:style-name="T84"> </text:span><text:span text:style-name="T95">(П, І, 203)</text:span></text:p>
          </table:table-cell>
          <table:table-cell table:style-name="Dictionary.C292" office:value-type="string">
            <text:p text:style-name="P11"><text:span text:style-name="T119">сáмо... </text:span><text:span text:style-name="T81">(див. </text:span><text:span text:style-name="T119">САМОВИВИЩЕН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292" office:value-type="string">
            <text:p text:style-name="P10"><text:span text:style-name="T71">край </text:span><text:span text:style-name="T78">(див. </text:span><text:span text:style-name="T71">КРАЙСЕБÉ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57</text:p>
          </table:table-cell>
          <table:table-cell table:style-name="Dictionary.B294" table:number-rows-spanned="2" office:value-type="string">
            <text:p text:style-name="P11">СЕМИГÓРИ</text:p>
            <text:p text:style-name="P10">-гíр, <text:span text:style-name="T84">ім., мн., інд.-авт.</text:span></text:p>
            <text:p text:style-name="P10"><text:span text:style-name="T97">утворене способом основоскладання, похідне від слів:</text:span><text:span text:style-name="T119"> </text:span><text:span text:style-name="T71">сім</text:span><text:span text:style-name="T119"> і </text:span><text:span text:style-name="T71">гóри.</text:span></text:p>
            <text:p text:style-name="P12">І що кигиче в мертвій цій пустелі?</text:p>
            <text:p text:style-name="P12">Киги-киги – мов чайка з-над Дніпра.</text:p>
            <text:p text:style-name="P12">О <text:span text:style-name="T69">семигори</text:span> горя, цвинтар велій,</text:p>
            <text:p text:style-name="P10"><text:soft-page-break/><text:span text:style-name="T85">і я тут згину, як прийде пора? </text:span><text:span text:style-name="T95">(П, І, 100)</text:span></text:p>
          </table:table-cell>
          <table:table-cell table:style-name="Dictionary.C294" office:value-type="string">
            <text:p text:style-name="P11">сім</text:p>
            <text:p text:style-name="P10"><text:span text:style-name="T40">I </text:span><text:span text:style-name="T44">семи </text:span><text:span text:style-name="T49">і </text:span><text:span text:style-name="T44">сімох, </text:span><text:span text:style-name="T49">числ.</text:span><text:span text:style-name="T44"> </text:span><text:span text:style-name="T49">кільк.</text:span></text:p>
            <text:p text:style-name="P10"><text:span text:style-name="T25">Назва числа і цифри 7. || </text:span><text:span text:style-name="T37">чого</text:span><text:span text:style-name="T25">. Кількість із 7 одиниць. </text:span><text:span text:style-name="T28">(С, 1323)</text:span></text:p>
          </table:table-cell>
        </table:table-row>
        <table:table-row>
          <table:covered-table-cell/>
          <table:covered-table-cell/>
          <table:table-cell table:style-name="Dictionary.C294" office:value-type="string">
            <text:p text:style-name="P10"><text:span text:style-name="T68">гора</text:span><text:span text:style-name="T13"></text:span></text:p>
            <text:p text:style-name="P10"><text:span text:style-name="T44">-и, </text:span><text:span text:style-name="T49">ж.</text:span></text:p>
            <text:p text:style-name="P10">1) Значне підвищення над навколишньою місцевістю або серед <text:soft-page-break/>інших підвищень. || <text:span text:style-name="T83">тільки мн.</text:span> Гориста місцевість, країна.</text:p>
            <text:p text:style-name="P10"><text:span text:style-name="T25">2) </text:span><text:span text:style-name="T37">чого</text:span><text:span text:style-name="T25">. Велика кількість чого-небудь складеного в купу; багато чогось.</text:span><text:span text:style-name="T26"> </text:span><text:span text:style-name="T27">(С, 254)</text:span></text:p>
          </table:table-cell>
        </table:table-row>
        <table:table-row>
          <table:table-cell table:style-name="Dictionary.A2" table:number-rows-spanned="2" office:value-type="string">
            <text:p text:style-name="P10">158</text:p>
          </table:table-cell>
          <table:table-cell table:style-name="Dictionary.B296" table:number-rows-spanned="2" office:value-type="string">
            <text:p text:style-name="P11">СЕРЦЕÓК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флективним способом, похідне від слів:</text:span><text:span text:style-name="T119"> </text:span><text:span text:style-name="T71">сéрце</text:span><text:span text:style-name="T119"> і </text:span><text:span text:style-name="T71">óко.</text:span></text:p>
            <text:p text:style-name="P12">Сто плах перейди, <text:span text:style-name="T69">серцеокий</text:span>,</text:p>
            <text:p text:style-name="P10"><text:span text:style-name="T85">сто плах, сто багать, сто голгоф… </text:span><text:span text:style-name="T95">(П, І, 180)</text:span></text:p>
          </table:table-cell>
          <table:table-cell table:style-name="Dictionary.C296" office:value-type="string">
            <text:p text:style-name="P10"><text:span text:style-name="T71">сéрце </text:span><text:span text:style-name="T78">(див. </text:span><text:span text:style-name="T71">ГЛИБ-СИНЬ-СЕРЦЕ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296" office:value-type="string">
            <text:p text:style-name="P10"><text:span text:style-name="T71">óко </text:span><text:span text:style-name="T78">(див. </text:span><text:span text:style-name="T71">ВСЕОЧІ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59</text:p>
          </table:table-cell>
          <table:table-cell table:style-name="Dictionary.B298" table:number-rows-spanned="2" office:value-type="string">
            <text:p text:style-name="P11">СЛОВОТÉЧА</text:p>
            <text:p text:style-name="P10">-і, <text:span text:style-name="T84">ім., ж., інд.-авт.</text:span></text:p>
            <text:p text:style-name="P10"><text:span text:style-name="T97">утворене способом основоскладання і </text:span><text:span text:style-name="T97">нульсуфіксальним, похідне від слів:</text:span><text:span text:style-name="T119"> </text:span><text:span text:style-name="T71">слóво</text:span><text:span text:style-name="T119"> і </text:span><text:span text:style-name="T71">текти.</text:span></text:p>
            <text:p text:style-name="P12">Слова, слова, слова – задосить <text:span text:style-name="T69">словотечі</text:span>,</text:p>
            <text:p text:style-name="P10"><text:span text:style-name="T85">німують бо предтечі, доба гряде нова. </text:span><text:span text:style-name="T95">(П, ІІ, 292)</text:span></text:p>
          </table:table-cell>
          <table:table-cell table:style-name="Dictionary.C298" office:value-type="string">
            <text:p text:style-name="P10"><text:span text:style-name="T68">сло</text:span><text:span text:style-name="T13"></text:span><text:span text:style-name="T68">во</text:span></text:p>
            <text:p text:style-name="P10"><text:span text:style-name="T44">-а, </text:span><text:span text:style-name="T49">с.</text:span></text:p>
            <text:p text:style-name="P10">1) 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10"><text:span text:style-name="T25">4) Обіцянка виконати що-небудь. || Згода на шлюб. </text:span><text:span text:style-name="T37">Дотримати [свого] </text:span><text:soft-page-break/><text:span text:style-name="T37">слова</text:span><text:span text:style-name="T25">. </text:span><text:span text:style-name="T28">(С, 1344-1345)</text:span></text:p>
          </table:table-cell>
        </table:table-row>
        <table:table-row>
          <table:covered-table-cell/>
          <table:covered-table-cell/>
          <table:table-cell table:style-name="Dictionary.C298" office:value-type="string">
            <text:p text:style-name="P10"><text:span text:style-name="T68">текти</text:span><text:span text:style-name="T13"></text:span></text:p>
            <text:p text:style-name="P10"><text:span text:style-name="T44">тече; </text:span><text:span text:style-name="T49">мин. ч.</text:span><text:span text:style-name="T44"> тік, текла, текло; </text:span><text:span text:style-name="T49">наказ. сп.</text:span><text:span text:style-name="T44"> течи; </text:span><text:span text:style-name="T49">недок.</text:span></text:p>
            <text:p text:style-name="P10"><text:span text:style-name="T25">2) Струменіти, литися (про рідину). || </text:span><text:span text:style-name="T37">безос.</text:span><text:span text:style-name="T25"> || </text:span><text:span text:style-name="T37">перен.</text:span><text:span text:style-name="T25"> Поширюватися в повітрі (про світло, запах тощо). || </text:span><text:span text:style-name="T37">перен.</text:span><text:span text:style-name="T25"> Звучати плавно, рівно та безперервно (про звуки, слова тощо). || </text:span><text:span text:style-name="T37">перен.</text:span><text:span text:style-name="T25"> Виникати в певній послідовності, іти одна за одною (про думки). || </text:span><text:span text:style-name="T37">перен.</text:span><text:span text:style-name="T25"> Відбуватися (про розмову, бесіду). || </text:span><text:span text:style-name="T37">перен.</text:span><text:span text:style-name="T25"> Хвилеподібно спадати (про волосся).</text:span><text:span text:style-name="T26"> </text:span><text:span text:style-name="T27">(С, 1436)</text:span></text:p>
          </table:table-cell>
        </table:table-row>
        <table:table-row>
          <table:table-cell table:style-name="Dictionary.A2" table:number-rows-spanned="2" office:value-type="string">
            <text:p text:style-name="P10">160</text:p>
          </table:table-cell>
          <table:table-cell table:style-name="Dictionary.B300" table:number-rows-spanned="2" office:value-type="string">
            <text:p text:style-name="P11">СМЕРТЕІСНУВÁНН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</text:span><text:span text:style-name="T97">ння, похідне від </text:span><text:span text:style-name="T97">слів:</text:span><text:span text:style-name="T119"> </text:span><text:span text:style-name="T71">смерть</text:span><text:span text:style-name="T119"> і </text:span><text:span text:style-name="T71">існувáння.</text:span></text:p>
            <text:p text:style-name="P12">Сховатися од долі – не судилось.</text:p>
            <text:p text:style-name="P12">Ударив грім – і зразу шкереберть</text:p>
            <text:p text:style-name="P12">пішло життя. І ость ти – все, що снилось,</text:p>
            <text:p text:style-name="P10"><text:span text:style-name="T85">як </text:span><text:span text:style-name="T90">смертеіснування</text:span><text:span text:style-name="T85"> й життєсмерть. </text:span><text:soft-page-break/><text:span text:style-name="T95">(П, І, 83)</text:span></text:p>
          </table:table-cell>
          <table:table-cell table:style-name="Dictionary.C300" office:value-type="string">
            <text:p text:style-name="P10"><text:span text:style-name="T71">смерть </text:span><text:span text:style-name="T81">(див. </text:span><text:span text:style-name="T71">ЖИТТЄСМÉРТЬ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00" office:value-type="string">
            <text:p text:style-name="P10"><text:span text:style-name="T68">існува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1) <text:span text:style-name="T83">тільки одн.</text:span> Буття; наявність кого-, чого-небудь у дійсності.</text:p>
            <text:p text:style-name="P10">2) Життя, спосіб життя.<text:span text:style-name="T112"> </text:span><text:span text:style-name="T113">(С, 506)</text:span></text:p>
          </table:table-cell>
        </table:table-row>
        <table:table-row>
          <table:table-cell table:style-name="Dictionary.A2" office:value-type="string">
            <text:p text:style-name="P10">161</text:p>
          </table:table-cell>
          <table:table-cell table:style-name="Dictionary.B301" office:value-type="string">
            <text:p text:style-name="P11">СНÍННЯ</text:p>
            <text:p text:style-name="P10">-нь, <text:span text:style-name="T84">ім., мн., інд.-авт.</text:span></text:p>
            <text:p text:style-name="P10"><text:span text:style-name="T97">утворене суфіксальним способом, похідне від слова</text:span> <text:span text:style-name="T70">сон</text:span></text:p>
            <text:p text:style-name="P12">Немов рубін у чорнім адамашку,</text:p>
            <text:p text:style-name="P12">обачно критий білим німуванням,</text:p>
            <text:p text:style-name="P12">так <text:span text:style-name="T69">снінь</text:span> моїх озерце шарлатове</text:p>
            <text:p text:style-name="P10"><text:span text:style-name="T85">лямує обережок начувань… </text:span><text:span text:style-name="T95">(П, І, 121)</text:span></text:p>
          </table:table-cell>
          <table:table-cell table:style-name="Dictionary.C301" office:value-type="string">
            <text:p text:style-name="P10">сон</text:p>
            <text:p text:style-name="P10"><text:span text:style-name="T40">I </text:span><text:span text:style-name="T44">сну, </text:span><text:span text:style-name="T49">ч.</text:span></text:p>
            <text:p text:style-name="P10"><text:span text:style-name="T45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спання. || Те саме, що сплячка 1). || </text:span><text:span text:style-name="T50">спец.</text:span><text:span text:style-name="T45"> 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10"><text:span text:style-name="T25">2) Те, що сниться; сновидіння. || </text:span><text:span text:style-name="T37">перен.</text:span><text:span text:style-name="T25"> Те, про що мріє людина; мрія. || </text:span><text:span text:style-name="T37">перен.</text:span><text:span text:style-name="T25"> Те, що сприймається як нереальне, примарне, оманливе;</text:span><text:span text:style-name="T37">прот.</text:span><text:span text:style-name="T25"> дійсність.</text:span><text:span text:style-name="T26"> </text:span><text:span text:style-name="T27">(С, 1356)</text:span></text:p>
          </table:table-cell>
        </table:table-row>
        <table:table-row>
          <table:table-cell table:style-name="Dictionary.A2" table:number-rows-spanned="2" office:value-type="string">
            <text:p text:style-name="P10">162</text:p>
          </table:table-cell>
          <table:table-cell table:style-name="Dictionary.B303" table:number-rows-spanned="2" office:value-type="string">
            <text:p text:style-name="P11">СОЛОДКОМОЛÓКА</text:p>
            <text:p text:style-name="P10">-е, <text:span text:style-name="T85">прикм., </text:span><text:span text:style-name="T84">інд.-авт.</text:span></text:p>
            <text:p text:style-name="P10"><text:span text:style-name="T97">утворене складнофлективним способом, похідне від слів:</text:span><text:span text:style-name="T119"> </text:span><text:span text:style-name="T71">солóдкий</text:span><text:span text:style-name="T119"> і </text:span><text:span text:style-name="T71">молокó.</text:span></text:p>
            <text:p text:style-name="P12"><text:soft-page-break/>Ти десь за край світу, як птаха моя білогруда,</text:p>
            <text:p text:style-name="P10"><text:span text:style-name="T90">солодкомолока</text:span><text:span text:style-name="T85">, два ока - мигдалі сумні. </text:span><text:span text:style-name="T95">(П, ІІ, 161)</text:span></text:p>
          </table:table-cell>
          <table:table-cell table:style-name="Dictionary.C303" office:value-type="string">
            <text:p text:style-name="P10"><text:span text:style-name="T68">соло</text:span><text:span text:style-name="T13"></text:span><text:span text:style-name="T68">дкий</text:span></text:p>
            <text:p text:style-name="P10">-а, -е.</text:p>
            <text:p text:style-name="P10">1) Який має приємний смак, <text:span text:style-name="T83">власт.</text:span> цукрові, медові і т. ін.; <text:span text:style-name="T83">прот.</text:span>гіркий, кислий, солоний. || Пригот. із цукром, медом, варенням і т. ін. (про їжу, <text:soft-page-break/>питво). || <text:span text:style-name="T83">у знач.</text:span> <text:span text:style-name="T83">ім.</text:span> солодке, -кого, <text:span text:style-name="T83">с.</text:span> Їжа, яка має приємний смак, <text:span text:style-name="T83">власт.</text:span> цукрові, медові тощо, або пригот. із цукром, медом, варенням і т. ін. || <text:span text:style-name="T83">у знач.</text:span> <text:span text:style-name="T83">ім.</text:span> солодке, -кого, <text:span text:style-name="T83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83">Солодкий перець</text:span>.</text:p>
            <text:p text:style-name="P10"><text:span text:style-name="T25">4) </text:span><text:span text:style-name="T37">перен.</text:span><text:span text:style-name="T25"> Який дає відчуття приємності або виражає задоволення, радість, насолоду (про думки, почуття, стан людини). </text:span><text:span text:style-name="T28">(С, 1355)</text:span></text:p>
          </table:table-cell>
        </table:table-row>
        <table:table-row>
          <table:covered-table-cell/>
          <table:covered-table-cell/>
          <table:table-cell table:style-name="Dictionary.C303" office:value-type="string">
            <text:p text:style-name="P10"><text:span text:style-name="T68">молоко</text:span><text:span text:style-name="T13"></text:span></text:p>
            <text:p text:style-name="P10"><text:span text:style-name="T44">-а, </text:span><text:span text:style-name="T49">с.</text:span></text:p>
            <text:p text:style-name="P10">2) Рідина, одержувана від деяких сільськогосподарських тварин як продукт харчування. || Коров'яче молоко як їжа.<text:span text:style-name="T112"> </text:span><text:span text:style-name="T113">(С, 686)</text:span></text:p>
          </table:table-cell>
        </table:table-row>
        <table:table-row>
          <table:table-cell table:style-name="Dictionary.A2" table:number-rows-spanned="2" office:value-type="string">
            <text:p text:style-name="P10">163</text:p>
          </table:table-cell>
          <table:table-cell table:style-name="Dictionary.B305" table:number-rows-spanned="2" office:value-type="string">
            <text:p text:style-name="P11">СОН-КОМИШÍ</text:p>
            <text:p text:style-name="P10">-ів, <text:span text:style-name="T84">ім., мн., інд.-авт.</text:span></text:p>
            <text:p text:style-name="P10"><text:span text:style-name="T97">утворене способом словоскладання, похідне від слів:</text:span><text:span text:style-name="T119"> </text:span><text:span text:style-name="T71">сон</text:span><text:span text:style-name="T119"> і </text:span><text:span text:style-name="T71">комиш.</text:span></text:p>
            <text:p text:style-name="P12">І в серця на споді, в осерді душі</text:p>
            <text:p text:style-name="P10"><text:span text:style-name="T85">ішли нашорошені </text:span><text:span text:style-name="T90">сон-комиші</text:span><text:span text:style-name="T85">. </text:span><text:soft-page-break/><text:span text:style-name="T95">(П, ІІ, 61)</text:span></text:p>
          </table:table-cell>
          <table:table-cell table:style-name="Dictionary.C305" office:value-type="string">
            <text:p text:style-name="P10"><text:span text:style-name="T70">сон</text:span> <text:span text:style-name="T77">(див. </text:span><text:span text:style-name="T70">СНÍННЯ</text:span><text:span text:style-name="T77">)</text:span></text:p>
          </table:table-cell>
        </table:table-row>
        <table:table-row>
          <table:covered-table-cell/>
          <table:covered-table-cell/>
          <table:table-cell table:style-name="Dictionary.C305" office:value-type="string">
            <text:p text:style-name="P10"><text:span text:style-name="T68">коми</text:span><text:span text:style-name="T13"></text:span><text:span text:style-name="T68">ш</text:span></text:p>
            <text:p text:style-name="P10"><text:span text:style-name="T44">-у, </text:span><text:span text:style-name="T49">ч.</text:span></text:p>
            <text:p text:style-name="P10">1) Висока водяна чи болотяна багаторічна рослина родини осокових.<text:span text:style-name="T112"> </text:span><text:span text:style-name="T113">(С, 559)</text:span></text:p>
          </table:table-cell>
        </table:table-row>
        <table:table-row>
          <table:table-cell table:style-name="Dictionary.A2" table:number-rows-spanned="2" office:value-type="string">
            <text:p text:style-name="P10">164</text:p>
          </table:table-cell>
          <table:table-cell table:style-name="Dictionary.B307" table:number-rows-spanned="2" office:value-type="string">
            <text:p text:style-name="P11">СОНЦЕЛÉТ</text:p>
            <text:p text:style-name="P10">-у, <text:span text:style-name="T84">ім., ч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óнце </text:span><text:span text:style-name="T119">і </text:span><text:span text:style-name="T71">лет.</text:span></text:p>
            <text:p text:style-name="P12">Зворохобилися айстри</text:p>
            <text:p text:style-name="P12">приосіннім <text:span text:style-name="T69">сонцелетом</text:span>,</text:p>
            <text:p text:style-name="P12">проминальною порою</text:p>
            <text:p text:style-name="P10"><text:span text:style-name="T85">падолистом деручким. </text:span><text:span text:style-name="T95">(П, І, 92)</text:span></text:p>
          </table:table-cell>
          <table:table-cell table:style-name="Dictionary.C307" office:value-type="string">
            <text:p text:style-name="P10"><text:span text:style-name="T68">со</text:span><text:span text:style-name="T13"></text:span><text:span text:style-name="T68">нце</text:span></text:p>
            <text:p text:style-name="P10"><text:span text:style-name="T44">-я, </text:span><text:span text:style-name="T49">с.</text:span></text:p>
            <text:p text:style-name="P10">1) Центральне небесне світило Сонячної системи, що має форму гігантської розжареної кулі, яка випромінює світло й тепло. <text:span text:style-name="T93">(С, 1357)</text:span></text:p>
          </table:table-cell>
        </table:table-row>
        <table:table-row>
          <table:covered-table-cell/>
          <table:covered-table-cell/>
          <table:table-cell table:style-name="Dictionary.C307" office:value-type="string">
            <text:p text:style-name="P10"><text:span text:style-name="T70">лет</text:span> <text:span text:style-name="T77">(див. </text:span><text:span text:style-name="T70">КРИВОЛÉТ</text:span><text:span text:style-name="T77">)</text:span></text:p>
          </table:table-cell>
        </table:table-row>
        <table:table-row>
          <table:table-cell table:style-name="Dictionary.A2" table:number-rows-spanned="2" office:value-type="string">
            <text:p text:style-name="P10">165</text:p>
          </table:table-cell>
          <table:table-cell table:style-name="Dictionary.B309" table:number-rows-spanned="2" office:value-type="string">
            <text:p text:style-name="P11">СОНЦЕПРУГ</text:p>
            <text:p text:style-name="P10">-а, <text:span text:style-name="T84">ім., ч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óнце</text:span><text:span text:style-name="T119"> і </text:span><text:span text:style-name="T71">пруг.</text:span></text:p>
            <text:p text:style-name="P12">Як боляче ряхкоче <text:span text:style-name="T69">сонцепруг</text:span>!</text:p>
            <text:p text:style-name="P10"><text:span text:style-name="T85">Як – далина! </text:span><text:span text:style-name="T95">(П, ІІ, 64)</text:span></text:p>
          </table:table-cell>
          <table:table-cell table:style-name="Dictionary.C309" office:value-type="string">
            <text:p text:style-name="P10"><text:span text:style-name="T71">сóнце </text:span><text:span text:style-name="T78">(див. </text:span><text:span text:style-name="T71">СОНЦЕЛÉТ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309" office:value-type="string">
            <text:p text:style-name="P11">пруг</text:p>
            <text:p text:style-name="P10"><text:span text:style-name="T44">-а, </text:span><text:span text:style-name="T49">ч.</text:span><text:span text:style-name="T44">, </text:span><text:span text:style-name="T49">розм.</text:span></text:p>
            <text:p text:style-name="P10"><text:span text:style-name="T25">1) Край чого-небудь. || Поздовжній вузький край, бік якогось предмета; ребро. </text:span><text:span text:style-name="T37">Пруг дошки</text:span><text:span text:style-name="T25">. || Ребро гранчастого предмета. || Верхній край (обріз) якої-небудь посудини (</text:span><text:span text:style-name="T37">перев.</text:span><text:span text:style-name="T25"> круглої форми); вінця. </text:span><text:span text:style-name="T37">Пруг відра</text:span><text:span text:style-name="T25">.</text:span><text:span text:style-name="T26"> </text:span><text:span text:style-name="T27">(С, 1181)</text:span></text:p>
          </table:table-cell>
        </table:table-row>
        <table:table-row>
          <table:table-cell table:style-name="Dictionary.A2" office:value-type="string">
            <text:p text:style-name="P10">166</text:p>
          </table:table-cell>
          <table:table-cell table:style-name="Dictionary.B310" office:value-type="string">
            <text:p text:style-name="P11">Спах</text:p>
            <text:p text:style-name="P10">-у, <text:span text:style-name="T84">ім., ч., інд.-авт.</text:span></text:p>
            <text:p text:style-name="P10"><text:span text:style-name="T97">утворене нульсуфіксальним способом, похідне від слова</text:span><text:span text:style-name="T101"> </text:span><text:span text:style-name="T70">спалáхувати </text:span><text:span text:style-name="T77">(від </text:span><text:span text:style-name="T70">спахáти).</text:span></text:p>
            <text:p text:style-name="P12"><text:soft-page-break/>По голубих лугах, мов голуб,</text:p>
            <text:p text:style-name="P10"><text:span text:style-name="T85">кошлатих сонць шугає </text:span><text:span text:style-name="T90">спах</text:span><text:span text:style-name="T85">. </text:span><text:span text:style-name="T95">(П, І, 157)</text:span></text:p>
          </table:table-cell>
          <table:table-cell table:style-name="Dictionary.C310" office:value-type="string">
            <text:p text:style-name="P10"><text:span text:style-name="T68">спала</text:span><text:span text:style-name="T13"></text:span><text:span text:style-name="T68">хувати (</text:span><text:span text:style-name="T70">спахáти</text:span><text:span text:style-name="T68">)</text:span></text:p>
            <text:p text:style-name="P10"><text:span text:style-name="T44">-ую, -уєш, </text:span><text:span text:style-name="T49">недок.</text:span><text:span text:style-name="T44">, спалахнути, -ну, -неш, </text:span><text:span text:style-name="T49">док.</text:span></text:p>
            <text:p text:style-name="P10"><text:span text:style-name="T45">1) </text:span><text:span text:style-name="T50">тільки </text:span><text:span text:style-name="T45">3 </text:span><text:span text:style-name="T50">ос.</text:span><text:span text:style-name="T45">, </text:span><text:span text:style-name="T50">чим і без додатка</text:span><text:span text:style-name="T45">.Раптово і швидко загорятися </text:span><text:soft-page-break/><text:span text:style-name="T45">яскравим полум'ям; займатися (</text:span><text:span text:style-name="T50">див.</text:span><text:span text:style-name="T45"> займатися II). || </text:span><text:span text:style-name="T50">безос.</text:span><text:span text:style-name="T45"> || </text:span><text:span text:style-name="T50">також у сполуч.</text:span><text:span text:style-name="T45"> </text:span><text:span text:style-name="T50">зі сл.</text:span><text:span text:style-name="T45"> вогонь, полум'я, пожежа, іскра і т. ін. || </text:span><text:span text:style-name="T50">тільки недок.</text:span><text:span text:style-name="T45">При млявому або нерівному горінні час від часу розгорятися сильніше; займатися (</text:span><text:span text:style-name="T50">див.</text:span><text:span text:style-name="T45"> займатися II) на мить.</text:span><text:span text:style-name="T46"> </text:span><text:span text:style-name="T47">(С, )</text:span></text:p>
          </table:table-cell>
        </table:table-row>
        <table:table-row>
          <table:table-cell table:style-name="Dictionary.A2" table:number-rows-spanned="2" office:value-type="string">
            <text:p text:style-name="P10">167</text:p>
          </table:table-cell>
          <table:table-cell table:style-name="Dictionary.B312" table:number-rows-spanned="2" office:value-type="string">
            <text:p text:style-name="P11">СПЕРЕДВІКÍВ</text:p>
            <text:p text:style-name="P10"><text:span text:style-name="T84">незм., </text:span><text:span text:style-name="T85">присл., </text:span><text:span text:style-name="T84">інд.-авт.</text:span></text:p>
            <text:p text:style-name="P10"><text:span text:style-name="T97">утворене способом зрощення, похідне від слів:</text:span><text:span text:style-name="T101"> </text:span><text:span text:style-name="T69">спе</text:span><text:span text:style-name="T71"></text:span><text:span text:style-name="T69">ред </text:span><text:span text:style-name="T77">і </text:span><text:span text:style-name="T69">вікі</text:span><text:span text:style-name="T71"></text:span><text:span text:style-name="T69">в.</text:span></text:p>
            <text:p text:style-name="P12">Ви вбивці, ви ненатлі нелюди</text:p>
            <text:p text:style-name="P12"><text:span text:style-name="T69">спередвіків</text:span>,</text:p>
            <text:p text:style-name="P12">а ми припізнені аеди,</text:p>
            <text:p text:style-name="P10"><text:span text:style-name="T85">наш злочин – спів. </text:span><text:span text:style-name="T95">(П, ІІ, 94)</text:span></text:p>
          </table:table-cell>
          <table:table-cell table:style-name="Dictionary.C312" office:value-type="string">
            <text:p text:style-name="P10"><text:span text:style-name="T70">сперед</text:span><text:span text:style-name="T116"> </text:span><text:span text:style-name="T76">(див. </text:span><text:span text:style-name="T70">ІСПЕРЕДЛÍТ</text:span><text:span text:style-name="T76">)</text:span></text:p>
          </table:table-cell>
        </table:table-row>
        <table:table-row>
          <table:covered-table-cell/>
          <table:covered-table-cell/>
          <table:table-cell table:style-name="Dictionary.C312" office:value-type="string">
            <text:p text:style-name="P10"><text:span text:style-name="T70">вік</text:span> <text:span text:style-name="T77">(див. </text:span><text:span text:style-name="T70">ВСЕВІКИ (ВСЕВІК)</text:span><text:span text:style-name="T77">)</text:span></text:p>
          </table:table-cell>
        </table:table-row>
        <table:table-row>
          <table:table-cell table:style-name="Dictionary.A2" table:number-rows-spanned="2" office:value-type="string">
            <text:p text:style-name="P10">168</text:p>
          </table:table-cell>
          <table:table-cell table:style-name="Dictionary.B314" table:number-rows-spanned="2" office:value-type="string">
            <text:p text:style-name="P10"><text:span text:style-name="T70">СПЕРЕДОДНЯ</text:span></text:p>
            <text:p text:style-name="P10"><text:span text:style-name="T84">незм., </text:span><text:span text:style-name="T85">присл.,</text:span><text:span text:style-name="T101"> </text:span><text:span text:style-name="T84">інд.-авт.</text:span></text:p>
            <text:p text:style-name="P10"><text:span text:style-name="T97">утворене способом зрощення, похідне від слів:</text:span><text:span text:style-name="T119"> </text:span><text:span text:style-name="T71">спéред</text:span><text:span text:style-name="T119"> і </text:span><text:span text:style-name="T71">день.</text:span></text:p>
            <text:p text:style-name="P12">Було ж: <text:span text:style-name="T69">спередодня</text:span></text:p>
            <text:p text:style-name="P12">так довго трембітало,</text:p>
            <text:p text:style-name="P12">за тим світати стало - </text:p>
            <text:p text:style-name="P10"><text:span text:style-name="T85">прожогом, навмання. </text:span><text:span text:style-name="T95">(П, І, 126)</text:span></text:p>
          </table:table-cell>
          <table:table-cell table:style-name="Dictionary.C314" office:value-type="string">
            <text:p text:style-name="P10"><text:span text:style-name="T70">сперед</text:span><text:span text:style-name="T82"> </text:span><text:span text:style-name="T76">(див. </text:span><text:span text:style-name="T70">ІСПЕРЕДЛÍТ</text:span><text:span text:style-name="T76">)</text:span></text:p>
          </table:table-cell>
        </table:table-row>
        <table:table-row>
          <table:covered-table-cell/>
          <table:covered-table-cell/>
          <table:table-cell table:style-name="Dictionary.C314" office:value-type="string">
            <text:p text:style-name="P10"><text:span text:style-name="T71">день</text:span><text:span text:style-name="T119"> </text:span><text:span text:style-name="T78">(див. </text:span><text:span text:style-name="T71">ЖИВОДНÍ</text:span><text:span text:style-name="T78">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10">169</text:p>
          </table:table-cell>
          <table:table-cell table:style-name="Dictionary.B316" table:number-rows-spanned="2" office:value-type="string">
            <text:p text:style-name="P10"><text:span text:style-name="T70">СТАВІТРИ</text:span></text:p>
            <text:p text:style-name="P10">-íв, <text:span text:style-name="T84">ім., мн., інд.-авт.</text:span></text:p>
            <text:p text:style-name="P10">утворене способом основословоскладання, похідне від слів: <text:span text:style-name="T70">сто</text:span> і <text:span text:style-name="T70">вітри</text:span><text:span text:style-name="T70">.</text:span></text:p>
            <text:p text:style-name="P12">На цих шалених <text:span text:style-name="T69">ставітрах</text:span>,</text:p>
            <text:p text:style-name="P12">де ні коня, ані дороги,</text:p>
            <text:p text:style-name="P12">звіряй свій крок за знаком Бога - </text:p>
            <text:p text:style-name="P10"><text:span text:style-name="T85">і попри смерть і попри жах. </text:span><text:span text:style-name="T95">(П, І, 131)</text:span></text:p>
          </table:table-cell>
          <table:table-cell table:style-name="Dictionary.C316" office:value-type="string">
            <text:p text:style-name="P11">сто</text:p>
            <text:p text:style-name="P10"><text:span text:style-name="T40">I </text:span><text:span text:style-name="T44">ста, </text:span><text:span text:style-name="T49">числ.</text:span><text:span text:style-name="T44"> </text:span><text:span text:style-name="T49">кільк.</text:span></text:p>
            <text:p text:style-name="P10">1) Назва числа 100 і його цифрового позначення. || <text:span text:style-name="T83">чого</text:span>. Кількість із 100 одиниць.</text:p>
            <text:p text:style-name="P10"><text:span text:style-name="T25">2) </text:span><text:span text:style-name="T37">розм.</text:span><text:span text:style-name="T25"> Багато, невизначено велика кількість кого-, чого-небудь. </text:span><text:span text:style-name="T28">(С, 1394)</text:span></text:p>
          </table:table-cell>
        </table:table-row>
        <table:table-row>
          <table:covered-table-cell/>
          <table:covered-table-cell/>
          <table:table-cell table:style-name="Dictionary.C316" office:value-type="string">
            <text:p text:style-name="P10"><text:span text:style-name="T68">ві</text:span><text:span text:style-name="T13"></text:span><text:span text:style-name="T68">тер</text:span></text:p>
            <text:p text:style-name="P10"><text:span text:style-name="T44">-тру, </text:span><text:span text:style-name="T49">ч.</text:span></text:p>
            <text:p text:style-name="P10">1) Рух потоку атмосферного повітря в горизонтальному напрямі.<text:span text:style-name="T112"> </text:span><text:span text:style-name="T113">(С, 190)</text:span></text:p>
          </table:table-cell>
        </table:table-row>
        <table:table-row>
          <table:table-cell table:style-name="Dictionary.A2" table:number-rows-spanned="2" office:value-type="string">
            <text:p text:style-name="P10">170</text:p>
          </table:table-cell>
          <table:table-cell table:style-name="Dictionary.B318" table:number-rows-spanned="2" office:value-type="string">
            <text:p text:style-name="P10"><text:span text:style-name="T70">СТАСВІТИ</text:span></text:p>
            <text:p text:style-name="P10">-ів, <text:span text:style-name="T84">ім., мн., інд.-авт.</text:span></text:p>
            <text:p text:style-name="P10"><text:span text:style-name="T97">утворене способом </text:span><text:span text:style-name="T97">основословоскладання, похідне від слів:</text:span><text:span text:style-name="T119"> </text:span><text:span text:style-name="T71">сто</text:span><text:span text:style-name="T119"> і </text:span><text:span text:style-name="T71">світи.</text:span></text:p>
            <text:p text:style-name="P12">О те моє відьомське вариво, та колотнеча <text:span text:style-name="T69">стасвітів</text:span>,</text:p>
            <text:p text:style-name="P12">о те чадне жагуче марево вгорнуло горло і до брів</text:p>
            <text:p text:style-name="P10"><text:span text:style-name="T85">сягнуло… </text:span><text:span text:style-name="T95">(П, ІІ, 127)</text:span></text:p>
          </table:table-cell>
          <table:table-cell table:style-name="Dictionary.C318" office:value-type="string">
            <text:p text:style-name="P10"><text:span text:style-name="T71">сто </text:span><text:span text:style-name="T81">(див. </text:span><text:span text:style-name="T71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18" office:value-type="string">
            <text:p text:style-name="P10"><text:span text:style-name="T71">світи </text:span><text:span text:style-name="T78">(див. </text:span><text:span text:style-name="T71">ЗА-СВІТИ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71</text:p>
          </table:table-cell>
          <table:table-cell table:style-name="Dictionary.B320" table:number-rows-spanned="2" office:value-type="string">
            <text:p text:style-name="P11">СТОБАГÁТТЯ</text:p>
            <text:p text:style-name="P10">-я, <text:span text:style-name="T84">ім., с., інд.-авт.</text:span></text:p>
            <text:p text:style-name="P10"><text:span text:style-name="T97">утворене способом основословосклада</text:span><text:span text:style-name="T97">ння, похідне від </text:span><text:soft-page-break/><text:span text:style-name="T97">слів:</text:span><text:span text:style-name="T119"> </text:span><text:span text:style-name="T71">сто</text:span><text:span text:style-name="T119"> і </text:span><text:span text:style-name="T71">багáття.</text:span></text:p>
            <text:p text:style-name="P12">Я – незалежний, серце бо студене</text:p>
            <text:p text:style-name="P10"><text:span text:style-name="T85">згубило давній жар на </text:span><text:span text:style-name="T90">стобагатті</text:span><text:span text:style-name="T85"> мук. </text:span><text:span text:style-name="T95">(П, ІІ, 191)</text:span></text:p>
          </table:table-cell>
          <table:table-cell table:style-name="Dictionary.C320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20" office:value-type="string">
            <text:p text:style-name="P10"><text:span text:style-name="T68">бага</text:span><text:span text:style-name="T13"></text:span><text:span text:style-name="T68">ття</text:span></text:p>
            <text:p text:style-name="P10"><text:span text:style-name="T44">-я, </text:span><text:span text:style-name="T49">с.</text:span></text:p>
            <text:p text:style-name="P10"><text:soft-page-break/>1) Купа дров, хмизу, ломаччя і т. ін., що горить; вогнище.<text:span text:style-name="T112"> </text:span><text:span text:style-name="T113">(С, 54)</text:span></text:p>
          </table:table-cell>
        </table:table-row>
        <table:table-row>
          <table:table-cell table:style-name="Dictionary.A2" table:number-rows-spanned="2" office:value-type="string">
            <text:p text:style-name="P10">172</text:p>
          </table:table-cell>
          <table:table-cell table:style-name="Dictionary.B322" table:number-rows-spanned="2" office:value-type="string">
            <text:p text:style-name="P11">СТОГÓРИ</text:p>
            <text:p text:style-name="P10">стогíр, <text:span text:style-name="T84">ім., мн., інд.-авт.</text:span></text:p>
            <text:p text:style-name="P10"><text:span text:style-name="T97">утворене способом основословоскладання, похідне від </text:span><text:span text:style-name="T97">слів:</text:span><text:span text:style-name="T119"> </text:span><text:span text:style-name="T71">сто</text:span><text:span text:style-name="T119"> і </text:span><text:span text:style-name="T71">гóри.</text:span></text:p>
            <text:p text:style-name="P12">Я вийду в ніч, я позирну туди,</text:p>
            <text:p text:style-name="P10"><text:span text:style-name="T85">де захід за </text:span><text:span text:style-name="T90">стогорами</text:span><text:span text:style-name="T85"> палає. </text:span><text:span text:style-name="T95">(П, ІІ, 13);</text:span></text:p>
            <text:p text:style-name="P12">Там, за кандзюбою <text:span text:style-name="T69">стогір</text:span>,</text:p>
            <text:p text:style-name="P12">за кайданами стриму</text:p>
            <text:p text:style-name="P12">збігає вік – наперекір</text:p>
            <text:p text:style-name="P10"><text:span text:style-name="T85">огню притомі диму. </text:span><text:span text:style-name="T95">(П, ІІ, 285)</text:span></text:p>
          </table:table-cell>
          <table:table-cell table:style-name="Dictionary.C322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22" office:value-type="string">
            <text:p text:style-name="P10"><text:span text:style-name="T71">гóри </text:span><text:span text:style-name="T78">(див. </text:span><text:span text:style-name="T71">СЕМИГÓРИ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73</text:p>
          </table:table-cell>
          <table:table-cell table:style-name="Dictionary.B324" table:number-rows-spanned="2" office:value-type="string">
            <text:p text:style-name="P11">СТОДУМН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суфіксальним способом, похідне від слів:</text:span><text:span text:style-name="T119"> </text:span><text:span text:style-name="T71">сто</text:span><text:span text:style-name="T119"> і </text:span><text:span text:style-name="T71">дýмати.</text:span></text:p>
            <text:p text:style-name="P12">Як чорногуз при березі, <text:span text:style-name="T69">стодумний</text:span></text:p>
            <text:p text:style-name="P10"><text:span text:style-name="T85">став Пан-Господь і молиться…</text:span><text:span text:style-name="T95">(П, ІІ, 60)</text:span></text:p>
          </table:table-cell>
          <table:table-cell table:style-name="Dictionary.C324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24" office:value-type="string">
            <text:p text:style-name="P10"><text:span text:style-name="T68">ду</text:span><text:span text:style-name="T13"></text:span><text:span text:style-name="T68">мати</text:span></text:p>
            <text:p text:style-name="P10"><text:span text:style-name="T44">-аю, -аєш, </text:span><text:span text:style-name="T49">недок.</text:span></text:p>
            <text:p text:style-name="P10"><text:span text:style-name="T25">1) </text:span><text:span text:style-name="T37">без додатка</text:span><text:span text:style-name="T25">. Розмірковувати над чим-небудь; мислити.</text:span><text:span text:style-name="T26"> </text:span><text:span text:style-name="T27">(С, 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10">174</text:p>
          </table:table-cell>
          <table:table-cell table:style-name="Dictionary.B326" table:number-rows-spanned="2" office:value-type="string">
            <text:p text:style-name="P11">СТОЖАЛÍ</text:p>
            <text:p text:style-name="P10">-íв, <text:span text:style-name="T84">ім., мн., інд.-авт.</text:span></text:p>
            <text:p text:style-name="P10"><text:span text:style-name="T97">утворене способом основословосклада</text:span><text:span text:style-name="T97">ння, похідне від слів:</text:span><text:span text:style-name="T119"> </text:span><text:span text:style-name="T71">сто</text:span><text:span text:style-name="T119"> і </text:span><text:span text:style-name="T71">жалí.</text:span></text:p>
            <text:p text:style-name="P12">Та за тобою небо запалало,</text:p>
            <text:p text:style-name="P10"><text:span text:style-name="T85">овогнене грозою </text:span><text:span text:style-name="T90">стожалів</text:span><text:span text:style-name="T85">. </text:span><text:span text:style-name="T95">(П, ІІ, 68)</text:span></text:p>
          </table:table-cell>
          <table:table-cell table:style-name="Dictionary.C326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26" office:value-type="string">
            <text:p text:style-name="P10"><text:span text:style-name="T71">жалí </text:span><text:span text:style-name="T78">(див. </text:span><text:span text:style-name="T71">РÁДОЩІ-ЖАЛÍ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75</text:p>
          </table:table-cell>
          <table:table-cell table:style-name="Dictionary.B328" table:number-rows-spanned="2" office:value-type="string">
            <text:p text:style-name="P11">СТОЖÁЛО</text:p>
            <text:p text:style-name="P10">присл., інд.-авт.</text:p>
            <text:p text:style-name="P10"><text:span text:style-name="T96">утворене способом основословоскладання, похідне від слів:</text:span><text:span text:style-name="T119"> </text:span><text:span text:style-name="T71">сто</text:span><text:span text:style-name="T119"> і </text:span><text:span text:style-name="T71">жáло.</text:span></text:p>
            <text:p text:style-name="P12">Тота сльоза тебе іспопелить,</text:p>
            <text:p text:style-name="P12">і лютий зойк завруниться <text:span text:style-name="T69">стожало</text:span></text:p>
            <text:p text:style-name="P10"><text:span text:style-name="T85">ланами й луками. </text:span><text:span text:style-name="T95">(П, І, 144)</text:span></text:p>
          </table:table-cell>
          <table:table-cell table:style-name="Dictionary.C328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28" office:value-type="string">
            <text:p text:style-name="P10"><text:span text:style-name="T68">жа</text:span><text:span text:style-name="T13"></text:span><text:span text:style-name="T68">ло</text:span><text:span text:style-name="T13"></text:span></text:p>
            <text:p text:style-name="P10"><text:span text:style-name="T44">жа</text:span><text:span text:style-name="T5"></text:span><text:span text:style-name="T44">ла, </text:span><text:span text:style-name="T49">с.</text:span></text:p>
            <text:p text:style-name="P10">1) Гостра частина органа захисту або нападу деяких комах, якою вони жалять.</text:p>
            <text:p text:style-name="P10">2) Хоботок деяких комах (комара, овода і т. ін.), яким вони колють і всмоктують кров.</text:p>
            <text:p text:style-name="P10">3) Роздвоєний на кінчику язик змії, яким вона, як помилково вважається, жалить.</text:p>
            <text:p text:style-name="P10">4) <text:span text:style-name="T83">чого</text:span>, <text:span text:style-name="T83">перен.</text:span> Про щось дошкульне, різке.</text:p>
            <text:p text:style-name="P10">5) Гострий кінець інструмента, зброї і т. ін., який коле, ріже тощо; лезо.<text:span text:style-name="T112"> </text:span><text:span text:style-name="T113">(С, 364)</text:span></text:p>
          </table:table-cell>
        </table:table-row>
        <table:table-row>
          <table:table-cell table:style-name="Dictionary.A2" table:number-rows-spanned="2" office:value-type="string">
            <text:p text:style-name="P10">176</text:p>
          </table:table-cell>
          <table:table-cell table:style-name="Dictionary.B330" table:number-rows-spanned="2" office:value-type="string">
            <text:p text:style-name="P11">СТОЖÁЛЬНИЙ</text:p>
            <text:p text:style-name="P10"><text:soft-page-break/>-а, -е, <text:span text:style-name="T85">прикм., </text:span><text:span text:style-name="T84">інд.-авт.</text:span></text:p>
            <text:p text:style-name="P10"><text:span text:style-name="T97">утворене способом основословоскладання, похідне від </text:span><text:span text:style-name="T97">слів:</text:span><text:span text:style-name="T119"> </text:span><text:span text:style-name="T71">сто</text:span><text:span text:style-name="T119"> і </text:span><text:span text:style-name="T71">жáльний.</text:span></text:p>
            <text:p text:style-name="P12">Куріє руїна. Кривавим стікає потоком,</text:p>
            <text:p text:style-name="P10"><text:span text:style-name="T85">і сонце татарське – </text:span><text:span text:style-name="T90">стожальне</text:span><text:span text:style-name="T85"> – разить наповал. </text:span><text:span text:style-name="T95">(П, І, 45)</text:span></text:p>
          </table:table-cell>
          <table:table-cell table:style-name="Dictionary.C330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30" office:value-type="string">
            <text:p text:style-name="P10"><text:span text:style-name="T68">жа</text:span><text:span text:style-name="T13"></text:span><text:span text:style-name="T68">льний</text:span></text:p>
            <text:p text:style-name="P10"><text:span text:style-name="T44">-а, -е, </text:span><text:span text:style-name="T49">рідко</text:span><text:span text:style-name="T44">.</text:span></text:p>
            <text:p text:style-name="P10">1) Який виражає тугу, печаль, смуток; жалібний, сумний.</text:p>
            <text:p text:style-name="P10">2) Який навіває смуток, журбу; журливий, сумовитий.<text:span text:style-name="T112"> </text:span><text:span text:style-name="T113">(С, 364)</text:span></text:p>
          </table:table-cell>
        </table:table-row>
        <table:table-row>
          <table:table-cell table:style-name="Dictionary.A2" table:number-rows-spanned="2" office:value-type="string">
            <text:p text:style-name="P10">177</text:p>
          </table:table-cell>
          <table:table-cell table:style-name="Dictionary.B332" table:number-rows-spanned="2" office:value-type="string">
            <text:p text:style-name="P11">СТОЖÁРН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суфіксальним способом, похідне від слів:</text:span><text:span text:style-name="T119"> </text:span><text:span text:style-name="T71">сто</text:span><text:span text:style-name="T119"> і </text:span><text:span text:style-name="T71">жáрити.</text:span></text:p>
            <text:p text:style-name="P12">Сяде сонце на сопку, скаженіє бичарня,</text:p>
            <text:p text:style-name="P10"><text:span text:style-name="T85">заховайся в коробку там, де сонце </text:span><text:span text:style-name="T90">стожарне</text:span><text:span text:style-name="T85">… </text:span><text:span text:style-name="T95">(П, ІІ, 166-167);</text:span></text:p>
            <text:p text:style-name="P12">Паду в траву – на цей цвинтарний</text:p>
            <text:p text:style-name="P12">кульбабин зойк, кульбабин пух,</text:p>
            <text:p text:style-name="P12">на розсип рос і на <text:span text:style-name="T69">стожарний</text:span></text:p>
            <text:p text:style-name="P10"><text:span text:style-name="T85">пожежний виквіт довгих скрух. </text:span><text:span text:style-name="T95">(П, ІІ, 184).</text:span></text:p>
          </table:table-cell>
          <table:table-cell table:style-name="Dictionary.C332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32" office:value-type="string">
            <text:p text:style-name="P10"><text:span text:style-name="T68">жа</text:span><text:span text:style-name="T13"></text:span><text:span text:style-name="T68">рити</text:span></text:p>
            <text:p text:style-name="P10"><text:span text:style-name="T44">-рю, -риш, </text:span><text:span text:style-name="T49">недок.</text:span></text:p>
            <text:p text:style-name="P10">1) <text:span text:style-name="T83">перех.</text:span> Готувати їжу з жиром на вогні, на жару без використання води; смажити. || <text:span text:style-name="T83">розм.</text:span> Підпікати кого-, що-небудь на вогні, на жару.</text:p>
            <text:p text:style-name="P10"><text:span text:style-name="T25">2) </text:span><text:span text:style-name="T37">неперех.</text:span><text:span text:style-name="T25">, </text:span><text:span text:style-name="T37">розм.</text:span><text:span text:style-name="T25"> Сильно гріти, пригрівати; пекти, палити (про сонце).</text:span><text:span text:style-name="T26"> </text:span><text:span text:style-name="T27">(С, 364)</text:span></text:p>
          </table:table-cell>
        </table:table-row>
        <table:table-row>
          <table:table-cell table:style-name="Dictionary.A2" table:number-rows-spanned="2" office:value-type="string">
            <text:p text:style-name="P10">178</text:p>
          </table:table-cell>
          <table:table-cell table:style-name="Dictionary.B334" table:number-rows-spanned="2" office:value-type="string">
            <text:p text:style-name="P11">СТОЖУРБÁ</text:p>
            <text:p text:style-name="P10">-и, <text:span text:style-name="T84">ім., ж., інд.-авт.</text:span></text:p>
            <text:p text:style-name="P10"><text:soft-page-break/><text:span text:style-name="T76">утворене способом основословоскладання, похідне від слів:</text:span> <text:span text:style-name="T70">сто</text:span> і <text:span text:style-name="T70">журбá.</text:span></text:p>
            <text:p text:style-name="P12">Пропадіть, аеродроми,</text:p>
            <text:p text:style-name="P10"><text:span text:style-name="T85">спопеліться в </text:span><text:span text:style-name="T90">стожурбі</text:span><text:span text:style-name="T85">. </text:span><text:span text:style-name="T95">(П, І, 159)</text:span></text:p>
          </table:table-cell>
          <table:table-cell table:style-name="Dictionary.C334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34" office:value-type="string">
            <text:p text:style-name="P10"><text:span text:style-name="T68">журба</text:span><text:span text:style-name="T13"></text:span></text:p>
            <text:p text:style-name="P10"><text:soft-page-break/><text:span text:style-name="T44">-и, </text:span><text:span text:style-name="T49">ж.</text:span></text:p>
            <text:p text:style-name="P10">1) Невеселий настрій, тяжкі почуття; печаль, смуток.<text:span text:style-name="T112"> </text:span><text:span text:style-name="T113">(С, 371)</text:span></text:p>
          </table:table-cell>
        </table:table-row>
        <table:table-row>
          <table:table-cell table:style-name="Dictionary.A2" table:number-rows-spanned="3" office:value-type="string">
            <text:p text:style-name="P10">179</text:p>
          </table:table-cell>
          <table:table-cell table:style-name="Dictionary.B337" table:number-rows-spanned="3" office:value-type="string">
            <text:p text:style-name="P11">СТОЗЛОТОПЕЛЮСТКИ</text:p>
            <text:p text:style-name="P10">-ів, <text:span text:style-name="T84">ім., мн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то, золотий</text:span><text:span text:style-name="T119"> і </text:span><text:span text:style-name="T71">пелюстки.</text:span></text:p>
            <text:p text:style-name="P12">Як сонях сонце п’є</text:p>
            <text:p text:style-name="P12"><text:span text:style-name="T69">стозлотопелюстками</text:span>,</text:p>
            <text:p text:style-name="P12">де хата постає - </text:p>
            <text:p text:style-name="P10"><text:span text:style-name="T85">ковчегом над роками. </text:span><text:span text:style-name="T95">(П, ІІ, 18)</text:span></text:p>
          </table:table-cell>
          <table:table-cell table:style-name="Dictionary.C337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37" office:value-type="string">
            <text:p text:style-name="P10"><text:span text:style-name="T71">золотий </text:span><text:span text:style-name="T78">(див. </text:span><text:span text:style-name="T71">ЗОЛОТОКÍНВА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337" office:value-type="string">
            <text:p text:style-name="P10"><text:span text:style-name="T71">пелюстки </text:span><text:span text:style-name="T78">(див. </text:span><text:span text:style-name="T71">РОЗПЕЛЮСТИТИ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80</text:p>
          </table:table-cell>
          <table:table-cell table:style-name="Dictionary.B338" table:number-rows-spanned="2" office:value-type="string">
            <text:p text:style-name="P11">СТОЗМÍЙ</text:p>
            <text:p text:style-name="P10">-я, <text:span text:style-name="T84">ім., ч., інд.-авт.</text:span></text:p>
            <text:p text:style-name="P10"><text:span text:style-name="T97">утворене способом </text:span><text:span text:style-name="T97">основословоскладання, похідне від слів:</text:span><text:span text:style-name="T119"> </text:span><text:span text:style-name="T71">сто</text:span><text:span text:style-name="T119"> і </text:span><text:span text:style-name="T71">змій.</text:span></text:p>
            <text:p text:style-name="P12">Коли докучили ці втеки - </text:p>
            <text:p text:style-name="P12">в лет, до вогненної пащеки.</text:p>
            <text:p text:style-name="P10"><text:span text:style-name="T85">Як він ощирився, </text:span><text:span text:style-name="T90">стозмій</text:span><text:span text:style-name="T85">! </text:span><text:span text:style-name="T95">(П, І, 73)</text:span></text:p>
          </table:table-cell>
          <table:table-cell table:style-name="Dictionary.C338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39" office:value-type="string">
            <text:p text:style-name="P11">змій</text:p>
            <text:p text:style-name="P10"><text:span text:style-name="T44">-я, </text:span><text:span text:style-name="T49">ч.</text:span></text:p>
            <text:p text:style-name="P10">2) Казкова істота з крилами і зміїним тулубом, наділена незвичайною силою; дракон.<text:span text:style-name="T112"> </text:span><text:span text:style-name="T113">(С, 466)</text:span></text:p>
          </table:table-cell>
        </table:table-row>
        <table:table-row>
          <table:table-cell table:style-name="Dictionary.A2" table:number-rows-spanned="2" office:value-type="string">
            <text:p text:style-name="P10">181</text:p>
          </table:table-cell>
          <table:table-cell table:style-name="Dictionary.B341" table:number-rows-spanned="2" office:value-type="string">
            <text:p text:style-name="P11">СТОЗÓРИЙ</text:p>
            <text:p text:style-name="P10">-а, -е, <text:span text:style-name="T85">прикм., </text:span><text:span text:style-name="T84">інд.-авт.</text:span></text:p>
            <text:p text:style-name="P10"><text:soft-page-break/><text:span text:style-name="T97">утворене складнофлективним способом, похідне від слів:</text:span><text:span text:style-name="T119"> </text:span><text:span text:style-name="T71">сто</text:span><text:span text:style-name="T119"> і </text:span><text:span text:style-name="T71">зір.</text:span></text:p>
            <text:p text:style-name="P12">Тільки сіль, і вода, і житняк,</text:p>
            <text:p text:style-name="P12">і світанок, і ніч, і <text:span text:style-name="T69">стозора</text:span></text:p>
            <text:p text:style-name="P12">небезпека, і сонна і хора</text:p>
            <text:p text:style-name="P10"><text:span text:style-name="T85">ця душа – вирушає успак! </text:span><text:span text:style-name="T95">(П, І, 105)</text:span></text:p>
          </table:table-cell>
          <table:table-cell table:style-name="Dictionary.C341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41" office:value-type="string">
            <text:p text:style-name="P10"><text:span text:style-name="T70">зір</text:span> <text:span text:style-name="T77">(див. </text:span><text:span text:style-name="T70">ПЕКЕЛЬНОЗÓРИЙ</text:span><text:span text:style-name="T77">)</text:span></text:p>
          </table:table-cell>
        </table:table-row>
        <table:table-row>
          <table:table-cell table:style-name="Dictionary.A2" table:number-rows-spanned="2" office:value-type="string">
            <text:p text:style-name="P10">182</text:p>
          </table:table-cell>
          <table:table-cell table:style-name="Dictionary.B343" table:number-rows-spanned="2" office:value-type="string">
            <text:p text:style-name="P11">СТОКÓЛО</text:p>
            <text:p text:style-name="P10">-а, <text:span text:style-name="T84">ім., с., 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то</text:span><text:span text:style-name="T119"> і </text:span><text:span text:style-name="T71">кóло.</text:span></text:p>
            <text:p text:style-name="P12">Червоний біль од нагая</text:p>
            <text:p text:style-name="P12">в очах розходиться <text:span text:style-name="T69">стоколом</text:span>,</text:p>
            <text:p text:style-name="P12">а світ несеться покотьолом,</text:p>
            <text:p text:style-name="P10"><text:span text:style-name="T85">за світом – настрибом – змія… </text:span><text:span text:style-name="T95">(П, ІІ, 16)</text:span></text:p>
          </table:table-cell>
          <table:table-cell table:style-name="Dictionary.C343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43" office:value-type="string">
            <text:p text:style-name="P10"><text:span text:style-name="T68">ко</text:span><text:span text:style-name="T13"></text:span><text:span text:style-name="T68">ло</text:span></text:p>
            <text:p text:style-name="P10"><text:span text:style-name="T40">I </text:span><text:span text:style-name="T44">-а, </text:span><text:span text:style-name="T49">с.</text:span></text:p>
            <text:p text:style-name="P10">1) Замкнена крива, всі точки якої однаково віддалені від центра.</text:p>
            <text:p text:style-name="P10"><text:span text:style-name="T25">4) </text:span><text:span text:style-name="T37">у знач.</text:span><text:span text:style-name="T25"> </text:span><text:span text:style-name="T37">присл.</text:span><text:span text:style-name="T25"> колом. Утворюючи таку криву.</text:span><text:span text:style-name="T26"> </text:span><text:span text:style-name="T27">(С, 555)</text:span></text:p>
          </table:table-cell>
        </table:table-row>
        <table:table-row>
          <table:table-cell table:style-name="Dictionary.A2" table:number-rows-spanned="2" office:value-type="string">
            <text:p text:style-name="P10">183</text:p>
          </table:table-cell>
          <table:table-cell table:style-name="Dictionary.B344" table:number-rows-spanned="2" office:value-type="string">
            <text:p text:style-name="P11">СТОКРИК</text:p>
            <text:p text:style-name="P10">-у, <text:span text:style-name="T84">ім., ч., інд.-авт.</text:span></text:p>
            <text:p text:style-name="P10"><text:span text:style-name="T97">утворене способом </text:span><text:span text:style-name="T97">основословоскладання, похідне від слів:</text:span><text:span text:style-name="T119"> </text:span><text:span text:style-name="T71">сто</text:span><text:span text:style-name="T119"> і </text:span><text:span text:style-name="T71">крик.</text:span></text:p>
            <text:p text:style-name="P12">…бо в горлі застуда, у грудях пітьма</text:p>
            <text:p text:style-name="P10"><text:span text:style-name="T85">і світ оступає </text:span><text:span text:style-name="T90">стокрик</text:span><text:span text:style-name="T85"> – Колима. </text:span><text:span text:style-name="T95">(П, І, 135)</text:span></text:p>
          </table:table-cell>
          <table:table-cell table:style-name="Dictionary.C344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45" office:value-type="string">
            <text:p text:style-name="P10"><text:span text:style-name="T70">крик </text:span><text:span text:style-name="T76">(див. </text:span><text:span text:style-name="T70">КРИК-ЗЕЛÓ</text:span><text:span text:style-name="T76">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10">184</text:p>
          </table:table-cell>
          <table:table-cell table:style-name="Dictionary.B347" table:number-rows-spanned="2" office:value-type="string">
            <text:p text:style-name="P11">СТОМЕЖÁ</text:p>
            <text:p text:style-name="P10">-і<text:span text:style-name="T71"></text:span>, <text:span text:style-name="T84">ім., ж., інд.-авт.</text:span></text:p>
            <text:p text:style-name="P10">утворене способом основословоскладання, похідне від слів: <text:span text:style-name="T70">сто</text:span> і <text:span text:style-name="T70">межá.</text:span></text:p>
            <text:p text:style-name="P12">Полон у полоні, межі <text:span text:style-name="T69">стомежа</text:span>,</text:p>
            <text:p text:style-name="P12">ти вся – за горбами-горбами</text:p>
            <text:p text:style-name="P12">натхнення і хорого серця ґанджа -</text:p>
            <text:p text:style-name="P10"><text:span text:style-name="T85">з синами, хрунями, рабами. </text:span><text:span text:style-name="T95">(П, І, 131)</text:span></text:p>
          </table:table-cell>
          <table:table-cell table:style-name="Dictionary.C347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47" office:value-type="string">
            <text:p text:style-name="P10"><text:span text:style-name="T71">межá </text:span><text:span text:style-name="T81">(див. </text:span><text:span text:style-name="T71">ВСЕМЕЖА</text:span><text:span text:style-name="T81">)</text:span></text:p>
          </table:table-cell>
        </table:table-row>
        <table:table-row>
          <table:table-cell table:style-name="Dictionary.A2" table:number-rows-spanned="2" office:value-type="string">
            <text:p text:style-name="P10">185</text:p>
          </table:table-cell>
          <table:table-cell table:style-name="Dictionary.B349" table:number-rows-spanned="2" office:value-type="string">
            <text:p text:style-name="P11">СТО-МОРÓЗИ</text:p>
            <text:p text:style-name="P10">-ів, <text:span text:style-name="T84">ім., мн., інд.-авт.</text:span></text:p>
            <text:p text:style-name="P10"><text:span text:style-name="T97">утворене способом словоскладання, похідне від слів:</text:span><text:span text:style-name="T119"> </text:span><text:span text:style-name="T71">сто</text:span><text:span text:style-name="T119"> і </text:span><text:span text:style-name="T71">морóзи.</text:span></text:p>
            <text:p text:style-name="P12">Так стій і стій і стій і стій,</text:p>
            <text:p text:style-name="P12">дубій на <text:span text:style-name="T69">сто-морозах</text:span>,</text:p>
            <text:p text:style-name="P12">о будь ти проклят, часе мій,</text:p>
            <text:p text:style-name="P10"><text:span text:style-name="T85">в усіх своїх погрозах. </text:span><text:span text:style-name="T95">(П, ІІ, 24)</text:span></text:p>
          </table:table-cell>
          <table:table-cell table:style-name="Dictionary.C349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49" office:value-type="string">
            <text:p text:style-name="P10"><text:span text:style-name="T68">моро</text:span><text:span text:style-name="T13"></text:span><text:span text:style-name="T68">з</text:span></text:p>
            <text:p text:style-name="P10"><text:span text:style-name="T44">-у, </text:span><text:span text:style-name="T49">ч.</text:span></text:p>
            <text:p text:style-name="P10"><text:span text:style-name="T25">Холод, коли температура повітря спадає нижче нуля. || Температура повітря нижче нуля. || Місце, де є такий холод. || </text:span><text:span text:style-name="T37">перев.</text:span><text:span text:style-name="T25"> </text:span><text:span text:style-name="T37">мн.</text:span><text:span text:style-name="T25"> Холодна зимова погода; холоди.</text:span><text:span text:style-name="T26"> </text:span><text:span text:style-name="T27">(С, 690)</text:span></text:p>
          </table:table-cell>
        </table:table-row>
        <table:table-row>
          <table:table-cell table:style-name="Dictionary.A2" table:number-rows-spanned="2" office:value-type="string">
            <text:p text:style-name="P10">186</text:p>
          </table:table-cell>
          <table:table-cell table:style-name="Dictionary.B351" table:number-rows-spanned="2" office:value-type="string">
            <text:p text:style-name="P11">СТОНАСТÓРЧЕН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основословоскладан</text:span><text:span text:style-name="T97">ня, похідне від </text:span><text:span text:style-name="T97">слів:</text:span><text:span text:style-name="T119"> </text:span><text:span text:style-name="T71">сто</text:span><text:span text:style-name="T119"> і </text:span><text:span text:style-name="T71">настóрчений.</text:span></text:p>
            <text:p text:style-name="P12">Кружеляє понад ними</text:p>
            <text:p text:style-name="P12"><text:soft-page-break/>вечір, крила розкриливши,</text:p>
            <text:p text:style-name="P12">впав на горлицю із неба</text:p>
            <text:p text:style-name="P10"><text:span text:style-name="T90">стонасторчений</text:span><text:span text:style-name="T85"> коршак. </text:span><text:span text:style-name="T95">(П, І, 92)</text:span></text:p>
          </table:table-cell>
          <table:table-cell table:style-name="Dictionary.C351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51" office:value-type="string">
            <text:p text:style-name="P10"><text:span text:style-name="T71">настóрчений </text:span><text:span text:style-name="T78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10">187</text:p>
          </table:table-cell>
          <table:table-cell table:style-name="Dictionary.B353" table:number-rows-spanned="2" office:value-type="string">
            <text:p text:style-name="P11">СТОПРОВÁЛЛЯ</text:p>
            <text:p text:style-name="P10">-я, <text:span text:style-name="T84">ім., с., інд.-авт.</text:span></text:p>
            <text:p text:style-name="P10"><text:span text:style-name="T97">утворене способом </text:span><text:span text:style-name="T97">основословосклада</text:span><text:span text:style-name="T97">ння, похідне від слів:</text:span><text:span text:style-name="T119"> </text:span><text:span text:style-name="T71">сто</text:span><text:span text:style-name="T119"> і </text:span><text:span text:style-name="T71">провáлля.</text:span></text:p>
            <text:p text:style-name="P12">Якась лежить на нас печаль.</text:p>
            <text:p text:style-name="P12">І чим ми Бога прогнівили,</text:p>
            <text:p text:style-name="P12">Іване-брате? Скільки сили</text:p>
            <text:p text:style-name="P10"><text:span text:style-name="T85">втелющили до </text:span><text:span text:style-name="T90">стопроваль</text:span><text:span text:style-name="T85">. </text:span><text:span text:style-name="T95">(П, ІІ, 160)</text:span></text:p>
          </table:table-cell>
          <table:table-cell table:style-name="Dictionary.C353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53" office:value-type="string">
            <text:p text:style-name="P10"><text:span text:style-name="T68">прова</text:span><text:span text:style-name="T13"></text:span><text:span text:style-name="T68">лля</text:span></text:p>
            <text:p text:style-name="P10"><text:span text:style-name="T44">-я, </text:span><text:span text:style-name="T49">с.</text:span></text:p>
            <text:p text:style-name="P10"><text:span text:style-name="T25">1) Глибока яма, яр, западина, розколина на земній поверхні. || </text:span><text:span text:style-name="T37">чого</text:span><text:span text:style-name="T25">. Безмежний простір, безмірна глибина. || Проміжок, незаповнений простір між чим-небудь. || </text:span><text:span text:style-name="T37">перен.</text:span><text:span text:style-name="T25"> Про глибоке розходження, незгоду між ким-небудь.</text:span><text:span text:style-name="T26"> </text:span><text:span text:style-name="T27">(С, 1144)</text:span></text:p>
          </table:table-cell>
        </table:table-row>
        <table:table-row>
          <table:table-cell table:style-name="Dictionary.A2" table:number-rows-spanned="2" office:value-type="string">
            <text:p text:style-name="P10">188</text:p>
          </table:table-cell>
          <table:table-cell table:style-name="Dictionary.B355" table:number-rows-spanned="2" office:value-type="string">
            <text:p text:style-name="P11">СТОПРОВÁЛЬН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то</text:span><text:span text:style-name="T119"> і </text:span><text:span text:style-name="T71">провáльний.</text:span></text:p>
            <text:p text:style-name="P12">Око ока ми,</text:p>
            <text:p text:style-name="P12">не навчені подосі видивляти</text:p>
            <text:p text:style-name="P12">довкіл і не обрушувати горя</text:p>
            <text:p text:style-name="P10"><text:span text:style-name="T85">сухі тороси в </text:span><text:span text:style-name="T90">стопровальний</text:span><text:span text:style-name="T85"> діл. </text:span><text:span text:style-name="T95">(П, ІІ, 64)</text:span></text:p>
          </table:table-cell>
          <table:table-cell table:style-name="Dictionary.C355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55" office:value-type="string">
            <text:p text:style-name="P10"><text:span text:style-name="T68">прова</text:span><text:span text:style-name="T13"></text:span><text:span text:style-name="T68">льний</text:span></text:p>
            <text:p text:style-name="P10">-а, -е.</text:p>
            <text:p text:style-name="P10"><text:span text:style-name="T25">Стос. до провалу (у 2 </text:span><text:span text:style-name="T37">знач.</text:span><text:span text:style-name="T25">); утворений унаслідок провалу (в ґрунті).</text:span><text:span text:style-name="T26"> </text:span><text:span text:style-name="T27">(С, 1144)</text:span></text:p>
          </table:table-cell>
        </table:table-row>
        <table:table-row>
          <table:table-cell table:style-name="Dictionary.A2" table:number-rows-spanned="2" office:value-type="string">
            <text:p text:style-name="P10">189</text:p>
          </table:table-cell>
          <table:table-cell table:style-name="Dictionary.B357" table:number-rows-spanned="2" office:value-type="string">
            <text:p text:style-name="P11">СТОРÍКИ</text:p>
            <text:p text:style-name="P10">сторíк, <text:span text:style-name="T84">ім., мн., інд.-авт.</text:span></text:p>
            <text:p text:style-name="P10"><text:soft-page-break/><text:span text:style-name="T97">утворене способом основословоскладання, похідне від слів:</text:span><text:span text:style-name="T119"> </text:span><text:span text:style-name="T71">сто</text:span><text:span text:style-name="T119"> і </text:span><text:span text:style-name="T71">ріки.</text:span></text:p>
            <text:p text:style-name="P12">Хай край святиться. За горою</text:p>
            <text:p text:style-name="P10"><text:span text:style-name="T90">сторіки</text:span><text:span text:style-name="T85"> чорної ропи. </text:span><text:span text:style-name="T95">(П, ІІ, 173)</text:span></text:p>
          </table:table-cell>
          <table:table-cell table:style-name="Dictionary.C357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57" office:value-type="string">
            <text:p text:style-name="P10"><text:span text:style-name="T68">ріка</text:span><text:span text:style-name="T13"></text:span></text:p>
            <text:p text:style-name="P10"><text:soft-page-break/><text:span text:style-name="T44">-и</text:span><text:span text:style-name="T5"></text:span><text:span text:style-name="T44">, </text:span><text:span text:style-name="T49">ж.</text:span></text:p>
            <text:p text:style-name="P10">1) Водний потік, що живиться із джерела або стоком атмосферних опадів і тече по видовжених зниженнях рельєфу від верхів'я до гирла. || <text:span text:style-name="T83">чого</text:span>, <text:span text:style-name="T83">у сполуч.</text:span> <text:span text:style-name="T83">з ім.</text:span> <text:span text:style-name="T83">у род. в.</text:span> Уживається для образного позначення процесу, розвитку чого-небудь.</text:p>
            <text:p text:style-name="P10"><text:span text:style-name="T25">2) </text:span><text:span text:style-name="T37">чого</text:span><text:span text:style-name="T25">, </text:span><text:span text:style-name="T37">перен.</text:span><text:span text:style-name="T25"> Велика кількість чого-небудь такого, що тече, сиплеться і т. ін. || </text:span><text:span text:style-name="T37">кого</text:span><text:span text:style-name="T25">, </text:span><text:span text:style-name="T37">чого</text:span><text:span text:style-name="T25">, </text:span><text:span text:style-name="T37">яка</text:span><text:span text:style-name="T25">. Безперервний великий потік, маса кого-, чого-небудь, що рухається.</text:span><text:span text:style-name="T26"> </text:span><text:span text:style-name="T27">(С, 1228)</text:span></text:p>
          </table:table-cell>
        </table:table-row>
        <table:table-row>
          <table:table-cell table:style-name="Dictionary.A2" table:number-rows-spanned="2" office:value-type="string">
            <text:p text:style-name="P10">190</text:p>
          </table:table-cell>
          <table:table-cell table:style-name="Dictionary.B359" table:number-rows-spanned="2" office:value-type="string">
            <text:p text:style-name="P11">СТОРОЗТРИКЛЯТ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основословоскладання, похідне від слів:</text:span><text:span text:style-name="T119"> </text:span><text:span text:style-name="T71">сто</text:span><text:span text:style-name="T119"> і </text:span><text:span text:style-name="T71">розтриклятий.</text:span></text:p>
            <text:p text:style-name="P12">Аби лиш подолати гнів,</text:p>
            <text:p text:style-name="P12"><text:span text:style-name="T69">сторозтриклятий</text:span> гнів здолати,</text:p>
            <text:p text:style-name="P12">я б поіменно міг назвати</text:p>
            <text:p text:style-name="P10"><text:span text:style-name="T85">усіх братів, усіх катів. </text:span><text:span text:style-name="T95">(П, І, 30)</text:span></text:p>
          </table:table-cell>
          <table:table-cell table:style-name="Dictionary.C359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59" office:value-type="string">
            <text:p text:style-name="P10"><text:span text:style-name="T68">розпрокля</text:span><text:span text:style-name="T13"></text:span><text:span text:style-name="T68">тий</text:span></text:p>
            <text:p text:style-name="P10"><text:span text:style-name="T44">-а, -е, </text:span><text:span text:style-name="T49">розм.</text:span></text:p>
            <text:p text:style-name="P10">Якого клянуть, проклинають; огидний, ненависний.<text:span text:style-name="T112"> </text:span><text:span text:style-name="T113">(С, 1259)</text:span></text:p>
          </table:table-cell>
        </table:table-row>
        <table:table-row>
          <table:table-cell table:style-name="Dictionary.A2" table:number-rows-spanned="2" office:value-type="string">
            <text:p text:style-name="P10">191</text:p>
          </table:table-cell>
          <table:table-cell table:style-name="Dictionary.B361" table:number-rows-spanned="2" office:value-type="string">
            <text:p text:style-name="P11">СТОСИНІЙ</text:p>
            <text:p text:style-name="P10">-я, -є, <text:span text:style-name="T85">прикм., </text:span><text:span text:style-name="T84">інд.-авт.</text:span></text:p>
            <text:p text:style-name="P10"><text:span text:style-name="T97">утворене способом </text:span><text:soft-page-break/><text:span text:style-name="T97">основословоскладання, похідне від </text:span><text:span text:style-name="T97">слів:</text:span><text:span text:style-name="T119"> </text:span><text:span text:style-name="T71">сто</text:span><text:span text:style-name="T119"> і </text:span><text:span text:style-name="T71">синій</text:span></text:p>
            <text:p text:style-name="P12">Червоним вином заливає мій погляд <text:span text:style-name="T69">стосиній</text:span>,</text:p>
            <text:p text:style-name="P12">спустошені губи залито червоним вином,</text:p>
            <text:p text:style-name="P12">і видиться берег – далекий – у радісній піні,</text:p>
            <text:p text:style-name="P10"><text:span text:style-name="T85">і спокій приносить, і спокій обіцяний – бром. </text:span><text:span text:style-name="T95">(П, ІІ, 290)</text:span></text:p>
          </table:table-cell>
          <table:table-cell table:style-name="Dictionary.C361" office:value-type="string">
            <text:p text:style-name="P11"><text:span text:style-name="T119">сто </text:span><text:span text:style-name="T81">(див. </text:span><text:span text:style-name="T119">СТАВІТРИ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61" office:value-type="string">
            <text:p text:style-name="P10"><text:span text:style-name="T68">си</text:span><text:span text:style-name="T13"></text:span><text:span text:style-name="T68">ній</text:span></text:p>
            <text:p text:style-name="P10">-я, -є.</text:p>
            <text:p text:style-name="P10"><text:soft-page-break/><text:span text:style-name="T25">1) Який має забарвлення одного з основних кольорів спектра –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26"> </text:span><text:span text:style-name="T27">(С, 1317)</text:span></text:p>
          </table:table-cell>
        </table:table-row>
        <table:table-row>
          <table:table-cell table:style-name="Dictionary.A2" table:number-rows-spanned="2" office:value-type="string">
            <text:p text:style-name="P10">192</text:p>
          </table:table-cell>
          <table:table-cell table:style-name="Dictionary.B363" table:number-rows-spanned="2" office:value-type="string">
            <text:p text:style-name="P11">СХРИПЛОКРÓНН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кладносуфіксальним способом, похідне від слів:</text:span><text:span text:style-name="T119"> </text:span><text:span text:style-name="T71">схриплий</text:span><text:span text:style-name="T119"> і </text:span><text:span text:style-name="T71">крóна.</text:span></text:p>
            <text:p text:style-name="P12">Пожухле листя опадає з віт,</text:p>
            <text:p text:style-name="P10"><text:span text:style-name="T85">голосить голий стовбур </text:span><text:span text:style-name="T90">схриплокронний</text:span><text:span text:style-name="T85">. </text:span><text:span text:style-name="T95">(П, І, 161)</text:span></text:p>
          </table:table-cell>
          <table:table-cell table:style-name="Dictionary.C363" office:value-type="string">
            <text:p text:style-name="P10"><text:span text:style-name="T68">схри</text:span><text:span text:style-name="T13"></text:span><text:span text:style-name="T68">плий</text:span></text:p>
            <text:p text:style-name="P10"><text:span text:style-name="T44">-а, -е, </text:span><text:span text:style-name="T49">розм.</text:span></text:p>
            <text:p text:style-name="P10">1) Дієприкм. акт. мин. ч. до схрипнути.</text:p>
            <text:p text:style-name="P10"><text:span text:style-name="T25">2) </text:span><text:span text:style-name="T37">у знач.</text:span><text:span text:style-name="T25"> </text:span><text:span text:style-name="T37">прикм.</text:span><text:span text:style-name="T25"> Який звучить хрипло, з хрипотою; хрипкий. </text:span><text:span text:style-name="T28">(С, 1422)</text:span></text:p>
          </table:table-cell>
        </table:table-row>
        <table:table-row>
          <table:covered-table-cell/>
          <table:covered-table-cell/>
          <table:table-cell table:style-name="Dictionary.C363" office:value-type="string">
            <text:p text:style-name="P10"><text:span text:style-name="T71">крóна </text:span><text:span text:style-name="T78">(див. </text:span><text:span text:style-name="T71">ДУШЕКРÓНА</text:span><text:span text:style-name="T78">)</text:span></text:p>
          </table:table-cell>
        </table:table-row>
        <table:table-row>
          <table:table-cell table:style-name="Dictionary.A2" table:number-rows-spanned="2" office:value-type="string">
            <text:p text:style-name="P10">193</text:p>
          </table:table-cell>
          <table:table-cell table:style-name="Dictionary.B365" table:number-rows-spanned="2" office:value-type="string">
            <text:p text:style-name="P11">ТАМБÍК</text:p>
            <text:p text:style-name="P10">-бóку, <text:span text:style-name="T84">ім., ч., інд.-авт.</text:span></text:p>
            <text:p text:style-name="P10"><text:span text:style-name="T97">утворене способом зрощення, похідне від слів:</text:span><text:span text:style-name="T119"> </text:span><text:span text:style-name="T71">там</text:span><text:span text:style-name="T119"> і </text:span><text:span text:style-name="T71">бік.</text:span><text:span text:style-name="T119"> На тому боці.</text:span></text:p>
            <text:p text:style-name="P12">А товщею, в кризі, в імлі,</text:p>
            <text:p text:style-name="P12">за <text:span text:style-name="T69">тамбоком</text:span>,</text:p>
            <text:p text:style-name="P12"><text:soft-page-break/>сяє срібне серце землі</text:p>
            <text:p text:style-name="P10"><text:span text:style-name="T85">скорбним оком. </text:span><text:span text:style-name="T95">(П, І, 173)</text:span></text:p>
          </table:table-cell>
          <table:table-cell table:style-name="Dictionary.C365" office:value-type="string">
            <text:p text:style-name="P11">там</text:p>
            <text:p text:style-name="P10"><text:span text:style-name="T44">1) </text:span><text:span text:style-name="T49">присл.</text:span><text:span text:style-name="T44"> Указує на місце більш віддалене порівняно з іншим, ближчим; у тому місці, у тих місцях; </text:span><text:span text:style-name="T49">прот.</text:span><text:span text:style-name="T44"> тут. || Уживається в поєднанні з </text:span><text:span text:style-name="T49">пит.</text:span><text:span text:style-name="T44"> </text:span><text:span text:style-name="T49">займ.</text:span><text:span text:style-name="T44"> хто, що. || Вживається у функції співвідносного слова в </text:span><text:soft-page-break/><text:span text:style-name="T44">головному реченні, якому в підрядному реченні відповідають сполучні </text:span><text:span text:style-name="T49">сл.</text:span><text:span text:style-name="T44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49">знач.вказ.</text:span><text:span text:style-name="T44"> </text:span><text:span text:style-name="T49">сл.</text:span><text:span text:style-name="T44">, що замінює відповідний йому член попереднього речення, </text:span><text:span text:style-name="T49">перев.</text:span><text:span text:style-name="T44"> обставину місця. </text:span><text:span text:style-name="T48">(С, 1429)</text:span></text:p>
          </table:table-cell>
        </table:table-row>
        <table:table-row>
          <table:covered-table-cell/>
          <table:covered-table-cell/>
          <table:table-cell table:style-name="Dictionary.C365" office:value-type="string">
            <text:p text:style-name="P11">бік</text:p>
            <text:p text:style-name="P10"><text:span text:style-name="T44">боку, </text:span><text:span text:style-name="T49">ч.</text:span></text:p>
            <text:p text:style-name="P10">4) Напрямок або місцевість, що лежить у цьому напрямку.<text:span text:style-name="T112"> </text:span><text:span text:style-name="T113">(С, 80)</text:span></text:p>
          </table:table-cell>
        </table:table-row>
        <table:table-row>
          <table:table-cell table:style-name="Dictionary.A2" office:value-type="string">
            <text:p text:style-name="P10">194</text:p>
          </table:table-cell>
          <table:table-cell table:style-name="Dictionary.B366" office:value-type="string">
            <text:p text:style-name="P11">ТИХОПЛИН</text:p>
            <text:p text:style-name="P10">-у, <text:span text:style-name="T84">ім., ч., інд.-авт.</text:span></text:p>
            <text:p text:style-name="P10"><text:span text:style-name="T97">утворене нульсуфіксальним способом, похідне від слова</text:span><text:span text:style-name="T101"> </text:span><text:span text:style-name="T70">тихоплинний.</text:span></text:p>
            <text:p text:style-name="P12">Земного болю брилу – підбився я на силу</text:p>
            <text:p text:style-name="P12">разком сліпучих днин. Ти знаєш чий ти син?</text:p>
            <text:p text:style-name="P12">Атож, запевне знаю. А душу проминаю -</text:p>
            <text:p text:style-name="P10"><text:span text:style-name="T85">і власну в </text:span><text:span text:style-name="T90">тихоплин</text:span><text:span text:style-name="T85">. </text:span><text:span text:style-name="T95">(П, ІІ, 280)</text:span></text:p>
          </table:table-cell>
          <table:table-cell table:style-name="Dictionary.C366" office:value-type="string">
            <text:p text:style-name="P10"><text:span text:style-name="T68">тихопли</text:span><text:span text:style-name="T13"></text:span><text:span text:style-name="T68">нний</text:span></text:p>
            <text:p text:style-name="P10"><text:span text:style-name="T44">-а, -е, </text:span><text:span text:style-name="T49">поет.</text:span></text:p>
            <text:p text:style-name="P10"><text:span text:style-name="T25">Який тихо плине. </text:span><text:span text:style-name="T37">Тихоплинна річка</text:span><text:span text:style-name="T25">. </text:span><text:span text:style-name="T37">Тихоплинні розмови</text:span><text:span text:style-name="T25">.</text:span><text:span text:style-name="T26"> </text:span><text:span text:style-name="T27">(С, 1453)</text:span></text:p>
          </table:table-cell>
        </table:table-row>
        <table:table-row>
          <table:table-cell table:style-name="Dictionary.A2" table:number-rows-spanned="4" office:value-type="string">
            <text:p text:style-name="P10">195</text:p>
          </table:table-cell>
          <table:table-cell table:style-name="Dictionary.B370" table:number-rows-spanned="4" office:value-type="string">
            <text:p text:style-name="P11">ТОЙЯЩОБÁТЬКО<text:soft-page-break/></text:p>
            <text:p text:style-name="P10">-а, <text:span text:style-name="T84">ім., ч., інд.-авт.</text:span></text:p>
            <text:p text:style-name="P10"><text:span text:style-name="T97">утворене способом </text:span><text:span text:style-name="T97">зрощення, похідне </text:span><text:span text:style-name="T97">від слів:</text:span><text:span text:style-name="T119"> </text:span><text:span text:style-name="T71">той, я, що</text:span><text:span text:style-name="T119"> і </text:span><text:span text:style-name="T71">бáтько.</text:span></text:p>
            <text:p text:style-name="P12">Я тіло нагострив на чаї та акридах,</text:p>
            <text:p text:style-name="P12">а душу – пошукай. І не питай.</text:p>
            <text:p text:style-name="P12">Тойящосин не чує вже мене.</text:p>
            <text:p text:style-name="P10"><text:span text:style-name="T90">Тойящобатько</text:span><text:span text:style-name="T85"> вже не чую сина. </text:span><text:span text:style-name="T95">(П, ІІ, 191)</text:span></text:p>
          </table:table-cell>
          <table:table-cell table:style-name="Dictionary.C370" office:value-type="string">
            <text:p text:style-name="P11">той<text:soft-page-break/></text:p>
            <text:p text:style-name="P10"><text:span text:style-name="T40">I </text:span><text:span text:style-name="T44">того, </text:span><text:span text:style-name="T49">ч.</text:span><text:span text:style-name="T44">, та, тієї, </text:span><text:span text:style-name="T49">рідко </text:span><text:span text:style-name="T44">тої, </text:span><text:span text:style-name="T49">заст.</text:span><text:span text:style-name="T44"> тії, </text:span><text:span text:style-name="T49">ж.</text:span><text:span text:style-name="T44">, те, того, </text:span><text:span text:style-name="T49">с.</text:span><text:span text:style-name="T44">; </text:span><text:span text:style-name="T49">мн.</text:span><text:span text:style-name="T44"> ті, тих; </text:span><text:span text:style-name="T49">займ.</text:span></text:p>
            <text:p text:style-name="P10"><text:span text:style-name="T25">4) </text:span><text:span text:style-name="T37">вказ.</text:span><text:span text:style-name="T25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37">у знач.</text:span><text:span text:style-name="T25"> </text:span><text:span text:style-name="T37">ім.</text:span><text:span text:style-name="T25"> той, того, </text:span><text:span text:style-name="T37">ч.</text:span><text:span text:style-name="T25">; та, тієї, </text:span><text:span text:style-name="T37">ж.</text:span><text:span text:style-name="T25">; те, того, </text:span><text:span text:style-name="T37">с.</text:span><text:span text:style-name="T25">; ті, тих, </text:span><text:span text:style-name="T37">мн.</text:span><text:span text:style-name="T25"> Узагальнено вказує на предмет, особу, явище (без попередньої згадки про них) при переліченні або зіставленні в якійсь площині. || </text:span><text:span text:style-name="T37">у знач.</text:span><text:span text:style-name="T25"> </text:span><text:span text:style-name="T37">ім.</text:span><text:span text:style-name="T25"> те, того, </text:span><text:span text:style-name="T37">с.</text:span><text:span text:style-name="T25"> У </text:span><text:span text:style-name="T37">сполуч.</text:span><text:span text:style-name="T25"> зі </text:span><text:span text:style-name="T37">сл.</text:span><text:span text:style-name="T25"> все вказує на перелічувані предмети, виконуючи функцію узагальнюючого слова. </text:span><text:span text:style-name="T28">(С, 1458)</text:span></text:p>
          </table:table-cell>
        </table:table-row>
        <table:table-row>
          <table:covered-table-cell/>
          <table:covered-table-cell/>
          <table:table-cell table:style-name="Dictionary.C370" office:value-type="string">
            <text:p text:style-name="P11">я</text:p>
            <text:p text:style-name="P10"><text:span text:style-name="T40">II </text:span><text:span text:style-name="T44">мене, </text:span><text:span text:style-name="T49">займ.</text:span><text:span text:style-name="T44"> </text:span><text:span text:style-name="T49">особ.</text:span><text:span text:style-name="T44"> 1 </text:span><text:span text:style-name="T49">ос.</text:span><text:span text:style-name="T44"> </text:span><text:span text:style-name="T49">одн.</text:span></text:p>
            <text:p text:style-name="P10">1) Уживається мовцем для називання самого себе.</text:p>
            <text:p text:style-name="P10"><text:span text:style-name="T25">2) </text:span><text:span text:style-name="T37">у знач.</text:span><text:span text:style-name="T25"> </text:span><text:span text:style-name="T37">ім.</text:span><text:span text:style-name="T25">, </text:span><text:span text:style-name="T37">невідм.</text:span><text:span text:style-name="T25">, </text:span><text:span text:style-name="T37">с.</text:span><text:span text:style-name="T25"> Уживається для позначення усвідомлюваної людиною власної сутності, себе в навколишньому світі. || </text:span><text:span text:style-name="T37">філос.</text:span><text:span text:style-name="T25">Уживається для визначення </text:span><text:soft-page-break/><text:span text:style-name="T25">суб'єкта. </text:span><text:span text:style-name="T28">(С, 1645)</text:span></text:p>
          </table:table-cell>
        </table:table-row>
        <table:table-row>
          <table:covered-table-cell/>
          <table:covered-table-cell/>
          <table:table-cell table:style-name="Dictionary.C370" office:value-type="string">
            <text:p text:style-name="P11">що</text:p>
            <text:p text:style-name="P10">II</text:p>
            <text:p text:style-name="P10"><text:span text:style-name="T25">1) </text:span><text:span text:style-name="T37">з'ясувальний</text:span><text:span text:style-name="T25">. Уживається для зв'язку підрядного додаткового з присудком або іншим членом головного речення. </text:span><text:span text:style-name="T28">(С, 1640)</text:span></text:p>
          </table:table-cell>
        </table:table-row>
        <table:table-row>
          <table:covered-table-cell/>
          <table:covered-table-cell/>
          <table:table-cell table:style-name="Dictionary.C370" office:value-type="string">
            <text:p text:style-name="P10"><text:span text:style-name="T68">ба</text:span><text:span text:style-name="T13"></text:span><text:span text:style-name="T68">тько</text:span></text:p>
            <text:p text:style-name="P10"><text:span text:style-name="T44">-а, </text:span><text:span text:style-name="T49">ч.</text:span></text:p>
            <text:p text:style-name="P10">1) Чоловік стосовно до своїх дітей.<text:span text:style-name="T112"> </text:span><text:span text:style-name="T113">(С, 64)</text:span></text:p>
          </table:table-cell>
        </table:table-row>
        <table:table-row>
          <table:table-cell table:style-name="Dictionary.A2" table:number-rows-spanned="4" office:value-type="string">
            <text:p text:style-name="P10">196</text:p>
          </table:table-cell>
          <table:table-cell table:style-name="Dictionary.B374" table:number-rows-spanned="4" office:value-type="string">
            <text:p text:style-name="P11">ТОЙЯЩОСИН</text:p>
            <text:p text:style-name="P10">-а, <text:span text:style-name="T84">ім., ч., інд.-авт.</text:span></text:p>
            <text:p text:style-name="P10"><text:span text:style-name="T97">утворене способом зрощення, похідне від слів:</text:span><text:span text:style-name="T119"> </text:span><text:span text:style-name="T71">той, я, що</text:span><text:span text:style-name="T119"> і </text:span><text:span text:style-name="T71">син.</text:span></text:p>
            <text:p text:style-name="P12">Я тіло нагострив на чаї та акридах,</text:p>
            <text:p text:style-name="P12">а душу – пошукай. І не питай.</text:p>
            <text:p text:style-name="P12"><text:span text:style-name="T69">Тойящосин</text:span> не чує вже мене.</text:p>
            <text:p text:style-name="P10"><text:span text:style-name="T85">Тойящобатько вже не чую сина. </text:span><text:span text:style-name="T95">(П, ІІ, 191)</text:span></text:p>
          </table:table-cell>
          <table:table-cell table:style-name="Dictionary.C374" office:value-type="string">
            <text:p text:style-name="P10"><text:span text:style-name="T71">той </text:span><text:span text:style-name="T78">(див. </text:span><text:span text:style-name="T71">ТОЙЯЩОБÁТЬКО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374" office:value-type="string">
            <text:p text:style-name="P10"><text:span text:style-name="T71">я </text:span><text:span text:style-name="T78">(див. </text:span><text:span text:style-name="T71">ТОЙЯЩОБÁТЬКО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374" office:value-type="string">
            <text:p text:style-name="P10"><text:span text:style-name="T71">що </text:span><text:span text:style-name="T78">(див. </text:span><text:span text:style-name="T71">ТОЙЯЩОБÁТЬКО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374" office:value-type="string">
            <text:p text:style-name="P11">син</text:p>
            <text:p text:style-name="P10"><text:span text:style-name="T44">-а, </text:span><text:span text:style-name="T49">ч.</text:span></text:p>
            <text:p text:style-name="P10"><text:span text:style-name="T25">1) Особа чоловічої статі стосовно своїх батьків. || Ласкаве звертання батьків до сина. || </text:span><text:span text:style-name="T37">перев.</text:span><text:span text:style-name="T25"> </text:span><text:span text:style-name="T37">мн.</text:span><text:span text:style-name="T25">, </text:span><text:span text:style-name="T37">у сполуч.</text:span><text:span text:style-name="T25"> </text:span><text:span text:style-name="T37">зі сл.</text:span><text:span text:style-name="T25"> сокіл, орел, </text:span><text:span text:style-name="T37">нар.-поет.</text:span><text:span text:style-name="T25">Ласкаве називання синів.</text:span><text:span text:style-name="T26"> </text:span><text:span text:style-name="T27">(С, 1316)</text:span></text:p>
          </table:table-cell>
        </table:table-row>
        <table:table-row>
          <table:table-cell table:style-name="Dictionary.A2" table:number-rows-spanned="2" office:value-type="string">
            <text:p text:style-name="P10">197</text:p>
          </table:table-cell>
          <table:table-cell table:style-name="Dictionary.B376" table:number-rows-spanned="2" office:value-type="string">
            <text:p text:style-name="P11">ТОНКОЖÁЛО</text:p>
            <text:p text:style-name="P10">присл., інд.-авт.</text:p>
            <text:p text:style-name="P10"><text:span text:style-name="T96">утворене способом </text:span><text:span text:style-name="T96">основословоскладання, похідне від </text:span><text:soft-page-break/><text:span text:style-name="T96">слів:</text:span><text:span text:style-name="T119"> </text:span><text:span text:style-name="T71">тонкий</text:span><text:span text:style-name="T119"> і </text:span><text:span text:style-name="T71">жáло</text:span></text:p>
            <text:p text:style-name="P12">І буде ще щось. Буде ще щось. День</text:p>
            <text:p text:style-name="P12">стоїть – гінкий, неначе телевежа,</text:p>
            <text:p text:style-name="P10"><text:span text:style-name="T85">і все вивищується </text:span><text:span text:style-name="T90">тонкожало</text:span><text:span text:style-name="T85">… </text:span><text:span text:style-name="T95">(П, ІІ, 103)</text:span></text:p>
          </table:table-cell>
          <table:table-cell table:style-name="Dictionary.C376" office:value-type="string">
            <text:p text:style-name="P10"><text:span text:style-name="T71">тонкий </text:span><text:span text:style-name="T78">(див. </text:span><text:span text:style-name="T71">ВІДТОНКОГОЛÓСИТИ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376" office:value-type="string">
            <text:p text:style-name="P10"><text:span text:style-name="T71">жáло </text:span><text:span text:style-name="T78">(див. </text:span><text:span text:style-name="T71">СТОЖÁЛО</text:span><text:span text:style-name="T78">)</text:span></text:p>
          </table:table-cell>
        </table:table-row>
        <table:table-row>
          <table:table-cell table:style-name="Dictionary.A2" office:value-type="string">
            <text:p text:style-name="P10">198</text:p>
          </table:table-cell>
          <table:table-cell table:style-name="Dictionary.B377" office:value-type="string">
            <text:p text:style-name="P11">ТРЕМТ</text:p>
            <text:p text:style-name="P10">-у, <text:span text:style-name="T84">ім., ч., інд.-авт.</text:span></text:p>
            <text:p text:style-name="P10"><text:span text:style-name="T97">утворене нульсуфіксальним способом, похідне від слова</text:span><text:span text:style-name="T101"> </text:span><text:span text:style-name="T70">тремті</text:span><text:span text:style-name="T71"></text:span><text:span text:style-name="T70">ння.</text:span></text:p>
            <text:p text:style-name="P12">…опуст, розпадання</text:p>
            <text:p text:style-name="P12">материка, раптовий зсув і дляння,</text:p>
            <text:p text:style-name="P10"><text:span text:style-name="T85">і </text:span><text:span text:style-name="T90">трепет</text:span><text:span text:style-name="T85"> рук, і тремт повік </text:span><text:span text:style-name="T85">німий. </text:span><text:span text:style-name="T95">(П, І, 37)</text:span></text:p>
          </table:table-cell>
          <table:table-cell table:style-name="Dictionary.C377" office:value-type="string">
            <text:p text:style-name="P10"><text:span text:style-name="T68">тремті</text:span><text:span text:style-name="T13"></text:span><text:span text:style-name="T68">ння</text:span></text:p>
            <text:p text:style-name="P10"><text:span text:style-name="T44">-я, </text:span><text:span text:style-name="T49">с.</text:span></text:p>
            <text:p text:style-name="P10">1) Дія за знач. тремтіти 1-3).</text:p>
            <text:p text:style-name="P10">2) Посилене биття серця, прискорене пульсування крові, спричинені хвилюванням, переживанням; схвильований стан.<text:span text:style-name="T112"> </text:span><text:span text:style-name="T113">(С, 1472)</text:span></text:p>
          </table:table-cell>
        </table:table-row>
        <table:table-row>
          <table:table-cell table:style-name="Dictionary.A2" table:number-rows-spanned="3" office:value-type="string">
            <text:p text:style-name="P10">199</text:p>
          </table:table-cell>
          <table:table-cell table:style-name="Dictionary.B380" table:number-rows-spanned="3" office:value-type="string">
            <text:p text:style-name="P11">УВОДНОРЯД</text:p>
            <text:p text:style-name="P10">присл., інд.-авт.</text:p>
            <text:p text:style-name="P10"><text:span text:style-name="T96">утворене способом зрощення, похідне від слів:</text:span><text:span text:style-name="T101"> </text:span><text:span text:style-name="T105">у</text:span><text:span text:style-name="T101">, </text:span><text:span text:style-name="T105">оди</text:span><text:span text:style-name="T106"></text:span><text:span text:style-name="T105">н</text:span><text:span text:style-name="T101"> і </text:span><text:span text:style-name="T105">ряд</text:span></text:p>
            <text:p text:style-name="P12">Тепер ти сам, як вулій цей гулкий,</text:p>
            <text:p text:style-name="P12">стаєш <text:span text:style-name="T69">уводноряд</text:span> до цілосвіту,</text:p>
            <text:p text:style-name="P12">коли з грудей твоїх несамовитих</text:p>
            <text:p text:style-name="P10"><text:span text:style-name="T85">усі повийшли зашпори-голки. </text:span><text:span text:style-name="T95">(П, ІІ, 181)</text:span></text:p>
          </table:table-cell>
          <table:table-cell table:style-name="Dictionary.C380" office:value-type="string">
            <text:p text:style-name="P11">в</text:p>
            <text:p text:style-name="P10"><text:span text:style-name="T40">II </text:span><text:span text:style-name="T44">(у), </text:span><text:span text:style-name="T49">рідко </text:span><text:span text:style-name="T44">ув – </text:span><text:span text:style-name="T49">із знах.</text:span><text:span text:style-name="T44">, </text:span><text:span text:style-name="T49">місц.</text:span><text:span text:style-name="T44"> </text:span><text:span text:style-name="T49">і род.</text:span><text:span text:style-name="T44"> </text:span><text:span text:style-name="T49">відмінками</text:span><text:span text:style-name="T44">; </text:span><text:span text:style-name="T49">рідко </text:span><text:span text:style-name="T44">вві (уві), ві – </text:span><text:span text:style-name="T49">іззнах.</text:span><text:span text:style-name="T44"> </text:span><text:span text:style-name="T49">і місц.</text:span><text:span text:style-name="T44"> </text:span><text:span text:style-name="T49">відмінками</text:span><text:span text:style-name="T44">; </text:span><text:span text:style-name="T49">прийм.</text:span><text:span text:style-name="T44"> Сполучення з в (у) виражають: Просторові відношення:</text:span></text:p>
            <text:p text:style-name="P10"><text:span text:style-name="T25">1) </text:span><text:span text:style-name="T37">із знах.</text:span><text:span text:style-name="T25"> </text:span><text:span text:style-name="T37">і місц. в.</text:span><text:span text:style-name="T25"> Уживається на означення предмета, місця, простору: а) всередину якого, куди спрямована дія (</text:span><text:span text:style-name="T37">знах. в.</text:span><text:span text:style-name="T25">). </text:span><text:span text:style-name="T28">(С, 106)</text:span></text:p>
          </table:table-cell>
        </table:table-row>
        <table:table-row>
          <table:covered-table-cell/>
          <table:covered-table-cell/>
          <table:table-cell table:style-name="Dictionary.C380" office:value-type="string">
            <text:p text:style-name="P10"><text:span text:style-name="T68">оди</text:span><text:span text:style-name="T13"></text:span><text:span text:style-name="T68">н</text:span></text:p>
            <text:p text:style-name="P10"><text:span text:style-name="T44">одного, </text:span><text:span text:style-name="T49">ч.</text:span><text:span text:style-name="T44">; одна, однієї </text:span><text:span text:style-name="T49">і </text:span><text:span text:style-name="T44">одної, </text:span><text:span text:style-name="T49">ж.</text:span><text:span text:style-name="T44">; </text:span><text:soft-page-break/><text:span text:style-name="T44">одно </text:span><text:span text:style-name="T49">і </text:span><text:span text:style-name="T44">одне, одного, </text:span><text:span text:style-name="T49">с.</text:span><text:span text:style-name="T44"> (</text:span><text:span text:style-name="T49">мн.</text:span><text:span text:style-name="T44"> одні, одних), </text:span><text:span text:style-name="T49">числ.</text:span><text:span text:style-name="T44"> </text:span><text:span text:style-name="T49">кільк.</text:span></text:p>
            <text:p text:style-name="P10"><text:span text:style-name="T25">4) </text:span><text:span text:style-name="T37">у знач.</text:span><text:span text:style-name="T25"> </text:span><text:span text:style-name="T37">займ.</text:span><text:span text:style-name="T25"> </text:span><text:span text:style-name="T37">вказ.</text:span><text:span text:style-name="T25"> Той самий. || Однаковий, тотожний. || </text:span><text:span text:style-name="T37">у знач.ім.</text:span><text:span text:style-name="T25"> одно</text:span><text:span text:style-name="T2"></text:span><text:span text:style-name="T25"> (одне</text:span><text:span text:style-name="T2"></text:span><text:span text:style-name="T25">), одного</text:span><text:span text:style-name="T2"></text:span><text:span text:style-name="T25">, </text:span><text:span text:style-name="T37">с.</text:span><text:span text:style-name="T25"> Те саме. </text:span><text:span text:style-name="T28">(С, 827)</text:span></text:p>
          </table:table-cell>
        </table:table-row>
        <table:table-row>
          <table:covered-table-cell/>
          <table:covered-table-cell/>
          <table:table-cell table:style-name="Dictionary.C380" office:value-type="string">
            <text:p text:style-name="P11">ряд</text:p>
            <text:p text:style-name="P10"><text:span text:style-name="T44">-у, </text:span><text:span text:style-name="T49">ч.</text:span></text:p>
            <text:p text:style-name="P10"><text:span text:style-name="T45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50">у знач.</text:span><text:span text:style-name="T45"> </text:span><text:span text:style-name="T50">присл.</text:span><text:span text:style-name="T45"> рядом, рядами. Один повз одного, один за одним, один біля одного, в одну лінію.</text:span><text:span text:style-name="T46"> </text:span><text:span text:style-name="T47">(С, 1281)</text:span></text:p>
          </table:table-cell>
        </table:table-row>
        <table:table-row>
          <table:table-cell table:style-name="Dictionary.A2" table:number-rows-spanned="2" office:value-type="string">
            <text:p text:style-name="P10">200</text:p>
          </table:table-cell>
          <table:table-cell table:style-name="Dictionary.B381" table:number-rows-spanned="2" office:value-type="string">
            <text:p text:style-name="P11">УСЕБЛАГИ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зрощення, похідне від слів:</text:span><text:span text:style-name="T119"> </text:span><text:span text:style-name="T71">усé</text:span><text:span text:style-name="T119"> і </text:span><text:span text:style-name="T71">благий</text:span></text:p>
            <text:p text:style-name="P12">І снився Кар – зажурений такий,</text:p>
            <text:p text:style-name="P12">немов отетерілий од докуки,</text:p>
            <text:p text:style-name="P12">допоки мати заламає руки,</text:p>
            <text:p text:style-name="P10"><text:span text:style-name="T85">наш гріх відпустить Бог </text:span><text:span text:style-name="T90">усеблагий</text:span><text:span text:style-name="T85">. </text:span><text:span text:style-name="T95">(П, ІІ, 128)</text:span></text:p>
          </table:table-cell>
          <table:table-cell table:style-name="Dictionary.C381" office:value-type="string">
            <text:p text:style-name="P11">все</text:p>
            <text:p text:style-name="P10"><text:span text:style-name="T40">II </text:span><text:span text:style-name="T44">(усе), </text:span><text:span text:style-name="T49">присл.</text:span><text:span text:style-name="T44">, </text:span><text:span text:style-name="T49">розм.</text:span></text:p>
            <text:p text:style-name="P10">1) Постійно, завжди. || Досить довго.</text:p>
            <text:p text:style-name="P10">2) Скрізь, усюди. <text:span text:style-name="T93">(С, 207)</text:span></text:p>
          </table:table-cell>
        </table:table-row>
        <table:table-row>
          <table:covered-table-cell/>
          <table:covered-table-cell/>
          <table:table-cell table:style-name="Dictionary.C382" office:value-type="string">
            <text:p text:style-name="P10"><text:span text:style-name="T68">благи</text:span><text:span text:style-name="T13"></text:span><text:span text:style-name="T68">й</text:span></text:p>
            <text:p text:style-name="P10">-а, -е.</text:p>
            <text:p text:style-name="P10">2) <text:span text:style-name="T83">заст.</text:span> Добрий, добросердий, лагідний.<text:span text:style-name="T112"> </text:span><text:span text:style-name="T113">(С, 86)</text:span></text:p>
          </table:table-cell>
        </table:table-row>
        <table:table-row>
          <table:table-cell table:style-name="Dictionary.A2" table:number-rows-spanned="2" office:value-type="string">
            <text:p text:style-name="P10">201</text:p>
          </table:table-cell>
          <table:table-cell table:style-name="Dictionary.B384" table:number-rows-spanned="2" office:value-type="string">
            <text:p text:style-name="P11">УСЕВИТÓНЧУВАНИЙ</text:p>
            <text:p text:style-name="P10">-а, -е, <text:span text:style-name="T85">прикм., </text:span><text:span text:style-name="T84">інд.-авт.</text:span></text:p>
            <text:p text:style-name="P10"><text:soft-page-break/><text:span text:style-name="T97">утворене способом </text:span><text:span text:style-name="T97">зрощення, похідне </text:span><text:span text:style-name="T97">від слів:</text:span><text:span text:style-name="T119"> </text:span><text:span text:style-name="T71">усé</text:span><text:span text:style-name="T119"> і </text:span><text:span text:style-name="T71">витóнчуваний </text:span><text:span text:style-name="T78">(від </text:span><text:span text:style-name="T71">витóнчувати</text:span><text:span text:style-name="T78">)</text:span></text:p>
            <text:p text:style-name="P12"><text:span text:style-name="T69">Усевитончуваний</text:span> зойк,</text:p>
            <text:p text:style-name="P12">крик крику, крику крик.</text:p>
            <text:p text:style-name="P12">Задосить. Спекайся морок,</text:p>
            <text:p text:style-name="P10"><text:span text:style-name="T85">хоч як до них і звик. </text:span><text:span text:style-name="T95">(П, ІІ, 96)</text:span></text:p>
          </table:table-cell>
          <table:table-cell table:style-name="Dictionary.C384" office:value-type="string">
            <text:p text:style-name="P10"><text:span text:style-name="T71">усé </text:span><text:span text:style-name="T81">(див. </text:span><text:span text:style-name="T71">ВСЕБЕЗОД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84" office:value-type="string">
            <text:p text:style-name="P10"><text:span text:style-name="T68">вито</text:span><text:span text:style-name="T13"></text:span><text:span text:style-name="T68">нчувати</text:span></text:p>
            <text:p text:style-name="P10"><text:soft-page-break/><text:span text:style-name="T44">-ую, -уєш, </text:span><text:span text:style-name="T49">недок.</text:span><text:span text:style-name="T44">, витончити, -чу, -чиш, </text:span><text:span text:style-name="T49">док.</text:span><text:span text:style-name="T44">, </text:span><text:span text:style-name="T49">перех.</text:span></text:p>
            <text:p text:style-name="P10">1) Робити тоншим.</text:p>
            <text:p text:style-name="P10">2) Робити розвиненішим, гострішим.<text:span text:style-name="T112"> </text:span><text:span text:style-name="T113">(С, 157)</text:span></text:p>
          </table:table-cell>
        </table:table-row>
        <table:table-row>
          <table:table-cell table:style-name="Dictionary.A2" table:number-rows-spanned="2" office:value-type="string">
            <text:p text:style-name="P10">202</text:p>
          </table:table-cell>
          <table:table-cell table:style-name="Dictionary.B386" table:number-rows-spanned="2" office:value-type="string">
            <text:p text:style-name="P11">УСЕВЛАДУЩЕ</text:p>
            <text:p text:style-name="P10">-щого, <text:span text:style-name="T84">ім., с., інд.-авт.</text:span></text:p>
            <text:p text:style-name="P10"><text:span text:style-name="T97">утворене способом </text:span><text:span text:style-name="T97">зрощення, похідне від слів:</text:span><text:span text:style-name="T119"> </text:span><text:span text:style-name="T71">усé</text:span><text:span text:style-name="T119"> і </text:span><text:span text:style-name="T71">владýще</text:span><text:span text:style-name="T119"> (від </text:span><text:span text:style-name="T71">владущий</text:span><text:span text:style-name="T119">).</text:span></text:p>
            <text:p text:style-name="P12">Коли прищухло довкруги, поближнє</text:p>
            <text:p text:style-name="P12"><text:span text:style-name="T69">усевладуще</text:span> ревом так реве,</text:p>
            <text:p text:style-name="P12">ану збагни – суворе ачи ніжне</text:p>
            <text:p text:style-name="P10"><text:span text:style-name="T85">те, що тебе всевладно так зове. </text:span><text:span text:style-name="T95">(П, ІІ, 120)</text:span></text:p>
          </table:table-cell>
          <table:table-cell table:style-name="Dictionary.C386" office:value-type="string">
            <text:p text:style-name="P11"><text:span text:style-name="T119">усé </text:span><text:span text:style-name="T81">(див. </text:span><text:span text:style-name="T119">ВСЕБЕЗОД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86" office:value-type="string">
            <text:p text:style-name="P10"><text:span text:style-name="T68">владу</text:span><text:span text:style-name="T13"></text:span><text:span text:style-name="T68">щий</text:span></text:p>
            <text:p text:style-name="P10">-а, -е.</text:p>
            <text:p text:style-name="P10"><text:span text:style-name="T25">Який має владу; панівний. </text:span><text:span text:style-name="T37">Владущий клас</text:span><text:span text:style-name="T25">.</text:span><text:span text:style-name="T26"> </text:span><text:span text:style-name="T27">(С, 193)</text:span></text:p>
          </table:table-cell>
        </table:table-row>
        <table:table-row>
          <table:table-cell table:style-name="Dictionary.A2" table:number-rows-spanned="2" office:value-type="string">
            <text:p text:style-name="P10">203</text:p>
          </table:table-cell>
          <table:table-cell table:style-name="Dictionary.B388" table:number-rows-spanned="2" office:value-type="string">
            <text:p text:style-name="P11">УСЕНЕСТÉРПН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зрощення, похідне від слів:</text:span><text:span text:style-name="T119"> </text:span><text:span text:style-name="T71">усé</text:span><text:span text:style-name="T119"> і </text:span><text:span text:style-name="T71">нестéрпний</text:span></text:p>
            <text:p text:style-name="P12">Народжені мої бажання,</text:p>
            <text:p text:style-name="P12"><text:span text:style-name="T69">усенестерпні</text:span>, всеголодні,</text:p>
            <text:p text:style-name="P12">такі вітри зняли довкола,</text:p>
            <text:p text:style-name="P10"><text:soft-page-break/><text:span text:style-name="T85">що все несеться шкереберть. </text:span><text:span text:style-name="T95">(П, ІІ, 195)</text:span></text:p>
          </table:table-cell>
          <table:table-cell table:style-name="Dictionary.C388" office:value-type="string">
            <text:p text:style-name="P10"><text:span text:style-name="T71">усé </text:span><text:span text:style-name="T78">(див. </text:span><text:span text:style-name="T71">УСЕБЛАГИЙ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388" office:value-type="string">
            <text:p text:style-name="P10"><text:span text:style-name="T68">несте</text:span><text:span text:style-name="T13"></text:span><text:span text:style-name="T68">рпний</text:span></text:p>
            <text:p text:style-name="P10">-а, -е.</text:p>
            <text:p text:style-name="P10">Якого важко або неможливо витерпіти, знести. || Дії та вчинки якого не терплять, не зносять інші.<text:span text:style-name="T112"> </text:span><text:span text:style-name="T113">(С, 781)</text:span></text:p>
          </table:table-cell>
        </table:table-row>
        <table:table-row>
          <table:table-cell table:style-name="Dictionary.A2" table:number-rows-spanned="2" office:value-type="string">
            <text:p text:style-name="P10">204</text:p>
          </table:table-cell>
          <table:table-cell table:style-name="Dictionary.B390" table:number-rows-spanned="2" office:value-type="string">
            <text:p text:style-name="P11">УСЕПОКÓРА (ВСЕПОКÓРА)</text:p>
            <text:p text:style-name="P10">-и, <text:span text:style-name="T84">ім., ж., інд.-авт.</text:span></text:p>
            <text:p text:style-name="P10"><text:span text:style-name="T97">утворене способом зрощення, похідне від слів:</text:span><text:span text:style-name="T119"> </text:span><text:span text:style-name="T71">усé</text:span><text:span text:style-name="T119"> і </text:span><text:span text:style-name="T71">покóра</text:span></text:p>
            <text:p text:style-name="P12">В квадратах жертв – чистописом журби - </text:p>
            <text:p text:style-name="P12"><text:span text:style-name="T69">усепокора</text:span>, майже невідпорна.</text:p>
            <text:p text:style-name="P12">Свічадо спить. У ньому спить свіча,</text:p>
            <text:p text:style-name="P10"><text:span text:style-name="T85">розплатана метеликом, акантом. </text:span><text:span text:style-name="T95">(П, І, 59);</text:span></text:p>
            <text:p text:style-name="P12">Як вікна в позапростір, позачас,</text:p>
            <text:p text:style-name="P12">за мури німоти і <text:span text:style-name="T69">всепокори</text:span>,</text:p>
            <text:p text:style-name="P12">так світяться свічада, світлом хорі,</text:p>
            <text:p text:style-name="P12">і пильно задивляються крізь нас</text:p>
            <text:p text:style-name="P10"><text:span text:style-name="T85">у сяйва… </text:span><text:span text:style-name="T95">(П, І, 66)</text:span></text:p>
          </table:table-cell>
          <table:table-cell table:style-name="Dictionary.C390" office:value-type="string">
            <text:p text:style-name="P11"><text:span text:style-name="T119">усé </text:span><text:span text:style-name="T81">(див. </text:span><text:span text:style-name="T119">ВСЕБЕЗОДНЯ</text:span><text:span text:style-name="T81">)</text:span></text:p>
          </table:table-cell>
        </table:table-row>
        <table:table-row>
          <table:covered-table-cell/>
          <table:covered-table-cell/>
          <table:table-cell table:style-name="Dictionary.C390" office:value-type="string">
            <text:p text:style-name="P10"><text:span text:style-name="T68">поко</text:span><text:span text:style-name="T13"></text:span><text:span text:style-name="T68">ра</text:span></text:p>
            <text:p text:style-name="P10"><text:span text:style-name="T44">-и, </text:span><text:span text:style-name="T49">ж.</text:span></text:p>
            <text:p text:style-name="P10"><text:span text:style-name="T25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37">Тримати в покорі</text:span><text:span text:style-name="T25">.</text:span><text:span text:style-name="T26"> </text:span><text:span text:style-name="T27">(С, 1027)</text:span></text:p>
          </table:table-cell>
        </table:table-row>
        <table:table-row>
          <table:table-cell table:style-name="Dictionary.A2" table:number-rows-spanned="2" office:value-type="string">
            <text:p text:style-name="P10">205</text:p>
          </table:table-cell>
          <table:table-cell table:style-name="Dictionary.B392" table:number-rows-spanned="2" office:value-type="string">
            <text:p text:style-name="P11">УСЕСТРІМКИ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зрощення, похідне від слів:</text:span><text:span text:style-name="T119"> </text:span><text:span text:style-name="T71">усé</text:span><text:span text:style-name="T119"> і </text:span><text:span text:style-name="T71">стрімкий.</text:span></text:p>
            <text:p text:style-name="P12">Ескорт і почет, кожен челядин</text:p>
            <text:p text:style-name="P12">не помічає ні ночей ні днин,</text:p>
            <text:p text:style-name="P10"><text:span text:style-name="T85">спинився час – в </text:span><text:span text:style-name="T90">усестрімкому</text:span><text:span text:style-name="T85"> леті. </text:span><text:soft-page-break/><text:span text:style-name="T95">(П, ІІ, 295)</text:span></text:p>
          </table:table-cell>
          <table:table-cell table:style-name="Dictionary.C392" office:value-type="string">
            <text:p text:style-name="P11"><text:span text:style-name="T119">усé </text:span><text:span text:style-name="T78">(див. </text:span><text:span text:style-name="T119">УСЕБЛАГИЙ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392" office:value-type="string">
            <text:p text:style-name="P10"><text:span text:style-name="T68">стрімки</text:span><text:span text:style-name="T13"></text:span><text:span text:style-name="T68">й</text:span></text:p>
            <text:p text:style-name="P10">-а, -е.</text:p>
            <text:p text:style-name="P10"><text:span text:style-name="T25">2) Який відзначається великою швидкістю, динамічністю (про рух, яку-небудь дію, якийсь процес). || Який має велику швидкість руху (про </text:span><text:soft-page-break/><text:span text:style-name="T25">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26"> </text:span><text:span text:style-name="T27">(С, 1403)</text:span></text:p>
          </table:table-cell>
        </table:table-row>
        <table:table-row>
          <table:table-cell table:style-name="Dictionary.A2" table:number-rows-spanned="2" office:value-type="string">
            <text:p text:style-name="P10">206</text:p>
          </table:table-cell>
          <table:table-cell table:style-name="Dictionary.B394" table:number-rows-spanned="2" office:value-type="string">
            <text:p text:style-name="P11">ЦІЛОЖИТТЄВИЙ</text:p>
            <text:p text:style-name="P10">-а, -е, <text:span text:style-name="T85">прикм., </text:span><text:span text:style-name="T84">інд.-авт.</text:span></text:p>
            <text:p text:style-name="P10"><text:span text:style-name="T76">утворене способом основословоскладання, похідне від слів:</text:span> <text:span text:style-name="T70">цíлий</text:span> і <text:span text:style-name="T70">життєвий.</text:span></text:p>
            <text:p text:style-name="P12">З <text:span text:style-name="T69">ціложиттєвого</text:span> ждання</text:p>
            <text:p text:style-name="P12">Ти смерть на кілька літ відтрутив,</text:p>
            <text:p text:style-name="P12">аби почути пахощ рути</text:p>
            <text:p text:style-name="P12">і в неї впасти навмання - </text:p>
            <text:p text:style-name="P12">з усіх розлук – на обакрай</text:p>
            <text:p text:style-name="P10"><text:span text:style-name="T85">Вітчизни – і яви, і мрії. </text:span><text:span text:style-name="T95">(П, ІІ, 19)</text:span></text:p>
          </table:table-cell>
          <table:table-cell table:style-name="Dictionary.C394" office:value-type="string">
            <text:p text:style-name="P10"><text:span text:style-name="T68">ці</text:span><text:span text:style-name="T14"></text:span><text:span text:style-name="T68">лий</text:span></text:p>
            <text:p text:style-name="P10">-а, -е.</text:p>
            <text:p text:style-name="P11"><text:span text:style-name="T25">1) 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 </text:span><text:span text:style-name="T37">діал.</text:span><text:span text:style-name="T25"> Увесь (про людину). || </text:span><text:span text:style-name="T37">у сполуч.</text:span><text:span text:style-name="T25"> </text:span><text:span text:style-name="T37">з ім.</text:span><text:span text:style-name="T25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(С, 1587)</text:span></text:p>
          </table:table-cell>
        </table:table-row>
        <table:table-row>
          <table:covered-table-cell/>
          <table:covered-table-cell/>
          <table:table-cell table:style-name="Dictionary.C394" office:value-type="string">
            <text:p text:style-name="P10"><text:span text:style-name="T68">життє</text:span><text:span text:style-name="T13"></text:span><text:span text:style-name="T68">вий</text:span></text:p>
            <text:p text:style-name="P10"><text:soft-page-break/>-а, -е, життьовий, -а, -е.</text:p>
            <text:p text:style-name="P10">1) Прикм. до життя 2), 3). || Характерний для щоденного, буденного життя; повсякденний.</text:p>
            <text:p text:style-name="P10">2) <text:span text:style-name="T83">перен.</text:span> Дуже важливий у житті, для життя; основний.<text:span text:style-name="T112"> </text:span><text:span text:style-name="T113">(С, 369)</text:span></text:p>
          </table:table-cell>
        </table:table-row>
        <table:table-row>
          <table:table-cell table:style-name="Dictionary.A2" table:number-rows-spanned="2" office:value-type="string">
            <text:p text:style-name="P10">207</text:p>
          </table:table-cell>
          <table:table-cell table:style-name="Dictionary.B396" table:number-rows-spanned="2" office:value-type="string">
            <text:p text:style-name="P11">ЦІЛОСВÍТ</text:p>
            <text:p text:style-name="P10">-у, <text:span text:style-name="T85">ім., ч., інд.-авт.</text:span></text:p>
            <text:p text:style-name="P10"><text:span text:style-name="T98">утворене способом основословоскладання, похідне від слів:</text:span><text:span text:style-name="T119"> </text:span><text:span text:style-name="T71">цíлий</text:span><text:span text:style-name="T119"> і </text:span><text:span text:style-name="T71">світ.</text:span></text:p>
            <text:p text:style-name="P12">Тепер ти сам, як вулій цей гулкий,</text:p>
            <text:p text:style-name="P12">стаєш уводноряд до цілосвіту,</text:p>
            <text:p text:style-name="P12">коли з грудей твоїх несамовитих</text:p>
            <text:p text:style-name="P10"><text:span text:style-name="T85">усі повийшли зашпори-голки.</text:span> <text:span text:style-name="T95">(П, ІІ, 181)</text:span></text:p>
          </table:table-cell>
          <table:table-cell table:style-name="Dictionary.C396" office:value-type="string">
            <text:p text:style-name="P10"><text:span text:style-name="T71">цíлий </text:span><text:span text:style-name="T78">(див. </text:span><text:span text:style-name="T71">ЦІЛОЖИТТЄВИЙ</text:span><text:span text:style-name="T78">)</text:span></text:p>
          </table:table-cell>
        </table:table-row>
        <table:table-row>
          <table:covered-table-cell/>
          <table:covered-table-cell/>
          <table:table-cell table:style-name="Dictionary.C396" office:value-type="string">
            <text:p text:style-name="P10"><text:span text:style-name="T71">світ </text:span><text:span text:style-name="T81">(див. </text:span><text:span text:style-name="T71">ЗА-СВІТИ</text:span><text:span text:style-name="T81">)</text:span></text:p>
          </table:table-cell>
        </table:table-row>
        <table:table-row>
          <table:table-cell table:style-name="Dictionary.A2" table:number-rows-spanned="2" office:value-type="string">
            <text:p text:style-name="P10">208</text:p>
          </table:table-cell>
          <table:table-cell table:style-name="Dictionary.B398" table:number-rows-spanned="2" office:value-type="string">
            <text:p text:style-name="P11">ЧОРНОВÓДДЯ</text:p>
            <text:p text:style-name="P10">-я, <text:span text:style-name="T84">ім., с., інд.-авт.</text:span></text:p>
            <text:p text:style-name="P10"><text:span text:style-name="T97">утворене способом основоскладання і нульсуфіксальним, похідне від слів:</text:span><text:span text:style-name="T119"> </text:span><text:span text:style-name="T71">чóрний</text:span><text:span text:style-name="T119"> і </text:span><text:span text:style-name="T71">вóддя</text:span><text:span text:style-name="T119"> (від </text:span><text:span text:style-name="T71">водá</text:span><text:span text:style-name="T119">).</text:span></text:p>
            <text:p text:style-name="P12">Червона барка в <text:span text:style-name="T69">чорноводді </text:span>доль</text:p>
            <text:p text:style-name="P12">загубиться. І фенікс довгоногий</text:p>
            <text:p text:style-name="P12">перенесе тебе в ясні чертоги</text:p>
            <text:p text:style-name="P12"><text:soft-page-break/>від самоволь, покори і сваволь. <text:span text:style-name="T101">(П, І, 56);</text:span></text:p>
            <text:p text:style-name="P12">…Підтале <text:span text:style-name="T69">чорноводдя</text:span> зелен-криги</text:p>
            <text:p text:style-name="P10"><text:span text:style-name="T85">займається світанням на щоці. </text:span><text:span text:style-name="T95">(П, І, 77)</text:span></text:p>
          </table:table-cell>
          <table:table-cell table:style-name="Dictionary.C398" office:value-type="string">
            <text:p text:style-name="P10"><text:span text:style-name="T68">чо</text:span><text:span text:style-name="T13"></text:span><text:span text:style-name="T68">рний</text:span></text:p>
            <text:p text:style-name="P10">-а, -е.</text:p>
            <text:p text:style-name="P10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10"><text:soft-page-break/>7) Брудний, покритий брудом, сажею, кіптявою і т. ін. || Не випраний; нечистий. <text:span text:style-name="T93">(С, 1605)</text:span></text:p>
          </table:table-cell>
        </table:table-row>
        <table:table-row>
          <table:covered-table-cell/>
          <table:covered-table-cell/>
          <table:table-cell table:style-name="Dictionary.C398" office:value-type="string">
            <text:p text:style-name="P10"><text:span text:style-name="T68">вода</text:span><text:span text:style-name="T13"></text:span></text:p>
            <text:p text:style-name="P10"><text:span text:style-name="T44">-и, </text:span><text:span text:style-name="T49">ж.</text:span></text:p>
            <text:p text:style-name="P10">2) <text:span text:style-name="T83">перев.</text:span> <text:span text:style-name="T83">мн.</text:span> Водна маса джерел, озер, річок, морів, океанів. || Водна поверхня морів, озер, річок. || Водні простори, ділянки морів, озер, річок.<text:span text:style-name="T112"> </text:span><text:span text:style-name="T113">(С, 197)</text:span></text:p>
          </table:table-cell>
        </table:table-row>
        <table:table-row>
          <table:table-cell table:style-name="Dictionary.A2" table:number-rows-spanned="2" office:value-type="string">
            <text:p text:style-name="P10">209</text:p>
          </table:table-cell>
          <table:table-cell table:style-name="Dictionary.B400" table:number-rows-spanned="2" office:value-type="string">
            <text:p text:style-name="P11">ЯСНОДЖЕРÉЛЬНИЙ</text:p>
            <text:p text:style-name="P10">-а, -е, <text:span text:style-name="T85">прикм., </text:span><text:span text:style-name="T84">інд.-авт.</text:span></text:p>
            <text:p text:style-name="P10"><text:span text:style-name="T97">утворене способом основословосклада</text:span><text:span text:style-name="T97">ння, похідне від слів:</text:span><text:span text:style-name="T119"> </text:span><text:span text:style-name="T71">ясний</text:span><text:span text:style-name="T119"> і </text:span><text:span text:style-name="T71">джерéльний.</text:span></text:p>
            <text:p text:style-name="P12">Там буриться похмурий амарант</text:p>
            <text:p text:style-name="P12">і айстри у покірній непокорі</text:p>
            <text:p text:style-name="P12">останні долітовують прозорі</text:p>
            <text:p text:style-name="P10"><text:span text:style-name="T85">дні вересня – </text:span><text:span text:style-name="T90">ясноджерельний</text:span><text:span text:style-name="T85"> кант. </text:span><text:span text:style-name="T95">(П, І, 61)</text:span></text:p>
          </table:table-cell>
          <table:table-cell table:style-name="Dictionary.C400" office:value-type="string">
            <text:p text:style-name="P10"><text:span text:style-name="T68">я</text:span><text:span text:style-name="T13"></text:span><text:span text:style-name="T68">сни</text:span><text:span text:style-name="T13"></text:span><text:span text:style-name="T68">й</text:span></text:p>
            <text:p text:style-name="P10">ясна, ясне.</text:p>
            <text:p text:style-name="P10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рідину).</text:p>
            <text:p text:style-name="P10"><text:span text:style-name="T25">3) </text:span><text:span text:style-name="T37">перен.</text:span><text:span text:style-name="T25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28">(С, 1649)</text:span></text:p>
          </table:table-cell>
        </table:table-row>
        <table:table-row>
          <table:covered-table-cell/>
          <table:covered-table-cell/>
          <table:table-cell table:style-name="Dictionary.C400" office:value-type="string">
            <text:p text:style-name="P10"><text:span text:style-name="T68">джере</text:span><text:span text:style-name="T13"></text:span><text:span text:style-name="T68">льний</text:span></text:p>
            <text:p text:style-name="P10">-а, -е.</text:p>
            <text:p text:style-name="P10"><text:soft-page-break/>Прикм. до джерело 1). || Який виходить із джерела. || Власт. джерелу; прохолодний, освіжний. <text:span text:style-name="T93">(С, 291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4T01:28:50</dc:date>
    <meta:editing-duration>P1DT6H12M34S</meta:editing-duration>
    <meta:editing-cycles>240</meta:editing-cycles>
    <meta:generator>LibreOffice/3.4$Linux LibreOffice_project/340m1$Build-402</meta:generator>
    <meta:document-statistic meta:table-count="1" meta:image-count="0" meta:object-count="0" meta:page-count="101" meta:paragraph-count="2573" meta:word-count="16298" meta:character-count="97585" meta:non-whitespace-character-count="84903"/>
  </office:meta>
</office:document-meta>
</file>